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53in" svg:x="4.3323in" svg:y="279.937in">
            <draw:object draw:notify-on-update-of-ranges="Sheet1.A1:Sheet1.A1601 Sheet1.B1:Sheet1.B16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1.22660018" calcext:value-type="float">
            <text:p>6501.22660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1.22660018" calcext:value-type="float">
            <text:p>6501.2266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.92470725" calcext:value-type="float">
            <text:p>6500.92470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0.11256512" calcext:value-type="float">
            <text:p>6500.11256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98.91212882" calcext:value-type="float">
            <text:p>6498.912128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97.4360554" calcext:value-type="float">
            <text:p>6497.4360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95.81934982" calcext:value-type="float">
            <text:p>6495.819349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94.1412617" calcext:value-type="float">
            <text:p>6494.1412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92.51783305" calcext:value-type="float">
            <text:p>6492.51783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91.03232272" calcext:value-type="float">
            <text:p>6491.03232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89.78358986" calcext:value-type="float">
            <text:p>6489.78358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8.85453097" calcext:value-type="float">
            <text:p>6488.85453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8.32904451" calcext:value-type="float">
            <text:p>6488.32904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88.28593725" calcext:value-type="float">
            <text:p>6488.285937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88.79577812" calcext:value-type="float">
            <text:p>6488.79577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9.93158898" calcext:value-type="float">
            <text:p>6489.931588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91.75294501" calcext:value-type="float">
            <text:p>6491.7529450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6491.4832877" calcext:value-type="float">
            <text:p>6491.4832877</text:p>
          </table:table-cell>
        </table:table-row>
        <table:table-row table:style-name="ro1">
          <table:table-cell office:value-type="float" office:value="0.0266363636364" calcext:value-type="float">
            <text:p>0.0266363636</text:p>
          </table:table-cell>
          <table:table-cell office:value-type="float" office:value="6494.70982988" calcext:value-type="float">
            <text:p>6494.70982988</text:p>
          </table:table-cell>
        </table:table-row>
        <table:table-row table:style-name="ro1">
          <table:table-cell office:value-type="float" office:value="0.0282727272727" calcext:value-type="float">
            <text:p>0.0282727273</text:p>
          </table:table-cell>
          <table:table-cell office:value-type="float" office:value="6498.61837606" calcext:value-type="float">
            <text:p>6498.61837606</text:p>
          </table:table-cell>
        </table:table-row>
        <table:table-row table:style-name="ro1">
          <table:table-cell office:value-type="float" office:value="0.0299090909091" calcext:value-type="float">
            <text:p>0.0299090909</text:p>
          </table:table-cell>
          <table:table-cell office:value-type="float" office:value="6503.2331877" calcext:value-type="float">
            <text:p>6503.2331877</text:p>
          </table:table-cell>
        </table:table-row>
        <table:table-row table:style-name="ro1">
          <table:table-cell office:value-type="float" office:value="0.0315454545455" calcext:value-type="float">
            <text:p>0.0315454545</text:p>
          </table:table-cell>
          <table:table-cell office:value-type="float" office:value="6508.69585156" calcext:value-type="float">
            <text:p>6508.69585156</text:p>
          </table:table-cell>
        </table:table-row>
        <table:table-row table:style-name="ro1">
          <table:table-cell office:value-type="float" office:value="0.0331818181818" calcext:value-type="float">
            <text:p>0.0331818182</text:p>
          </table:table-cell>
          <table:table-cell office:value-type="float" office:value="6515.09181873" calcext:value-type="float">
            <text:p>6515.09181873</text:p>
          </table:table-cell>
        </table:table-row>
        <table:table-row table:style-name="ro1">
          <table:table-cell office:value-type="float" office:value="0.0348181818182" calcext:value-type="float">
            <text:p>0.0348181818</text:p>
          </table:table-cell>
          <table:table-cell office:value-type="float" office:value="6522.47754462" calcext:value-type="float">
            <text:p>6522.47754462</text:p>
          </table:table-cell>
        </table:table-row>
        <table:table-row table:style-name="ro1">
          <table:table-cell office:value-type="float" office:value="0.0364545454545" calcext:value-type="float">
            <text:p>0.0364545455</text:p>
          </table:table-cell>
          <table:table-cell office:value-type="float" office:value="6530.89803398" calcext:value-type="float">
            <text:p>6530.89803398</text:p>
          </table:table-cell>
        </table:table-row>
        <table:table-row table:style-name="ro1">
          <table:table-cell office:value-type="float" office:value="0.0380909090909" calcext:value-type="float">
            <text:p>0.0380909091</text:p>
          </table:table-cell>
          <table:table-cell office:value-type="float" office:value="6540.39102199" calcext:value-type="float">
            <text:p>6540.39102199</text:p>
          </table:table-cell>
        </table:table-row>
        <table:table-row table:style-name="ro1">
          <table:table-cell office:value-type="float" office:value="0.0397272727273" calcext:value-type="float">
            <text:p>0.0397272727</text:p>
          </table:table-cell>
          <table:table-cell office:value-type="float" office:value="6550.99070893" calcext:value-type="float">
            <text:p>6550.99070893</text:p>
          </table:table-cell>
        </table:table-row>
        <table:table-row table:style-name="ro1">
          <table:table-cell office:value-type="float" office:value="0.0413636363636" calcext:value-type="float">
            <text:p>0.0413636364</text:p>
          </table:table-cell>
          <table:table-cell office:value-type="float" office:value="6562.72407387" calcext:value-type="float">
            <text:p>6562.72407387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6575.61645192" calcext:value-type="float">
            <text:p>6575.61645192</text:p>
          </table:table-cell>
        </table:table-row>
        <table:table-row table:style-name="ro1">
          <table:table-cell office:value-type="float" office:value="0.0446363636364" calcext:value-type="float">
            <text:p>0.0446363636</text:p>
          </table:table-cell>
          <table:table-cell office:value-type="float" office:value="6589.68671917" calcext:value-type="float">
            <text:p>6589.68671917</text:p>
          </table:table-cell>
        </table:table-row>
        <table:table-row table:style-name="ro1">
          <table:table-cell office:value-type="float" office:value="0.0462727272727" calcext:value-type="float">
            <text:p>0.0462727273</text:p>
          </table:table-cell>
          <table:table-cell office:value-type="float" office:value="6604.95344193" calcext:value-type="float">
            <text:p>6604.95344193</text:p>
          </table:table-cell>
        </table:table-row>
        <table:table-row table:style-name="ro1">
          <table:table-cell office:value-type="float" office:value="0.0479090909091" calcext:value-type="float">
            <text:p>0.0479090909</text:p>
          </table:table-cell>
          <table:table-cell office:value-type="float" office:value="6621.42921029" calcext:value-type="float">
            <text:p>6621.42921029</text:p>
          </table:table-cell>
        </table:table-row>
        <table:table-row table:style-name="ro1">
          <table:table-cell office:value-type="float" office:value="0.0495454545455" calcext:value-type="float">
            <text:p>0.0495454545</text:p>
          </table:table-cell>
          <table:table-cell office:value-type="float" office:value="6639.12675373" calcext:value-type="float">
            <text:p>6639.1267537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641.69273225" calcext:value-type="float">
            <text:p>6641.69273225</text:p>
          </table:table-cell>
        </table:table-row>
        <table:table-row table:style-name="ro1">
          <table:table-cell office:value-type="float" office:value="0.0516363636364" calcext:value-type="float">
            <text:p>0.0516363636</text:p>
          </table:table-cell>
          <table:table-cell office:value-type="float" office:value="6662.06450755" calcext:value-type="float">
            <text:p>6662.06450755</text:p>
          </table:table-cell>
        </table:table-row>
        <table:table-row table:style-name="ro1">
          <table:table-cell office:value-type="float" office:value="0.0532727272727" calcext:value-type="float">
            <text:p>0.0532727273</text:p>
          </table:table-cell>
          <table:table-cell office:value-type="float" office:value="6683.41033857" calcext:value-type="float">
            <text:p>6683.41033857</text:p>
          </table:table-cell>
        </table:table-row>
        <table:table-row table:style-name="ro1">
          <table:table-cell office:value-type="float" office:value="0.0549090909091" calcext:value-type="float">
            <text:p>0.0549090909</text:p>
          </table:table-cell>
          <table:table-cell office:value-type="float" office:value="6705.55533378" calcext:value-type="float">
            <text:p>6705.55533378</text:p>
          </table:table-cell>
        </table:table-row>
        <table:table-row table:style-name="ro1">
          <table:table-cell office:value-type="float" office:value="0.0565454545455" calcext:value-type="float">
            <text:p>0.0565454545</text:p>
          </table:table-cell>
          <table:table-cell office:value-type="float" office:value="6728.71919985" calcext:value-type="float">
            <text:p>6728.71919985</text:p>
          </table:table-cell>
        </table:table-row>
        <table:table-row table:style-name="ro1">
          <table:table-cell office:value-type="float" office:value="0.0581818181818" calcext:value-type="float">
            <text:p>0.0581818182</text:p>
          </table:table-cell>
          <table:table-cell office:value-type="float" office:value="6753.01742318" calcext:value-type="float">
            <text:p>6753.01742318</text:p>
          </table:table-cell>
        </table:table-row>
        <table:table-row table:style-name="ro1">
          <table:table-cell office:value-type="float" office:value="0.0598181818182" calcext:value-type="float">
            <text:p>0.0598181818</text:p>
          </table:table-cell>
          <table:table-cell office:value-type="float" office:value="6778.49067415" calcext:value-type="float">
            <text:p>6778.49067415</text:p>
          </table:table-cell>
        </table:table-row>
        <table:table-row table:style-name="ro1">
          <table:table-cell office:value-type="float" office:value="0.0614545454545" calcext:value-type="float">
            <text:p>0.0614545455</text:p>
          </table:table-cell>
          <table:table-cell office:value-type="float" office:value="6805.15811428" calcext:value-type="float">
            <text:p>6805.15811428</text:p>
          </table:table-cell>
        </table:table-row>
        <table:table-row table:style-name="ro1">
          <table:table-cell office:value-type="float" office:value="0.0630909090909" calcext:value-type="float">
            <text:p>0.0630909091</text:p>
          </table:table-cell>
          <table:table-cell office:value-type="float" office:value="6833.02183462" calcext:value-type="float">
            <text:p>6833.02183462</text:p>
          </table:table-cell>
        </table:table-row>
        <table:table-row table:style-name="ro1">
          <table:table-cell office:value-type="float" office:value="0.0647272727273" calcext:value-type="float">
            <text:p>0.0647272727</text:p>
          </table:table-cell>
          <table:table-cell office:value-type="float" office:value="6862.07923296" calcext:value-type="float">
            <text:p>6862.07923296</text:p>
          </table:table-cell>
        </table:table-row>
        <table:table-row table:style-name="ro1">
          <table:table-cell office:value-type="float" office:value="0.0663636363636" calcext:value-type="float">
            <text:p>0.0663636364</text:p>
          </table:table-cell>
          <table:table-cell office:value-type="float" office:value="6892.31582965" calcext:value-type="float">
            <text:p>6892.31582965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923.71663639" calcext:value-type="float">
            <text:p>6923.71663639</text:p>
          </table:table-cell>
        </table:table-row>
        <table:table-row table:style-name="ro1">
          <table:table-cell office:value-type="float" office:value="0.0696363636364" calcext:value-type="float">
            <text:p>0.0696363636</text:p>
          </table:table-cell>
          <table:table-cell office:value-type="float" office:value="6956.25835362" calcext:value-type="float">
            <text:p>6956.25835362</text:p>
          </table:table-cell>
        </table:table-row>
        <table:table-row table:style-name="ro1">
          <table:table-cell office:value-type="float" office:value="0.0712727272727" calcext:value-type="float">
            <text:p>0.0712727273</text:p>
          </table:table-cell>
          <table:table-cell office:value-type="float" office:value="6989.92003609" calcext:value-type="float">
            <text:p>6989.92003609</text:p>
          </table:table-cell>
        </table:table-row>
        <table:table-row table:style-name="ro1">
          <table:table-cell office:value-type="float" office:value="0.0729090909091" calcext:value-type="float">
            <text:p>0.0729090909</text:p>
          </table:table-cell>
          <table:table-cell office:value-type="float" office:value="7024.67351959" calcext:value-type="float">
            <text:p>7024.67351959</text:p>
          </table:table-cell>
        </table:table-row>
        <table:table-row table:style-name="ro1">
          <table:table-cell office:value-type="float" office:value="0.0745454545455" calcext:value-type="float">
            <text:p>0.0745454545</text:p>
          </table:table-cell>
          <table:table-cell office:value-type="float" office:value="7060.49398719" calcext:value-type="float">
            <text:p>7060.4939871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066.56464734" calcext:value-type="float">
            <text:p>7066.56464734</text:p>
          </table:table-cell>
        </table:table-row>
        <table:table-row table:style-name="ro1">
          <table:table-cell office:value-type="float" office:value="0.0766363636364" calcext:value-type="float">
            <text:p>0.0766363636</text:p>
          </table:table-cell>
          <table:table-cell office:value-type="float" office:value="7105.20983882" calcext:value-type="float">
            <text:p>7105.20983882</text:p>
          </table:table-cell>
        </table:table-row>
        <table:table-row table:style-name="ro1">
          <table:table-cell office:value-type="float" office:value="0.0782727272727" calcext:value-type="float">
            <text:p>0.0782727273</text:p>
          </table:table-cell>
          <table:table-cell office:value-type="float" office:value="7144.70741616" calcext:value-type="float">
            <text:p>7144.70741616</text:p>
          </table:table-cell>
        </table:table-row>
        <table:table-row table:style-name="ro1">
          <table:table-cell office:value-type="float" office:value="0.0799090909091" calcext:value-type="float">
            <text:p>0.0799090909</text:p>
          </table:table-cell>
          <table:table-cell office:value-type="float" office:value="7184.5179639" calcext:value-type="float">
            <text:p>7184.5179639</text:p>
          </table:table-cell>
        </table:table-row>
        <table:table-row table:style-name="ro1">
          <table:table-cell office:value-type="float" office:value="0.0815454545455" calcext:value-type="float">
            <text:p>0.0815454545</text:p>
          </table:table-cell>
          <table:table-cell office:value-type="float" office:value="7224.88917752" calcext:value-type="float">
            <text:p>7224.88917752</text:p>
          </table:table-cell>
        </table:table-row>
        <table:table-row table:style-name="ro1">
          <table:table-cell office:value-type="float" office:value="0.0831818181818" calcext:value-type="float">
            <text:p>0.0831818182</text:p>
          </table:table-cell>
          <table:table-cell office:value-type="float" office:value="7265.95989472" calcext:value-type="float">
            <text:p>7265.95989472</text:p>
          </table:table-cell>
        </table:table-row>
        <table:table-row table:style-name="ro1">
          <table:table-cell office:value-type="float" office:value="0.0848181818182" calcext:value-type="float">
            <text:p>0.0848181818</text:p>
          </table:table-cell>
          <table:table-cell office:value-type="float" office:value="7307.78478891" calcext:value-type="float">
            <text:p>7307.78478891</text:p>
          </table:table-cell>
        </table:table-row>
        <table:table-row table:style-name="ro1">
          <table:table-cell office:value-type="float" office:value="0.0864545454545" calcext:value-type="float">
            <text:p>0.0864545455</text:p>
          </table:table-cell>
          <table:table-cell office:value-type="float" office:value="7350.36778434" calcext:value-type="float">
            <text:p>7350.36778434</text:p>
          </table:table-cell>
        </table:table-row>
        <table:table-row table:style-name="ro1">
          <table:table-cell office:value-type="float" office:value="0.0880909090909" calcext:value-type="float">
            <text:p>0.0880909091</text:p>
          </table:table-cell>
          <table:table-cell office:value-type="float" office:value="7393.70031102" calcext:value-type="float">
            <text:p>7393.70031102</text:p>
          </table:table-cell>
        </table:table-row>
        <table:table-row table:style-name="ro1">
          <table:table-cell office:value-type="float" office:value="0.0897272727273" calcext:value-type="float">
            <text:p>0.0897272727</text:p>
          </table:table-cell>
          <table:table-cell office:value-type="float" office:value="7437.74928362" calcext:value-type="float">
            <text:p>7437.74928362</text:p>
          </table:table-cell>
        </table:table-row>
        <table:table-row table:style-name="ro1">
          <table:table-cell office:value-type="float" office:value="0.0913636363636" calcext:value-type="float">
            <text:p>0.0913636364</text:p>
          </table:table-cell>
          <table:table-cell office:value-type="float" office:value="7482.48043307" calcext:value-type="float">
            <text:p>7482.48043307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7527.84286857" calcext:value-type="float">
            <text:p>7527.84286857</text:p>
          </table:table-cell>
        </table:table-row>
        <table:table-row table:style-name="ro1">
          <table:table-cell office:value-type="float" office:value="0.0946363636364" calcext:value-type="float">
            <text:p>0.0946363636</text:p>
          </table:table-cell>
          <table:table-cell office:value-type="float" office:value="7573.79182669" calcext:value-type="float">
            <text:p>7573.79182669</text:p>
          </table:table-cell>
        </table:table-row>
        <table:table-row table:style-name="ro1">
          <table:table-cell office:value-type="float" office:value="0.0962727272727" calcext:value-type="float">
            <text:p>0.0962727273</text:p>
          </table:table-cell>
          <table:table-cell office:value-type="float" office:value="7620.27036718" calcext:value-type="float">
            <text:p>7620.27036718</text:p>
          </table:table-cell>
        </table:table-row>
        <table:table-row table:style-name="ro1">
          <table:table-cell office:value-type="float" office:value="0.0979090909091" calcext:value-type="float">
            <text:p>0.0979090909</text:p>
          </table:table-cell>
          <table:table-cell office:value-type="float" office:value="7667.23073231" calcext:value-type="float">
            <text:p>7667.23073231</text:p>
          </table:table-cell>
        </table:table-row>
        <table:table-row table:style-name="ro1">
          <table:table-cell office:value-type="float" office:value="0.0995454545455" calcext:value-type="float">
            <text:p>0.0995454545</text:p>
          </table:table-cell>
          <table:table-cell office:value-type="float" office:value="7714.61372282" calcext:value-type="float">
            <text:p>7714.613722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722.87294007" calcext:value-type="float">
            <text:p>7722.87294007</text:p>
          </table:table-cell>
        </table:table-row>
        <table:table-row table:style-name="ro1">
          <table:table-cell office:value-type="float" office:value="0.101636363636" calcext:value-type="float">
            <text:p>0.1016363636</text:p>
          </table:table-cell>
          <table:table-cell office:value-type="float" office:value="7772.23917467" calcext:value-type="float">
            <text:p>7772.23917467</text:p>
          </table:table-cell>
        </table:table-row>
        <table:table-row table:style-name="ro1">
          <table:table-cell office:value-type="float" office:value="0.103272727273" calcext:value-type="float">
            <text:p>0.1032727273</text:p>
          </table:table-cell>
          <table:table-cell office:value-type="float" office:value="7822.10049154" calcext:value-type="float">
            <text:p>7822.10049154</text:p>
          </table:table-cell>
        </table:table-row>
        <table:table-row table:style-name="ro1">
          <table:table-cell office:value-type="float" office:value="0.104909090909" calcext:value-type="float">
            <text:p>0.1049090909</text:p>
          </table:table-cell>
          <table:table-cell office:value-type="float" office:value="7871.48473696" calcext:value-type="float">
            <text:p>7871.48473696</text:p>
          </table:table-cell>
        </table:table-row>
        <table:table-row table:style-name="ro1">
          <table:table-cell office:value-type="float" office:value="0.106545454545" calcext:value-type="float">
            <text:p>0.1065454545</text:p>
          </table:table-cell>
          <table:table-cell office:value-type="float" office:value="7920.56112503" calcext:value-type="float">
            <text:p>7920.56112503</text:p>
          </table:table-cell>
        </table:table-row>
        <table:table-row table:style-name="ro1">
          <table:table-cell office:value-type="float" office:value="0.108181818182" calcext:value-type="float">
            <text:p>0.1081818182</text:p>
          </table:table-cell>
          <table:table-cell office:value-type="float" office:value="7969.49222871" calcext:value-type="float">
            <text:p>7969.49222871</text:p>
          </table:table-cell>
        </table:table-row>
        <table:table-row table:style-name="ro1">
          <table:table-cell office:value-type="float" office:value="0.109818181818" calcext:value-type="float">
            <text:p>0.1098181818</text:p>
          </table:table-cell>
          <table:table-cell office:value-type="float" office:value="8018.33821702" calcext:value-type="float">
            <text:p>8018.33821702</text:p>
          </table:table-cell>
        </table:table-row>
        <table:table-row table:style-name="ro1">
          <table:table-cell office:value-type="float" office:value="0.111454545455" calcext:value-type="float">
            <text:p>0.1114545455</text:p>
          </table:table-cell>
          <table:table-cell office:value-type="float" office:value="8067.11958157" calcext:value-type="float">
            <text:p>8067.11958157</text:p>
          </table:table-cell>
        </table:table-row>
        <table:table-row table:style-name="ro1">
          <table:table-cell office:value-type="float" office:value="0.113090909091" calcext:value-type="float">
            <text:p>0.1130909091</text:p>
          </table:table-cell>
          <table:table-cell office:value-type="float" office:value="8115.81128521" calcext:value-type="float">
            <text:p>8115.81128521</text:p>
          </table:table-cell>
        </table:table-row>
        <table:table-row table:style-name="ro1">
          <table:table-cell office:value-type="float" office:value="0.114727272727" calcext:value-type="float">
            <text:p>0.1147272727</text:p>
          </table:table-cell>
          <table:table-cell office:value-type="float" office:value="8164.37758657" calcext:value-type="float">
            <text:p>8164.37758657</text:p>
          </table:table-cell>
        </table:table-row>
        <table:table-row table:style-name="ro1">
          <table:table-cell office:value-type="float" office:value="0.116363636364" calcext:value-type="float">
            <text:p>0.1163636364</text:p>
          </table:table-cell>
          <table:table-cell office:value-type="float" office:value="8212.77220314" calcext:value-type="float">
            <text:p>8212.7722031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8260.95789676" calcext:value-type="float">
            <text:p>8260.95789676</text:p>
          </table:table-cell>
        </table:table-row>
        <table:table-row table:style-name="ro1">
          <table:table-cell office:value-type="float" office:value="0.119636363636" calcext:value-type="float">
            <text:p>0.1196363636</text:p>
          </table:table-cell>
          <table:table-cell office:value-type="float" office:value="8308.88134242" calcext:value-type="float">
            <text:p>8308.88134242</text:p>
          </table:table-cell>
        </table:table-row>
        <table:table-row table:style-name="ro1">
          <table:table-cell office:value-type="float" office:value="0.121272727273" calcext:value-type="float">
            <text:p>0.1212727273</text:p>
          </table:table-cell>
          <table:table-cell office:value-type="float" office:value="8356.50263123" calcext:value-type="float">
            <text:p>8356.50263123</text:p>
          </table:table-cell>
        </table:table-row>
        <table:table-row table:style-name="ro1">
          <table:table-cell office:value-type="float" office:value="0.122909090909" calcext:value-type="float">
            <text:p>0.1229090909</text:p>
          </table:table-cell>
          <table:table-cell office:value-type="float" office:value="8403.76808748" calcext:value-type="float">
            <text:p>8403.76808748</text:p>
          </table:table-cell>
        </table:table-row>
        <table:table-row table:style-name="ro1">
          <table:table-cell office:value-type="float" office:value="0.124545454545" calcext:value-type="float">
            <text:p>0.1245454545</text:p>
          </table:table-cell>
          <table:table-cell office:value-type="float" office:value="8450.63963321" calcext:value-type="float">
            <text:p>8450.6396332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8458.38072769" calcext:value-type="float">
            <text:p>8458.38072769</text:p>
          </table:table-cell>
        </table:table-row>
        <table:table-row table:style-name="ro1">
          <table:table-cell office:value-type="float" office:value="0.126636363636" calcext:value-type="float">
            <text:p>0.1266363636</text:p>
          </table:table-cell>
          <table:table-cell office:value-type="float" office:value="8505.89002058" calcext:value-type="float">
            <text:p>8505.89002058</text:p>
          </table:table-cell>
        </table:table-row>
        <table:table-row table:style-name="ro1">
          <table:table-cell office:value-type="float" office:value="0.128272727273" calcext:value-type="float">
            <text:p>0.1282727273</text:p>
          </table:table-cell>
          <table:table-cell office:value-type="float" office:value="8553.54177623" calcext:value-type="float">
            <text:p>8553.54177623</text:p>
          </table:table-cell>
        </table:table-row>
        <table:table-row table:style-name="ro1">
          <table:table-cell office:value-type="float" office:value="0.129909090909" calcext:value-type="float">
            <text:p>0.1299090909</text:p>
          </table:table-cell>
          <table:table-cell office:value-type="float" office:value="8599.97365373" calcext:value-type="float">
            <text:p>8599.97365373</text:p>
          </table:table-cell>
        </table:table-row>
        <table:table-row table:style-name="ro1">
          <table:table-cell office:value-type="float" office:value="0.131545454545" calcext:value-type="float">
            <text:p>0.1315454545</text:p>
          </table:table-cell>
          <table:table-cell office:value-type="float" office:value="8645.26664174" calcext:value-type="float">
            <text:p>8645.26664174</text:p>
          </table:table-cell>
        </table:table-row>
        <table:table-row table:style-name="ro1">
          <table:table-cell office:value-type="float" office:value="0.133181818182" calcext:value-type="float">
            <text:p>0.1331818182</text:p>
          </table:table-cell>
          <table:table-cell office:value-type="float" office:value="8689.5904585" calcext:value-type="float">
            <text:p>8689.5904585</text:p>
          </table:table-cell>
        </table:table-row>
        <table:table-row table:style-name="ro1">
          <table:table-cell office:value-type="float" office:value="0.134818181818" calcext:value-type="float">
            <text:p>0.1348181818</text:p>
          </table:table-cell>
          <table:table-cell office:value-type="float" office:value="8733.0633859" calcext:value-type="float">
            <text:p>8733.0633859</text:p>
          </table:table-cell>
        </table:table-row>
        <table:table-row table:style-name="ro1">
          <table:table-cell office:value-type="float" office:value="0.136454545455" calcext:value-type="float">
            <text:p>0.1364545455</text:p>
          </table:table-cell>
          <table:table-cell office:value-type="float" office:value="8775.73011549" calcext:value-type="float">
            <text:p>8775.73011549</text:p>
          </table:table-cell>
        </table:table-row>
        <table:table-row table:style-name="ro1">
          <table:table-cell office:value-type="float" office:value="0.138090909091" calcext:value-type="float">
            <text:p>0.1380909091</text:p>
          </table:table-cell>
          <table:table-cell office:value-type="float" office:value="8817.61221453" calcext:value-type="float">
            <text:p>8817.61221453</text:p>
          </table:table-cell>
        </table:table-row>
        <table:table-row table:style-name="ro1">
          <table:table-cell office:value-type="float" office:value="0.139727272727" calcext:value-type="float">
            <text:p>0.1397272727</text:p>
          </table:table-cell>
          <table:table-cell office:value-type="float" office:value="8858.68675737" calcext:value-type="float">
            <text:p>8858.68675737</text:p>
          </table:table-cell>
        </table:table-row>
        <table:table-row table:style-name="ro1">
          <table:table-cell office:value-type="float" office:value="0.141363636364" calcext:value-type="float">
            <text:p>0.1413636364</text:p>
          </table:table-cell>
          <table:table-cell office:value-type="float" office:value="8898.93429721" calcext:value-type="float">
            <text:p>8898.93429721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8938.31177572" calcext:value-type="float">
            <text:p>8938.31177572</text:p>
          </table:table-cell>
        </table:table-row>
        <table:table-row table:style-name="ro1">
          <table:table-cell office:value-type="float" office:value="0.144636363636" calcext:value-type="float">
            <text:p>0.1446363636</text:p>
          </table:table-cell>
          <table:table-cell office:value-type="float" office:value="8976.78756012" calcext:value-type="float">
            <text:p>8976.78756012</text:p>
          </table:table-cell>
        </table:table-row>
        <table:table-row table:style-name="ro1">
          <table:table-cell office:value-type="float" office:value="0.146272727273" calcext:value-type="float">
            <text:p>0.1462727273</text:p>
          </table:table-cell>
          <table:table-cell office:value-type="float" office:value="9014.31212345" calcext:value-type="float">
            <text:p>9014.31212345</text:p>
          </table:table-cell>
        </table:table-row>
        <table:table-row table:style-name="ro1">
          <table:table-cell office:value-type="float" office:value="0.147909090909" calcext:value-type="float">
            <text:p>0.1479090909</text:p>
          </table:table-cell>
          <table:table-cell office:value-type="float" office:value="9050.85500629" calcext:value-type="float">
            <text:p>9050.85500629</text:p>
          </table:table-cell>
        </table:table-row>
        <table:table-row table:style-name="ro1">
          <table:table-cell office:value-type="float" office:value="0.149545454545" calcext:value-type="float">
            <text:p>0.1495454545</text:p>
          </table:table-cell>
          <table:table-cell office:value-type="float" office:value="9086.37181628" calcext:value-type="float">
            <text:p>9086.371816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9091.18171684" calcext:value-type="float">
            <text:p>9091.18171684</text:p>
          </table:table-cell>
        </table:table-row>
        <table:table-row table:style-name="ro1">
          <table:table-cell office:value-type="float" office:value="0.151636363636" calcext:value-type="float">
            <text:p>0.1516363636</text:p>
          </table:table-cell>
          <table:table-cell office:value-type="float" office:value="9126.13826577" calcext:value-type="float">
            <text:p>9126.13826577</text:p>
          </table:table-cell>
        </table:table-row>
        <table:table-row table:style-name="ro1">
          <table:table-cell office:value-type="float" office:value="0.153272727273" calcext:value-type="float">
            <text:p>0.1532727273</text:p>
          </table:table-cell>
          <table:table-cell office:value-type="float" office:value="9160.98759366" calcext:value-type="float">
            <text:p>9160.98759366</text:p>
          </table:table-cell>
        </table:table-row>
        <table:table-row table:style-name="ro1">
          <table:table-cell office:value-type="float" office:value="0.154909090909" calcext:value-type="float">
            <text:p>0.1549090909</text:p>
          </table:table-cell>
          <table:table-cell office:value-type="float" office:value="9194.15647051" calcext:value-type="float">
            <text:p>9194.15647051</text:p>
          </table:table-cell>
        </table:table-row>
        <table:table-row table:style-name="ro1">
          <table:table-cell office:value-type="float" office:value="0.156545454545" calcext:value-type="float">
            <text:p>0.1565454545</text:p>
          </table:table-cell>
          <table:table-cell office:value-type="float" office:value="9225.59270937" calcext:value-type="float">
            <text:p>9225.59270937</text:p>
          </table:table-cell>
        </table:table-row>
        <table:table-row table:style-name="ro1">
          <table:table-cell office:value-type="float" office:value="0.158181818182" calcext:value-type="float">
            <text:p>0.1581818182</text:p>
          </table:table-cell>
          <table:table-cell office:value-type="float" office:value="9255.47611007" calcext:value-type="float">
            <text:p>9255.47611007</text:p>
          </table:table-cell>
        </table:table-row>
        <table:table-row table:style-name="ro1">
          <table:table-cell office:value-type="float" office:value="0.159818181818" calcext:value-type="float">
            <text:p>0.1598181818</text:p>
          </table:table-cell>
          <table:table-cell office:value-type="float" office:value="9283.931887" calcext:value-type="float">
            <text:p>9283.931887</text:p>
          </table:table-cell>
        </table:table-row>
        <table:table-row table:style-name="ro1">
          <table:table-cell office:value-type="float" office:value="0.161454545455" calcext:value-type="float">
            <text:p>0.1614545455</text:p>
          </table:table-cell>
          <table:table-cell office:value-type="float" office:value="9311.04753994" calcext:value-type="float">
            <text:p>9311.04753994</text:p>
          </table:table-cell>
        </table:table-row>
        <table:table-row table:style-name="ro1">
          <table:table-cell office:value-type="float" office:value="0.163090909091" calcext:value-type="float">
            <text:p>0.1630909091</text:p>
          </table:table-cell>
          <table:table-cell office:value-type="float" office:value="9336.8485293" calcext:value-type="float">
            <text:p>9336.8485293</text:p>
          </table:table-cell>
        </table:table-row>
        <table:table-row table:style-name="ro1">
          <table:table-cell office:value-type="float" office:value="0.164727272727" calcext:value-type="float">
            <text:p>0.1647272727</text:p>
          </table:table-cell>
          <table:table-cell office:value-type="float" office:value="9361.34597003" calcext:value-type="float">
            <text:p>9361.34597003</text:p>
          </table:table-cell>
        </table:table-row>
        <table:table-row table:style-name="ro1">
          <table:table-cell office:value-type="float" office:value="0.166363636364" calcext:value-type="float">
            <text:p>0.1663636364</text:p>
          </table:table-cell>
          <table:table-cell office:value-type="float" office:value="9384.52128021" calcext:value-type="float">
            <text:p>9384.5212802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9406.37059453" calcext:value-type="float">
            <text:p>9406.37059453</text:p>
          </table:table-cell>
        </table:table-row>
        <table:table-row table:style-name="ro1">
          <table:table-cell office:value-type="float" office:value="0.169636363636" calcext:value-type="float">
            <text:p>0.1696363636</text:p>
          </table:table-cell>
          <table:table-cell office:value-type="float" office:value="9426.86196571" calcext:value-type="float">
            <text:p>9426.86196571</text:p>
          </table:table-cell>
        </table:table-row>
        <table:table-row table:style-name="ro1">
          <table:table-cell office:value-type="float" office:value="0.171272727273" calcext:value-type="float">
            <text:p>0.1712727273</text:p>
          </table:table-cell>
          <table:table-cell office:value-type="float" office:value="9445.98401536" calcext:value-type="float">
            <text:p>9445.98401536</text:p>
          </table:table-cell>
        </table:table-row>
        <table:table-row table:style-name="ro1">
          <table:table-cell office:value-type="float" office:value="0.172909090909" calcext:value-type="float">
            <text:p>0.1729090909</text:p>
          </table:table-cell>
          <table:table-cell office:value-type="float" office:value="9463.70789663" calcext:value-type="float">
            <text:p>9463.70789663</text:p>
          </table:table-cell>
        </table:table-row>
        <table:table-row table:style-name="ro1">
          <table:table-cell office:value-type="float" office:value="0.174545454545" calcext:value-type="float">
            <text:p>0.1745454545</text:p>
          </table:table-cell>
          <table:table-cell office:value-type="float" office:value="9480.03101688" calcext:value-type="float">
            <text:p>9480.0310168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9480.08446893" calcext:value-type="float">
            <text:p>9480.08446893</text:p>
          </table:table-cell>
        </table:table-row>
        <table:table-row table:style-name="ro1">
          <table:table-cell office:value-type="float" office:value="0.176636363636" calcext:value-type="float">
            <text:p>0.1766363636</text:p>
          </table:table-cell>
          <table:table-cell office:value-type="float" office:value="9495.04917964" calcext:value-type="float">
            <text:p>9495.04917964</text:p>
          </table:table-cell>
        </table:table-row>
        <table:table-row table:style-name="ro1">
          <table:table-cell office:value-type="float" office:value="0.178272727273" calcext:value-type="float">
            <text:p>0.1782727273</text:p>
          </table:table-cell>
          <table:table-cell office:value-type="float" office:value="9509.71918472" calcext:value-type="float">
            <text:p>9509.71918472</text:p>
          </table:table-cell>
        </table:table-row>
        <table:table-row table:style-name="ro1">
          <table:table-cell office:value-type="float" office:value="0.179909090909" calcext:value-type="float">
            <text:p>0.1799090909</text:p>
          </table:table-cell>
          <table:table-cell office:value-type="float" office:value="9522.52447309" calcext:value-type="float">
            <text:p>9522.52447309</text:p>
          </table:table-cell>
        </table:table-row>
        <table:table-row table:style-name="ro1">
          <table:table-cell office:value-type="float" office:value="0.181545454545" calcext:value-type="float">
            <text:p>0.1815454545</text:p>
          </table:table-cell>
          <table:table-cell office:value-type="float" office:value="9533.37198459" calcext:value-type="float">
            <text:p>9533.37198459</text:p>
          </table:table-cell>
        </table:table-row>
        <table:table-row table:style-name="ro1">
          <table:table-cell office:value-type="float" office:value="0.183181818182" calcext:value-type="float">
            <text:p>0.1831818182</text:p>
          </table:table-cell>
          <table:table-cell office:value-type="float" office:value="9542.4176319" calcext:value-type="float">
            <text:p>9542.4176319</text:p>
          </table:table-cell>
        </table:table-row>
        <table:table-row table:style-name="ro1">
          <table:table-cell office:value-type="float" office:value="0.184818181818" calcext:value-type="float">
            <text:p>0.1848181818</text:p>
          </table:table-cell>
          <table:table-cell office:value-type="float" office:value="9549.8301111" calcext:value-type="float">
            <text:p>9549.8301111</text:p>
          </table:table-cell>
        </table:table-row>
        <table:table-row table:style-name="ro1">
          <table:table-cell office:value-type="float" office:value="0.186454545455" calcext:value-type="float">
            <text:p>0.1864545455</text:p>
          </table:table-cell>
          <table:table-cell office:value-type="float" office:value="9555.70341352" calcext:value-type="float">
            <text:p>9555.70341352</text:p>
          </table:table-cell>
        </table:table-row>
        <table:table-row table:style-name="ro1">
          <table:table-cell office:value-type="float" office:value="0.188090909091" calcext:value-type="float">
            <text:p>0.1880909091</text:p>
          </table:table-cell>
          <table:table-cell office:value-type="float" office:value="9560.1163743" calcext:value-type="float">
            <text:p>9560.1163743</text:p>
          </table:table-cell>
        </table:table-row>
        <table:table-row table:style-name="ro1">
          <table:table-cell office:value-type="float" office:value="0.189727272727" calcext:value-type="float">
            <text:p>0.1897272727</text:p>
          </table:table-cell>
          <table:table-cell office:value-type="float" office:value="9563.08549884" calcext:value-type="float">
            <text:p>9563.08549884</text:p>
          </table:table-cell>
        </table:table-row>
        <table:table-row table:style-name="ro1">
          <table:table-cell office:value-type="float" office:value="0.191363636364" calcext:value-type="float">
            <text:p>0.1913636364</text:p>
          </table:table-cell>
          <table:table-cell office:value-type="float" office:value="9564.64855193" calcext:value-type="float">
            <text:p>9564.64855193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9564.81619725" calcext:value-type="float">
            <text:p>9564.81619725</text:p>
          </table:table-cell>
        </table:table-row>
        <table:table-row table:style-name="ro1">
          <table:table-cell office:value-type="float" office:value="0.194636363636" calcext:value-type="float">
            <text:p>0.1946363636</text:p>
          </table:table-cell>
          <table:table-cell office:value-type="float" office:value="9563.61331207" calcext:value-type="float">
            <text:p>9563.61331207</text:p>
          </table:table-cell>
        </table:table-row>
        <table:table-row table:style-name="ro1">
          <table:table-cell office:value-type="float" office:value="0.196272727273" calcext:value-type="float">
            <text:p>0.1962727273</text:p>
          </table:table-cell>
          <table:table-cell office:value-type="float" office:value="9561.04338326" calcext:value-type="float">
            <text:p>9561.04338326</text:p>
          </table:table-cell>
        </table:table-row>
        <table:table-row table:style-name="ro1">
          <table:table-cell office:value-type="float" office:value="0.197909090909" calcext:value-type="float">
            <text:p>0.1979090909</text:p>
          </table:table-cell>
          <table:table-cell office:value-type="float" office:value="9557.13825543" calcext:value-type="float">
            <text:p>9557.13825543</text:p>
          </table:table-cell>
        </table:table-row>
        <table:table-row table:style-name="ro1">
          <table:table-cell office:value-type="float" office:value="0.199545454545" calcext:value-type="float">
            <text:p>0.1995454545</text:p>
          </table:table-cell>
          <table:table-cell office:value-type="float" office:value="9551.91321436" calcext:value-type="float">
            <text:p>9551.913214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546.67010515" calcext:value-type="float">
            <text:p>9546.67010515</text:p>
          </table:table-cell>
        </table:table-row>
        <table:table-row table:style-name="ro1">
          <table:table-cell office:value-type="float" office:value="0.201636363636" calcext:value-type="float">
            <text:p>0.2016363636</text:p>
          </table:table-cell>
          <table:table-cell office:value-type="float" office:value="9540.15874661" calcext:value-type="float">
            <text:p>9540.15874661</text:p>
          </table:table-cell>
        </table:table-row>
        <table:table-row table:style-name="ro1">
          <table:table-cell office:value-type="float" office:value="0.203272727273" calcext:value-type="float">
            <text:p>0.2032727273</text:p>
          </table:table-cell>
          <table:table-cell office:value-type="float" office:value="9533.41127856" calcext:value-type="float">
            <text:p>9533.41127856</text:p>
          </table:table-cell>
        </table:table-row>
        <table:table-row table:style-name="ro1">
          <table:table-cell office:value-type="float" office:value="0.204909090909" calcext:value-type="float">
            <text:p>0.2049090909</text:p>
          </table:table-cell>
          <table:table-cell office:value-type="float" office:value="9525.13137186" calcext:value-type="float">
            <text:p>9525.13137186</text:p>
          </table:table-cell>
        </table:table-row>
        <table:table-row table:style-name="ro1">
          <table:table-cell office:value-type="float" office:value="0.206545454545" calcext:value-type="float">
            <text:p>0.2065454545</text:p>
          </table:table-cell>
          <table:table-cell office:value-type="float" office:value="9515.23122875" calcext:value-type="float">
            <text:p>9515.23122875</text:p>
          </table:table-cell>
        </table:table-row>
        <table:table-row table:style-name="ro1">
          <table:table-cell office:value-type="float" office:value="0.208181818182" calcext:value-type="float">
            <text:p>0.2081818182</text:p>
          </table:table-cell>
          <table:table-cell office:value-type="float" office:value="9503.91008383" calcext:value-type="float">
            <text:p>9503.91008383</text:p>
          </table:table-cell>
        </table:table-row>
        <table:table-row table:style-name="ro1">
          <table:table-cell office:value-type="float" office:value="0.209818181818" calcext:value-type="float">
            <text:p>0.2098181818</text:p>
          </table:table-cell>
          <table:table-cell office:value-type="float" office:value="9491.34305523" calcext:value-type="float">
            <text:p>9491.34305523</text:p>
          </table:table-cell>
        </table:table-row>
        <table:table-row table:style-name="ro1">
          <table:table-cell office:value-type="float" office:value="0.211454545455" calcext:value-type="float">
            <text:p>0.2114545455</text:p>
          </table:table-cell>
          <table:table-cell office:value-type="float" office:value="9477.68788044" calcext:value-type="float">
            <text:p>9477.68788044</text:p>
          </table:table-cell>
        </table:table-row>
        <table:table-row table:style-name="ro1">
          <table:table-cell office:value-type="float" office:value="0.213090909091" calcext:value-type="float">
            <text:p>0.2130909091</text:p>
          </table:table-cell>
          <table:table-cell office:value-type="float" office:value="9463.04573336" calcext:value-type="float">
            <text:p>9463.04573336</text:p>
          </table:table-cell>
        </table:table-row>
        <table:table-row table:style-name="ro1">
          <table:table-cell office:value-type="float" office:value="0.214727272727" calcext:value-type="float">
            <text:p>0.2147272727</text:p>
          </table:table-cell>
          <table:table-cell office:value-type="float" office:value="9447.50253385" calcext:value-type="float">
            <text:p>9447.50253385</text:p>
          </table:table-cell>
        </table:table-row>
        <table:table-row table:style-name="ro1">
          <table:table-cell office:value-type="float" office:value="0.216363636364" calcext:value-type="float">
            <text:p>0.2163636364</text:p>
          </table:table-cell>
          <table:table-cell office:value-type="float" office:value="9431.13056911" calcext:value-type="float">
            <text:p>9431.13056911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9414.03036221" calcext:value-type="float">
            <text:p>9414.03036221</text:p>
          </table:table-cell>
        </table:table-row>
        <table:table-row table:style-name="ro1">
          <table:table-cell office:value-type="float" office:value="0.219636363636" calcext:value-type="float">
            <text:p>0.2196363636</text:p>
          </table:table-cell>
          <table:table-cell office:value-type="float" office:value="9396.27743401" calcext:value-type="float">
            <text:p>9396.27743401</text:p>
          </table:table-cell>
        </table:table-row>
        <table:table-row table:style-name="ro1">
          <table:table-cell office:value-type="float" office:value="0.221272727273" calcext:value-type="float">
            <text:p>0.2212727273</text:p>
          </table:table-cell>
          <table:table-cell office:value-type="float" office:value="9377.96210256" calcext:value-type="float">
            <text:p>9377.96210256</text:p>
          </table:table-cell>
        </table:table-row>
        <table:table-row table:style-name="ro1">
          <table:table-cell office:value-type="float" office:value="0.222909090909" calcext:value-type="float">
            <text:p>0.2229090909</text:p>
          </table:table-cell>
          <table:table-cell office:value-type="float" office:value="9359.13218421" calcext:value-type="float">
            <text:p>9359.13218421</text:p>
          </table:table-cell>
        </table:table-row>
        <table:table-row table:style-name="ro1">
          <table:table-cell office:value-type="float" office:value="0.224545454545" calcext:value-type="float">
            <text:p>0.2245454545</text:p>
          </table:table-cell>
          <table:table-cell office:value-type="float" office:value="9339.87273847" calcext:value-type="float">
            <text:p>9339.8727384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9331.27624554" calcext:value-type="float">
            <text:p>9331.27624554</text:p>
          </table:table-cell>
        </table:table-row>
        <table:table-row table:style-name="ro1">
          <table:table-cell office:value-type="float" office:value="0.226636363636" calcext:value-type="float">
            <text:p>0.2266363636</text:p>
          </table:table-cell>
          <table:table-cell office:value-type="float" office:value="9312.03387045" calcext:value-type="float">
            <text:p>9312.03387045</text:p>
          </table:table-cell>
        </table:table-row>
        <table:table-row table:style-name="ro1">
          <table:table-cell office:value-type="float" office:value="0.228272727273" calcext:value-type="float">
            <text:p>0.2282727273</text:p>
          </table:table-cell>
          <table:table-cell office:value-type="float" office:value="9293.41603939" calcext:value-type="float">
            <text:p>9293.41603939</text:p>
          </table:table-cell>
        </table:table-row>
        <table:table-row table:style-name="ro1">
          <table:table-cell office:value-type="float" office:value="0.229909090909" calcext:value-type="float">
            <text:p>0.2299090909</text:p>
          </table:table-cell>
          <table:table-cell office:value-type="float" office:value="9274.41551633" calcext:value-type="float">
            <text:p>9274.41551633</text:p>
          </table:table-cell>
        </table:table-row>
        <table:table-row table:style-name="ro1">
          <table:table-cell office:value-type="float" office:value="0.231545454545" calcext:value-type="float">
            <text:p>0.2315454545</text:p>
          </table:table-cell>
          <table:table-cell office:value-type="float" office:value="9255.05339337" calcext:value-type="float">
            <text:p>9255.05339337</text:p>
          </table:table-cell>
        </table:table-row>
        <table:table-row table:style-name="ro1">
          <table:table-cell office:value-type="float" office:value="0.233181818182" calcext:value-type="float">
            <text:p>0.2331818182</text:p>
          </table:table-cell>
          <table:table-cell office:value-type="float" office:value="9235.47846663" calcext:value-type="float">
            <text:p>9235.47846663</text:p>
          </table:table-cell>
        </table:table-row>
        <table:table-row table:style-name="ro1">
          <table:table-cell office:value-type="float" office:value="0.234818181818" calcext:value-type="float">
            <text:p>0.2348181818</text:p>
          </table:table-cell>
          <table:table-cell office:value-type="float" office:value="9215.8584046" calcext:value-type="float">
            <text:p>9215.8584046</text:p>
          </table:table-cell>
        </table:table-row>
        <table:table-row table:style-name="ro1">
          <table:table-cell office:value-type="float" office:value="0.236454545455" calcext:value-type="float">
            <text:p>0.2364545455</text:p>
          </table:table-cell>
          <table:table-cell office:value-type="float" office:value="9196.27412918" calcext:value-type="float">
            <text:p>9196.27412918</text:p>
          </table:table-cell>
        </table:table-row>
        <table:table-row table:style-name="ro1">
          <table:table-cell office:value-type="float" office:value="0.238090909091" calcext:value-type="float">
            <text:p>0.2380909091</text:p>
          </table:table-cell>
          <table:table-cell office:value-type="float" office:value="9176.80963495" calcext:value-type="float">
            <text:p>9176.80963495</text:p>
          </table:table-cell>
        </table:table-row>
        <table:table-row table:style-name="ro1">
          <table:table-cell office:value-type="float" office:value="0.239727272727" calcext:value-type="float">
            <text:p>0.2397272727</text:p>
          </table:table-cell>
          <table:table-cell office:value-type="float" office:value="9157.47851913" calcext:value-type="float">
            <text:p>9157.47851913</text:p>
          </table:table-cell>
        </table:table-row>
        <table:table-row table:style-name="ro1">
          <table:table-cell office:value-type="float" office:value="0.241363636364" calcext:value-type="float">
            <text:p>0.2413636364</text:p>
          </table:table-cell>
          <table:table-cell office:value-type="float" office:value="9138.32260464" calcext:value-type="float">
            <text:p>9138.32260464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9119.3336258" calcext:value-type="float">
            <text:p>9119.3336258</text:p>
          </table:table-cell>
        </table:table-row>
        <table:table-row table:style-name="ro1">
          <table:table-cell office:value-type="float" office:value="0.244636363636" calcext:value-type="float">
            <text:p>0.2446363636</text:p>
          </table:table-cell>
          <table:table-cell office:value-type="float" office:value="9100.54191142" calcext:value-type="float">
            <text:p>9100.54191142</text:p>
          </table:table-cell>
        </table:table-row>
        <table:table-row table:style-name="ro1">
          <table:table-cell office:value-type="float" office:value="0.246272727273" calcext:value-type="float">
            <text:p>0.2462727273</text:p>
          </table:table-cell>
          <table:table-cell office:value-type="float" office:value="9081.93447389" calcext:value-type="float">
            <text:p>9081.93447389</text:p>
          </table:table-cell>
        </table:table-row>
        <table:table-row table:style-name="ro1">
          <table:table-cell office:value-type="float" office:value="0.247909090909" calcext:value-type="float">
            <text:p>0.2479090909</text:p>
          </table:table-cell>
          <table:table-cell office:value-type="float" office:value="9063.54179198" calcext:value-type="float">
            <text:p>9063.54179198</text:p>
          </table:table-cell>
        </table:table-row>
        <table:table-row table:style-name="ro1">
          <table:table-cell office:value-type="float" office:value="0.249545454545" calcext:value-type="float">
            <text:p>0.2495454545</text:p>
          </table:table-cell>
          <table:table-cell office:value-type="float" office:value="9045.3597543" calcext:value-type="float">
            <text:p>9045.35975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037.31507057" calcext:value-type="float">
            <text:p>9037.31507057</text:p>
          </table:table-cell>
        </table:table-row>
        <table:table-row table:style-name="ro1">
          <table:table-cell office:value-type="float" office:value="0.251636363636" calcext:value-type="float">
            <text:p>0.2516363636</text:p>
          </table:table-cell>
          <table:table-cell office:value-type="float" office:value="9019.82963271" calcext:value-type="float">
            <text:p>9019.82963271</text:p>
          </table:table-cell>
        </table:table-row>
        <table:table-row table:style-name="ro1">
          <table:table-cell office:value-type="float" office:value="0.253272727273" calcext:value-type="float">
            <text:p>0.2532727273</text:p>
          </table:table-cell>
          <table:table-cell office:value-type="float" office:value="6134.38623186" calcext:value-type="float">
            <text:p>6134.38623186</text:p>
          </table:table-cell>
        </table:table-row>
        <table:table-row table:style-name="ro1">
          <table:table-cell office:value-type="float" office:value="0.254909090909" calcext:value-type="float">
            <text:p>0.2549090909</text:p>
          </table:table-cell>
          <table:table-cell office:value-type="float" office:value="6200.95101186" calcext:value-type="float">
            <text:p>6200.95101186</text:p>
          </table:table-cell>
        </table:table-row>
        <table:table-row table:style-name="ro1">
          <table:table-cell office:value-type="float" office:value="0.256545454545" calcext:value-type="float">
            <text:p>0.2565454545</text:p>
          </table:table-cell>
          <table:table-cell office:value-type="float" office:value="6272.44708444" calcext:value-type="float">
            <text:p>6272.44708444</text:p>
          </table:table-cell>
        </table:table-row>
        <table:table-row table:style-name="ro1">
          <table:table-cell office:value-type="float" office:value="0.258181818182" calcext:value-type="float">
            <text:p>0.2581818182</text:p>
          </table:table-cell>
          <table:table-cell office:value-type="float" office:value="6345.90561954" calcext:value-type="float">
            <text:p>6345.90561954</text:p>
          </table:table-cell>
        </table:table-row>
        <table:table-row table:style-name="ro1">
          <table:table-cell office:value-type="float" office:value="0.259818181818" calcext:value-type="float">
            <text:p>0.2598181818</text:p>
          </table:table-cell>
          <table:table-cell office:value-type="float" office:value="6419.16207965" calcext:value-type="float">
            <text:p>6419.16207965</text:p>
          </table:table-cell>
        </table:table-row>
        <table:table-row table:style-name="ro1">
          <table:table-cell office:value-type="float" office:value="0.261454545455" calcext:value-type="float">
            <text:p>0.2614545455</text:p>
          </table:table-cell>
          <table:table-cell office:value-type="float" office:value="6491.2386842" calcext:value-type="float">
            <text:p>6491.2386842</text:p>
          </table:table-cell>
        </table:table-row>
        <table:table-row table:style-name="ro1">
          <table:table-cell office:value-type="float" office:value="0.263090909091" calcext:value-type="float">
            <text:p>0.2630909091</text:p>
          </table:table-cell>
          <table:table-cell office:value-type="float" office:value="6561.81215384" calcext:value-type="float">
            <text:p>6561.81215384</text:p>
          </table:table-cell>
        </table:table-row>
        <table:table-row table:style-name="ro1">
          <table:table-cell office:value-type="float" office:value="0.264727272727" calcext:value-type="float">
            <text:p>0.2647272727</text:p>
          </table:table-cell>
          <table:table-cell office:value-type="float" office:value="6630.86035013" calcext:value-type="float">
            <text:p>6630.86035013</text:p>
          </table:table-cell>
        </table:table-row>
        <table:table-row table:style-name="ro1">
          <table:table-cell office:value-type="float" office:value="0.266363636364" calcext:value-type="float">
            <text:p>0.2663636364</text:p>
          </table:table-cell>
          <table:table-cell office:value-type="float" office:value="6698.44793997" calcext:value-type="float">
            <text:p>6698.4479399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6764.61009779" calcext:value-type="float">
            <text:p>6764.61009779</text:p>
          </table:table-cell>
        </table:table-row>
        <table:table-row table:style-name="ro1">
          <table:table-cell office:value-type="float" office:value="0.269636363636" calcext:value-type="float">
            <text:p>0.2696363636</text:p>
          </table:table-cell>
          <table:table-cell office:value-type="float" office:value="6829.30118019" calcext:value-type="float">
            <text:p>6829.30118019</text:p>
          </table:table-cell>
        </table:table-row>
        <table:table-row table:style-name="ro1">
          <table:table-cell office:value-type="float" office:value="0.271272727273" calcext:value-type="float">
            <text:p>0.2712727273</text:p>
          </table:table-cell>
          <table:table-cell office:value-type="float" office:value="6892.41843069" calcext:value-type="float">
            <text:p>6892.41843069</text:p>
          </table:table-cell>
        </table:table-row>
        <table:table-row table:style-name="ro1">
          <table:table-cell office:value-type="float" office:value="0.272909090909" calcext:value-type="float">
            <text:p>0.2729090909</text:p>
          </table:table-cell>
          <table:table-cell office:value-type="float" office:value="6953.84213942" calcext:value-type="float">
            <text:p>6953.84213942</text:p>
          </table:table-cell>
        </table:table-row>
        <table:table-row table:style-name="ro1">
          <table:table-cell office:value-type="float" office:value="0.274545454545" calcext:value-type="float">
            <text:p>0.2745454545</text:p>
          </table:table-cell>
          <table:table-cell office:value-type="float" office:value="7013.47279503" calcext:value-type="float">
            <text:p>7013.4727950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7026.07374151" calcext:value-type="float">
            <text:p>7026.07374151</text:p>
          </table:table-cell>
        </table:table-row>
        <table:table-row table:style-name="ro1">
          <table:table-cell office:value-type="float" office:value="0.276636363636" calcext:value-type="float">
            <text:p>0.2766363636</text:p>
          </table:table-cell>
          <table:table-cell office:value-type="float" office:value="7085.17618251" calcext:value-type="float">
            <text:p>7085.17618251</text:p>
          </table:table-cell>
        </table:table-row>
        <table:table-row table:style-name="ro1">
          <table:table-cell office:value-type="float" office:value="0.278272727273" calcext:value-type="float">
            <text:p>0.2782727273</text:p>
          </table:table-cell>
          <table:table-cell office:value-type="float" office:value="7141.45964055" calcext:value-type="float">
            <text:p>7141.45964055</text:p>
          </table:table-cell>
        </table:table-row>
        <table:table-row table:style-name="ro1">
          <table:table-cell office:value-type="float" office:value="0.279909090909" calcext:value-type="float">
            <text:p>0.2799090909</text:p>
          </table:table-cell>
          <table:table-cell office:value-type="float" office:value="7195.09072471" calcext:value-type="float">
            <text:p>7195.09072471</text:p>
          </table:table-cell>
        </table:table-row>
        <table:table-row table:style-name="ro1">
          <table:table-cell office:value-type="float" office:value="0.281545454545" calcext:value-type="float">
            <text:p>0.2815454545</text:p>
          </table:table-cell>
          <table:table-cell office:value-type="float" office:value="7246.47353264" calcext:value-type="float">
            <text:p>7246.47353264</text:p>
          </table:table-cell>
        </table:table-row>
        <table:table-row table:style-name="ro1">
          <table:table-cell office:value-type="float" office:value="0.283181818182" calcext:value-type="float">
            <text:p>0.2831818182</text:p>
          </table:table-cell>
          <table:table-cell office:value-type="float" office:value="7295.76276146" calcext:value-type="float">
            <text:p>7295.76276146</text:p>
          </table:table-cell>
        </table:table-row>
        <table:table-row table:style-name="ro1">
          <table:table-cell office:value-type="float" office:value="0.284818181818" calcext:value-type="float">
            <text:p>0.2848181818</text:p>
          </table:table-cell>
          <table:table-cell office:value-type="float" office:value="7343.0131925" calcext:value-type="float">
            <text:p>7343.0131925</text:p>
          </table:table-cell>
        </table:table-row>
        <table:table-row table:style-name="ro1">
          <table:table-cell office:value-type="float" office:value="0.286454545455" calcext:value-type="float">
            <text:p>0.2864545455</text:p>
          </table:table-cell>
          <table:table-cell office:value-type="float" office:value="7388.2659788" calcext:value-type="float">
            <text:p>7388.2659788</text:p>
          </table:table-cell>
        </table:table-row>
        <table:table-row table:style-name="ro1">
          <table:table-cell office:value-type="float" office:value="0.288090909091" calcext:value-type="float">
            <text:p>0.2880909091</text:p>
          </table:table-cell>
          <table:table-cell office:value-type="float" office:value="7431.58480295" calcext:value-type="float">
            <text:p>7431.58480295</text:p>
          </table:table-cell>
        </table:table-row>
        <table:table-row table:style-name="ro1">
          <table:table-cell office:value-type="float" office:value="0.289727272727" calcext:value-type="float">
            <text:p>0.2897272727</text:p>
          </table:table-cell>
          <table:table-cell office:value-type="float" office:value="7473.06165558" calcext:value-type="float">
            <text:p>7473.06165558</text:p>
          </table:table-cell>
        </table:table-row>
        <table:table-row table:style-name="ro1">
          <table:table-cell office:value-type="float" office:value="0.291363636364" calcext:value-type="float">
            <text:p>0.2913636364</text:p>
          </table:table-cell>
          <table:table-cell office:value-type="float" office:value="7512.74934324" calcext:value-type="float">
            <text:p>7512.74934324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7550.55149513" calcext:value-type="float">
            <text:p>7550.55149513</text:p>
          </table:table-cell>
        </table:table-row>
        <table:table-row table:style-name="ro1">
          <table:table-cell office:value-type="float" office:value="0.294636363636" calcext:value-type="float">
            <text:p>0.2946363636</text:p>
          </table:table-cell>
          <table:table-cell office:value-type="float" office:value="7586.25734748" calcext:value-type="float">
            <text:p>7586.25734748</text:p>
          </table:table-cell>
        </table:table-row>
        <table:table-row table:style-name="ro1">
          <table:table-cell office:value-type="float" office:value="0.296272727273" calcext:value-type="float">
            <text:p>0.2962727273</text:p>
          </table:table-cell>
          <table:table-cell office:value-type="float" office:value="7619.74383175" calcext:value-type="float">
            <text:p>7619.74383175</text:p>
          </table:table-cell>
        </table:table-row>
        <table:table-row table:style-name="ro1">
          <table:table-cell office:value-type="float" office:value="0.297909090909" calcext:value-type="float">
            <text:p>0.2979090909</text:p>
          </table:table-cell>
          <table:table-cell office:value-type="float" office:value="7651.05788715" calcext:value-type="float">
            <text:p>7651.05788715</text:p>
          </table:table-cell>
        </table:table-row>
        <table:table-row table:style-name="ro1">
          <table:table-cell office:value-type="float" office:value="0.299545454545" calcext:value-type="float">
            <text:p>0.2995454545</text:p>
          </table:table-cell>
          <table:table-cell office:value-type="float" office:value="7680.34479845" calcext:value-type="float">
            <text:p>7680.3447984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85.54787909" calcext:value-type="float">
            <text:p>7685.54787909</text:p>
          </table:table-cell>
        </table:table-row>
        <table:table-row table:style-name="ro1">
          <table:table-cell office:value-type="float" office:value="0.301636363636" calcext:value-type="float">
            <text:p>0.3016363636</text:p>
          </table:table-cell>
          <table:table-cell office:value-type="float" office:value="7713.80208462" calcext:value-type="float">
            <text:p>7713.80208462</text:p>
          </table:table-cell>
        </table:table-row>
        <table:table-row table:style-name="ro1">
          <table:table-cell office:value-type="float" office:value="0.303272727273" calcext:value-type="float">
            <text:p>0.3032727273</text:p>
          </table:table-cell>
          <table:table-cell office:value-type="float" office:value="7739.35000059" calcext:value-type="float">
            <text:p>7739.35000059</text:p>
          </table:table-cell>
        </table:table-row>
        <table:table-row table:style-name="ro1">
          <table:table-cell office:value-type="float" office:value="0.304909090909" calcext:value-type="float">
            <text:p>0.3049090909</text:p>
          </table:table-cell>
          <table:table-cell office:value-type="float" office:value="7762.50328752" calcext:value-type="float">
            <text:p>7762.50328752</text:p>
          </table:table-cell>
        </table:table-row>
        <table:table-row table:style-name="ro1">
          <table:table-cell office:value-type="float" office:value="0.306545454545" calcext:value-type="float">
            <text:p>0.3065454545</text:p>
          </table:table-cell>
          <table:table-cell office:value-type="float" office:value="7783.60153485" calcext:value-type="float">
            <text:p>7783.60153485</text:p>
          </table:table-cell>
        </table:table-row>
        <table:table-row table:style-name="ro1">
          <table:table-cell office:value-type="float" office:value="0.308181818182" calcext:value-type="float">
            <text:p>0.3081818182</text:p>
          </table:table-cell>
          <table:table-cell office:value-type="float" office:value="7802.77227862" calcext:value-type="float">
            <text:p>7802.77227862</text:p>
          </table:table-cell>
        </table:table-row>
        <table:table-row table:style-name="ro1">
          <table:table-cell office:value-type="float" office:value="0.309818181818" calcext:value-type="float">
            <text:p>0.3098181818</text:p>
          </table:table-cell>
          <table:table-cell office:value-type="float" office:value="7820.06723183" calcext:value-type="float">
            <text:p>7820.06723183</text:p>
          </table:table-cell>
        </table:table-row>
        <table:table-row table:style-name="ro1">
          <table:table-cell office:value-type="float" office:value="0.311454545455" calcext:value-type="float">
            <text:p>0.3114545455</text:p>
          </table:table-cell>
          <table:table-cell office:value-type="float" office:value="7835.53689087" calcext:value-type="float">
            <text:p>7835.53689087</text:p>
          </table:table-cell>
        </table:table-row>
        <table:table-row table:style-name="ro1">
          <table:table-cell office:value-type="float" office:value="0.313090909091" calcext:value-type="float">
            <text:p>0.3130909091</text:p>
          </table:table-cell>
          <table:table-cell office:value-type="float" office:value="7849.24228597" calcext:value-type="float">
            <text:p>7849.24228597</text:p>
          </table:table-cell>
        </table:table-row>
        <table:table-row table:style-name="ro1">
          <table:table-cell office:value-type="float" office:value="0.314727272727" calcext:value-type="float">
            <text:p>0.3147272727</text:p>
          </table:table-cell>
          <table:table-cell office:value-type="float" office:value="7861.23270425" calcext:value-type="float">
            <text:p>7861.23270425</text:p>
          </table:table-cell>
        </table:table-row>
        <table:table-row table:style-name="ro1">
          <table:table-cell office:value-type="float" office:value="0.316363636364" calcext:value-type="float">
            <text:p>0.3163636364</text:p>
          </table:table-cell>
          <table:table-cell office:value-type="float" office:value="7871.55053835" calcext:value-type="float">
            <text:p>7871.5505383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7880.24222014" calcext:value-type="float">
            <text:p>7880.24222014</text:p>
          </table:table-cell>
        </table:table-row>
        <table:table-row table:style-name="ro1">
          <table:table-cell office:value-type="float" office:value="0.319636363636" calcext:value-type="float">
            <text:p>0.3196363636</text:p>
          </table:table-cell>
          <table:table-cell office:value-type="float" office:value="7887.36632033" calcext:value-type="float">
            <text:p>7887.36632033</text:p>
          </table:table-cell>
        </table:table-row>
        <table:table-row table:style-name="ro1">
          <table:table-cell office:value-type="float" office:value="0.321272727273" calcext:value-type="float">
            <text:p>0.3212727273</text:p>
          </table:table-cell>
          <table:table-cell office:value-type="float" office:value="7892.98190152" calcext:value-type="float">
            <text:p>7892.98190152</text:p>
          </table:table-cell>
        </table:table-row>
        <table:table-row table:style-name="ro1">
          <table:table-cell office:value-type="float" office:value="0.322909090909" calcext:value-type="float">
            <text:p>0.3229090909</text:p>
          </table:table-cell>
          <table:table-cell office:value-type="float" office:value="7897.14792724" calcext:value-type="float">
            <text:p>7897.14792724</text:p>
          </table:table-cell>
        </table:table-row>
        <table:table-row table:style-name="ro1">
          <table:table-cell office:value-type="float" office:value="0.324545454545" calcext:value-type="float">
            <text:p>0.3245454545</text:p>
          </table:table-cell>
          <table:table-cell office:value-type="float" office:value="7899.9519179" calcext:value-type="float">
            <text:p>7899.951917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7899.28669073" calcext:value-type="float">
            <text:p>7899.28669073</text:p>
          </table:table-cell>
        </table:table-row>
        <table:table-row table:style-name="ro1">
          <table:table-cell office:value-type="float" office:value="0.326636363636" calcext:value-type="float">
            <text:p>0.3266363636</text:p>
          </table:table-cell>
          <table:table-cell office:value-type="float" office:value="7901.16477291" calcext:value-type="float">
            <text:p>7901.16477291</text:p>
          </table:table-cell>
        </table:table-row>
        <table:table-row table:style-name="ro1">
          <table:table-cell office:value-type="float" office:value="0.328272727273" calcext:value-type="float">
            <text:p>0.3282727273</text:p>
          </table:table-cell>
          <table:table-cell office:value-type="float" office:value="7901.50080823" calcext:value-type="float">
            <text:p>7901.50080823</text:p>
          </table:table-cell>
        </table:table-row>
        <table:table-row table:style-name="ro1">
          <table:table-cell office:value-type="float" office:value="0.329909090909" calcext:value-type="float">
            <text:p>0.3299090909</text:p>
          </table:table-cell>
          <table:table-cell office:value-type="float" office:value="7900.61170813" calcext:value-type="float">
            <text:p>7900.61170813</text:p>
          </table:table-cell>
        </table:table-row>
        <table:table-row table:style-name="ro1">
          <table:table-cell office:value-type="float" office:value="0.331545454545" calcext:value-type="float">
            <text:p>0.3315454545</text:p>
          </table:table-cell>
          <table:table-cell office:value-type="float" office:value="7898.71492724" calcext:value-type="float">
            <text:p>7898.71492724</text:p>
          </table:table-cell>
        </table:table-row>
        <table:table-row table:style-name="ro1">
          <table:table-cell office:value-type="float" office:value="0.333181818182" calcext:value-type="float">
            <text:p>0.3331818182</text:p>
          </table:table-cell>
          <table:table-cell office:value-type="float" office:value="7895.92394341" calcext:value-type="float">
            <text:p>7895.92394341</text:p>
          </table:table-cell>
        </table:table-row>
        <table:table-row table:style-name="ro1">
          <table:table-cell office:value-type="float" office:value="0.334818181818" calcext:value-type="float">
            <text:p>0.3348181818</text:p>
          </table:table-cell>
          <table:table-cell office:value-type="float" office:value="7892.30453987" calcext:value-type="float">
            <text:p>7892.30453987</text:p>
          </table:table-cell>
        </table:table-row>
        <table:table-row table:style-name="ro1">
          <table:table-cell office:value-type="float" office:value="0.336454545455" calcext:value-type="float">
            <text:p>0.3364545455</text:p>
          </table:table-cell>
          <table:table-cell office:value-type="float" office:value="7887.95657141" calcext:value-type="float">
            <text:p>7887.95657141</text:p>
          </table:table-cell>
        </table:table-row>
        <table:table-row table:style-name="ro1">
          <table:table-cell office:value-type="float" office:value="0.338090909091" calcext:value-type="float">
            <text:p>0.3380909091</text:p>
          </table:table-cell>
          <table:table-cell office:value-type="float" office:value="7883.02764946" calcext:value-type="float">
            <text:p>7883.02764946</text:p>
          </table:table-cell>
        </table:table-row>
        <table:table-row table:style-name="ro1">
          <table:table-cell office:value-type="float" office:value="0.339727272727" calcext:value-type="float">
            <text:p>0.3397272727</text:p>
          </table:table-cell>
          <table:table-cell office:value-type="float" office:value="7877.72994837" calcext:value-type="float">
            <text:p>7877.72994837</text:p>
          </table:table-cell>
        </table:table-row>
        <table:table-row table:style-name="ro1">
          <table:table-cell office:value-type="float" office:value="0.341363636364" calcext:value-type="float">
            <text:p>0.3413636364</text:p>
          </table:table-cell>
          <table:table-cell office:value-type="float" office:value="7872.35235886" calcext:value-type="float">
            <text:p>7872.35235886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7866.93003548" calcext:value-type="float">
            <text:p>7866.93003548</text:p>
          </table:table-cell>
        </table:table-row>
        <table:table-row table:style-name="ro1">
          <table:table-cell office:value-type="float" office:value="0.344636363636" calcext:value-type="float">
            <text:p>0.3446363636</text:p>
          </table:table-cell>
          <table:table-cell office:value-type="float" office:value="7861.30231787" calcext:value-type="float">
            <text:p>7861.30231787</text:p>
          </table:table-cell>
        </table:table-row>
        <table:table-row table:style-name="ro1">
          <table:table-cell office:value-type="float" office:value="0.346272727273" calcext:value-type="float">
            <text:p>0.3462727273</text:p>
          </table:table-cell>
          <table:table-cell office:value-type="float" office:value="7855.62077237" calcext:value-type="float">
            <text:p>7855.62077237</text:p>
          </table:table-cell>
        </table:table-row>
        <table:table-row table:style-name="ro1">
          <table:table-cell office:value-type="float" office:value="0.347909090909" calcext:value-type="float">
            <text:p>0.3479090909</text:p>
          </table:table-cell>
          <table:table-cell office:value-type="float" office:value="7851.02740935" calcext:value-type="float">
            <text:p>7851.02740935</text:p>
          </table:table-cell>
        </table:table-row>
        <table:table-row table:style-name="ro1">
          <table:table-cell office:value-type="float" office:value="0.349545454545" calcext:value-type="float">
            <text:p>0.3495454545</text:p>
          </table:table-cell>
          <table:table-cell office:value-type="float" office:value="7849.09710398" calcext:value-type="float">
            <text:p>7849.0971039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849.38433856" calcext:value-type="float">
            <text:p>7849.38433856</text:p>
          </table:table-cell>
        </table:table-row>
        <table:table-row table:style-name="ro1">
          <table:table-cell office:value-type="float" office:value="0.351636363636" calcext:value-type="float">
            <text:p>0.3516363636</text:p>
          </table:table-cell>
          <table:table-cell office:value-type="float" office:value="7851.94876753" calcext:value-type="float">
            <text:p>7851.94876753</text:p>
          </table:table-cell>
        </table:table-row>
        <table:table-row table:style-name="ro1">
          <table:table-cell office:value-type="float" office:value="0.353272727273" calcext:value-type="float">
            <text:p>0.3532727273</text:p>
          </table:table-cell>
          <table:table-cell office:value-type="float" office:value="7861.11325465" calcext:value-type="float">
            <text:p>7861.11325465</text:p>
          </table:table-cell>
        </table:table-row>
        <table:table-row table:style-name="ro1">
          <table:table-cell office:value-type="float" office:value="0.354909090909" calcext:value-type="float">
            <text:p>0.3549090909</text:p>
          </table:table-cell>
          <table:table-cell office:value-type="float" office:value="7876.76712236" calcext:value-type="float">
            <text:p>7876.76712236</text:p>
          </table:table-cell>
        </table:table-row>
        <table:table-row table:style-name="ro1">
          <table:table-cell office:value-type="float" office:value="0.356545454545" calcext:value-type="float">
            <text:p>0.3565454545</text:p>
          </table:table-cell>
          <table:table-cell office:value-type="float" office:value="7898.95503898" calcext:value-type="float">
            <text:p>7898.95503898</text:p>
          </table:table-cell>
        </table:table-row>
        <table:table-row table:style-name="ro1">
          <table:table-cell office:value-type="float" office:value="0.358181818182" calcext:value-type="float">
            <text:p>0.3581818182</text:p>
          </table:table-cell>
          <table:table-cell office:value-type="float" office:value="7927.99429146" calcext:value-type="float">
            <text:p>7927.99429146</text:p>
          </table:table-cell>
        </table:table-row>
        <table:table-row table:style-name="ro1">
          <table:table-cell office:value-type="float" office:value="0.359818181818" calcext:value-type="float">
            <text:p>0.3598181818</text:p>
          </table:table-cell>
          <table:table-cell office:value-type="float" office:value="7964.34053707" calcext:value-type="float">
            <text:p>7964.34053707</text:p>
          </table:table-cell>
        </table:table-row>
        <table:table-row table:style-name="ro1">
          <table:table-cell office:value-type="float" office:value="0.361454545455" calcext:value-type="float">
            <text:p>0.3614545455</text:p>
          </table:table-cell>
          <table:table-cell office:value-type="float" office:value="8008.40426407" calcext:value-type="float">
            <text:p>8008.40426407</text:p>
          </table:table-cell>
        </table:table-row>
        <table:table-row table:style-name="ro1">
          <table:table-cell office:value-type="float" office:value="0.363090909091" calcext:value-type="float">
            <text:p>0.3630909091</text:p>
          </table:table-cell>
          <table:table-cell office:value-type="float" office:value="8060.55061396" calcext:value-type="float">
            <text:p>8060.55061396</text:p>
          </table:table-cell>
        </table:table-row>
        <table:table-row table:style-name="ro1">
          <table:table-cell office:value-type="float" office:value="0.364727272727" calcext:value-type="float">
            <text:p>0.3647272727</text:p>
          </table:table-cell>
          <table:table-cell office:value-type="float" office:value="8121.12257958" calcext:value-type="float">
            <text:p>8121.12257958</text:p>
          </table:table-cell>
        </table:table-row>
        <table:table-row table:style-name="ro1">
          <table:table-cell office:value-type="float" office:value="0.366363636364" calcext:value-type="float">
            <text:p>0.3663636364</text:p>
          </table:table-cell>
          <table:table-cell office:value-type="float" office:value="8190.46062956" calcext:value-type="float">
            <text:p>8190.46062956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8268.71234419" calcext:value-type="float">
            <text:p>8268.71234419</text:p>
          </table:table-cell>
        </table:table-row>
        <table:table-row table:style-name="ro1">
          <table:table-cell office:value-type="float" office:value="0.369636363636" calcext:value-type="float">
            <text:p>0.3696363636</text:p>
          </table:table-cell>
          <table:table-cell office:value-type="float" office:value="8355.93937063" calcext:value-type="float">
            <text:p>8355.93937063</text:p>
          </table:table-cell>
        </table:table-row>
        <table:table-row table:style-name="ro1">
          <table:table-cell office:value-type="float" office:value="0.371272727273" calcext:value-type="float">
            <text:p>0.3712727273</text:p>
          </table:table-cell>
          <table:table-cell office:value-type="float" office:value="8452.07002409" calcext:value-type="float">
            <text:p>8452.07002409</text:p>
          </table:table-cell>
        </table:table-row>
        <table:table-row table:style-name="ro1">
          <table:table-cell office:value-type="float" office:value="0.372909090909" calcext:value-type="float">
            <text:p>0.3729090909</text:p>
          </table:table-cell>
          <table:table-cell office:value-type="float" office:value="8557.15284981" calcext:value-type="float">
            <text:p>8557.15284981</text:p>
          </table:table-cell>
        </table:table-row>
        <table:table-row table:style-name="ro1">
          <table:table-cell office:value-type="float" office:value="0.374545454545" calcext:value-type="float">
            <text:p>0.3745454545</text:p>
          </table:table-cell>
          <table:table-cell office:value-type="float" office:value="8671.05238533" calcext:value-type="float">
            <text:p>8671.052385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8709.66878839" calcext:value-type="float">
            <text:p>8709.66878839</text:p>
          </table:table-cell>
        </table:table-row>
        <table:table-row table:style-name="ro1">
          <table:table-cell office:value-type="float" office:value="0.376636363636" calcext:value-type="float">
            <text:p>0.3766363636</text:p>
          </table:table-cell>
          <table:table-cell office:value-type="float" office:value="8823.3721012" calcext:value-type="float">
            <text:p>8823.3721012</text:p>
          </table:table-cell>
        </table:table-row>
        <table:table-row table:style-name="ro1">
          <table:table-cell office:value-type="float" office:value="0.378272727273" calcext:value-type="float">
            <text:p>0.3782727273</text:p>
          </table:table-cell>
          <table:table-cell office:value-type="float" office:value="8956.52729654" calcext:value-type="float">
            <text:p>8956.52729654</text:p>
          </table:table-cell>
        </table:table-row>
        <table:table-row table:style-name="ro1">
          <table:table-cell office:value-type="float" office:value="0.379909090909" calcext:value-type="float">
            <text:p>0.3799090909</text:p>
          </table:table-cell>
          <table:table-cell office:value-type="float" office:value="9100.60594449" calcext:value-type="float">
            <text:p>9100.60594449</text:p>
          </table:table-cell>
        </table:table-row>
        <table:table-row table:style-name="ro1">
          <table:table-cell office:value-type="float" office:value="0.381545454545" calcext:value-type="float">
            <text:p>0.3815454545</text:p>
          </table:table-cell>
          <table:table-cell office:value-type="float" office:value="9251.83715318" calcext:value-type="float">
            <text:p>9251.83715318</text:p>
          </table:table-cell>
        </table:table-row>
        <table:table-row table:style-name="ro1">
          <table:table-cell office:value-type="float" office:value="0.383181818182" calcext:value-type="float">
            <text:p>0.3831818182</text:p>
          </table:table-cell>
          <table:table-cell office:value-type="float" office:value="9409.51364622" calcext:value-type="float">
            <text:p>9409.51364622</text:p>
          </table:table-cell>
        </table:table-row>
        <table:table-row table:style-name="ro1">
          <table:table-cell office:value-type="float" office:value="0.384818181818" calcext:value-type="float">
            <text:p>0.3848181818</text:p>
          </table:table-cell>
          <table:table-cell office:value-type="float" office:value="9573.68778346" calcext:value-type="float">
            <text:p>9573.68778346</text:p>
          </table:table-cell>
        </table:table-row>
        <table:table-row table:style-name="ro1">
          <table:table-cell office:value-type="float" office:value="0.386454545455" calcext:value-type="float">
            <text:p>0.3864545455</text:p>
          </table:table-cell>
          <table:table-cell office:value-type="float" office:value="9744.39661866" calcext:value-type="float">
            <text:p>9744.39661866</text:p>
          </table:table-cell>
        </table:table-row>
        <table:table-row table:style-name="ro1">
          <table:table-cell office:value-type="float" office:value="0.388090909091" calcext:value-type="float">
            <text:p>0.3880909091</text:p>
          </table:table-cell>
          <table:table-cell office:value-type="float" office:value="9921.43808693" calcext:value-type="float">
            <text:p>9921.43808693</text:p>
          </table:table-cell>
        </table:table-row>
        <table:table-row table:style-name="ro1">
          <table:table-cell office:value-type="float" office:value="0.389727272727" calcext:value-type="float">
            <text:p>0.3897272727</text:p>
          </table:table-cell>
          <table:table-cell office:value-type="float" office:value="10104.4989176" calcext:value-type="float">
            <text:p>10104.4989176</text:p>
          </table:table-cell>
        </table:table-row>
        <table:table-row table:style-name="ro1">
          <table:table-cell office:value-type="float" office:value="0.391363636364" calcext:value-type="float">
            <text:p>0.3913636364</text:p>
          </table:table-cell>
          <table:table-cell office:value-type="float" office:value="10293.0721508" calcext:value-type="float">
            <text:p>10293.072150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0486.6889777" calcext:value-type="float">
            <text:p>10486.6889777</text:p>
          </table:table-cell>
        </table:table-row>
        <table:table-row table:style-name="ro1">
          <table:table-cell office:value-type="float" office:value="0.394636363636" calcext:value-type="float">
            <text:p>0.3946363636</text:p>
          </table:table-cell>
          <table:table-cell office:value-type="float" office:value="10684.7671475" calcext:value-type="float">
            <text:p>10684.7671475</text:p>
          </table:table-cell>
        </table:table-row>
        <table:table-row table:style-name="ro1">
          <table:table-cell office:value-type="float" office:value="0.396272727273" calcext:value-type="float">
            <text:p>0.3962727273</text:p>
          </table:table-cell>
          <table:table-cell office:value-type="float" office:value="10886.8742621" calcext:value-type="float">
            <text:p>10886.8742621</text:p>
          </table:table-cell>
        </table:table-row>
        <table:table-row table:style-name="ro1">
          <table:table-cell office:value-type="float" office:value="0.397909090909" calcext:value-type="float">
            <text:p>0.3979090909</text:p>
          </table:table-cell>
          <table:table-cell office:value-type="float" office:value="11092.4967205" calcext:value-type="float">
            <text:p>11092.4967205</text:p>
          </table:table-cell>
        </table:table-row>
        <table:table-row table:style-name="ro1">
          <table:table-cell office:value-type="float" office:value="0.399545454545" calcext:value-type="float">
            <text:p>0.3995454545</text:p>
          </table:table-cell>
          <table:table-cell office:value-type="float" office:value="11301.2679467" calcext:value-type="float">
            <text:p>11301.26794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365.6199149" calcext:value-type="float">
            <text:p>11365.6199149</text:p>
          </table:table-cell>
        </table:table-row>
        <table:table-row table:style-name="ro1">
          <table:table-cell office:value-type="float" office:value="0.401636363636" calcext:value-type="float">
            <text:p>0.4016363636</text:p>
          </table:table-cell>
          <table:table-cell office:value-type="float" office:value="11562.7636463" calcext:value-type="float">
            <text:p>11562.7636463</text:p>
          </table:table-cell>
        </table:table-row>
        <table:table-row table:style-name="ro1">
          <table:table-cell office:value-type="float" office:value="0.403272727273" calcext:value-type="float">
            <text:p>0.4032727273</text:p>
          </table:table-cell>
          <table:table-cell office:value-type="float" office:value="11776.8580575" calcext:value-type="float">
            <text:p>11776.8580575</text:p>
          </table:table-cell>
        </table:table-row>
        <table:table-row table:style-name="ro1">
          <table:table-cell office:value-type="float" office:value="0.404909090909" calcext:value-type="float">
            <text:p>0.4049090909</text:p>
          </table:table-cell>
          <table:table-cell office:value-type="float" office:value="11995.6495658" calcext:value-type="float">
            <text:p>11995.6495658</text:p>
          </table:table-cell>
        </table:table-row>
        <table:table-row table:style-name="ro1">
          <table:table-cell office:value-type="float" office:value="0.406545454545" calcext:value-type="float">
            <text:p>0.4065454545</text:p>
          </table:table-cell>
          <table:table-cell office:value-type="float" office:value="12213.8788963" calcext:value-type="float">
            <text:p>12213.8788963</text:p>
          </table:table-cell>
        </table:table-row>
        <table:table-row table:style-name="ro1">
          <table:table-cell office:value-type="float" office:value="0.408181818182" calcext:value-type="float">
            <text:p>0.4081818182</text:p>
          </table:table-cell>
          <table:table-cell office:value-type="float" office:value="12430.4773577" calcext:value-type="float">
            <text:p>12430.4773577</text:p>
          </table:table-cell>
        </table:table-row>
        <table:table-row table:style-name="ro1">
          <table:table-cell office:value-type="float" office:value="0.409818181818" calcext:value-type="float">
            <text:p>0.4098181818</text:p>
          </table:table-cell>
          <table:table-cell office:value-type="float" office:value="12645.4305876" calcext:value-type="float">
            <text:p>12645.4305876</text:p>
          </table:table-cell>
        </table:table-row>
        <table:table-row table:style-name="ro1">
          <table:table-cell office:value-type="float" office:value="0.411454545455" calcext:value-type="float">
            <text:p>0.4114545455</text:p>
          </table:table-cell>
          <table:table-cell office:value-type="float" office:value="12858.7017125" calcext:value-type="float">
            <text:p>12858.7017125</text:p>
          </table:table-cell>
        </table:table-row>
        <table:table-row table:style-name="ro1">
          <table:table-cell office:value-type="float" office:value="0.413090909091" calcext:value-type="float">
            <text:p>0.4130909091</text:p>
          </table:table-cell>
          <table:table-cell office:value-type="float" office:value="13070.1273256" calcext:value-type="float">
            <text:p>13070.1273256</text:p>
          </table:table-cell>
        </table:table-row>
        <table:table-row table:style-name="ro1">
          <table:table-cell office:value-type="float" office:value="0.414727272727" calcext:value-type="float">
            <text:p>0.4147272727</text:p>
          </table:table-cell>
          <table:table-cell office:value-type="float" office:value="13279.3255666" calcext:value-type="float">
            <text:p>13279.3255666</text:p>
          </table:table-cell>
        </table:table-row>
        <table:table-row table:style-name="ro1">
          <table:table-cell office:value-type="float" office:value="0.416363636364" calcext:value-type="float">
            <text:p>0.4163636364</text:p>
          </table:table-cell>
          <table:table-cell office:value-type="float" office:value="13485.8467577" calcext:value-type="float">
            <text:p>13485.8467577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3689.0337032" calcext:value-type="float">
            <text:p>13689.0337032</text:p>
          </table:table-cell>
        </table:table-row>
        <table:table-row table:style-name="ro1">
          <table:table-cell office:value-type="float" office:value="0.419636363636" calcext:value-type="float">
            <text:p>0.4196363636</text:p>
          </table:table-cell>
          <table:table-cell office:value-type="float" office:value="13888.2894428" calcext:value-type="float">
            <text:p>13888.2894428</text:p>
          </table:table-cell>
        </table:table-row>
        <table:table-row table:style-name="ro1">
          <table:table-cell office:value-type="float" office:value="0.421272727273" calcext:value-type="float">
            <text:p>0.4212727273</text:p>
          </table:table-cell>
          <table:table-cell office:value-type="float" office:value="14082.9004306" calcext:value-type="float">
            <text:p>14082.9004306</text:p>
          </table:table-cell>
        </table:table-row>
        <table:table-row table:style-name="ro1">
          <table:table-cell office:value-type="float" office:value="0.422909090909" calcext:value-type="float">
            <text:p>0.4229090909</text:p>
          </table:table-cell>
          <table:table-cell office:value-type="float" office:value="14272.4293117" calcext:value-type="float">
            <text:p>14272.4293117</text:p>
          </table:table-cell>
        </table:table-row>
        <table:table-row table:style-name="ro1">
          <table:table-cell office:value-type="float" office:value="0.424545454545" calcext:value-type="float">
            <text:p>0.4245454545</text:p>
          </table:table-cell>
          <table:table-cell office:value-type="float" office:value="14456.3709376" calcext:value-type="float">
            <text:p>14456.370937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4508.438401" calcext:value-type="float">
            <text:p>14508.438401</text:p>
          </table:table-cell>
        </table:table-row>
        <table:table-row table:style-name="ro1">
          <table:table-cell office:value-type="float" office:value="0.426636363636" calcext:value-type="float">
            <text:p>0.4266363636</text:p>
          </table:table-cell>
          <table:table-cell office:value-type="float" office:value="14675.5579744" calcext:value-type="float">
            <text:p>14675.5579744</text:p>
          </table:table-cell>
        </table:table-row>
        <table:table-row table:style-name="ro1">
          <table:table-cell office:value-type="float" office:value="0.428272727273" calcext:value-type="float">
            <text:p>0.4282727273</text:p>
          </table:table-cell>
          <table:table-cell office:value-type="float" office:value="14846.3828523" calcext:value-type="float">
            <text:p>14846.3828523</text:p>
          </table:table-cell>
        </table:table-row>
        <table:table-row table:style-name="ro1">
          <table:table-cell office:value-type="float" office:value="0.429909090909" calcext:value-type="float">
            <text:p>0.4299090909</text:p>
          </table:table-cell>
          <table:table-cell office:value-type="float" office:value="15012.4866133" calcext:value-type="float">
            <text:p>15012.4866133</text:p>
          </table:table-cell>
        </table:table-row>
        <table:table-row table:style-name="ro1">
          <table:table-cell office:value-type="float" office:value="0.431545454545" calcext:value-type="float">
            <text:p>0.4315454545</text:p>
          </table:table-cell>
          <table:table-cell office:value-type="float" office:value="15170.5408473" calcext:value-type="float">
            <text:p>15170.5408473</text:p>
          </table:table-cell>
        </table:table-row>
        <table:table-row table:style-name="ro1">
          <table:table-cell office:value-type="float" office:value="0.433181818182" calcext:value-type="float">
            <text:p>0.4331818182</text:p>
          </table:table-cell>
          <table:table-cell office:value-type="float" office:value="15319.936715" calcext:value-type="float">
            <text:p>15319.936715</text:p>
          </table:table-cell>
        </table:table-row>
        <table:table-row table:style-name="ro1">
          <table:table-cell office:value-type="float" office:value="0.434818181818" calcext:value-type="float">
            <text:p>0.4348181818</text:p>
          </table:table-cell>
          <table:table-cell office:value-type="float" office:value="15460.6890818" calcext:value-type="float">
            <text:p>15460.6890818</text:p>
          </table:table-cell>
        </table:table-row>
        <table:table-row table:style-name="ro1">
          <table:table-cell office:value-type="float" office:value="0.436454545455" calcext:value-type="float">
            <text:p>0.4364545455</text:p>
          </table:table-cell>
          <table:table-cell office:value-type="float" office:value="15592.8653228" calcext:value-type="float">
            <text:p>15592.8653228</text:p>
          </table:table-cell>
        </table:table-row>
        <table:table-row table:style-name="ro1">
          <table:table-cell office:value-type="float" office:value="0.438090909091" calcext:value-type="float">
            <text:p>0.4380909091</text:p>
          </table:table-cell>
          <table:table-cell office:value-type="float" office:value="15716.4189287" calcext:value-type="float">
            <text:p>15716.4189287</text:p>
          </table:table-cell>
        </table:table-row>
        <table:table-row table:style-name="ro1">
          <table:table-cell office:value-type="float" office:value="0.439727272727" calcext:value-type="float">
            <text:p>0.4397272727</text:p>
          </table:table-cell>
          <table:table-cell office:value-type="float" office:value="15831.3605766" calcext:value-type="float">
            <text:p>15831.3605766</text:p>
          </table:table-cell>
        </table:table-row>
        <table:table-row table:style-name="ro1">
          <table:table-cell office:value-type="float" office:value="0.441363636364" calcext:value-type="float">
            <text:p>0.4413636364</text:p>
          </table:table-cell>
          <table:table-cell office:value-type="float" office:value="15937.5976943" calcext:value-type="float">
            <text:p>15937.5976943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6035.1232407" calcext:value-type="float">
            <text:p>16035.1232407</text:p>
          </table:table-cell>
        </table:table-row>
        <table:table-row table:style-name="ro1">
          <table:table-cell office:value-type="float" office:value="0.444636363636" calcext:value-type="float">
            <text:p>0.4446363636</text:p>
          </table:table-cell>
          <table:table-cell office:value-type="float" office:value="16123.7951477" calcext:value-type="float">
            <text:p>16123.7951477</text:p>
          </table:table-cell>
        </table:table-row>
        <table:table-row table:style-name="ro1">
          <table:table-cell office:value-type="float" office:value="0.446272727273" calcext:value-type="float">
            <text:p>0.4462727273</text:p>
          </table:table-cell>
          <table:table-cell office:value-type="float" office:value="16203.5896178" calcext:value-type="float">
            <text:p>16203.5896178</text:p>
          </table:table-cell>
        </table:table-row>
        <table:table-row table:style-name="ro1">
          <table:table-cell office:value-type="float" office:value="0.447909090909" calcext:value-type="float">
            <text:p>0.4479090909</text:p>
          </table:table-cell>
          <table:table-cell office:value-type="float" office:value="16274.4492389" calcext:value-type="float">
            <text:p>16274.4492389</text:p>
          </table:table-cell>
        </table:table-row>
        <table:table-row table:style-name="ro1">
          <table:table-cell office:value-type="float" office:value="0.449545454545" calcext:value-type="float">
            <text:p>0.4495454545</text:p>
          </table:table-cell>
          <table:table-cell office:value-type="float" office:value="16336.5619498" calcext:value-type="float">
            <text:p>16336.561949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6351.1122661" calcext:value-type="float">
            <text:p>16351.1122661</text:p>
          </table:table-cell>
        </table:table-row>
        <table:table-row table:style-name="ro1">
          <table:table-cell office:value-type="float" office:value="0.451636363636" calcext:value-type="float">
            <text:p>0.4516363636</text:p>
          </table:table-cell>
          <table:table-cell office:value-type="float" office:value="16400.9132992" calcext:value-type="float">
            <text:p>16400.9132992</text:p>
          </table:table-cell>
        </table:table-row>
        <table:table-row table:style-name="ro1">
          <table:table-cell office:value-type="float" office:value="0.453272727273" calcext:value-type="float">
            <text:p>0.4532727273</text:p>
          </table:table-cell>
          <table:table-cell office:value-type="float" office:value="16444.414754" calcext:value-type="float">
            <text:p>16444.414754</text:p>
          </table:table-cell>
        </table:table-row>
        <table:table-row table:style-name="ro1">
          <table:table-cell office:value-type="float" office:value="0.454909090909" calcext:value-type="float">
            <text:p>0.4549090909</text:p>
          </table:table-cell>
          <table:table-cell office:value-type="float" office:value="16480.2951107" calcext:value-type="float">
            <text:p>16480.2951107</text:p>
          </table:table-cell>
        </table:table-row>
        <table:table-row table:style-name="ro1">
          <table:table-cell office:value-type="float" office:value="0.456545454545" calcext:value-type="float">
            <text:p>0.4565454545</text:p>
          </table:table-cell>
          <table:table-cell office:value-type="float" office:value="16508.4701909" calcext:value-type="float">
            <text:p>16508.4701909</text:p>
          </table:table-cell>
        </table:table-row>
        <table:table-row table:style-name="ro1">
          <table:table-cell office:value-type="float" office:value="0.458181818182" calcext:value-type="float">
            <text:p>0.4581818182</text:p>
          </table:table-cell>
          <table:table-cell office:value-type="float" office:value="16529.489442" calcext:value-type="float">
            <text:p>16529.489442</text:p>
          </table:table-cell>
        </table:table-row>
        <table:table-row table:style-name="ro1">
          <table:table-cell office:value-type="float" office:value="0.459818181818" calcext:value-type="float">
            <text:p>0.4598181818</text:p>
          </table:table-cell>
          <table:table-cell office:value-type="float" office:value="16544.2028878" calcext:value-type="float">
            <text:p>16544.2028878</text:p>
          </table:table-cell>
        </table:table-row>
        <table:table-row table:style-name="ro1">
          <table:table-cell office:value-type="float" office:value="0.461454545455" calcext:value-type="float">
            <text:p>0.4614545455</text:p>
          </table:table-cell>
          <table:table-cell office:value-type="float" office:value="16553.8180025" calcext:value-type="float">
            <text:p>16553.8180025</text:p>
          </table:table-cell>
        </table:table-row>
        <table:table-row table:style-name="ro1">
          <table:table-cell office:value-type="float" office:value="0.463090909091" calcext:value-type="float">
            <text:p>0.4630909091</text:p>
          </table:table-cell>
          <table:table-cell office:value-type="float" office:value="16558.707896" calcext:value-type="float">
            <text:p>16558.707896</text:p>
          </table:table-cell>
        </table:table-row>
        <table:table-row table:style-name="ro1">
          <table:table-cell office:value-type="float" office:value="0.464727272727" calcext:value-type="float">
            <text:p>0.4647272727</text:p>
          </table:table-cell>
          <table:table-cell office:value-type="float" office:value="16558.8605038" calcext:value-type="float">
            <text:p>16558.8605038</text:p>
          </table:table-cell>
        </table:table-row>
        <table:table-row table:style-name="ro1">
          <table:table-cell office:value-type="float" office:value="0.466363636364" calcext:value-type="float">
            <text:p>0.4663636364</text:p>
          </table:table-cell>
          <table:table-cell office:value-type="float" office:value="16556.631279" calcext:value-type="float">
            <text:p>16556.631279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6553.2854972" calcext:value-type="float">
            <text:p>16553.2854972</text:p>
          </table:table-cell>
        </table:table-row>
        <table:table-row table:style-name="ro1">
          <table:table-cell office:value-type="float" office:value="0.469636363636" calcext:value-type="float">
            <text:p>0.4696363636</text:p>
          </table:table-cell>
          <table:table-cell office:value-type="float" office:value="16549.5851423" calcext:value-type="float">
            <text:p>16549.5851423</text:p>
          </table:table-cell>
        </table:table-row>
        <table:table-row table:style-name="ro1">
          <table:table-cell office:value-type="float" office:value="0.471272727273" calcext:value-type="float">
            <text:p>0.4712727273</text:p>
          </table:table-cell>
          <table:table-cell office:value-type="float" office:value="16545.7383351" calcext:value-type="float">
            <text:p>16545.7383351</text:p>
          </table:table-cell>
        </table:table-row>
        <table:table-row table:style-name="ro1">
          <table:table-cell office:value-type="float" office:value="0.472909090909" calcext:value-type="float">
            <text:p>0.4729090909</text:p>
          </table:table-cell>
          <table:table-cell office:value-type="float" office:value="16542.1248693" calcext:value-type="float">
            <text:p>16542.1248693</text:p>
          </table:table-cell>
        </table:table-row>
        <table:table-row table:style-name="ro1">
          <table:table-cell office:value-type="float" office:value="0.474545454545" calcext:value-type="float">
            <text:p>0.4745454545</text:p>
          </table:table-cell>
          <table:table-cell office:value-type="float" office:value="16538.8003596" calcext:value-type="float">
            <text:p>16538.800359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6536.3427298" calcext:value-type="float">
            <text:p>16536.3427298</text:p>
          </table:table-cell>
        </table:table-row>
        <table:table-row table:style-name="ro1">
          <table:table-cell office:value-type="float" office:value="0.476636363636" calcext:value-type="float">
            <text:p>0.4766363636</text:p>
          </table:table-cell>
          <table:table-cell office:value-type="float" office:value="16534.1441567" calcext:value-type="float">
            <text:p>16534.1441567</text:p>
          </table:table-cell>
        </table:table-row>
        <table:table-row table:style-name="ro1">
          <table:table-cell office:value-type="float" office:value="0.478272727273" calcext:value-type="float">
            <text:p>0.4782727273</text:p>
          </table:table-cell>
          <table:table-cell office:value-type="float" office:value="16531.4712059" calcext:value-type="float">
            <text:p>16531.4712059</text:p>
          </table:table-cell>
        </table:table-row>
        <table:table-row table:style-name="ro1">
          <table:table-cell office:value-type="float" office:value="0.479909090909" calcext:value-type="float">
            <text:p>0.4799090909</text:p>
          </table:table-cell>
          <table:table-cell office:value-type="float" office:value="16528.3279221" calcext:value-type="float">
            <text:p>16528.3279221</text:p>
          </table:table-cell>
        </table:table-row>
        <table:table-row table:style-name="ro1">
          <table:table-cell office:value-type="float" office:value="0.481545454545" calcext:value-type="float">
            <text:p>0.4815454545</text:p>
          </table:table-cell>
          <table:table-cell office:value-type="float" office:value="16524.7415843" calcext:value-type="float">
            <text:p>16524.7415843</text:p>
          </table:table-cell>
        </table:table-row>
        <table:table-row table:style-name="ro1">
          <table:table-cell office:value-type="float" office:value="0.483181818182" calcext:value-type="float">
            <text:p>0.4831818182</text:p>
          </table:table-cell>
          <table:table-cell office:value-type="float" office:value="16520.8198487" calcext:value-type="float">
            <text:p>16520.8198487</text:p>
          </table:table-cell>
        </table:table-row>
        <table:table-row table:style-name="ro1">
          <table:table-cell office:value-type="float" office:value="0.484818181818" calcext:value-type="float">
            <text:p>0.4848181818</text:p>
          </table:table-cell>
          <table:table-cell office:value-type="float" office:value="16516.626606" calcext:value-type="float">
            <text:p>16516.626606</text:p>
          </table:table-cell>
        </table:table-row>
        <table:table-row table:style-name="ro1">
          <table:table-cell office:value-type="float" office:value="0.486454545455" calcext:value-type="float">
            <text:p>0.4864545455</text:p>
          </table:table-cell>
          <table:table-cell office:value-type="float" office:value="16512.3340065" calcext:value-type="float">
            <text:p>16512.3340065</text:p>
          </table:table-cell>
        </table:table-row>
        <table:table-row table:style-name="ro1">
          <table:table-cell office:value-type="float" office:value="0.488090909091" calcext:value-type="float">
            <text:p>0.4880909091</text:p>
          </table:table-cell>
          <table:table-cell office:value-type="float" office:value="16507.9833534" calcext:value-type="float">
            <text:p>16507.9833534</text:p>
          </table:table-cell>
        </table:table-row>
        <table:table-row table:style-name="ro1">
          <table:table-cell office:value-type="float" office:value="0.489727272727" calcext:value-type="float">
            <text:p>0.4897272727</text:p>
          </table:table-cell>
          <table:table-cell office:value-type="float" office:value="16503.6479538" calcext:value-type="float">
            <text:p>16503.6479538</text:p>
          </table:table-cell>
        </table:table-row>
        <table:table-row table:style-name="ro1">
          <table:table-cell office:value-type="float" office:value="0.491363636364" calcext:value-type="float">
            <text:p>0.4913636364</text:p>
          </table:table-cell>
          <table:table-cell office:value-type="float" office:value="16499.2811787" calcext:value-type="float">
            <text:p>16499.281178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6494.982748" calcext:value-type="float">
            <text:p>16494.982748</text:p>
          </table:table-cell>
        </table:table-row>
        <table:table-row table:style-name="ro1">
          <table:table-cell office:value-type="float" office:value="0.494636363636" calcext:value-type="float">
            <text:p>0.4946363636</text:p>
          </table:table-cell>
          <table:table-cell office:value-type="float" office:value="16490.6630671" calcext:value-type="float">
            <text:p>16490.6630671</text:p>
          </table:table-cell>
        </table:table-row>
        <table:table-row table:style-name="ro1">
          <table:table-cell office:value-type="float" office:value="0.496272727273" calcext:value-type="float">
            <text:p>0.4962727273</text:p>
          </table:table-cell>
          <table:table-cell office:value-type="float" office:value="16486.4122738" calcext:value-type="float">
            <text:p>16486.4122738</text:p>
          </table:table-cell>
        </table:table-row>
        <table:table-row table:style-name="ro1">
          <table:table-cell office:value-type="float" office:value="0.497909090909" calcext:value-type="float">
            <text:p>0.4979090909</text:p>
          </table:table-cell>
          <table:table-cell office:value-type="float" office:value="16482.1132993" calcext:value-type="float">
            <text:p>16482.1132993</text:p>
          </table:table-cell>
        </table:table-row>
        <table:table-row table:style-name="ro1">
          <table:table-cell office:value-type="float" office:value="0.499545454545" calcext:value-type="float">
            <text:p>0.4995454545</text:p>
          </table:table-cell>
          <table:table-cell office:value-type="float" office:value="16477.87123" calcext:value-type="float">
            <text:p>16477.871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475.031318" calcext:value-type="float">
            <text:p>16475.031318</text:p>
          </table:table-cell>
        </table:table-row>
        <table:table-row table:style-name="ro1">
          <table:table-cell office:value-type="float" office:value="0.501636363636" calcext:value-type="float">
            <text:p>0.5016363636</text:p>
          </table:table-cell>
          <table:table-cell office:value-type="float" office:value="9574.36554704" calcext:value-type="float">
            <text:p>9574.36554704</text:p>
          </table:table-cell>
        </table:table-row>
        <table:table-row table:style-name="ro1">
          <table:table-cell office:value-type="float" office:value="0.503272727273" calcext:value-type="float">
            <text:p>0.5032727273</text:p>
          </table:table-cell>
          <table:table-cell office:value-type="float" office:value="9588.01951664" calcext:value-type="float">
            <text:p>9588.01951664</text:p>
          </table:table-cell>
        </table:table-row>
        <table:table-row table:style-name="ro1">
          <table:table-cell office:value-type="float" office:value="0.504909090909" calcext:value-type="float">
            <text:p>0.5049090909</text:p>
          </table:table-cell>
          <table:table-cell office:value-type="float" office:value="9604.97013514" calcext:value-type="float">
            <text:p>9604.97013514</text:p>
          </table:table-cell>
        </table:table-row>
        <table:table-row table:style-name="ro1">
          <table:table-cell office:value-type="float" office:value="0.506545454545" calcext:value-type="float">
            <text:p>0.5065454545</text:p>
          </table:table-cell>
          <table:table-cell office:value-type="float" office:value="9620.55313948" calcext:value-type="float">
            <text:p>9620.55313948</text:p>
          </table:table-cell>
        </table:table-row>
        <table:table-row table:style-name="ro1">
          <table:table-cell office:value-type="float" office:value="0.508181818182" calcext:value-type="float">
            <text:p>0.5081818182</text:p>
          </table:table-cell>
          <table:table-cell office:value-type="float" office:value="9632.88570514" calcext:value-type="float">
            <text:p>9632.88570514</text:p>
          </table:table-cell>
        </table:table-row>
        <table:table-row table:style-name="ro1">
          <table:table-cell office:value-type="float" office:value="0.509818181818" calcext:value-type="float">
            <text:p>0.5098181818</text:p>
          </table:table-cell>
          <table:table-cell office:value-type="float" office:value="9642.11597633" calcext:value-type="float">
            <text:p>9642.11597633</text:p>
          </table:table-cell>
        </table:table-row>
        <table:table-row table:style-name="ro1">
          <table:table-cell office:value-type="float" office:value="0.511454545455" calcext:value-type="float">
            <text:p>0.5114545455</text:p>
          </table:table-cell>
          <table:table-cell office:value-type="float" office:value="9649.23047103" calcext:value-type="float">
            <text:p>9649.23047103</text:p>
          </table:table-cell>
        </table:table-row>
        <table:table-row table:style-name="ro1">
          <table:table-cell office:value-type="float" office:value="0.513090909091" calcext:value-type="float">
            <text:p>0.5130909091</text:p>
          </table:table-cell>
          <table:table-cell office:value-type="float" office:value="9655.30798265" calcext:value-type="float">
            <text:p>9655.30798265</text:p>
          </table:table-cell>
        </table:table-row>
        <table:table-row table:style-name="ro1">
          <table:table-cell office:value-type="float" office:value="0.514727272727" calcext:value-type="float">
            <text:p>0.5147272727</text:p>
          </table:table-cell>
          <table:table-cell office:value-type="float" office:value="9661.46462133" calcext:value-type="float">
            <text:p>9661.46462133</text:p>
          </table:table-cell>
        </table:table-row>
        <table:table-row table:style-name="ro1">
          <table:table-cell office:value-type="float" office:value="0.516363636364" calcext:value-type="float">
            <text:p>0.5163636364</text:p>
          </table:table-cell>
          <table:table-cell office:value-type="float" office:value="9668.85477652" calcext:value-type="float">
            <text:p>9668.85477652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9678.38952106" calcext:value-type="float">
            <text:p>9678.38952106</text:p>
          </table:table-cell>
        </table:table-row>
        <table:table-row table:style-name="ro1">
          <table:table-cell office:value-type="float" office:value="0.519636363636" calcext:value-type="float">
            <text:p>0.5196363636</text:p>
          </table:table-cell>
          <table:table-cell office:value-type="float" office:value="9690.6654144" calcext:value-type="float">
            <text:p>9690.6654144</text:p>
          </table:table-cell>
        </table:table-row>
        <table:table-row table:style-name="ro1">
          <table:table-cell office:value-type="float" office:value="0.521272727273" calcext:value-type="float">
            <text:p>0.5212727273</text:p>
          </table:table-cell>
          <table:table-cell office:value-type="float" office:value="9706.27299283" calcext:value-type="float">
            <text:p>9706.27299283</text:p>
          </table:table-cell>
        </table:table-row>
        <table:table-row table:style-name="ro1">
          <table:table-cell office:value-type="float" office:value="0.522909090909" calcext:value-type="float">
            <text:p>0.5229090909</text:p>
          </table:table-cell>
          <table:table-cell office:value-type="float" office:value="9725.89672543" calcext:value-type="float">
            <text:p>9725.89672543</text:p>
          </table:table-cell>
        </table:table-row>
        <table:table-row table:style-name="ro1">
          <table:table-cell office:value-type="float" office:value="0.524545454545" calcext:value-type="float">
            <text:p>0.5245454545</text:p>
          </table:table-cell>
          <table:table-cell office:value-type="float" office:value="9750.22747276" calcext:value-type="float">
            <text:p>9750.2274727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9757.90517242" calcext:value-type="float">
            <text:p>9757.90517242</text:p>
          </table:table-cell>
        </table:table-row>
        <table:table-row table:style-name="ro1">
          <table:table-cell office:value-type="float" office:value="0.526636363636" calcext:value-type="float">
            <text:p>0.5266363636</text:p>
          </table:table-cell>
          <table:table-cell office:value-type="float" office:value="9788.34683843" calcext:value-type="float">
            <text:p>9788.34683843</text:p>
          </table:table-cell>
        </table:table-row>
        <table:table-row table:style-name="ro1">
          <table:table-cell office:value-type="float" office:value="0.528272727273" calcext:value-type="float">
            <text:p>0.5282727273</text:p>
          </table:table-cell>
          <table:table-cell office:value-type="float" office:value="9825.84253015" calcext:value-type="float">
            <text:p>9825.84253015</text:p>
          </table:table-cell>
        </table:table-row>
        <table:table-row table:style-name="ro1">
          <table:table-cell office:value-type="float" office:value="0.529909090909" calcext:value-type="float">
            <text:p>0.5299090909</text:p>
          </table:table-cell>
          <table:table-cell office:value-type="float" office:value="9870.10490888" calcext:value-type="float">
            <text:p>9870.10490888</text:p>
          </table:table-cell>
        </table:table-row>
        <table:table-row table:style-name="ro1">
          <table:table-cell office:value-type="float" office:value="0.531545454545" calcext:value-type="float">
            <text:p>0.5315454545</text:p>
          </table:table-cell>
          <table:table-cell office:value-type="float" office:value="9922.64998868" calcext:value-type="float">
            <text:p>9922.64998868</text:p>
          </table:table-cell>
        </table:table-row>
        <table:table-row table:style-name="ro1">
          <table:table-cell office:value-type="float" office:value="0.533181818182" calcext:value-type="float">
            <text:p>0.5331818182</text:p>
          </table:table-cell>
          <table:table-cell office:value-type="float" office:value="9985.46163323" calcext:value-type="float">
            <text:p>9985.46163323</text:p>
          </table:table-cell>
        </table:table-row>
        <table:table-row table:style-name="ro1">
          <table:table-cell office:value-type="float" office:value="0.534818181818" calcext:value-type="float">
            <text:p>0.5348181818</text:p>
          </table:table-cell>
          <table:table-cell office:value-type="float" office:value="10059.9537051" calcext:value-type="float">
            <text:p>10059.9537051</text:p>
          </table:table-cell>
        </table:table-row>
        <table:table-row table:style-name="ro1">
          <table:table-cell office:value-type="float" office:value="0.536454545455" calcext:value-type="float">
            <text:p>0.5364545455</text:p>
          </table:table-cell>
          <table:table-cell office:value-type="float" office:value="10146.6893437" calcext:value-type="float">
            <text:p>10146.6893437</text:p>
          </table:table-cell>
        </table:table-row>
        <table:table-row table:style-name="ro1">
          <table:table-cell office:value-type="float" office:value="0.538090909091" calcext:value-type="float">
            <text:p>0.5380909091</text:p>
          </table:table-cell>
          <table:table-cell office:value-type="float" office:value="10245.0966795" calcext:value-type="float">
            <text:p>10245.0966795</text:p>
          </table:table-cell>
        </table:table-row>
        <table:table-row table:style-name="ro1">
          <table:table-cell office:value-type="float" office:value="0.539727272727" calcext:value-type="float">
            <text:p>0.5397272727</text:p>
          </table:table-cell>
          <table:table-cell office:value-type="float" office:value="10353.4230063" calcext:value-type="float">
            <text:p>10353.4230063</text:p>
          </table:table-cell>
        </table:table-row>
        <table:table-row table:style-name="ro1">
          <table:table-cell office:value-type="float" office:value="0.541363636364" calcext:value-type="float">
            <text:p>0.5413636364</text:p>
          </table:table-cell>
          <table:table-cell office:value-type="float" office:value="10469.2692885" calcext:value-type="float">
            <text:p>10469.269288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0590.5516605" calcext:value-type="float">
            <text:p>10590.5516605</text:p>
          </table:table-cell>
        </table:table-row>
        <table:table-row table:style-name="ro1">
          <table:table-cell office:value-type="float" office:value="0.544636363636" calcext:value-type="float">
            <text:p>0.5446363636</text:p>
          </table:table-cell>
          <table:table-cell office:value-type="float" office:value="10715.8902006" calcext:value-type="float">
            <text:p>10715.8902006</text:p>
          </table:table-cell>
        </table:table-row>
        <table:table-row table:style-name="ro1">
          <table:table-cell office:value-type="float" office:value="0.546272727273" calcext:value-type="float">
            <text:p>0.5462727273</text:p>
          </table:table-cell>
          <table:table-cell office:value-type="float" office:value="10844.1234288" calcext:value-type="float">
            <text:p>10844.1234288</text:p>
          </table:table-cell>
        </table:table-row>
        <table:table-row table:style-name="ro1">
          <table:table-cell office:value-type="float" office:value="0.547909090909" calcext:value-type="float">
            <text:p>0.5479090909</text:p>
          </table:table-cell>
          <table:table-cell office:value-type="float" office:value="10973.6617335" calcext:value-type="float">
            <text:p>10973.6617335</text:p>
          </table:table-cell>
        </table:table-row>
        <table:table-row table:style-name="ro1">
          <table:table-cell office:value-type="float" office:value="0.549545454545" calcext:value-type="float">
            <text:p>0.5495454545</text:p>
          </table:table-cell>
          <table:table-cell office:value-type="float" office:value="11102.3969471" calcext:value-type="float">
            <text:p>11102.396947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1137.8056117" calcext:value-type="float">
            <text:p>11137.8056117</text:p>
          </table:table-cell>
        </table:table-row>
        <table:table-row table:style-name="ro1">
          <table:table-cell office:value-type="float" office:value="0.551636363636" calcext:value-type="float">
            <text:p>0.5516363636</text:p>
          </table:table-cell>
          <table:table-cell office:value-type="float" office:value="11260.7431108" calcext:value-type="float">
            <text:p>11260.7431108</text:p>
          </table:table-cell>
        </table:table-row>
        <table:table-row table:style-name="ro1">
          <table:table-cell office:value-type="float" office:value="0.553272727273" calcext:value-type="float">
            <text:p>0.5532727273</text:p>
          </table:table-cell>
          <table:table-cell office:value-type="float" office:value="11378.8195221" calcext:value-type="float">
            <text:p>11378.8195221</text:p>
          </table:table-cell>
        </table:table-row>
        <table:table-row table:style-name="ro1">
          <table:table-cell office:value-type="float" office:value="0.554909090909" calcext:value-type="float">
            <text:p>0.5549090909</text:p>
          </table:table-cell>
          <table:table-cell office:value-type="float" office:value="11488.0717073" calcext:value-type="float">
            <text:p>11488.0717073</text:p>
          </table:table-cell>
        </table:table-row>
        <table:table-row table:style-name="ro1">
          <table:table-cell office:value-type="float" office:value="0.556545454545" calcext:value-type="float">
            <text:p>0.5565454545</text:p>
          </table:table-cell>
          <table:table-cell office:value-type="float" office:value="11584.9492716" calcext:value-type="float">
            <text:p>11584.9492716</text:p>
          </table:table-cell>
        </table:table-row>
        <table:table-row table:style-name="ro1">
          <table:table-cell office:value-type="float" office:value="0.558181818182" calcext:value-type="float">
            <text:p>0.5581818182</text:p>
          </table:table-cell>
          <table:table-cell office:value-type="float" office:value="11666.012237" calcext:value-type="float">
            <text:p>11666.012237</text:p>
          </table:table-cell>
        </table:table-row>
        <table:table-row table:style-name="ro1">
          <table:table-cell office:value-type="float" office:value="0.559818181818" calcext:value-type="float">
            <text:p>0.5598181818</text:p>
          </table:table-cell>
          <table:table-cell office:value-type="float" office:value="11728.0128264" calcext:value-type="float">
            <text:p>11728.0128264</text:p>
          </table:table-cell>
        </table:table-row>
        <table:table-row table:style-name="ro1">
          <table:table-cell office:value-type="float" office:value="0.561454545455" calcext:value-type="float">
            <text:p>0.5614545455</text:p>
          </table:table-cell>
          <table:table-cell office:value-type="float" office:value="11768.275073" calcext:value-type="float">
            <text:p>11768.275073</text:p>
          </table:table-cell>
        </table:table-row>
        <table:table-row table:style-name="ro1">
          <table:table-cell office:value-type="float" office:value="0.563090909091" calcext:value-type="float">
            <text:p>0.5630909091</text:p>
          </table:table-cell>
          <table:table-cell office:value-type="float" office:value="11785.2750709" calcext:value-type="float">
            <text:p>11785.2750709</text:p>
          </table:table-cell>
        </table:table-row>
        <table:table-row table:style-name="ro1">
          <table:table-cell office:value-type="float" office:value="0.564727272727" calcext:value-type="float">
            <text:p>0.5647272727</text:p>
          </table:table-cell>
          <table:table-cell office:value-type="float" office:value="11780.4419792" calcext:value-type="float">
            <text:p>11780.4419792</text:p>
          </table:table-cell>
        </table:table-row>
        <table:table-row table:style-name="ro1">
          <table:table-cell office:value-type="float" office:value="0.566363636364" calcext:value-type="float">
            <text:p>0.5663636364</text:p>
          </table:table-cell>
          <table:table-cell office:value-type="float" office:value="11756.640889" calcext:value-type="float">
            <text:p>11756.640889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1716.9111093" calcext:value-type="float">
            <text:p>11716.9111093</text:p>
          </table:table-cell>
        </table:table-row>
        <table:table-row table:style-name="ro1">
          <table:table-cell office:value-type="float" office:value="0.569636363636" calcext:value-type="float">
            <text:p>0.5696363636</text:p>
          </table:table-cell>
          <table:table-cell office:value-type="float" office:value="11664.6481437" calcext:value-type="float">
            <text:p>11664.6481437</text:p>
          </table:table-cell>
        </table:table-row>
        <table:table-row table:style-name="ro1">
          <table:table-cell office:value-type="float" office:value="0.571272727273" calcext:value-type="float">
            <text:p>0.5712727273</text:p>
          </table:table-cell>
          <table:table-cell office:value-type="float" office:value="11603.369322" calcext:value-type="float">
            <text:p>11603.369322</text:p>
          </table:table-cell>
        </table:table-row>
        <table:table-row table:style-name="ro1">
          <table:table-cell office:value-type="float" office:value="0.572909090909" calcext:value-type="float">
            <text:p>0.5729090909</text:p>
          </table:table-cell>
          <table:table-cell office:value-type="float" office:value="11536.5666843" calcext:value-type="float">
            <text:p>11536.5666843</text:p>
          </table:table-cell>
        </table:table-row>
        <table:table-row table:style-name="ro1">
          <table:table-cell office:value-type="float" office:value="0.574545454545" calcext:value-type="float">
            <text:p>0.5745454545</text:p>
          </table:table-cell>
          <table:table-cell office:value-type="float" office:value="11467.4600443" calcext:value-type="float">
            <text:p>11467.460044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1448.0438014" calcext:value-type="float">
            <text:p>11448.0438014</text:p>
          </table:table-cell>
        </table:table-row>
        <table:table-row table:style-name="ro1">
          <table:table-cell office:value-type="float" office:value="0.576636363636" calcext:value-type="float">
            <text:p>0.5766363636</text:p>
          </table:table-cell>
          <table:table-cell office:value-type="float" office:value="11379.071742" calcext:value-type="float">
            <text:p>11379.071742</text:p>
          </table:table-cell>
        </table:table-row>
        <table:table-row table:style-name="ro1">
          <table:table-cell office:value-type="float" office:value="0.578272727273" calcext:value-type="float">
            <text:p>0.5782727273</text:p>
          </table:table-cell>
          <table:table-cell office:value-type="float" office:value="11314.4573766" calcext:value-type="float">
            <text:p>11314.4573766</text:p>
          </table:table-cell>
        </table:table-row>
        <table:table-row table:style-name="ro1">
          <table:table-cell office:value-type="float" office:value="0.579909090909" calcext:value-type="float">
            <text:p>0.5799090909</text:p>
          </table:table-cell>
          <table:table-cell office:value-type="float" office:value="11254.8258212" calcext:value-type="float">
            <text:p>11254.8258212</text:p>
          </table:table-cell>
        </table:table-row>
        <table:table-row table:style-name="ro1">
          <table:table-cell office:value-type="float" office:value="0.581545454545" calcext:value-type="float">
            <text:p>0.5815454545</text:p>
          </table:table-cell>
          <table:table-cell office:value-type="float" office:value="11201.0509607" calcext:value-type="float">
            <text:p>11201.0509607</text:p>
          </table:table-cell>
        </table:table-row>
        <table:table-row table:style-name="ro1">
          <table:table-cell office:value-type="float" office:value="0.583181818182" calcext:value-type="float">
            <text:p>0.5831818182</text:p>
          </table:table-cell>
          <table:table-cell office:value-type="float" office:value="11154.2350584" calcext:value-type="float">
            <text:p>11154.2350584</text:p>
          </table:table-cell>
        </table:table-row>
        <table:table-row table:style-name="ro1">
          <table:table-cell office:value-type="float" office:value="0.584818181818" calcext:value-type="float">
            <text:p>0.5848181818</text:p>
          </table:table-cell>
          <table:table-cell office:value-type="float" office:value="11115.8161517" calcext:value-type="float">
            <text:p>11115.8161517</text:p>
          </table:table-cell>
        </table:table-row>
        <table:table-row table:style-name="ro1">
          <table:table-cell office:value-type="float" office:value="0.586454545455" calcext:value-type="float">
            <text:p>0.5864545455</text:p>
          </table:table-cell>
          <table:table-cell office:value-type="float" office:value="11087.8417478" calcext:value-type="float">
            <text:p>11087.8417478</text:p>
          </table:table-cell>
        </table:table-row>
        <table:table-row table:style-name="ro1">
          <table:table-cell office:value-type="float" office:value="0.588090909091" calcext:value-type="float">
            <text:p>0.5880909091</text:p>
          </table:table-cell>
          <table:table-cell office:value-type="float" office:value="11073.2528869" calcext:value-type="float">
            <text:p>11073.2528869</text:p>
          </table:table-cell>
        </table:table-row>
        <table:table-row table:style-name="ro1">
          <table:table-cell office:value-type="float" office:value="0.589727272727" calcext:value-type="float">
            <text:p>0.5897272727</text:p>
          </table:table-cell>
          <table:table-cell office:value-type="float" office:value="11076.3008119" calcext:value-type="float">
            <text:p>11076.3008119</text:p>
          </table:table-cell>
        </table:table-row>
        <table:table-row table:style-name="ro1">
          <table:table-cell office:value-type="float" office:value="0.591363636364" calcext:value-type="float">
            <text:p>0.5913636364</text:p>
          </table:table-cell>
          <table:table-cell office:value-type="float" office:value="11102.8619417" calcext:value-type="float">
            <text:p>11102.861941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1159.6393516" calcext:value-type="float">
            <text:p>11159.6393516</text:p>
          </table:table-cell>
        </table:table-row>
        <table:table-row table:style-name="ro1">
          <table:table-cell office:value-type="float" office:value="0.594636363636" calcext:value-type="float">
            <text:p>0.5946363636</text:p>
          </table:table-cell>
          <table:table-cell office:value-type="float" office:value="11251.7612763" calcext:value-type="float">
            <text:p>11251.7612763</text:p>
          </table:table-cell>
        </table:table-row>
        <table:table-row table:style-name="ro1">
          <table:table-cell office:value-type="float" office:value="0.596272727273" calcext:value-type="float">
            <text:p>0.5962727273</text:p>
          </table:table-cell>
          <table:table-cell office:value-type="float" office:value="11380.2694072" calcext:value-type="float">
            <text:p>11380.2694072</text:p>
          </table:table-cell>
        </table:table-row>
        <table:table-row table:style-name="ro1">
          <table:table-cell office:value-type="float" office:value="0.597909090909" calcext:value-type="float">
            <text:p>0.5979090909</text:p>
          </table:table-cell>
          <table:table-cell office:value-type="float" office:value="11540.9833755" calcext:value-type="float">
            <text:p>11540.9833755</text:p>
          </table:table-cell>
        </table:table-row>
        <table:table-row table:style-name="ro1">
          <table:table-cell office:value-type="float" office:value="0.599545454545" calcext:value-type="float">
            <text:p>0.5995454545</text:p>
          </table:table-cell>
          <table:table-cell office:value-type="float" office:value="11724.6538569" calcext:value-type="float">
            <text:p>11724.653856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771.8410134" calcext:value-type="float">
            <text:p>11771.8410134</text:p>
          </table:table-cell>
        </table:table-row>
        <table:table-row table:style-name="ro1">
          <table:table-cell office:value-type="float" office:value="0.601636363636" calcext:value-type="float">
            <text:p>0.6016363636</text:p>
          </table:table-cell>
          <table:table-cell office:value-type="float" office:value="11966.2535497" calcext:value-type="float">
            <text:p>11966.2535497</text:p>
          </table:table-cell>
        </table:table-row>
        <table:table-row table:style-name="ro1">
          <table:table-cell office:value-type="float" office:value="0.603272727273" calcext:value-type="float">
            <text:p>0.6032727273</text:p>
          </table:table-cell>
          <table:table-cell office:value-type="float" office:value="12162.3815222" calcext:value-type="float">
            <text:p>12162.3815222</text:p>
          </table:table-cell>
        </table:table-row>
        <table:table-row table:style-name="ro1">
          <table:table-cell office:value-type="float" office:value="0.604909090909" calcext:value-type="float">
            <text:p>0.6049090909</text:p>
          </table:table-cell>
          <table:table-cell office:value-type="float" office:value="12349.4937915" calcext:value-type="float">
            <text:p>12349.4937915</text:p>
          </table:table-cell>
        </table:table-row>
        <table:table-row table:style-name="ro1">
          <table:table-cell office:value-type="float" office:value="0.606545454545" calcext:value-type="float">
            <text:p>0.6065454545</text:p>
          </table:table-cell>
          <table:table-cell office:value-type="float" office:value="12524.148746" calcext:value-type="float">
            <text:p>12524.148746</text:p>
          </table:table-cell>
        </table:table-row>
        <table:table-row table:style-name="ro1">
          <table:table-cell office:value-type="float" office:value="0.608181818182" calcext:value-type="float">
            <text:p>0.6081818182</text:p>
          </table:table-cell>
          <table:table-cell office:value-type="float" office:value="12686.6285607" calcext:value-type="float">
            <text:p>12686.6285607</text:p>
          </table:table-cell>
        </table:table-row>
        <table:table-row table:style-name="ro1">
          <table:table-cell office:value-type="float" office:value="0.609818181818" calcext:value-type="float">
            <text:p>0.6098181818</text:p>
          </table:table-cell>
          <table:table-cell office:value-type="float" office:value="12838.4024322" calcext:value-type="float">
            <text:p>12838.4024322</text:p>
          </table:table-cell>
        </table:table-row>
        <table:table-row table:style-name="ro1">
          <table:table-cell office:value-type="float" office:value="0.611454545455" calcext:value-type="float">
            <text:p>0.6114545455</text:p>
          </table:table-cell>
          <table:table-cell office:value-type="float" office:value="12980.7613694" calcext:value-type="float">
            <text:p>12980.7613694</text:p>
          </table:table-cell>
        </table:table-row>
        <table:table-row table:style-name="ro1">
          <table:table-cell office:value-type="float" office:value="0.613090909091" calcext:value-type="float">
            <text:p>0.6130909091</text:p>
          </table:table-cell>
          <table:table-cell office:value-type="float" office:value="13114.3327733" calcext:value-type="float">
            <text:p>13114.3327733</text:p>
          </table:table-cell>
        </table:table-row>
        <table:table-row table:style-name="ro1">
          <table:table-cell office:value-type="float" office:value="0.614727272727" calcext:value-type="float">
            <text:p>0.6147272727</text:p>
          </table:table-cell>
          <table:table-cell office:value-type="float" office:value="13239.2205186" calcext:value-type="float">
            <text:p>13239.2205186</text:p>
          </table:table-cell>
        </table:table-row>
        <table:table-row table:style-name="ro1">
          <table:table-cell office:value-type="float" office:value="0.616363636364" calcext:value-type="float">
            <text:p>0.6163636364</text:p>
          </table:table-cell>
          <table:table-cell office:value-type="float" office:value="13355.2037581" calcext:value-type="float">
            <text:p>13355.203758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3461.9328241" calcext:value-type="float">
            <text:p>13461.9328241</text:p>
          </table:table-cell>
        </table:table-row>
        <table:table-row table:style-name="ro1">
          <table:table-cell office:value-type="float" office:value="0.619636363636" calcext:value-type="float">
            <text:p>0.6196363636</text:p>
          </table:table-cell>
          <table:table-cell office:value-type="float" office:value="13559.104091" calcext:value-type="float">
            <text:p>13559.104091</text:p>
          </table:table-cell>
        </table:table-row>
        <table:table-row table:style-name="ro1">
          <table:table-cell office:value-type="float" office:value="0.621272727273" calcext:value-type="float">
            <text:p>0.6212727273</text:p>
          </table:table-cell>
          <table:table-cell office:value-type="float" office:value="13646.5359789" calcext:value-type="float">
            <text:p>13646.5359789</text:p>
          </table:table-cell>
        </table:table-row>
        <table:table-row table:style-name="ro1">
          <table:table-cell office:value-type="float" office:value="0.622909090909" calcext:value-type="float">
            <text:p>0.6229090909</text:p>
          </table:table-cell>
          <table:table-cell office:value-type="float" office:value="13724.1733815" calcext:value-type="float">
            <text:p>13724.1733815</text:p>
          </table:table-cell>
        </table:table-row>
        <table:table-row table:style-name="ro1">
          <table:table-cell office:value-type="float" office:value="0.624545454545" calcext:value-type="float">
            <text:p>0.6245454545</text:p>
          </table:table-cell>
          <table:table-cell office:value-type="float" office:value="13792.0874295" calcext:value-type="float">
            <text:p>13792.087429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3805.3763485" calcext:value-type="float">
            <text:p>13805.3763485</text:p>
          </table:table-cell>
        </table:table-row>
        <table:table-row table:style-name="ro1">
          <table:table-cell office:value-type="float" office:value="0.626636363636" calcext:value-type="float">
            <text:p>0.6266363636</text:p>
          </table:table-cell>
          <table:table-cell office:value-type="float" office:value="13862.3966416" calcext:value-type="float">
            <text:p>13862.3966416</text:p>
          </table:table-cell>
        </table:table-row>
        <table:table-row table:style-name="ro1">
          <table:table-cell office:value-type="float" office:value="0.628272727273" calcext:value-type="float">
            <text:p>0.6282727273</text:p>
          </table:table-cell>
          <table:table-cell office:value-type="float" office:value="13910.0117101" calcext:value-type="float">
            <text:p>13910.0117101</text:p>
          </table:table-cell>
        </table:table-row>
        <table:table-row table:style-name="ro1">
          <table:table-cell office:value-type="float" office:value="0.629909090909" calcext:value-type="float">
            <text:p>0.6299090909</text:p>
          </table:table-cell>
          <table:table-cell office:value-type="float" office:value="13948.3486214" calcext:value-type="float">
            <text:p>13948.3486214</text:p>
          </table:table-cell>
        </table:table-row>
        <table:table-row table:style-name="ro1">
          <table:table-cell office:value-type="float" office:value="0.631545454545" calcext:value-type="float">
            <text:p>0.6315454545</text:p>
          </table:table-cell>
          <table:table-cell office:value-type="float" office:value="13978.2588789" calcext:value-type="float">
            <text:p>13978.2588789</text:p>
          </table:table-cell>
        </table:table-row>
        <table:table-row table:style-name="ro1">
          <table:table-cell office:value-type="float" office:value="0.633181818182" calcext:value-type="float">
            <text:p>0.6331818182</text:p>
          </table:table-cell>
          <table:table-cell office:value-type="float" office:value="14000.6668235" calcext:value-type="float">
            <text:p>14000.6668235</text:p>
          </table:table-cell>
        </table:table-row>
        <table:table-row table:style-name="ro1">
          <table:table-cell office:value-type="float" office:value="0.634818181818" calcext:value-type="float">
            <text:p>0.6348181818</text:p>
          </table:table-cell>
          <table:table-cell office:value-type="float" office:value="14016.990292" calcext:value-type="float">
            <text:p>14016.990292</text:p>
          </table:table-cell>
        </table:table-row>
        <table:table-row table:style-name="ro1">
          <table:table-cell office:value-type="float" office:value="0.636454545455" calcext:value-type="float">
            <text:p>0.6364545455</text:p>
          </table:table-cell>
          <table:table-cell office:value-type="float" office:value="14027.7365548" calcext:value-type="float">
            <text:p>14027.7365548</text:p>
          </table:table-cell>
        </table:table-row>
        <table:table-row table:style-name="ro1">
          <table:table-cell office:value-type="float" office:value="0.638090909091" calcext:value-type="float">
            <text:p>0.6380909091</text:p>
          </table:table-cell>
          <table:table-cell office:value-type="float" office:value="14031.9181284" calcext:value-type="float">
            <text:p>14031.9181284</text:p>
          </table:table-cell>
        </table:table-row>
        <table:table-row table:style-name="ro1">
          <table:table-cell office:value-type="float" office:value="0.639727272727" calcext:value-type="float">
            <text:p>0.6397272727</text:p>
          </table:table-cell>
          <table:table-cell office:value-type="float" office:value="14033.3020966" calcext:value-type="float">
            <text:p>14033.3020966</text:p>
          </table:table-cell>
        </table:table-row>
        <table:table-row table:style-name="ro1">
          <table:table-cell office:value-type="float" office:value="0.641363636364" calcext:value-type="float">
            <text:p>0.6413636364</text:p>
          </table:table-cell>
          <table:table-cell office:value-type="float" office:value="14035.2198768" calcext:value-type="float">
            <text:p>14035.2198768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4041.6778953" calcext:value-type="float">
            <text:p>14041.6778953</text:p>
          </table:table-cell>
        </table:table-row>
        <table:table-row table:style-name="ro1">
          <table:table-cell office:value-type="float" office:value="0.644636363636" calcext:value-type="float">
            <text:p>0.6446363636</text:p>
          </table:table-cell>
          <table:table-cell office:value-type="float" office:value="14057.9762519" calcext:value-type="float">
            <text:p>14057.9762519</text:p>
          </table:table-cell>
        </table:table-row>
        <table:table-row table:style-name="ro1">
          <table:table-cell office:value-type="float" office:value="0.646272727273" calcext:value-type="float">
            <text:p>0.6462727273</text:p>
          </table:table-cell>
          <table:table-cell office:value-type="float" office:value="14091.9448515" calcext:value-type="float">
            <text:p>14091.9448515</text:p>
          </table:table-cell>
        </table:table-row>
        <table:table-row table:style-name="ro1">
          <table:table-cell office:value-type="float" office:value="0.647909090909" calcext:value-type="float">
            <text:p>0.6479090909</text:p>
          </table:table-cell>
          <table:table-cell office:value-type="float" office:value="14154.5580354" calcext:value-type="float">
            <text:p>14154.5580354</text:p>
          </table:table-cell>
        </table:table-row>
        <table:table-row table:style-name="ro1">
          <table:table-cell office:value-type="float" office:value="0.649545454545" calcext:value-type="float">
            <text:p>0.6495454545</text:p>
          </table:table-cell>
          <table:table-cell office:value-type="float" office:value="14258.6351769" calcext:value-type="float">
            <text:p>14258.635176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4288.320839" calcext:value-type="float">
            <text:p>14288.320839</text:p>
          </table:table-cell>
        </table:table-row>
        <table:table-row table:style-name="ro1">
          <table:table-cell office:value-type="float" office:value="0.651636363636" calcext:value-type="float">
            <text:p>0.6516363636</text:p>
          </table:table-cell>
          <table:table-cell office:value-type="float" office:value="14456.849589" calcext:value-type="float">
            <text:p>14456.849589</text:p>
          </table:table-cell>
        </table:table-row>
        <table:table-row table:style-name="ro1">
          <table:table-cell office:value-type="float" office:value="0.653272727273" calcext:value-type="float">
            <text:p>0.6532727273</text:p>
          </table:table-cell>
          <table:table-cell office:value-type="float" office:value="14676.3386813" calcext:value-type="float">
            <text:p>14676.3386813</text:p>
          </table:table-cell>
        </table:table-row>
        <table:table-row table:style-name="ro1">
          <table:table-cell office:value-type="float" office:value="0.654909090909" calcext:value-type="float">
            <text:p>0.6549090909</text:p>
          </table:table-cell>
          <table:table-cell office:value-type="float" office:value="14944.4551281" calcext:value-type="float">
            <text:p>14944.4551281</text:p>
          </table:table-cell>
        </table:table-row>
        <table:table-row table:style-name="ro1">
          <table:table-cell office:value-type="float" office:value="0.656545454545" calcext:value-type="float">
            <text:p>0.6565454545</text:p>
          </table:table-cell>
          <table:table-cell office:value-type="float" office:value="15259.9940766" calcext:value-type="float">
            <text:p>15259.9940766</text:p>
          </table:table-cell>
        </table:table-row>
        <table:table-row table:style-name="ro1">
          <table:table-cell office:value-type="float" office:value="0.658181818182" calcext:value-type="float">
            <text:p>0.6581818182</text:p>
          </table:table-cell>
          <table:table-cell office:value-type="float" office:value="15621.8751465" calcext:value-type="float">
            <text:p>15621.8751465</text:p>
          </table:table-cell>
        </table:table-row>
        <table:table-row table:style-name="ro1">
          <table:table-cell office:value-type="float" office:value="0.659818181818" calcext:value-type="float">
            <text:p>0.6598181818</text:p>
          </table:table-cell>
          <table:table-cell office:value-type="float" office:value="16029.1288067" calcext:value-type="float">
            <text:p>16029.1288067</text:p>
          </table:table-cell>
        </table:table-row>
        <table:table-row table:style-name="ro1">
          <table:table-cell office:value-type="float" office:value="0.661454545455" calcext:value-type="float">
            <text:p>0.6614545455</text:p>
          </table:table-cell>
          <table:table-cell office:value-type="float" office:value="16480.9845835" calcext:value-type="float">
            <text:p>16480.9845835</text:p>
          </table:table-cell>
        </table:table-row>
        <table:table-row table:style-name="ro1">
          <table:table-cell office:value-type="float" office:value="0.663090909091" calcext:value-type="float">
            <text:p>0.6630909091</text:p>
          </table:table-cell>
          <table:table-cell office:value-type="float" office:value="16975.3935179" calcext:value-type="float">
            <text:p>16975.3935179</text:p>
          </table:table-cell>
        </table:table-row>
        <table:table-row table:style-name="ro1">
          <table:table-cell office:value-type="float" office:value="0.664727272727" calcext:value-type="float">
            <text:p>0.6647272727</text:p>
          </table:table-cell>
          <table:table-cell office:value-type="float" office:value="17510.0022421" calcext:value-type="float">
            <text:p>17510.0022421</text:p>
          </table:table-cell>
        </table:table-row>
        <table:table-row table:style-name="ro1">
          <table:table-cell office:value-type="float" office:value="0.666363636364" calcext:value-type="float">
            <text:p>0.6663636364</text:p>
          </table:table-cell>
          <table:table-cell office:value-type="float" office:value="18080.4360673" calcext:value-type="float">
            <text:p>18080.4360673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8682.772084" calcext:value-type="float">
            <text:p>18682.772084</text:p>
          </table:table-cell>
        </table:table-row>
        <table:table-row table:style-name="ro1">
          <table:table-cell office:value-type="float" office:value="0.669636363636" calcext:value-type="float">
            <text:p>0.6696363636</text:p>
          </table:table-cell>
          <table:table-cell office:value-type="float" office:value="19311.5164139" calcext:value-type="float">
            <text:p>19311.5164139</text:p>
          </table:table-cell>
        </table:table-row>
        <table:table-row table:style-name="ro1">
          <table:table-cell office:value-type="float" office:value="0.671272727273" calcext:value-type="float">
            <text:p>0.6712727273</text:p>
          </table:table-cell>
          <table:table-cell office:value-type="float" office:value="19962.6136089" calcext:value-type="float">
            <text:p>19962.6136089</text:p>
          </table:table-cell>
        </table:table-row>
        <table:table-row table:style-name="ro1">
          <table:table-cell office:value-type="float" office:value="0.672909090909" calcext:value-type="float">
            <text:p>0.6729090909</text:p>
          </table:table-cell>
          <table:table-cell office:value-type="float" office:value="20630.6177676" calcext:value-type="float">
            <text:p>20630.6177676</text:p>
          </table:table-cell>
        </table:table-row>
        <table:table-row table:style-name="ro1">
          <table:table-cell office:value-type="float" office:value="0.674545454545" calcext:value-type="float">
            <text:p>0.6745454545</text:p>
          </table:table-cell>
          <table:table-cell office:value-type="float" office:value="21311.6415389" calcext:value-type="float">
            <text:p>21311.641538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1498.863528" calcext:value-type="float">
            <text:p>21498.863528</text:p>
          </table:table-cell>
        </table:table-row>
        <table:table-row table:style-name="ro1">
          <table:table-cell office:value-type="float" office:value="0.676636363636" calcext:value-type="float">
            <text:p>0.6766363636</text:p>
          </table:table-cell>
          <table:table-cell office:value-type="float" office:value="22164.4802506" calcext:value-type="float">
            <text:p>22164.4802506</text:p>
          </table:table-cell>
        </table:table-row>
        <table:table-row table:style-name="ro1">
          <table:table-cell office:value-type="float" office:value="0.678272727273" calcext:value-type="float">
            <text:p>0.6782727273</text:p>
          </table:table-cell>
          <table:table-cell office:value-type="float" office:value="22860.7551866" calcext:value-type="float">
            <text:p>22860.7551866</text:p>
          </table:table-cell>
        </table:table-row>
        <table:table-row table:style-name="ro1">
          <table:table-cell office:value-type="float" office:value="0.679909090909" calcext:value-type="float">
            <text:p>0.6799090909</text:p>
          </table:table-cell>
          <table:table-cell office:value-type="float" office:value="23557.3631965" calcext:value-type="float">
            <text:p>23557.3631965</text:p>
          </table:table-cell>
        </table:table-row>
        <table:table-row table:style-name="ro1">
          <table:table-cell office:value-type="float" office:value="0.681545454545" calcext:value-type="float">
            <text:p>0.6815454545</text:p>
          </table:table-cell>
          <table:table-cell office:value-type="float" office:value="24241.1277428" calcext:value-type="float">
            <text:p>24241.1277428</text:p>
          </table:table-cell>
        </table:table-row>
        <table:table-row table:style-name="ro1">
          <table:table-cell office:value-type="float" office:value="0.683181818182" calcext:value-type="float">
            <text:p>0.6831818182</text:p>
          </table:table-cell>
          <table:table-cell office:value-type="float" office:value="24905.5031942" calcext:value-type="float">
            <text:p>24905.5031942</text:p>
          </table:table-cell>
        </table:table-row>
        <table:table-row table:style-name="ro1">
          <table:table-cell office:value-type="float" office:value="0.684818181818" calcext:value-type="float">
            <text:p>0.6848181818</text:p>
          </table:table-cell>
          <table:table-cell office:value-type="float" office:value="25547.1580219" calcext:value-type="float">
            <text:p>25547.1580219</text:p>
          </table:table-cell>
        </table:table-row>
        <table:table-row table:style-name="ro1">
          <table:table-cell office:value-type="float" office:value="0.686454545455" calcext:value-type="float">
            <text:p>0.6864545455</text:p>
          </table:table-cell>
          <table:table-cell office:value-type="float" office:value="26161.6681967" calcext:value-type="float">
            <text:p>26161.6681967</text:p>
          </table:table-cell>
        </table:table-row>
        <table:table-row table:style-name="ro1">
          <table:table-cell office:value-type="float" office:value="0.688090909091" calcext:value-type="float">
            <text:p>0.6880909091</text:p>
          </table:table-cell>
          <table:table-cell office:value-type="float" office:value="26746.0794537" calcext:value-type="float">
            <text:p>26746.0794537</text:p>
          </table:table-cell>
        </table:table-row>
        <table:table-row table:style-name="ro1">
          <table:table-cell office:value-type="float" office:value="0.689727272727" calcext:value-type="float">
            <text:p>0.6897272727</text:p>
          </table:table-cell>
          <table:table-cell office:value-type="float" office:value="27295.9964587" calcext:value-type="float">
            <text:p>27295.9964587</text:p>
          </table:table-cell>
        </table:table-row>
        <table:table-row table:style-name="ro1">
          <table:table-cell office:value-type="float" office:value="0.691363636364" calcext:value-type="float">
            <text:p>0.6913636364</text:p>
          </table:table-cell>
          <table:table-cell office:value-type="float" office:value="27808.4641629" calcext:value-type="float">
            <text:p>27808.4641629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28279.0782791" calcext:value-type="float">
            <text:p>28279.0782791</text:p>
          </table:table-cell>
        </table:table-row>
        <table:table-row table:style-name="ro1">
          <table:table-cell office:value-type="float" office:value="0.694636363636" calcext:value-type="float">
            <text:p>0.6946363636</text:p>
          </table:table-cell>
          <table:table-cell office:value-type="float" office:value="28705.3122884" calcext:value-type="float">
            <text:p>28705.3122884</text:p>
          </table:table-cell>
        </table:table-row>
        <table:table-row table:style-name="ro1">
          <table:table-cell office:value-type="float" office:value="0.696272727273" calcext:value-type="float">
            <text:p>0.6962727273</text:p>
          </table:table-cell>
          <table:table-cell office:value-type="float" office:value="29083.8904196" calcext:value-type="float">
            <text:p>29083.8904196</text:p>
          </table:table-cell>
        </table:table-row>
        <table:table-row table:style-name="ro1">
          <table:table-cell office:value-type="float" office:value="0.697909090909" calcext:value-type="float">
            <text:p>0.6979090909</text:p>
          </table:table-cell>
          <table:table-cell office:value-type="float" office:value="29413.9375639" calcext:value-type="float">
            <text:p>29413.9375639</text:p>
          </table:table-cell>
        </table:table-row>
        <table:table-row table:style-name="ro1">
          <table:table-cell office:value-type="float" office:value="0.699545454545" calcext:value-type="float">
            <text:p>0.6995454545</text:p>
          </table:table-cell>
          <table:table-cell office:value-type="float" office:value="29694.2696912" calcext:value-type="float">
            <text:p>29694.26969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767.8921016" calcext:value-type="float">
            <text:p>29767.8921016</text:p>
          </table:table-cell>
        </table:table-row>
        <table:table-row table:style-name="ro1">
          <table:table-cell office:value-type="float" office:value="0.701636363636" calcext:value-type="float">
            <text:p>0.7016363636</text:p>
          </table:table-cell>
          <table:table-cell office:value-type="float" office:value="29973.084381" calcext:value-type="float">
            <text:p>29973.084381</text:p>
          </table:table-cell>
        </table:table-row>
        <table:table-row table:style-name="ro1">
          <table:table-cell office:value-type="float" office:value="0.703272727273" calcext:value-type="float">
            <text:p>0.7032727273</text:p>
          </table:table-cell>
          <table:table-cell office:value-type="float" office:value="30142.0393698" calcext:value-type="float">
            <text:p>30142.0393698</text:p>
          </table:table-cell>
        </table:table-row>
        <table:table-row table:style-name="ro1">
          <table:table-cell office:value-type="float" office:value="0.704909090909" calcext:value-type="float">
            <text:p>0.7049090909</text:p>
          </table:table-cell>
          <table:table-cell office:value-type="float" office:value="30266.8790931" calcext:value-type="float">
            <text:p>30266.8790931</text:p>
          </table:table-cell>
        </table:table-row>
        <table:table-row table:style-name="ro1">
          <table:table-cell office:value-type="float" office:value="0.706545454545" calcext:value-type="float">
            <text:p>0.7065454545</text:p>
          </table:table-cell>
          <table:table-cell office:value-type="float" office:value="30343.326266" calcext:value-type="float">
            <text:p>30343.326266</text:p>
          </table:table-cell>
        </table:table-row>
        <table:table-row table:style-name="ro1">
          <table:table-cell office:value-type="float" office:value="0.708181818182" calcext:value-type="float">
            <text:p>0.7081818182</text:p>
          </table:table-cell>
          <table:table-cell office:value-type="float" office:value="30385.0675067" calcext:value-type="float">
            <text:p>30385.0675067</text:p>
          </table:table-cell>
        </table:table-row>
        <table:table-row table:style-name="ro1">
          <table:table-cell office:value-type="float" office:value="0.709818181818" calcext:value-type="float">
            <text:p>0.7098181818</text:p>
          </table:table-cell>
          <table:table-cell office:value-type="float" office:value="30404.4547276" calcext:value-type="float">
            <text:p>30404.4547276</text:p>
          </table:table-cell>
        </table:table-row>
        <table:table-row table:style-name="ro1">
          <table:table-cell office:value-type="float" office:value="0.711454545455" calcext:value-type="float">
            <text:p>0.7114545455</text:p>
          </table:table-cell>
          <table:table-cell office:value-type="float" office:value="30412.4694661" calcext:value-type="float">
            <text:p>30412.4694661</text:p>
          </table:table-cell>
        </table:table-row>
        <table:table-row table:style-name="ro1">
          <table:table-cell office:value-type="float" office:value="0.713090909091" calcext:value-type="float">
            <text:p>0.7130909091</text:p>
          </table:table-cell>
          <table:table-cell office:value-type="float" office:value="30415.1938646" calcext:value-type="float">
            <text:p>30415.1938646</text:p>
          </table:table-cell>
        </table:table-row>
        <table:table-row table:style-name="ro1">
          <table:table-cell office:value-type="float" office:value="0.714727272727" calcext:value-type="float">
            <text:p>0.7147272727</text:p>
          </table:table-cell>
          <table:table-cell office:value-type="float" office:value="30415.5060152" calcext:value-type="float">
            <text:p>30415.5060152</text:p>
          </table:table-cell>
        </table:table-row>
        <table:table-row table:style-name="ro1">
          <table:table-cell office:value-type="float" office:value="0.716363636364" calcext:value-type="float">
            <text:p>0.7163636364</text:p>
          </table:table-cell>
          <table:table-cell office:value-type="float" office:value="30415.6514358" calcext:value-type="float">
            <text:p>30415.6514358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30416.0153147" calcext:value-type="float">
            <text:p>30416.0153147</text:p>
          </table:table-cell>
        </table:table-row>
        <table:table-row table:style-name="ro1">
          <table:table-cell office:value-type="float" office:value="0.719636363636" calcext:value-type="float">
            <text:p>0.7196363636</text:p>
          </table:table-cell>
          <table:table-cell office:value-type="float" office:value="30415.9001423" calcext:value-type="float">
            <text:p>30415.9001423</text:p>
          </table:table-cell>
        </table:table-row>
        <table:table-row table:style-name="ro1">
          <table:table-cell office:value-type="float" office:value="0.721272727273" calcext:value-type="float">
            <text:p>0.7212727273</text:p>
          </table:table-cell>
          <table:table-cell office:value-type="float" office:value="30415.5374239" calcext:value-type="float">
            <text:p>30415.5374239</text:p>
          </table:table-cell>
        </table:table-row>
        <table:table-row table:style-name="ro1">
          <table:table-cell office:value-type="float" office:value="0.722909090909" calcext:value-type="float">
            <text:p>0.7229090909</text:p>
          </table:table-cell>
          <table:table-cell office:value-type="float" office:value="30414.7184601" calcext:value-type="float">
            <text:p>30414.7184601</text:p>
          </table:table-cell>
        </table:table-row>
        <table:table-row table:style-name="ro1">
          <table:table-cell office:value-type="float" office:value="0.724545454545" calcext:value-type="float">
            <text:p>0.7245454545</text:p>
          </table:table-cell>
          <table:table-cell office:value-type="float" office:value="30414.026456" calcext:value-type="float">
            <text:p>30414.02645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0412.8995311" calcext:value-type="float">
            <text:p>30412.8995311</text:p>
          </table:table-cell>
        </table:table-row>
        <table:table-row table:style-name="ro1">
          <table:table-cell office:value-type="float" office:value="0.726636363636" calcext:value-type="float">
            <text:p>0.7266363636</text:p>
          </table:table-cell>
          <table:table-cell office:value-type="float" office:value="30412.1452946" calcext:value-type="float">
            <text:p>30412.1452946</text:p>
          </table:table-cell>
        </table:table-row>
        <table:table-row table:style-name="ro1">
          <table:table-cell office:value-type="float" office:value="0.728272727273" calcext:value-type="float">
            <text:p>0.7282727273</text:p>
          </table:table-cell>
          <table:table-cell office:value-type="float" office:value="30411.4047492" calcext:value-type="float">
            <text:p>30411.4047492</text:p>
          </table:table-cell>
        </table:table-row>
        <table:table-row table:style-name="ro1">
          <table:table-cell office:value-type="float" office:value="0.729909090909" calcext:value-type="float">
            <text:p>0.7299090909</text:p>
          </table:table-cell>
          <table:table-cell office:value-type="float" office:value="30410.3762863" calcext:value-type="float">
            <text:p>30410.3762863</text:p>
          </table:table-cell>
        </table:table-row>
        <table:table-row table:style-name="ro1">
          <table:table-cell office:value-type="float" office:value="0.731545454545" calcext:value-type="float">
            <text:p>0.7315454545</text:p>
          </table:table-cell>
          <table:table-cell office:value-type="float" office:value="30409.206347" calcext:value-type="float">
            <text:p>30409.206347</text:p>
          </table:table-cell>
        </table:table-row>
        <table:table-row table:style-name="ro1">
          <table:table-cell office:value-type="float" office:value="0.733181818182" calcext:value-type="float">
            <text:p>0.7331818182</text:p>
          </table:table-cell>
          <table:table-cell office:value-type="float" office:value="30407.7797252" calcext:value-type="float">
            <text:p>30407.7797252</text:p>
          </table:table-cell>
        </table:table-row>
        <table:table-row table:style-name="ro1">
          <table:table-cell office:value-type="float" office:value="0.734818181818" calcext:value-type="float">
            <text:p>0.7348181818</text:p>
          </table:table-cell>
          <table:table-cell office:value-type="float" office:value="30406.3102086" calcext:value-type="float">
            <text:p>30406.3102086</text:p>
          </table:table-cell>
        </table:table-row>
        <table:table-row table:style-name="ro1">
          <table:table-cell office:value-type="float" office:value="0.736454545455" calcext:value-type="float">
            <text:p>0.7364545455</text:p>
          </table:table-cell>
          <table:table-cell office:value-type="float" office:value="30404.7479445" calcext:value-type="float">
            <text:p>30404.7479445</text:p>
          </table:table-cell>
        </table:table-row>
        <table:table-row table:style-name="ro1">
          <table:table-cell office:value-type="float" office:value="0.738090909091" calcext:value-type="float">
            <text:p>0.7380909091</text:p>
          </table:table-cell>
          <table:table-cell office:value-type="float" office:value="30403.2151801" calcext:value-type="float">
            <text:p>30403.2151801</text:p>
          </table:table-cell>
        </table:table-row>
        <table:table-row table:style-name="ro1">
          <table:table-cell office:value-type="float" office:value="0.739727272727" calcext:value-type="float">
            <text:p>0.7397272727</text:p>
          </table:table-cell>
          <table:table-cell office:value-type="float" office:value="30401.6940253" calcext:value-type="float">
            <text:p>30401.6940253</text:p>
          </table:table-cell>
        </table:table-row>
        <table:table-row table:style-name="ro1">
          <table:table-cell office:value-type="float" office:value="0.741363636364" calcext:value-type="float">
            <text:p>0.7413636364</text:p>
          </table:table-cell>
          <table:table-cell office:value-type="float" office:value="30400.2081876" calcext:value-type="float">
            <text:p>30400.2081876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30398.7680254" calcext:value-type="float">
            <text:p>30398.7680254</text:p>
          </table:table-cell>
        </table:table-row>
        <table:table-row table:style-name="ro1">
          <table:table-cell office:value-type="float" office:value="0.744636363636" calcext:value-type="float">
            <text:p>0.7446363636</text:p>
          </table:table-cell>
          <table:table-cell office:value-type="float" office:value="30397.3265127" calcext:value-type="float">
            <text:p>30397.3265127</text:p>
          </table:table-cell>
        </table:table-row>
        <table:table-row table:style-name="ro1">
          <table:table-cell office:value-type="float" office:value="0.746272727273" calcext:value-type="float">
            <text:p>0.7462727273</text:p>
          </table:table-cell>
          <table:table-cell office:value-type="float" office:value="30395.9438862" calcext:value-type="float">
            <text:p>30395.9438862</text:p>
          </table:table-cell>
        </table:table-row>
        <table:table-row table:style-name="ro1">
          <table:table-cell office:value-type="float" office:value="0.747909090909" calcext:value-type="float">
            <text:p>0.7479090909</text:p>
          </table:table-cell>
          <table:table-cell office:value-type="float" office:value="30394.5321906" calcext:value-type="float">
            <text:p>30394.5321906</text:p>
          </table:table-cell>
        </table:table-row>
        <table:table-row table:style-name="ro1">
          <table:table-cell office:value-type="float" office:value="0.749545454545" calcext:value-type="float">
            <text:p>0.7495454545</text:p>
          </table:table-cell>
          <table:table-cell office:value-type="float" office:value="30393.2033316" calcext:value-type="float">
            <text:p>30393.20333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0392.0291837" calcext:value-type="float">
            <text:p>30392.0291837</text:p>
          </table:table-cell>
        </table:table-row>
        <table:table-row table:style-name="ro1">
          <table:table-cell office:value-type="float" office:value="0.751636363636" calcext:value-type="float">
            <text:p>0.7516363636</text:p>
          </table:table-cell>
          <table:table-cell office:value-type="float" office:value="30390.7632746" calcext:value-type="float">
            <text:p>30390.7632746</text:p>
          </table:table-cell>
        </table:table-row>
        <table:table-row table:style-name="ro1">
          <table:table-cell office:value-type="float" office:value="0.753272727273" calcext:value-type="float">
            <text:p>0.7532727273</text:p>
          </table:table-cell>
          <table:table-cell office:value-type="float" office:value="17539.8548407" calcext:value-type="float">
            <text:p>17539.8548407</text:p>
          </table:table-cell>
        </table:table-row>
        <table:table-row table:style-name="ro1">
          <table:table-cell office:value-type="float" office:value="0.754909090909" calcext:value-type="float">
            <text:p>0.7549090909</text:p>
          </table:table-cell>
          <table:table-cell office:value-type="float" office:value="17579.6350143" calcext:value-type="float">
            <text:p>17579.6350143</text:p>
          </table:table-cell>
        </table:table-row>
        <table:table-row table:style-name="ro1">
          <table:table-cell office:value-type="float" office:value="0.756545454545" calcext:value-type="float">
            <text:p>0.7565454545</text:p>
          </table:table-cell>
          <table:table-cell office:value-type="float" office:value="17634.0391334" calcext:value-type="float">
            <text:p>17634.0391334</text:p>
          </table:table-cell>
        </table:table-row>
        <table:table-row table:style-name="ro1">
          <table:table-cell office:value-type="float" office:value="0.758181818182" calcext:value-type="float">
            <text:p>0.7581818182</text:p>
          </table:table-cell>
          <table:table-cell office:value-type="float" office:value="17694.732907" calcext:value-type="float">
            <text:p>17694.732907</text:p>
          </table:table-cell>
        </table:table-row>
        <table:table-row table:style-name="ro1">
          <table:table-cell office:value-type="float" office:value="0.759818181818" calcext:value-type="float">
            <text:p>0.7598181818</text:p>
          </table:table-cell>
          <table:table-cell office:value-type="float" office:value="17754.6486431" calcext:value-type="float">
            <text:p>17754.6486431</text:p>
          </table:table-cell>
        </table:table-row>
        <table:table-row table:style-name="ro1">
          <table:table-cell office:value-type="float" office:value="0.761454545455" calcext:value-type="float">
            <text:p>0.7614545455</text:p>
          </table:table-cell>
          <table:table-cell office:value-type="float" office:value="17809.126591" calcext:value-type="float">
            <text:p>17809.126591</text:p>
          </table:table-cell>
        </table:table-row>
        <table:table-row table:style-name="ro1">
          <table:table-cell office:value-type="float" office:value="0.763090909091" calcext:value-type="float">
            <text:p>0.7630909091</text:p>
          </table:table-cell>
          <table:table-cell office:value-type="float" office:value="17855.2288732" calcext:value-type="float">
            <text:p>17855.2288732</text:p>
          </table:table-cell>
        </table:table-row>
        <table:table-row table:style-name="ro1">
          <table:table-cell office:value-type="float" office:value="0.764727272727" calcext:value-type="float">
            <text:p>0.7647272727</text:p>
          </table:table-cell>
          <table:table-cell office:value-type="float" office:value="17890.9257784" calcext:value-type="float">
            <text:p>17890.9257784</text:p>
          </table:table-cell>
        </table:table-row>
        <table:table-row table:style-name="ro1">
          <table:table-cell office:value-type="float" office:value="0.766363636364" calcext:value-type="float">
            <text:p>0.7663636364</text:p>
          </table:table-cell>
          <table:table-cell office:value-type="float" office:value="17914.8908797" calcext:value-type="float">
            <text:p>17914.89087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7926.5978218" calcext:value-type="float">
            <text:p>17926.5978218</text:p>
          </table:table-cell>
        </table:table-row>
        <table:table-row table:style-name="ro1">
          <table:table-cell office:value-type="float" office:value="0.769636363636" calcext:value-type="float">
            <text:p>0.7696363636</text:p>
          </table:table-cell>
          <table:table-cell office:value-type="float" office:value="17926.1365242" calcext:value-type="float">
            <text:p>17926.1365242</text:p>
          </table:table-cell>
        </table:table-row>
        <table:table-row table:style-name="ro1">
          <table:table-cell office:value-type="float" office:value="0.771272727273" calcext:value-type="float">
            <text:p>0.7712727273</text:p>
          </table:table-cell>
          <table:table-cell office:value-type="float" office:value="17913.7393667" calcext:value-type="float">
            <text:p>17913.7393667</text:p>
          </table:table-cell>
        </table:table-row>
        <table:table-row table:style-name="ro1">
          <table:table-cell office:value-type="float" office:value="0.772909090909" calcext:value-type="float">
            <text:p>0.7729090909</text:p>
          </table:table-cell>
          <table:table-cell office:value-type="float" office:value="17888.9278208" calcext:value-type="float">
            <text:p>17888.9278208</text:p>
          </table:table-cell>
        </table:table-row>
        <table:table-row table:style-name="ro1">
          <table:table-cell office:value-type="float" office:value="0.774545454545" calcext:value-type="float">
            <text:p>0.7745454545</text:p>
          </table:table-cell>
          <table:table-cell office:value-type="float" office:value="17852.9143981" calcext:value-type="float">
            <text:p>17852.914398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7841.0596597" calcext:value-type="float">
            <text:p>17841.0596597</text:p>
          </table:table-cell>
        </table:table-row>
        <table:table-row table:style-name="ro1">
          <table:table-cell office:value-type="float" office:value="0.776636363636" calcext:value-type="float">
            <text:p>0.7766363636</text:p>
          </table:table-cell>
          <table:table-cell office:value-type="float" office:value="17798.9371482" calcext:value-type="float">
            <text:p>17798.9371482</text:p>
          </table:table-cell>
        </table:table-row>
        <table:table-row table:style-name="ro1">
          <table:table-cell office:value-type="float" office:value="0.778272727273" calcext:value-type="float">
            <text:p>0.7782727273</text:p>
          </table:table-cell>
          <table:table-cell office:value-type="float" office:value="17762.0132214" calcext:value-type="float">
            <text:p>17762.0132214</text:p>
          </table:table-cell>
        </table:table-row>
        <table:table-row table:style-name="ro1">
          <table:table-cell office:value-type="float" office:value="0.779909090909" calcext:value-type="float">
            <text:p>0.7799090909</text:p>
          </table:table-cell>
          <table:table-cell office:value-type="float" office:value="17735.6396438" calcext:value-type="float">
            <text:p>17735.6396438</text:p>
          </table:table-cell>
        </table:table-row>
        <table:table-row table:style-name="ro1">
          <table:table-cell office:value-type="float" office:value="0.781545454545" calcext:value-type="float">
            <text:p>0.7815454545</text:p>
          </table:table-cell>
          <table:table-cell office:value-type="float" office:value="17719.3674108" calcext:value-type="float">
            <text:p>17719.3674108</text:p>
          </table:table-cell>
        </table:table-row>
        <table:table-row table:style-name="ro1">
          <table:table-cell office:value-type="float" office:value="0.783181818182" calcext:value-type="float">
            <text:p>0.7831818182</text:p>
          </table:table-cell>
          <table:table-cell office:value-type="float" office:value="17708.6443631" calcext:value-type="float">
            <text:p>17708.6443631</text:p>
          </table:table-cell>
        </table:table-row>
        <table:table-row table:style-name="ro1">
          <table:table-cell office:value-type="float" office:value="0.784818181818" calcext:value-type="float">
            <text:p>0.7848181818</text:p>
          </table:table-cell>
          <table:table-cell office:value-type="float" office:value="17698.3882351" calcext:value-type="float">
            <text:p>17698.3882351</text:p>
          </table:table-cell>
        </table:table-row>
        <table:table-row table:style-name="ro1">
          <table:table-cell office:value-type="float" office:value="0.786454545455" calcext:value-type="float">
            <text:p>0.7864545455</text:p>
          </table:table-cell>
          <table:table-cell office:value-type="float" office:value="17684.0908461" calcext:value-type="float">
            <text:p>17684.0908461</text:p>
          </table:table-cell>
        </table:table-row>
        <table:table-row table:style-name="ro1">
          <table:table-cell office:value-type="float" office:value="0.788090909091" calcext:value-type="float">
            <text:p>0.7880909091</text:p>
          </table:table-cell>
          <table:table-cell office:value-type="float" office:value="17661.3937355" calcext:value-type="float">
            <text:p>17661.3937355</text:p>
          </table:table-cell>
        </table:table-row>
        <table:table-row table:style-name="ro1">
          <table:table-cell office:value-type="float" office:value="0.789727272727" calcext:value-type="float">
            <text:p>0.7897272727</text:p>
          </table:table-cell>
          <table:table-cell office:value-type="float" office:value="17626.8402098" calcext:value-type="float">
            <text:p>17626.8402098</text:p>
          </table:table-cell>
        </table:table-row>
        <table:table-row table:style-name="ro1">
          <table:table-cell office:value-type="float" office:value="0.791363636364" calcext:value-type="float">
            <text:p>0.7913636364</text:p>
          </table:table-cell>
          <table:table-cell office:value-type="float" office:value="17578.8776289" calcext:value-type="float">
            <text:p>17578.8776289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7516.3568734" calcext:value-type="float">
            <text:p>17516.3568734</text:p>
          </table:table-cell>
        </table:table-row>
        <table:table-row table:style-name="ro1">
          <table:table-cell office:value-type="float" office:value="0.794636363636" calcext:value-type="float">
            <text:p>0.7946363636</text:p>
          </table:table-cell>
          <table:table-cell office:value-type="float" office:value="17437.4768114" calcext:value-type="float">
            <text:p>17437.4768114</text:p>
          </table:table-cell>
        </table:table-row>
        <table:table-row table:style-name="ro1">
          <table:table-cell office:value-type="float" office:value="0.796272727273" calcext:value-type="float">
            <text:p>0.7962727273</text:p>
          </table:table-cell>
          <table:table-cell office:value-type="float" office:value="17342.054899" calcext:value-type="float">
            <text:p>17342.054899</text:p>
          </table:table-cell>
        </table:table-row>
        <table:table-row table:style-name="ro1">
          <table:table-cell office:value-type="float" office:value="0.797909090909" calcext:value-type="float">
            <text:p>0.7979090909</text:p>
          </table:table-cell>
          <table:table-cell office:value-type="float" office:value="17234.1355137" calcext:value-type="float">
            <text:p>17234.1355137</text:p>
          </table:table-cell>
        </table:table-row>
        <table:table-row table:style-name="ro1">
          <table:table-cell office:value-type="float" office:value="0.799545454545" calcext:value-type="float">
            <text:p>0.7995454545</text:p>
          </table:table-cell>
          <table:table-cell office:value-type="float" office:value="17121.1244958" calcext:value-type="float">
            <text:p>17121.12449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089.724829" calcext:value-type="float">
            <text:p>17089.724829</text:p>
          </table:table-cell>
        </table:table-row>
        <table:table-row table:style-name="ro1">
          <table:table-cell office:value-type="float" office:value="0.801636363636" calcext:value-type="float">
            <text:p>0.8016363636</text:p>
          </table:table-cell>
          <table:table-cell office:value-type="float" office:value="16981.510308" calcext:value-type="float">
            <text:p>16981.510308</text:p>
          </table:table-cell>
        </table:table-row>
        <table:table-row table:style-name="ro1">
          <table:table-cell office:value-type="float" office:value="0.803272727273" calcext:value-type="float">
            <text:p>0.8032727273</text:p>
          </table:table-cell>
          <table:table-cell office:value-type="float" office:value="16889.8330612" calcext:value-type="float">
            <text:p>16889.8330612</text:p>
          </table:table-cell>
        </table:table-row>
        <table:table-row table:style-name="ro1">
          <table:table-cell office:value-type="float" office:value="0.804909090909" calcext:value-type="float">
            <text:p>0.8049090909</text:p>
          </table:table-cell>
          <table:table-cell office:value-type="float" office:value="16826.7920634" calcext:value-type="float">
            <text:p>16826.7920634</text:p>
          </table:table-cell>
        </table:table-row>
        <table:table-row table:style-name="ro1">
          <table:table-cell office:value-type="float" office:value="0.806545454545" calcext:value-type="float">
            <text:p>0.8065454545</text:p>
          </table:table-cell>
          <table:table-cell office:value-type="float" office:value="16805.9524355" calcext:value-type="float">
            <text:p>16805.9524355</text:p>
          </table:table-cell>
        </table:table-row>
        <table:table-row table:style-name="ro1">
          <table:table-cell office:value-type="float" office:value="0.808181818182" calcext:value-type="float">
            <text:p>0.8081818182</text:p>
          </table:table-cell>
          <table:table-cell office:value-type="float" office:value="16838.8554188" calcext:value-type="float">
            <text:p>16838.8554188</text:p>
          </table:table-cell>
        </table:table-row>
        <table:table-row table:style-name="ro1">
          <table:table-cell office:value-type="float" office:value="0.809818181818" calcext:value-type="float">
            <text:p>0.8098181818</text:p>
          </table:table-cell>
          <table:table-cell office:value-type="float" office:value="16929.3148735" calcext:value-type="float">
            <text:p>16929.3148735</text:p>
          </table:table-cell>
        </table:table-row>
        <table:table-row table:style-name="ro1">
          <table:table-cell office:value-type="float" office:value="0.811454545455" calcext:value-type="float">
            <text:p>0.8114545455</text:p>
          </table:table-cell>
          <table:table-cell office:value-type="float" office:value="17067.8846183" calcext:value-type="float">
            <text:p>17067.8846183</text:p>
          </table:table-cell>
        </table:table-row>
        <table:table-row table:style-name="ro1">
          <table:table-cell office:value-type="float" office:value="0.813090909091" calcext:value-type="float">
            <text:p>0.8130909091</text:p>
          </table:table-cell>
          <table:table-cell office:value-type="float" office:value="17234.9527766" calcext:value-type="float">
            <text:p>17234.9527766</text:p>
          </table:table-cell>
        </table:table-row>
        <table:table-row table:style-name="ro1">
          <table:table-cell office:value-type="float" office:value="0.814727272727" calcext:value-type="float">
            <text:p>0.8147272727</text:p>
          </table:table-cell>
          <table:table-cell office:value-type="float" office:value="17408.4207502" calcext:value-type="float">
            <text:p>17408.4207502</text:p>
          </table:table-cell>
        </table:table-row>
        <table:table-row table:style-name="ro1">
          <table:table-cell office:value-type="float" office:value="0.816363636364" calcext:value-type="float">
            <text:p>0.8163636364</text:p>
          </table:table-cell>
          <table:table-cell office:value-type="float" office:value="17569.7343682" calcext:value-type="float">
            <text:p>17569.7343682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17707.4969886" calcext:value-type="float">
            <text:p>17707.4969886</text:p>
          </table:table-cell>
        </table:table-row>
        <table:table-row table:style-name="ro1">
          <table:table-cell office:value-type="float" office:value="0.819636363636" calcext:value-type="float">
            <text:p>0.8196363636</text:p>
          </table:table-cell>
          <table:table-cell office:value-type="float" office:value="17816.4698932" calcext:value-type="float">
            <text:p>17816.4698932</text:p>
          </table:table-cell>
        </table:table-row>
        <table:table-row table:style-name="ro1">
          <table:table-cell office:value-type="float" office:value="0.821272727273" calcext:value-type="float">
            <text:p>0.8212727273</text:p>
          </table:table-cell>
          <table:table-cell office:value-type="float" office:value="17895.8572355" calcext:value-type="float">
            <text:p>17895.8572355</text:p>
          </table:table-cell>
        </table:table-row>
        <table:table-row table:style-name="ro1">
          <table:table-cell office:value-type="float" office:value="0.822909090909" calcext:value-type="float">
            <text:p>0.8229090909</text:p>
          </table:table-cell>
          <table:table-cell office:value-type="float" office:value="17948.2165454" calcext:value-type="float">
            <text:p>17948.2165454</text:p>
          </table:table-cell>
        </table:table-row>
        <table:table-row table:style-name="ro1">
          <table:table-cell office:value-type="float" office:value="0.824545454545" calcext:value-type="float">
            <text:p>0.8245454545</text:p>
          </table:table-cell>
          <table:table-cell office:value-type="float" office:value="17979.0854382" calcext:value-type="float">
            <text:p>17979.085438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7983.6290175" calcext:value-type="float">
            <text:p>17983.6290175</text:p>
          </table:table-cell>
        </table:table-row>
        <table:table-row table:style-name="ro1">
          <table:table-cell office:value-type="float" office:value="0.826636363636" calcext:value-type="float">
            <text:p>0.8266363636</text:p>
          </table:table-cell>
          <table:table-cell office:value-type="float" office:value="17990.7680002" calcext:value-type="float">
            <text:p>17990.7680002</text:p>
          </table:table-cell>
        </table:table-row>
        <table:table-row table:style-name="ro1">
          <table:table-cell office:value-type="float" office:value="0.828272727273" calcext:value-type="float">
            <text:p>0.8282727273</text:p>
          </table:table-cell>
          <table:table-cell office:value-type="float" office:value="17982.6686931" calcext:value-type="float">
            <text:p>17982.6686931</text:p>
          </table:table-cell>
        </table:table-row>
        <table:table-row table:style-name="ro1">
          <table:table-cell office:value-type="float" office:value="0.829909090909" calcext:value-type="float">
            <text:p>0.8299090909</text:p>
          </table:table-cell>
          <table:table-cell office:value-type="float" office:value="17963.1742016" calcext:value-type="float">
            <text:p>17963.1742016</text:p>
          </table:table-cell>
        </table:table-row>
        <table:table-row table:style-name="ro1">
          <table:table-cell office:value-type="float" office:value="0.831545454545" calcext:value-type="float">
            <text:p>0.8315454545</text:p>
          </table:table-cell>
          <table:table-cell office:value-type="float" office:value="17936.7750521" calcext:value-type="float">
            <text:p>17936.7750521</text:p>
          </table:table-cell>
        </table:table-row>
        <table:table-row table:style-name="ro1">
          <table:table-cell office:value-type="float" office:value="0.833181818182" calcext:value-type="float">
            <text:p>0.8331818182</text:p>
          </table:table-cell>
          <table:table-cell office:value-type="float" office:value="17908.1288992" calcext:value-type="float">
            <text:p>17908.1288992</text:p>
          </table:table-cell>
        </table:table-row>
        <table:table-row table:style-name="ro1">
          <table:table-cell office:value-type="float" office:value="0.834818181818" calcext:value-type="float">
            <text:p>0.8348181818</text:p>
          </table:table-cell>
          <table:table-cell office:value-type="float" office:value="17880.0365219" calcext:value-type="float">
            <text:p>17880.0365219</text:p>
          </table:table-cell>
        </table:table-row>
        <table:table-row table:style-name="ro1">
          <table:table-cell office:value-type="float" office:value="0.836454545455" calcext:value-type="float">
            <text:p>0.8364545455</text:p>
          </table:table-cell>
          <table:table-cell office:value-type="float" office:value="17854.6653664" calcext:value-type="float">
            <text:p>17854.6653664</text:p>
          </table:table-cell>
        </table:table-row>
        <table:table-row table:style-name="ro1">
          <table:table-cell office:value-type="float" office:value="0.838090909091" calcext:value-type="float">
            <text:p>0.8380909091</text:p>
          </table:table-cell>
          <table:table-cell office:value-type="float" office:value="17835.0536382" calcext:value-type="float">
            <text:p>17835.0536382</text:p>
          </table:table-cell>
        </table:table-row>
        <table:table-row table:style-name="ro1">
          <table:table-cell office:value-type="float" office:value="0.839727272727" calcext:value-type="float">
            <text:p>0.8397272727</text:p>
          </table:table-cell>
          <table:table-cell office:value-type="float" office:value="17824.6718392" calcext:value-type="float">
            <text:p>17824.6718392</text:p>
          </table:table-cell>
        </table:table-row>
        <table:table-row table:style-name="ro1">
          <table:table-cell office:value-type="float" office:value="0.841363636364" calcext:value-type="float">
            <text:p>0.8413636364</text:p>
          </table:table-cell>
          <table:table-cell office:value-type="float" office:value="17826.0208251" calcext:value-type="float">
            <text:p>17826.0208251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7841.8589278" calcext:value-type="float">
            <text:p>17841.8589278</text:p>
          </table:table-cell>
        </table:table-row>
        <table:table-row table:style-name="ro1">
          <table:table-cell office:value-type="float" office:value="0.844636363636" calcext:value-type="float">
            <text:p>0.8446363636</text:p>
          </table:table-cell>
          <table:table-cell office:value-type="float" office:value="17870.5473625" calcext:value-type="float">
            <text:p>17870.5473625</text:p>
          </table:table-cell>
        </table:table-row>
        <table:table-row table:style-name="ro1">
          <table:table-cell office:value-type="float" office:value="0.846272727273" calcext:value-type="float">
            <text:p>0.8462727273</text:p>
          </table:table-cell>
          <table:table-cell office:value-type="float" office:value="17907.9190028" calcext:value-type="float">
            <text:p>17907.9190028</text:p>
          </table:table-cell>
        </table:table-row>
        <table:table-row table:style-name="ro1">
          <table:table-cell office:value-type="float" office:value="0.847909090909" calcext:value-type="float">
            <text:p>0.8479090909</text:p>
          </table:table-cell>
          <table:table-cell office:value-type="float" office:value="17952.8769601" calcext:value-type="float">
            <text:p>17952.8769601</text:p>
          </table:table-cell>
        </table:table-row>
        <table:table-row table:style-name="ro1">
          <table:table-cell office:value-type="float" office:value="0.849545454545" calcext:value-type="float">
            <text:p>0.8495454545</text:p>
          </table:table-cell>
          <table:table-cell office:value-type="float" office:value="18003.9982654" calcext:value-type="float">
            <text:p>18003.99826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8018.7485762" calcext:value-type="float">
            <text:p>18018.7485762</text:p>
          </table:table-cell>
        </table:table-row>
        <table:table-row table:style-name="ro1">
          <table:table-cell office:value-type="float" office:value="0.851636363636" calcext:value-type="float">
            <text:p>0.8516363636</text:p>
          </table:table-cell>
          <table:table-cell office:value-type="float" office:value="18071.7520494" calcext:value-type="float">
            <text:p>18071.7520494</text:p>
          </table:table-cell>
        </table:table-row>
        <table:table-row table:style-name="ro1">
          <table:table-cell office:value-type="float" office:value="0.853272727273" calcext:value-type="float">
            <text:p>0.8532727273</text:p>
          </table:table-cell>
          <table:table-cell office:value-type="float" office:value="18130.0541938" calcext:value-type="float">
            <text:p>18130.0541938</text:p>
          </table:table-cell>
        </table:table-row>
        <table:table-row table:style-name="ro1">
          <table:table-cell office:value-type="float" office:value="0.854909090909" calcext:value-type="float">
            <text:p>0.8549090909</text:p>
          </table:table-cell>
          <table:table-cell office:value-type="float" office:value="18189.498462" calcext:value-type="float">
            <text:p>18189.498462</text:p>
          </table:table-cell>
        </table:table-row>
        <table:table-row table:style-name="ro1">
          <table:table-cell office:value-type="float" office:value="0.856545454545" calcext:value-type="float">
            <text:p>0.8565454545</text:p>
          </table:table-cell>
          <table:table-cell office:value-type="float" office:value="18249.4629197" calcext:value-type="float">
            <text:p>18249.4629197</text:p>
          </table:table-cell>
        </table:table-row>
        <table:table-row table:style-name="ro1">
          <table:table-cell office:value-type="float" office:value="0.858181818182" calcext:value-type="float">
            <text:p>0.8581818182</text:p>
          </table:table-cell>
          <table:table-cell office:value-type="float" office:value="18310.6707226" calcext:value-type="float">
            <text:p>18310.6707226</text:p>
          </table:table-cell>
        </table:table-row>
        <table:table-row table:style-name="ro1">
          <table:table-cell office:value-type="float" office:value="0.859818181818" calcext:value-type="float">
            <text:p>0.8598181818</text:p>
          </table:table-cell>
          <table:table-cell office:value-type="float" office:value="18373.9195521" calcext:value-type="float">
            <text:p>18373.9195521</text:p>
          </table:table-cell>
        </table:table-row>
        <table:table-row table:style-name="ro1">
          <table:table-cell office:value-type="float" office:value="0.861454545455" calcext:value-type="float">
            <text:p>0.8614545455</text:p>
          </table:table-cell>
          <table:table-cell office:value-type="float" office:value="18439.8420373" calcext:value-type="float">
            <text:p>18439.8420373</text:p>
          </table:table-cell>
        </table:table-row>
        <table:table-row table:style-name="ro1">
          <table:table-cell office:value-type="float" office:value="0.863090909091" calcext:value-type="float">
            <text:p>0.8630909091</text:p>
          </table:table-cell>
          <table:table-cell office:value-type="float" office:value="18508.8227597" calcext:value-type="float">
            <text:p>18508.8227597</text:p>
          </table:table-cell>
        </table:table-row>
        <table:table-row table:style-name="ro1">
          <table:table-cell office:value-type="float" office:value="0.864727272727" calcext:value-type="float">
            <text:p>0.8647272727</text:p>
          </table:table-cell>
          <table:table-cell office:value-type="float" office:value="18581.0064614" calcext:value-type="float">
            <text:p>18581.0064614</text:p>
          </table:table-cell>
        </table:table-row>
        <table:table-row table:style-name="ro1">
          <table:table-cell office:value-type="float" office:value="0.866363636364" calcext:value-type="float">
            <text:p>0.8663636364</text:p>
          </table:table-cell>
          <table:table-cell office:value-type="float" office:value="18656.1941042" calcext:value-type="float">
            <text:p>18656.1941042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8733.9598497" calcext:value-type="float">
            <text:p>18733.9598497</text:p>
          </table:table-cell>
        </table:table-row>
        <table:table-row table:style-name="ro1">
          <table:table-cell office:value-type="float" office:value="0.869636363636" calcext:value-type="float">
            <text:p>0.8696363636</text:p>
          </table:table-cell>
          <table:table-cell office:value-type="float" office:value="18813.6446382" calcext:value-type="float">
            <text:p>18813.6446382</text:p>
          </table:table-cell>
        </table:table-row>
        <table:table-row table:style-name="ro1">
          <table:table-cell office:value-type="float" office:value="0.871272727273" calcext:value-type="float">
            <text:p>0.8712727273</text:p>
          </table:table-cell>
          <table:table-cell office:value-type="float" office:value="18894.5585726" calcext:value-type="float">
            <text:p>18894.5585726</text:p>
          </table:table-cell>
        </table:table-row>
        <table:table-row table:style-name="ro1">
          <table:table-cell office:value-type="float" office:value="0.872909090909" calcext:value-type="float">
            <text:p>0.8729090909</text:p>
          </table:table-cell>
          <table:table-cell office:value-type="float" office:value="18976.2544146" calcext:value-type="float">
            <text:p>18976.2544146</text:p>
          </table:table-cell>
        </table:table-row>
        <table:table-row table:style-name="ro1">
          <table:table-cell office:value-type="float" office:value="0.874545454545" calcext:value-type="float">
            <text:p>0.8745454545</text:p>
          </table:table-cell>
          <table:table-cell office:value-type="float" office:value="19058.4949249" calcext:value-type="float">
            <text:p>19058.4949249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9081.2688546" calcext:value-type="float">
            <text:p>19081.2688546</text:p>
          </table:table-cell>
        </table:table-row>
        <table:table-row table:style-name="ro1">
          <table:table-cell office:value-type="float" office:value="0.876636363636" calcext:value-type="float">
            <text:p>0.8766363636</text:p>
          </table:table-cell>
          <table:table-cell office:value-type="float" office:value="19159.2015162" calcext:value-type="float">
            <text:p>19159.2015162</text:p>
          </table:table-cell>
        </table:table-row>
        <table:table-row table:style-name="ro1">
          <table:table-cell office:value-type="float" office:value="0.878272727273" calcext:value-type="float">
            <text:p>0.8782727273</text:p>
          </table:table-cell>
          <table:table-cell office:value-type="float" office:value="19241.192799" calcext:value-type="float">
            <text:p>19241.192799</text:p>
          </table:table-cell>
        </table:table-row>
        <table:table-row table:style-name="ro1">
          <table:table-cell office:value-type="float" office:value="0.879909090909" calcext:value-type="float">
            <text:p>0.8799090909</text:p>
          </table:table-cell>
          <table:table-cell office:value-type="float" office:value="19321.2303799" calcext:value-type="float">
            <text:p>19321.2303799</text:p>
          </table:table-cell>
        </table:table-row>
        <table:table-row table:style-name="ro1">
          <table:table-cell office:value-type="float" office:value="0.881545454545" calcext:value-type="float">
            <text:p>0.8815454545</text:p>
          </table:table-cell>
          <table:table-cell office:value-type="float" office:value="19395.1225303" calcext:value-type="float">
            <text:p>19395.1225303</text:p>
          </table:table-cell>
        </table:table-row>
        <table:table-row table:style-name="ro1">
          <table:table-cell office:value-type="float" office:value="0.883181818182" calcext:value-type="float">
            <text:p>0.8831818182</text:p>
          </table:table-cell>
          <table:table-cell office:value-type="float" office:value="19460.3979032" calcext:value-type="float">
            <text:p>19460.3979032</text:p>
          </table:table-cell>
        </table:table-row>
        <table:table-row table:style-name="ro1">
          <table:table-cell office:value-type="float" office:value="0.884818181818" calcext:value-type="float">
            <text:p>0.8848181818</text:p>
          </table:table-cell>
          <table:table-cell office:value-type="float" office:value="19516.4665047" calcext:value-type="float">
            <text:p>19516.4665047</text:p>
          </table:table-cell>
        </table:table-row>
        <table:table-row table:style-name="ro1">
          <table:table-cell office:value-type="float" office:value="0.886454545455" calcext:value-type="float">
            <text:p>0.8864545455</text:p>
          </table:table-cell>
          <table:table-cell office:value-type="float" office:value="19565.5278049" calcext:value-type="float">
            <text:p>19565.5278049</text:p>
          </table:table-cell>
        </table:table-row>
        <table:table-row table:style-name="ro1">
          <table:table-cell office:value-type="float" office:value="0.888090909091" calcext:value-type="float">
            <text:p>0.8880909091</text:p>
          </table:table-cell>
          <table:table-cell office:value-type="float" office:value="19612.6571784" calcext:value-type="float">
            <text:p>19612.6571784</text:p>
          </table:table-cell>
        </table:table-row>
        <table:table-row table:style-name="ro1">
          <table:table-cell office:value-type="float" office:value="0.889727272727" calcext:value-type="float">
            <text:p>0.8897272727</text:p>
          </table:table-cell>
          <table:table-cell office:value-type="float" office:value="19666.4061346" calcext:value-type="float">
            <text:p>19666.4061346</text:p>
          </table:table-cell>
        </table:table-row>
        <table:table-row table:style-name="ro1">
          <table:table-cell office:value-type="float" office:value="0.891363636364" calcext:value-type="float">
            <text:p>0.8913636364</text:p>
          </table:table-cell>
          <table:table-cell office:value-type="float" office:value="19741.9390803" calcext:value-type="float">
            <text:p>19741.9390803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9864.2255838" calcext:value-type="float">
            <text:p>19864.2255838</text:p>
          </table:table-cell>
        </table:table-row>
        <table:table-row table:style-name="ro1">
          <table:table-cell office:value-type="float" office:value="0.894636363636" calcext:value-type="float">
            <text:p>0.8946363636</text:p>
          </table:table-cell>
          <table:table-cell office:value-type="float" office:value="20065.3375074" calcext:value-type="float">
            <text:p>20065.3375074</text:p>
          </table:table-cell>
        </table:table-row>
        <table:table-row table:style-name="ro1">
          <table:table-cell office:value-type="float" office:value="0.896272727273" calcext:value-type="float">
            <text:p>0.8962727273</text:p>
          </table:table-cell>
          <table:table-cell office:value-type="float" office:value="20373.0581594" calcext:value-type="float">
            <text:p>20373.0581594</text:p>
          </table:table-cell>
        </table:table-row>
        <table:table-row table:style-name="ro1">
          <table:table-cell office:value-type="float" office:value="0.897909090909" calcext:value-type="float">
            <text:p>0.8979090909</text:p>
          </table:table-cell>
          <table:table-cell office:value-type="float" office:value="20795.4603646" calcext:value-type="float">
            <text:p>20795.4603646</text:p>
          </table:table-cell>
        </table:table-row>
        <table:table-row table:style-name="ro1">
          <table:table-cell office:value-type="float" office:value="0.899545454545" calcext:value-type="float">
            <text:p>0.8995454545</text:p>
          </table:table-cell>
          <table:table-cell office:value-type="float" office:value="21312.5829893" calcext:value-type="float">
            <text:p>21312.58298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1488.7976768" calcext:value-type="float">
            <text:p>21488.7976768</text:p>
          </table:table-cell>
        </table:table-row>
        <table:table-row table:style-name="ro1">
          <table:table-cell office:value-type="float" office:value="0.901636363636" calcext:value-type="float">
            <text:p>0.9016363636</text:p>
          </table:table-cell>
          <table:table-cell office:value-type="float" office:value="22013.0573824" calcext:value-type="float">
            <text:p>22013.0573824</text:p>
          </table:table-cell>
        </table:table-row>
        <table:table-row table:style-name="ro1">
          <table:table-cell office:value-type="float" office:value="0.903272727273" calcext:value-type="float">
            <text:p>0.9032727273</text:p>
          </table:table-cell>
          <table:table-cell office:value-type="float" office:value="22577.4681414" calcext:value-type="float">
            <text:p>22577.4681414</text:p>
          </table:table-cell>
        </table:table-row>
        <table:table-row table:style-name="ro1">
          <table:table-cell office:value-type="float" office:value="0.904909090909" calcext:value-type="float">
            <text:p>0.9049090909</text:p>
          </table:table-cell>
          <table:table-cell office:value-type="float" office:value="23108.7007978" calcext:value-type="float">
            <text:p>23108.7007978</text:p>
          </table:table-cell>
        </table:table-row>
        <table:table-row table:style-name="ro1">
          <table:table-cell office:value-type="float" office:value="0.906545454545" calcext:value-type="float">
            <text:p>0.9065454545</text:p>
          </table:table-cell>
          <table:table-cell office:value-type="float" office:value="23574.24522" calcext:value-type="float">
            <text:p>23574.24522</text:p>
          </table:table-cell>
        </table:table-row>
        <table:table-row table:style-name="ro1">
          <table:table-cell office:value-type="float" office:value="0.908181818182" calcext:value-type="float">
            <text:p>0.9081818182</text:p>
          </table:table-cell>
          <table:table-cell office:value-type="float" office:value="23969.3860815" calcext:value-type="float">
            <text:p>23969.3860815</text:p>
          </table:table-cell>
        </table:table-row>
        <table:table-row table:style-name="ro1">
          <table:table-cell office:value-type="float" office:value="0.909818181818" calcext:value-type="float">
            <text:p>0.9098181818</text:p>
          </table:table-cell>
          <table:table-cell office:value-type="float" office:value="24298.8869987" calcext:value-type="float">
            <text:p>24298.8869987</text:p>
          </table:table-cell>
        </table:table-row>
        <table:table-row table:style-name="ro1">
          <table:table-cell office:value-type="float" office:value="0.911454545455" calcext:value-type="float">
            <text:p>0.9114545455</text:p>
          </table:table-cell>
          <table:table-cell office:value-type="float" office:value="24567.047622" calcext:value-type="float">
            <text:p>24567.047622</text:p>
          </table:table-cell>
        </table:table-row>
        <table:table-row table:style-name="ro1">
          <table:table-cell office:value-type="float" office:value="0.913090909091" calcext:value-type="float">
            <text:p>0.9130909091</text:p>
          </table:table-cell>
          <table:table-cell office:value-type="float" office:value="24774.4271746" calcext:value-type="float">
            <text:p>24774.4271746</text:p>
          </table:table-cell>
        </table:table-row>
        <table:table-row table:style-name="ro1">
          <table:table-cell office:value-type="float" office:value="0.914727272727" calcext:value-type="float">
            <text:p>0.9147272727</text:p>
          </table:table-cell>
          <table:table-cell office:value-type="float" office:value="24921.2687838" calcext:value-type="float">
            <text:p>24921.2687838</text:p>
          </table:table-cell>
        </table:table-row>
        <table:table-row table:style-name="ro1">
          <table:table-cell office:value-type="float" office:value="0.916363636364" calcext:value-type="float">
            <text:p>0.9163636364</text:p>
          </table:table-cell>
          <table:table-cell office:value-type="float" office:value="25010.7353419" calcext:value-type="float">
            <text:p>25010.735341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5071.7134393" calcext:value-type="float">
            <text:p>25071.7134393</text:p>
          </table:table-cell>
        </table:table-row>
        <table:table-row table:style-name="ro1">
          <table:table-cell office:value-type="float" office:value="0.919636363636" calcext:value-type="float">
            <text:p>0.9196363636</text:p>
          </table:table-cell>
          <table:table-cell office:value-type="float" office:value="25136.7272905" calcext:value-type="float">
            <text:p>25136.7272905</text:p>
          </table:table-cell>
        </table:table-row>
        <table:table-row table:style-name="ro1">
          <table:table-cell office:value-type="float" office:value="0.921272727273" calcext:value-type="float">
            <text:p>0.9212727273</text:p>
          </table:table-cell>
          <table:table-cell office:value-type="float" office:value="25258.3112394" calcext:value-type="float">
            <text:p>25258.3112394</text:p>
          </table:table-cell>
        </table:table-row>
        <table:table-row table:style-name="ro1">
          <table:table-cell office:value-type="float" office:value="0.922909090909" calcext:value-type="float">
            <text:p>0.9229090909</text:p>
          </table:table-cell>
          <table:table-cell office:value-type="float" office:value="25514.094646" calcext:value-type="float">
            <text:p>25514.094646</text:p>
          </table:table-cell>
        </table:table-row>
        <table:table-row table:style-name="ro1">
          <table:table-cell office:value-type="float" office:value="0.924545454545" calcext:value-type="float">
            <text:p>0.9245454545</text:p>
          </table:table-cell>
          <table:table-cell office:value-type="float" office:value="26005.243021" calcext:value-type="float">
            <text:p>26005.24302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6141.8087979" calcext:value-type="float">
            <text:p>26141.8087979</text:p>
          </table:table-cell>
        </table:table-row>
        <table:table-row table:style-name="ro1">
          <table:table-cell office:value-type="float" office:value="0.926636363636" calcext:value-type="float">
            <text:p>0.9266363636</text:p>
          </table:table-cell>
          <table:table-cell office:value-type="float" office:value="27085.9699807" calcext:value-type="float">
            <text:p>27085.9699807</text:p>
          </table:table-cell>
        </table:table-row>
        <table:table-row table:style-name="ro1">
          <table:table-cell office:value-type="float" office:value="0.928272727273" calcext:value-type="float">
            <text:p>0.9282727273</text:p>
          </table:table-cell>
          <table:table-cell office:value-type="float" office:value="28359.4876903" calcext:value-type="float">
            <text:p>28359.4876903</text:p>
          </table:table-cell>
        </table:table-row>
        <table:table-row table:style-name="ro1">
          <table:table-cell office:value-type="float" office:value="0.929909090909" calcext:value-type="float">
            <text:p>0.9299090909</text:p>
          </table:table-cell>
          <table:table-cell office:value-type="float" office:value="29938.528039" calcext:value-type="float">
            <text:p>29938.528039</text:p>
          </table:table-cell>
        </table:table-row>
        <table:table-row table:style-name="ro1">
          <table:table-cell office:value-type="float" office:value="0.931545454545" calcext:value-type="float">
            <text:p>0.9315454545</text:p>
          </table:table-cell>
          <table:table-cell office:value-type="float" office:value="31787.5481642" calcext:value-type="float">
            <text:p>31787.5481642</text:p>
          </table:table-cell>
        </table:table-row>
        <table:table-row table:style-name="ro1">
          <table:table-cell office:value-type="float" office:value="0.933181818182" calcext:value-type="float">
            <text:p>0.9331818182</text:p>
          </table:table-cell>
          <table:table-cell office:value-type="float" office:value="33836.9182001" calcext:value-type="float">
            <text:p>33836.9182001</text:p>
          </table:table-cell>
        </table:table-row>
        <table:table-row table:style-name="ro1">
          <table:table-cell office:value-type="float" office:value="0.934818181818" calcext:value-type="float">
            <text:p>0.9348181818</text:p>
          </table:table-cell>
          <table:table-cell office:value-type="float" office:value="36037.1120897" calcext:value-type="float">
            <text:p>36037.1120897</text:p>
          </table:table-cell>
        </table:table-row>
        <table:table-row table:style-name="ro1">
          <table:table-cell office:value-type="float" office:value="0.936454545455" calcext:value-type="float">
            <text:p>0.9364545455</text:p>
          </table:table-cell>
          <table:table-cell office:value-type="float" office:value="38322.2027575" calcext:value-type="float">
            <text:p>38322.2027575</text:p>
          </table:table-cell>
        </table:table-row>
        <table:table-row table:style-name="ro1">
          <table:table-cell office:value-type="float" office:value="0.938090909091" calcext:value-type="float">
            <text:p>0.9380909091</text:p>
          </table:table-cell>
          <table:table-cell office:value-type="float" office:value="40646.3236664" calcext:value-type="float">
            <text:p>40646.3236664</text:p>
          </table:table-cell>
        </table:table-row>
        <table:table-row table:style-name="ro1">
          <table:table-cell office:value-type="float" office:value="0.939727272727" calcext:value-type="float">
            <text:p>0.9397272727</text:p>
          </table:table-cell>
          <table:table-cell office:value-type="float" office:value="42943.8258212" calcext:value-type="float">
            <text:p>42943.8258212</text:p>
          </table:table-cell>
        </table:table-row>
        <table:table-row table:style-name="ro1">
          <table:table-cell office:value-type="float" office:value="0.941363636364" calcext:value-type="float">
            <text:p>0.9413636364</text:p>
          </table:table-cell>
          <table:table-cell office:value-type="float" office:value="45164.7284076" calcext:value-type="float">
            <text:p>45164.7284076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47243.5181975" calcext:value-type="float">
            <text:p>47243.5181975</text:p>
          </table:table-cell>
        </table:table-row>
        <table:table-row table:style-name="ro1">
          <table:table-cell office:value-type="float" office:value="0.944636363636" calcext:value-type="float">
            <text:p>0.9446363636</text:p>
          </table:table-cell>
          <table:table-cell office:value-type="float" office:value="49132.0592009" calcext:value-type="float">
            <text:p>49132.0592009</text:p>
          </table:table-cell>
        </table:table-row>
        <table:table-row table:style-name="ro1">
          <table:table-cell office:value-type="float" office:value="0.946272727273" calcext:value-type="float">
            <text:p>0.9462727273</text:p>
          </table:table-cell>
          <table:table-cell office:value-type="float" office:value="50777.7593886" calcext:value-type="float">
            <text:p>50777.7593886</text:p>
          </table:table-cell>
        </table:table-row>
        <table:table-row table:style-name="ro1">
          <table:table-cell office:value-type="float" office:value="0.947909090909" calcext:value-type="float">
            <text:p>0.9479090909</text:p>
          </table:table-cell>
          <table:table-cell office:value-type="float" office:value="52151.4348939" calcext:value-type="float">
            <text:p>52151.4348939</text:p>
          </table:table-cell>
        </table:table-row>
        <table:table-row table:style-name="ro1">
          <table:table-cell office:value-type="float" office:value="0.949545454545" calcext:value-type="float">
            <text:p>0.9495454545</text:p>
          </table:table-cell>
          <table:table-cell office:value-type="float" office:value="53226.5168322" calcext:value-type="float">
            <text:p>53226.51683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3435.0246839" calcext:value-type="float">
            <text:p>53435.0246839</text:p>
          </table:table-cell>
        </table:table-row>
        <table:table-row table:style-name="ro1">
          <table:table-cell office:value-type="float" office:value="0.951636363636" calcext:value-type="float">
            <text:p>0.9516363636</text:p>
          </table:table-cell>
          <table:table-cell office:value-type="float" office:value="54131.8210926" calcext:value-type="float">
            <text:p>54131.8210926</text:p>
          </table:table-cell>
        </table:table-row>
        <table:table-row table:style-name="ro1">
          <table:table-cell office:value-type="float" office:value="0.953272727273" calcext:value-type="float">
            <text:p>0.9532727273</text:p>
          </table:table-cell>
          <table:table-cell office:value-type="float" office:value="54550.0953654" calcext:value-type="float">
            <text:p>54550.0953654</text:p>
          </table:table-cell>
        </table:table-row>
        <table:table-row table:style-name="ro1">
          <table:table-cell office:value-type="float" office:value="0.954909090909" calcext:value-type="float">
            <text:p>0.9549090909</text:p>
          </table:table-cell>
          <table:table-cell office:value-type="float" office:value="54797.9044238" calcext:value-type="float">
            <text:p>54797.9044238</text:p>
          </table:table-cell>
        </table:table-row>
        <table:table-row table:style-name="ro1">
          <table:table-cell office:value-type="float" office:value="0.956545454545" calcext:value-type="float">
            <text:p>0.9565454545</text:p>
          </table:table-cell>
          <table:table-cell office:value-type="float" office:value="54886.080207" calcext:value-type="float">
            <text:p>54886.080207</text:p>
          </table:table-cell>
        </table:table-row>
        <table:table-row table:style-name="ro1">
          <table:table-cell office:value-type="float" office:value="0.958181818182" calcext:value-type="float">
            <text:p>0.9581818182</text:p>
          </table:table-cell>
          <table:table-cell office:value-type="float" office:value="54887.3634871" calcext:value-type="float">
            <text:p>54887.3634871</text:p>
          </table:table-cell>
        </table:table-row>
        <table:table-row table:style-name="ro1">
          <table:table-cell office:value-type="float" office:value="0.959818181818" calcext:value-type="float">
            <text:p>0.9598181818</text:p>
          </table:table-cell>
          <table:table-cell office:value-type="float" office:value="54878.9463354" calcext:value-type="float">
            <text:p>54878.9463354</text:p>
          </table:table-cell>
        </table:table-row>
        <table:table-row table:style-name="ro1">
          <table:table-cell office:value-type="float" office:value="0.961454545455" calcext:value-type="float">
            <text:p>0.9614545455</text:p>
          </table:table-cell>
          <table:table-cell office:value-type="float" office:value="54869.7288952" calcext:value-type="float">
            <text:p>54869.7288952</text:p>
          </table:table-cell>
        </table:table-row>
        <table:table-row table:style-name="ro1">
          <table:table-cell office:value-type="float" office:value="0.963090909091" calcext:value-type="float">
            <text:p>0.9630909091</text:p>
          </table:table-cell>
          <table:table-cell office:value-type="float" office:value="54861.0820428" calcext:value-type="float">
            <text:p>54861.0820428</text:p>
          </table:table-cell>
        </table:table-row>
        <table:table-row table:style-name="ro1">
          <table:table-cell office:value-type="float" office:value="0.964727272727" calcext:value-type="float">
            <text:p>0.9647272727</text:p>
          </table:table-cell>
          <table:table-cell office:value-type="float" office:value="54852.4922437" calcext:value-type="float">
            <text:p>54852.4922437</text:p>
          </table:table-cell>
        </table:table-row>
        <table:table-row table:style-name="ro1">
          <table:table-cell office:value-type="float" office:value="0.966363636364" calcext:value-type="float">
            <text:p>0.9663636364</text:p>
          </table:table-cell>
          <table:table-cell office:value-type="float" office:value="54843.4871904" calcext:value-type="float">
            <text:p>54843.487190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54833.4484959" calcext:value-type="float">
            <text:p>54833.4484959</text:p>
          </table:table-cell>
        </table:table-row>
        <table:table-row table:style-name="ro1">
          <table:table-cell office:value-type="float" office:value="0.969636363636" calcext:value-type="float">
            <text:p>0.9696363636</text:p>
          </table:table-cell>
          <table:table-cell office:value-type="float" office:value="54823.5956166" calcext:value-type="float">
            <text:p>54823.5956166</text:p>
          </table:table-cell>
        </table:table-row>
        <table:table-row table:style-name="ro1">
          <table:table-cell office:value-type="float" office:value="0.971272727273" calcext:value-type="float">
            <text:p>0.9712727273</text:p>
          </table:table-cell>
          <table:table-cell office:value-type="float" office:value="54811.6486998" calcext:value-type="float">
            <text:p>54811.6486998</text:p>
          </table:table-cell>
        </table:table-row>
        <table:table-row table:style-name="ro1">
          <table:table-cell office:value-type="float" office:value="0.972909090909" calcext:value-type="float">
            <text:p>0.9729090909</text:p>
          </table:table-cell>
          <table:table-cell office:value-type="float" office:value="54800.9087281" calcext:value-type="float">
            <text:p>54800.9087281</text:p>
          </table:table-cell>
        </table:table-row>
        <table:table-row table:style-name="ro1">
          <table:table-cell office:value-type="float" office:value="0.974545454545" calcext:value-type="float">
            <text:p>0.9745454545</text:p>
          </table:table-cell>
          <table:table-cell office:value-type="float" office:value="54787.8809382" calcext:value-type="float">
            <text:p>54787.880938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54777.2722722" calcext:value-type="float">
            <text:p>54777.2722722</text:p>
          </table:table-cell>
        </table:table-row>
        <table:table-row table:style-name="ro1">
          <table:table-cell office:value-type="float" office:value="0.976636363636" calcext:value-type="float">
            <text:p>0.9766363636</text:p>
          </table:table-cell>
          <table:table-cell office:value-type="float" office:value="54764.4425643" calcext:value-type="float">
            <text:p>54764.4425643</text:p>
          </table:table-cell>
        </table:table-row>
        <table:table-row table:style-name="ro1">
          <table:table-cell office:value-type="float" office:value="0.978272727273" calcext:value-type="float">
            <text:p>0.9782727273</text:p>
          </table:table-cell>
          <table:table-cell office:value-type="float" office:value="54753.3874085" calcext:value-type="float">
            <text:p>54753.3874085</text:p>
          </table:table-cell>
        </table:table-row>
        <table:table-row table:style-name="ro1">
          <table:table-cell office:value-type="float" office:value="0.979909090909" calcext:value-type="float">
            <text:p>0.9799090909</text:p>
          </table:table-cell>
          <table:table-cell office:value-type="float" office:value="54740.6508278" calcext:value-type="float">
            <text:p>54740.6508278</text:p>
          </table:table-cell>
        </table:table-row>
        <table:table-row table:style-name="ro1">
          <table:table-cell office:value-type="float" office:value="0.981545454545" calcext:value-type="float">
            <text:p>0.9815454545</text:p>
          </table:table-cell>
          <table:table-cell office:value-type="float" office:value="54728.5144127" calcext:value-type="float">
            <text:p>54728.5144127</text:p>
          </table:table-cell>
        </table:table-row>
        <table:table-row table:style-name="ro1">
          <table:table-cell office:value-type="float" office:value="0.983181818182" calcext:value-type="float">
            <text:p>0.9831818182</text:p>
          </table:table-cell>
          <table:table-cell office:value-type="float" office:value="54715.6876738" calcext:value-type="float">
            <text:p>54715.6876738</text:p>
          </table:table-cell>
        </table:table-row>
        <table:table-row table:style-name="ro1">
          <table:table-cell office:value-type="float" office:value="0.984818181818" calcext:value-type="float">
            <text:p>0.9848181818</text:p>
          </table:table-cell>
          <table:table-cell office:value-type="float" office:value="54702.5603573" calcext:value-type="float">
            <text:p>54702.5603573</text:p>
          </table:table-cell>
        </table:table-row>
        <table:table-row table:style-name="ro1">
          <table:table-cell office:value-type="float" office:value="0.986454545455" calcext:value-type="float">
            <text:p>0.9864545455</text:p>
          </table:table-cell>
          <table:table-cell office:value-type="float" office:value="54689.8691473" calcext:value-type="float">
            <text:p>54689.8691473</text:p>
          </table:table-cell>
        </table:table-row>
        <table:table-row table:style-name="ro1">
          <table:table-cell office:value-type="float" office:value="0.988090909091" calcext:value-type="float">
            <text:p>0.9880909091</text:p>
          </table:table-cell>
          <table:table-cell office:value-type="float" office:value="54676.0573276" calcext:value-type="float">
            <text:p>54676.0573276</text:p>
          </table:table-cell>
        </table:table-row>
        <table:table-row table:style-name="ro1">
          <table:table-cell office:value-type="float" office:value="0.989727272727" calcext:value-type="float">
            <text:p>0.9897272727</text:p>
          </table:table-cell>
          <table:table-cell office:value-type="float" office:value="54663.6777927" calcext:value-type="float">
            <text:p>54663.6777927</text:p>
          </table:table-cell>
        </table:table-row>
        <table:table-row table:style-name="ro1">
          <table:table-cell office:value-type="float" office:value="0.991363636364" calcext:value-type="float">
            <text:p>0.9913636364</text:p>
          </table:table-cell>
          <table:table-cell office:value-type="float" office:value="54649.3164762" calcext:value-type="float">
            <text:p>54649.3164762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54637.2732556" calcext:value-type="float">
            <text:p>54637.2732556</text:p>
          </table:table-cell>
        </table:table-row>
        <table:table-row table:style-name="ro1">
          <table:table-cell office:value-type="float" office:value="0.994636363636" calcext:value-type="float">
            <text:p>0.9946363636</text:p>
          </table:table-cell>
          <table:table-cell office:value-type="float" office:value="54622.3992166" calcext:value-type="float">
            <text:p>54622.3992166</text:p>
          </table:table-cell>
        </table:table-row>
        <table:table-row table:style-name="ro1">
          <table:table-cell office:value-type="float" office:value="0.996272727273" calcext:value-type="float">
            <text:p>0.9962727273</text:p>
          </table:table-cell>
          <table:table-cell office:value-type="float" office:value="54610.6704575" calcext:value-type="float">
            <text:p>54610.6704575</text:p>
          </table:table-cell>
        </table:table-row>
        <table:table-row table:style-name="ro1">
          <table:table-cell office:value-type="float" office:value="0.997909090909" calcext:value-type="float">
            <text:p>0.9979090909</text:p>
          </table:table-cell>
          <table:table-cell office:value-type="float" office:value="54595.2982298" calcext:value-type="float">
            <text:p>54595.2982298</text:p>
          </table:table-cell>
        </table:table-row>
        <table:table-row table:style-name="ro1">
          <table:table-cell office:value-type="float" office:value="0.999545454545" calcext:value-type="float">
            <text:p>0.9995454545</text:p>
          </table:table-cell>
          <table:table-cell office:value-type="float" office:value="54583.8664176" calcext:value-type="float">
            <text:p>54583.8664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71.2786692" calcext:value-type="float">
            <text:p>54571.2786692</text:p>
          </table:table-cell>
        </table:table-row>
        <table:table-row table:style-name="ro1">
          <table:table-cell office:value-type="float" office:value="1.00163636364" calcext:value-type="float">
            <text:p>1.0016363636</text:p>
          </table:table-cell>
          <table:table-cell office:value-type="float" office:value="31342.9429439" calcext:value-type="float">
            <text:p>31342.9429439</text:p>
          </table:table-cell>
        </table:table-row>
        <table:table-row table:style-name="ro1">
          <table:table-cell office:value-type="float" office:value="1.00327272727" calcext:value-type="float">
            <text:p>1.0032727273</text:p>
          </table:table-cell>
          <table:table-cell office:value-type="float" office:value="31436.2980706" calcext:value-type="float">
            <text:p>31436.2980706</text:p>
          </table:table-cell>
        </table:table-row>
        <table:table-row table:style-name="ro1">
          <table:table-cell office:value-type="float" office:value="1.00490909091" calcext:value-type="float">
            <text:p>1.0049090909</text:p>
          </table:table-cell>
          <table:table-cell office:value-type="float" office:value="31543.5581352" calcext:value-type="float">
            <text:p>31543.5581352</text:p>
          </table:table-cell>
        </table:table-row>
        <table:table-row table:style-name="ro1">
          <table:table-cell office:value-type="float" office:value="1.00654545455" calcext:value-type="float">
            <text:p>1.0065454546</text:p>
          </table:table-cell>
          <table:table-cell office:value-type="float" office:value="31633.3587332" calcext:value-type="float">
            <text:p>31633.3587332</text:p>
          </table:table-cell>
        </table:table-row>
        <table:table-row table:style-name="ro1">
          <table:table-cell office:value-type="float" office:value="1.00818181818" calcext:value-type="float">
            <text:p>1.0081818182</text:p>
          </table:table-cell>
          <table:table-cell office:value-type="float" office:value="31689.0815015" calcext:value-type="float">
            <text:p>31689.0815015</text:p>
          </table:table-cell>
        </table:table-row>
        <table:table-row table:style-name="ro1">
          <table:table-cell office:value-type="float" office:value="1.00981818182" calcext:value-type="float">
            <text:p>1.0098181818</text:p>
          </table:table-cell>
          <table:table-cell office:value-type="float" office:value="31714.4523588" calcext:value-type="float">
            <text:p>31714.4523588</text:p>
          </table:table-cell>
        </table:table-row>
        <table:table-row table:style-name="ro1">
          <table:table-cell office:value-type="float" office:value="1.01145454545" calcext:value-type="float">
            <text:p>1.0114545455</text:p>
          </table:table-cell>
          <table:table-cell office:value-type="float" office:value="31725.4791893" calcext:value-type="float">
            <text:p>31725.4791893</text:p>
          </table:table-cell>
        </table:table-row>
        <table:table-row table:style-name="ro1">
          <table:table-cell office:value-type="float" office:value="1.01309090909" calcext:value-type="float">
            <text:p>1.0130909091</text:p>
          </table:table-cell>
          <table:table-cell office:value-type="float" office:value="31729.2077605" calcext:value-type="float">
            <text:p>31729.2077605</text:p>
          </table:table-cell>
        </table:table-row>
        <table:table-row table:style-name="ro1">
          <table:table-cell office:value-type="float" office:value="1.01472727273" calcext:value-type="float">
            <text:p>1.0147272727</text:p>
          </table:table-cell>
          <table:table-cell office:value-type="float" office:value="31730.3742208" calcext:value-type="float">
            <text:p>31730.3742208</text:p>
          </table:table-cell>
        </table:table-row>
        <table:table-row table:style-name="ro1">
          <table:table-cell office:value-type="float" office:value="1.01636363636" calcext:value-type="float">
            <text:p>1.0163636364</text:p>
          </table:table-cell>
          <table:table-cell office:value-type="float" office:value="31732.1887682" calcext:value-type="float">
            <text:p>31732.1887682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31734.2852709" calcext:value-type="float">
            <text:p>31734.2852709</text:p>
          </table:table-cell>
        </table:table-row>
        <table:table-row table:style-name="ro1">
          <table:table-cell office:value-type="float" office:value="1.01963636364" calcext:value-type="float">
            <text:p>1.0196363636</text:p>
          </table:table-cell>
          <table:table-cell office:value-type="float" office:value="31734.1114019" calcext:value-type="float">
            <text:p>31734.1114019</text:p>
          </table:table-cell>
        </table:table-row>
        <table:table-row table:style-name="ro1">
          <table:table-cell office:value-type="float" office:value="1.02127272727" calcext:value-type="float">
            <text:p>1.0212727273</text:p>
          </table:table-cell>
          <table:table-cell office:value-type="float" office:value="31730.5694027" calcext:value-type="float">
            <text:p>31730.5694027</text:p>
          </table:table-cell>
        </table:table-row>
        <table:table-row table:style-name="ro1">
          <table:table-cell office:value-type="float" office:value="1.02290909091" calcext:value-type="float">
            <text:p>1.0229090909</text:p>
          </table:table-cell>
          <table:table-cell office:value-type="float" office:value="31725.013614" calcext:value-type="float">
            <text:p>31725.013614</text:p>
          </table:table-cell>
        </table:table-row>
        <table:table-row table:style-name="ro1">
          <table:table-cell office:value-type="float" office:value="1.02454545455" calcext:value-type="float">
            <text:p>1.0245454546</text:p>
          </table:table-cell>
          <table:table-cell office:value-type="float" office:value="31720.060445" calcext:value-type="float">
            <text:p>31720.06044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31713.4529364" calcext:value-type="float">
            <text:p>31713.4529364</text:p>
          </table:table-cell>
        </table:table-row>
        <table:table-row table:style-name="ro1">
          <table:table-cell office:value-type="float" office:value="1.02663636364" calcext:value-type="float">
            <text:p>1.0266363636</text:p>
          </table:table-cell>
          <table:table-cell office:value-type="float" office:value="31710.381303" calcext:value-type="float">
            <text:p>31710.381303</text:p>
          </table:table-cell>
        </table:table-row>
        <table:table-row table:style-name="ro1">
          <table:table-cell office:value-type="float" office:value="1.02827272727" calcext:value-type="float">
            <text:p>1.0282727273</text:p>
          </table:table-cell>
          <table:table-cell office:value-type="float" office:value="31712.7773453" calcext:value-type="float">
            <text:p>31712.7773453</text:p>
          </table:table-cell>
        </table:table-row>
        <table:table-row table:style-name="ro1">
          <table:table-cell office:value-type="float" office:value="1.02990909091" calcext:value-type="float">
            <text:p>1.0299090909</text:p>
          </table:table-cell>
          <table:table-cell office:value-type="float" office:value="31718.8087903" calcext:value-type="float">
            <text:p>31718.8087903</text:p>
          </table:table-cell>
        </table:table-row>
        <table:table-row table:style-name="ro1">
          <table:table-cell office:value-type="float" office:value="1.03154545455" calcext:value-type="float">
            <text:p>1.0315454546</text:p>
          </table:table-cell>
          <table:table-cell office:value-type="float" office:value="31723.3060372" calcext:value-type="float">
            <text:p>31723.3060372</text:p>
          </table:table-cell>
        </table:table-row>
        <table:table-row table:style-name="ro1">
          <table:table-cell office:value-type="float" office:value="1.03318181818" calcext:value-type="float">
            <text:p>1.0331818182</text:p>
          </table:table-cell>
          <table:table-cell office:value-type="float" office:value="31721.2743487" calcext:value-type="float">
            <text:p>31721.2743487</text:p>
          </table:table-cell>
        </table:table-row>
        <table:table-row table:style-name="ro1">
          <table:table-cell office:value-type="float" office:value="1.03481818182" calcext:value-type="float">
            <text:p>1.0348181818</text:p>
          </table:table-cell>
          <table:table-cell office:value-type="float" office:value="31713.7368311" calcext:value-type="float">
            <text:p>31713.7368311</text:p>
          </table:table-cell>
        </table:table-row>
        <table:table-row table:style-name="ro1">
          <table:table-cell office:value-type="float" office:value="1.03645454545" calcext:value-type="float">
            <text:p>1.0364545455</text:p>
          </table:table-cell>
          <table:table-cell office:value-type="float" office:value="31704.0745021" calcext:value-type="float">
            <text:p>31704.0745021</text:p>
          </table:table-cell>
        </table:table-row>
        <table:table-row table:style-name="ro1">
          <table:table-cell office:value-type="float" office:value="1.03809090909" calcext:value-type="float">
            <text:p>1.0380909091</text:p>
          </table:table-cell>
          <table:table-cell office:value-type="float" office:value="31694.8734283" calcext:value-type="float">
            <text:p>31694.8734283</text:p>
          </table:table-cell>
        </table:table-row>
        <table:table-row table:style-name="ro1">
          <table:table-cell office:value-type="float" office:value="1.03972727273" calcext:value-type="float">
            <text:p>1.0397272727</text:p>
          </table:table-cell>
          <table:table-cell office:value-type="float" office:value="31685.6852359" calcext:value-type="float">
            <text:p>31685.6852359</text:p>
          </table:table-cell>
        </table:table-row>
        <table:table-row table:style-name="ro1">
          <table:table-cell office:value-type="float" office:value="1.04136363636" calcext:value-type="float">
            <text:p>1.0413636364</text:p>
          </table:table-cell>
          <table:table-cell office:value-type="float" office:value="31675.7596532" calcext:value-type="float">
            <text:p>31675.7596532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31671.4585084" calcext:value-type="float">
            <text:p>31671.4585084</text:p>
          </table:table-cell>
        </table:table-row>
        <table:table-row table:style-name="ro1">
          <table:table-cell office:value-type="float" office:value="1.04463636364" calcext:value-type="float">
            <text:p>1.0446363636</text:p>
          </table:table-cell>
          <table:table-cell office:value-type="float" office:value="31681.0341907" calcext:value-type="float">
            <text:p>31681.0341907</text:p>
          </table:table-cell>
        </table:table-row>
        <table:table-row table:style-name="ro1">
          <table:table-cell office:value-type="float" office:value="1.04627272727" calcext:value-type="float">
            <text:p>1.0462727273</text:p>
          </table:table-cell>
          <table:table-cell office:value-type="float" office:value="31703.4535214" calcext:value-type="float">
            <text:p>31703.4535214</text:p>
          </table:table-cell>
        </table:table-row>
        <table:table-row table:style-name="ro1">
          <table:table-cell office:value-type="float" office:value="1.04790909091" calcext:value-type="float">
            <text:p>1.0479090909</text:p>
          </table:table-cell>
          <table:table-cell office:value-type="float" office:value="31719.5984251" calcext:value-type="float">
            <text:p>31719.5984251</text:p>
          </table:table-cell>
        </table:table-row>
        <table:table-row table:style-name="ro1">
          <table:table-cell office:value-type="float" office:value="1.04954545455" calcext:value-type="float">
            <text:p>1.0495454546</text:p>
          </table:table-cell>
          <table:table-cell office:value-type="float" office:value="31696.6732732" calcext:value-type="float">
            <text:p>31696.673273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1669.6549754" calcext:value-type="float">
            <text:p>31669.6549754</text:p>
          </table:table-cell>
        </table:table-row>
        <table:table-row table:style-name="ro1">
          <table:table-cell office:value-type="float" office:value="1.05163636364" calcext:value-type="float">
            <text:p>1.0516363636</text:p>
          </table:table-cell>
          <table:table-cell office:value-type="float" office:value="31559.360209" calcext:value-type="float">
            <text:p>31559.360209</text:p>
          </table:table-cell>
        </table:table-row>
        <table:table-row table:style-name="ro1">
          <table:table-cell office:value-type="float" office:value="1.05327272727" calcext:value-type="float">
            <text:p>1.0532727273</text:p>
          </table:table-cell>
          <table:table-cell office:value-type="float" office:value="31388.9744358" calcext:value-type="float">
            <text:p>31388.9744358</text:p>
          </table:table-cell>
        </table:table-row>
        <table:table-row table:style-name="ro1">
          <table:table-cell office:value-type="float" office:value="1.05490909091" calcext:value-type="float">
            <text:p>1.0549090909</text:p>
          </table:table-cell>
          <table:table-cell office:value-type="float" office:value="31188.176341" calcext:value-type="float">
            <text:p>31188.176341</text:p>
          </table:table-cell>
        </table:table-row>
        <table:table-row table:style-name="ro1">
          <table:table-cell office:value-type="float" office:value="1.05654545455" calcext:value-type="float">
            <text:p>1.0565454546</text:p>
          </table:table-cell>
          <table:table-cell office:value-type="float" office:value="30997.8937015" calcext:value-type="float">
            <text:p>30997.8937015</text:p>
          </table:table-cell>
        </table:table-row>
        <table:table-row table:style-name="ro1">
          <table:table-cell office:value-type="float" office:value="1.05818181818" calcext:value-type="float">
            <text:p>1.0581818182</text:p>
          </table:table-cell>
          <table:table-cell office:value-type="float" office:value="30858.0590925" calcext:value-type="float">
            <text:p>30858.0590925</text:p>
          </table:table-cell>
        </table:table-row>
        <table:table-row table:style-name="ro1">
          <table:table-cell office:value-type="float" office:value="1.05981818182" calcext:value-type="float">
            <text:p>1.0598181818</text:p>
          </table:table-cell>
          <table:table-cell office:value-type="float" office:value="30787.7093657" calcext:value-type="float">
            <text:p>30787.7093657</text:p>
          </table:table-cell>
        </table:table-row>
        <table:table-row table:style-name="ro1">
          <table:table-cell office:value-type="float" office:value="1.06145454545" calcext:value-type="float">
            <text:p>1.0614545455</text:p>
          </table:table-cell>
          <table:table-cell office:value-type="float" office:value="30772.5278603" calcext:value-type="float">
            <text:p>30772.5278603</text:p>
          </table:table-cell>
        </table:table-row>
        <table:table-row table:style-name="ro1">
          <table:table-cell office:value-type="float" office:value="1.06309090909" calcext:value-type="float">
            <text:p>1.0630909091</text:p>
          </table:table-cell>
          <table:table-cell office:value-type="float" office:value="30763.6714743" calcext:value-type="float">
            <text:p>30763.6714743</text:p>
          </table:table-cell>
        </table:table-row>
        <table:table-row table:style-name="ro1">
          <table:table-cell office:value-type="float" office:value="1.06472727273" calcext:value-type="float">
            <text:p>1.0647272727</text:p>
          </table:table-cell>
          <table:table-cell office:value-type="float" office:value="30707.2345444" calcext:value-type="float">
            <text:p>30707.2345444</text:p>
          </table:table-cell>
        </table:table-row>
        <table:table-row table:style-name="ro1">
          <table:table-cell office:value-type="float" office:value="1.06636363636" calcext:value-type="float">
            <text:p>1.0663636364</text:p>
          </table:table-cell>
          <table:table-cell office:value-type="float" office:value="30615.9067378" calcext:value-type="float">
            <text:p>30615.9067378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30587.0860553" calcext:value-type="float">
            <text:p>30587.0860553</text:p>
          </table:table-cell>
        </table:table-row>
        <table:table-row table:style-name="ro1">
          <table:table-cell office:value-type="float" office:value="1.06963636364" calcext:value-type="float">
            <text:p>1.0696363636</text:p>
          </table:table-cell>
          <table:table-cell office:value-type="float" office:value="30732.2981431" calcext:value-type="float">
            <text:p>30732.2981431</text:p>
          </table:table-cell>
        </table:table-row>
        <table:table-row table:style-name="ro1">
          <table:table-cell office:value-type="float" office:value="1.07127272727" calcext:value-type="float">
            <text:p>1.0712727273</text:p>
          </table:table-cell>
          <table:table-cell office:value-type="float" office:value="31132.0996707" calcext:value-type="float">
            <text:p>31132.0996707</text:p>
          </table:table-cell>
        </table:table-row>
        <table:table-row table:style-name="ro1">
          <table:table-cell office:value-type="float" office:value="1.07290909091" calcext:value-type="float">
            <text:p>1.0729090909</text:p>
          </table:table-cell>
          <table:table-cell office:value-type="float" office:value="31855.5498342" calcext:value-type="float">
            <text:p>31855.5498342</text:p>
          </table:table-cell>
        </table:table-row>
        <table:table-row table:style-name="ro1">
          <table:table-cell office:value-type="float" office:value="1.07454545455" calcext:value-type="float">
            <text:p>1.0745454546</text:p>
          </table:table-cell>
          <table:table-cell office:value-type="float" office:value="32870.6777398" calcext:value-type="float">
            <text:p>32870.6777398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33173.2454995" calcext:value-type="float">
            <text:p>33173.2454995</text:p>
          </table:table-cell>
        </table:table-row>
        <table:table-row table:style-name="ro1">
          <table:table-cell office:value-type="float" office:value="1.07663636364" calcext:value-type="float">
            <text:p>1.0766363636</text:p>
          </table:table-cell>
          <table:table-cell office:value-type="float" office:value="34280.8841374" calcext:value-type="float">
            <text:p>34280.8841374</text:p>
          </table:table-cell>
        </table:table-row>
        <table:table-row table:style-name="ro1">
          <table:table-cell office:value-type="float" office:value="1.07827272727" calcext:value-type="float">
            <text:p>1.0782727273</text:p>
          </table:table-cell>
          <table:table-cell office:value-type="float" office:value="35131.9053436" calcext:value-type="float">
            <text:p>35131.9053436</text:p>
          </table:table-cell>
        </table:table-row>
        <table:table-row table:style-name="ro1">
          <table:table-cell office:value-type="float" office:value="1.07990909091" calcext:value-type="float">
            <text:p>1.0799090909</text:p>
          </table:table-cell>
          <table:table-cell office:value-type="float" office:value="35416.0313431" calcext:value-type="float">
            <text:p>35416.0313431</text:p>
          </table:table-cell>
        </table:table-row>
        <table:table-row table:style-name="ro1">
          <table:table-cell office:value-type="float" office:value="1.08154545455" calcext:value-type="float">
            <text:p>1.0815454546</text:p>
          </table:table-cell>
          <table:table-cell office:value-type="float" office:value="34952.4507226" calcext:value-type="float">
            <text:p>34952.4507226</text:p>
          </table:table-cell>
        </table:table-row>
        <table:table-row table:style-name="ro1">
          <table:table-cell office:value-type="float" office:value="1.08318181818" calcext:value-type="float">
            <text:p>1.0831818182</text:p>
          </table:table-cell>
          <table:table-cell office:value-type="float" office:value="34000.3854541" calcext:value-type="float">
            <text:p>34000.3854541</text:p>
          </table:table-cell>
        </table:table-row>
        <table:table-row table:style-name="ro1">
          <table:table-cell office:value-type="float" office:value="1.08481818182" calcext:value-type="float">
            <text:p>1.0848181818</text:p>
          </table:table-cell>
          <table:table-cell office:value-type="float" office:value="32976.5278432" calcext:value-type="float">
            <text:p>32976.5278432</text:p>
          </table:table-cell>
        </table:table-row>
        <table:table-row table:style-name="ro1">
          <table:table-cell office:value-type="float" office:value="1.08645454545" calcext:value-type="float">
            <text:p>1.0864545455</text:p>
          </table:table-cell>
          <table:table-cell office:value-type="float" office:value="32192.0085758" calcext:value-type="float">
            <text:p>32192.0085758</text:p>
          </table:table-cell>
        </table:table-row>
        <table:table-row table:style-name="ro1">
          <table:table-cell office:value-type="float" office:value="1.08809090909" calcext:value-type="float">
            <text:p>1.0880909091</text:p>
          </table:table-cell>
          <table:table-cell office:value-type="float" office:value="31789.7992859" calcext:value-type="float">
            <text:p>31789.7992859</text:p>
          </table:table-cell>
        </table:table-row>
        <table:table-row table:style-name="ro1">
          <table:table-cell office:value-type="float" office:value="1.08972727273" calcext:value-type="float">
            <text:p>1.0897272727</text:p>
          </table:table-cell>
          <table:table-cell office:value-type="float" office:value="31704.3062545" calcext:value-type="float">
            <text:p>31704.3062545</text:p>
          </table:table-cell>
        </table:table-row>
        <table:table-row table:style-name="ro1">
          <table:table-cell office:value-type="float" office:value="1.09136363636" calcext:value-type="float">
            <text:p>1.0913636364</text:p>
          </table:table-cell>
          <table:table-cell office:value-type="float" office:value="31705.2452917" calcext:value-type="float">
            <text:p>31705.2452917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31726.6723353" calcext:value-type="float">
            <text:p>31726.6723353</text:p>
          </table:table-cell>
        </table:table-row>
        <table:table-row table:style-name="ro1">
          <table:table-cell office:value-type="float" office:value="1.09463636364" calcext:value-type="float">
            <text:p>1.0946363636</text:p>
          </table:table-cell>
          <table:table-cell office:value-type="float" office:value="31752.606373" calcext:value-type="float">
            <text:p>31752.606373</text:p>
          </table:table-cell>
        </table:table-row>
        <table:table-row table:style-name="ro1">
          <table:table-cell office:value-type="float" office:value="1.09627272727" calcext:value-type="float">
            <text:p>1.0962727273</text:p>
          </table:table-cell>
          <table:table-cell office:value-type="float" office:value="31771.7046837" calcext:value-type="float">
            <text:p>31771.7046837</text:p>
          </table:table-cell>
        </table:table-row>
        <table:table-row table:style-name="ro1">
          <table:table-cell office:value-type="float" office:value="1.09790909091" calcext:value-type="float">
            <text:p>1.0979090909</text:p>
          </table:table-cell>
          <table:table-cell office:value-type="float" office:value="31785.3505911" calcext:value-type="float">
            <text:p>31785.3505911</text:p>
          </table:table-cell>
        </table:table-row>
        <table:table-row table:style-name="ro1">
          <table:table-cell office:value-type="float" office:value="1.09954545455" calcext:value-type="float">
            <text:p>1.0995454546</text:p>
          </table:table-cell>
          <table:table-cell office:value-type="float" office:value="31797.5603782" calcext:value-type="float">
            <text:p>31797.56037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1789.4445283" calcext:value-type="float">
            <text:p>31789.4445283</text:p>
          </table:table-cell>
        </table:table-row>
        <table:table-row table:style-name="ro1">
          <table:table-cell office:value-type="float" office:value="1.10163636364" calcext:value-type="float">
            <text:p>1.1016363636</text:p>
          </table:table-cell>
          <table:table-cell office:value-type="float" office:value="31801.0468572" calcext:value-type="float">
            <text:p>31801.0468572</text:p>
          </table:table-cell>
        </table:table-row>
        <table:table-row table:style-name="ro1">
          <table:table-cell office:value-type="float" office:value="1.10327272727" calcext:value-type="float">
            <text:p>1.1032727273</text:p>
          </table:table-cell>
          <table:table-cell office:value-type="float" office:value="31810.9036642" calcext:value-type="float">
            <text:p>31810.9036642</text:p>
          </table:table-cell>
        </table:table-row>
        <table:table-row table:style-name="ro1">
          <table:table-cell office:value-type="float" office:value="1.10490909091" calcext:value-type="float">
            <text:p>1.1049090909</text:p>
          </table:table-cell>
          <table:table-cell office:value-type="float" office:value="31821.2219007" calcext:value-type="float">
            <text:p>31821.2219007</text:p>
          </table:table-cell>
        </table:table-row>
        <table:table-row table:style-name="ro1">
          <table:table-cell office:value-type="float" office:value="1.10654545455" calcext:value-type="float">
            <text:p>1.1065454546</text:p>
          </table:table-cell>
          <table:table-cell office:value-type="float" office:value="31833.3730333" calcext:value-type="float">
            <text:p>31833.3730333</text:p>
          </table:table-cell>
        </table:table-row>
        <table:table-row table:style-name="ro1">
          <table:table-cell office:value-type="float" office:value="1.10818181818" calcext:value-type="float">
            <text:p>1.1081818182</text:p>
          </table:table-cell>
          <table:table-cell office:value-type="float" office:value="31848.7153119" calcext:value-type="float">
            <text:p>31848.7153119</text:p>
          </table:table-cell>
        </table:table-row>
        <table:table-row table:style-name="ro1">
          <table:table-cell office:value-type="float" office:value="1.10981818182" calcext:value-type="float">
            <text:p>1.1098181818</text:p>
          </table:table-cell>
          <table:table-cell office:value-type="float" office:value="31868.3815789" calcext:value-type="float">
            <text:p>31868.3815789</text:p>
          </table:table-cell>
        </table:table-row>
        <table:table-row table:style-name="ro1">
          <table:table-cell office:value-type="float" office:value="1.11145454545" calcext:value-type="float">
            <text:p>1.1114545455</text:p>
          </table:table-cell>
          <table:table-cell office:value-type="float" office:value="31893.2679253" calcext:value-type="float">
            <text:p>31893.2679253</text:p>
          </table:table-cell>
        </table:table-row>
        <table:table-row table:style-name="ro1">
          <table:table-cell office:value-type="float" office:value="1.11309090909" calcext:value-type="float">
            <text:p>1.1130909091</text:p>
          </table:table-cell>
          <table:table-cell office:value-type="float" office:value="31924.4636636" calcext:value-type="float">
            <text:p>31924.4636636</text:p>
          </table:table-cell>
        </table:table-row>
        <table:table-row table:style-name="ro1">
          <table:table-cell office:value-type="float" office:value="1.11472727273" calcext:value-type="float">
            <text:p>1.1147272727</text:p>
          </table:table-cell>
          <table:table-cell office:value-type="float" office:value="31961.9363117" calcext:value-type="float">
            <text:p>31961.9363117</text:p>
          </table:table-cell>
        </table:table-row>
        <table:table-row table:style-name="ro1">
          <table:table-cell office:value-type="float" office:value="1.11636363636" calcext:value-type="float">
            <text:p>1.1163636364</text:p>
          </table:table-cell>
          <table:table-cell office:value-type="float" office:value="32002.5969673" calcext:value-type="float">
            <text:p>32002.5969673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32042.931628" calcext:value-type="float">
            <text:p>32042.931628</text:p>
          </table:table-cell>
        </table:table-row>
        <table:table-row table:style-name="ro1">
          <table:table-cell office:value-type="float" office:value="1.11963636364" calcext:value-type="float">
            <text:p>1.1196363636</text:p>
          </table:table-cell>
          <table:table-cell office:value-type="float" office:value="32079.2061774" calcext:value-type="float">
            <text:p>32079.2061774</text:p>
          </table:table-cell>
        </table:table-row>
        <table:table-row table:style-name="ro1">
          <table:table-cell office:value-type="float" office:value="1.12127272727" calcext:value-type="float">
            <text:p>1.1212727273</text:p>
          </table:table-cell>
          <table:table-cell office:value-type="float" office:value="32110.4793418" calcext:value-type="float">
            <text:p>32110.4793418</text:p>
          </table:table-cell>
        </table:table-row>
        <table:table-row table:style-name="ro1">
          <table:table-cell office:value-type="float" office:value="1.12290909091" calcext:value-type="float">
            <text:p>1.1229090909</text:p>
          </table:table-cell>
          <table:table-cell office:value-type="float" office:value="32135.7283138" calcext:value-type="float">
            <text:p>32135.7283138</text:p>
          </table:table-cell>
        </table:table-row>
        <table:table-row table:style-name="ro1">
          <table:table-cell office:value-type="float" office:value="1.12454545455" calcext:value-type="float">
            <text:p>1.1245454546</text:p>
          </table:table-cell>
          <table:table-cell office:value-type="float" office:value="32152.6194533" calcext:value-type="float">
            <text:p>32152.6194533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32148.3289366" calcext:value-type="float">
            <text:p>32148.3289366</text:p>
          </table:table-cell>
        </table:table-row>
        <table:table-row table:style-name="ro1">
          <table:table-cell office:value-type="float" office:value="1.12663636364" calcext:value-type="float">
            <text:p>1.1266363636</text:p>
          </table:table-cell>
          <table:table-cell office:value-type="float" office:value="32158.6986417" calcext:value-type="float">
            <text:p>32158.6986417</text:p>
          </table:table-cell>
        </table:table-row>
        <table:table-row table:style-name="ro1">
          <table:table-cell office:value-type="float" office:value="1.12827272727" calcext:value-type="float">
            <text:p>1.1282727273</text:p>
          </table:table-cell>
          <table:table-cell office:value-type="float" office:value="32166.3307246" calcext:value-type="float">
            <text:p>32166.3307246</text:p>
          </table:table-cell>
        </table:table-row>
        <table:table-row table:style-name="ro1">
          <table:table-cell office:value-type="float" office:value="1.12990909091" calcext:value-type="float">
            <text:p>1.1299090909</text:p>
          </table:table-cell>
          <table:table-cell office:value-type="float" office:value="32172.2614561" calcext:value-type="float">
            <text:p>32172.2614561</text:p>
          </table:table-cell>
        </table:table-row>
        <table:table-row table:style-name="ro1">
          <table:table-cell office:value-type="float" office:value="1.13154545455" calcext:value-type="float">
            <text:p>1.1315454546</text:p>
          </table:table-cell>
          <table:table-cell office:value-type="float" office:value="32177.6834744" calcext:value-type="float">
            <text:p>32177.6834744</text:p>
          </table:table-cell>
        </table:table-row>
        <table:table-row table:style-name="ro1">
          <table:table-cell office:value-type="float" office:value="1.13318181818" calcext:value-type="float">
            <text:p>1.1331818182</text:p>
          </table:table-cell>
          <table:table-cell office:value-type="float" office:value="32182.5244153" calcext:value-type="float">
            <text:p>32182.5244153</text:p>
          </table:table-cell>
        </table:table-row>
        <table:table-row table:style-name="ro1">
          <table:table-cell office:value-type="float" office:value="1.13481818182" calcext:value-type="float">
            <text:p>1.1348181818</text:p>
          </table:table-cell>
          <table:table-cell office:value-type="float" office:value="32187.17489" calcext:value-type="float">
            <text:p>32187.17489</text:p>
          </table:table-cell>
        </table:table-row>
        <table:table-row table:style-name="ro1">
          <table:table-cell office:value-type="float" office:value="1.13645454545" calcext:value-type="float">
            <text:p>1.1364545455</text:p>
          </table:table-cell>
          <table:table-cell office:value-type="float" office:value="32192.4399024" calcext:value-type="float">
            <text:p>32192.4399024</text:p>
          </table:table-cell>
        </table:table-row>
        <table:table-row table:style-name="ro1">
          <table:table-cell office:value-type="float" office:value="1.13809090909" calcext:value-type="float">
            <text:p>1.1380909091</text:p>
          </table:table-cell>
          <table:table-cell office:value-type="float" office:value="32201.3774641" calcext:value-type="float">
            <text:p>32201.3774641</text:p>
          </table:table-cell>
        </table:table-row>
        <table:table-row table:style-name="ro1">
          <table:table-cell office:value-type="float" office:value="1.13972727273" calcext:value-type="float">
            <text:p>1.1397272727</text:p>
          </table:table-cell>
          <table:table-cell office:value-type="float" office:value="32219.4690015" calcext:value-type="float">
            <text:p>32219.4690015</text:p>
          </table:table-cell>
        </table:table-row>
        <table:table-row table:style-name="ro1">
          <table:table-cell office:value-type="float" office:value="1.14136363636" calcext:value-type="float">
            <text:p>1.1413636364</text:p>
          </table:table-cell>
          <table:table-cell office:value-type="float" office:value="32256.0956744" calcext:value-type="float">
            <text:p>32256.0956744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32321.1234295" calcext:value-type="float">
            <text:p>32321.1234295</text:p>
          </table:table-cell>
        </table:table-row>
        <table:table-row table:style-name="ro1">
          <table:table-cell office:value-type="float" office:value="1.14463636364" calcext:value-type="float">
            <text:p>1.1446363636</text:p>
          </table:table-cell>
          <table:table-cell office:value-type="float" office:value="32422.1895428" calcext:value-type="float">
            <text:p>32422.1895428</text:p>
          </table:table-cell>
        </table:table-row>
        <table:table-row table:style-name="ro1">
          <table:table-cell office:value-type="float" office:value="1.14627272727" calcext:value-type="float">
            <text:p>1.1462727273</text:p>
          </table:table-cell>
          <table:table-cell office:value-type="float" office:value="32562.112746" calcext:value-type="float">
            <text:p>32562.112746</text:p>
          </table:table-cell>
        </table:table-row>
        <table:table-row table:style-name="ro1">
          <table:table-cell office:value-type="float" office:value="1.14790909091" calcext:value-type="float">
            <text:p>1.1479090909</text:p>
          </table:table-cell>
          <table:table-cell office:value-type="float" office:value="32739.4861552" calcext:value-type="float">
            <text:p>32739.4861552</text:p>
          </table:table-cell>
        </table:table-row>
        <table:table-row table:style-name="ro1">
          <table:table-cell office:value-type="float" office:value="1.14954545455" calcext:value-type="float">
            <text:p>1.1495454546</text:p>
          </table:table-cell>
          <table:table-cell office:value-type="float" office:value="32947.8931427" calcext:value-type="float">
            <text:p>32947.893142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2988.3365223" calcext:value-type="float">
            <text:p>32988.3365223</text:p>
          </table:table-cell>
        </table:table-row>
        <table:table-row table:style-name="ro1">
          <table:table-cell office:value-type="float" office:value="1.15163636364" calcext:value-type="float">
            <text:p>1.1516363636</text:p>
          </table:table-cell>
          <table:table-cell office:value-type="float" office:value="33225.3159966" calcext:value-type="float">
            <text:p>33225.3159966</text:p>
          </table:table-cell>
        </table:table-row>
        <table:table-row table:style-name="ro1">
          <table:table-cell office:value-type="float" office:value="1.15327272727" calcext:value-type="float">
            <text:p>1.1532727273</text:p>
          </table:table-cell>
          <table:table-cell office:value-type="float" office:value="33479.7295412" calcext:value-type="float">
            <text:p>33479.7295412</text:p>
          </table:table-cell>
        </table:table-row>
        <table:table-row table:style-name="ro1">
          <table:table-cell office:value-type="float" office:value="1.15490909091" calcext:value-type="float">
            <text:p>1.1549090909</text:p>
          </table:table-cell>
          <table:table-cell office:value-type="float" office:value="33743.0099717" calcext:value-type="float">
            <text:p>33743.0099717</text:p>
          </table:table-cell>
        </table:table-row>
        <table:table-row table:style-name="ro1">
          <table:table-cell office:value-type="float" office:value="1.15654545455" calcext:value-type="float">
            <text:p>1.1565454546</text:p>
          </table:table-cell>
          <table:table-cell office:value-type="float" office:value="34006.4334215" calcext:value-type="float">
            <text:p>34006.4334215</text:p>
          </table:table-cell>
        </table:table-row>
        <table:table-row table:style-name="ro1">
          <table:table-cell office:value-type="float" office:value="1.15818181818" calcext:value-type="float">
            <text:p>1.1581818182</text:p>
          </table:table-cell>
          <table:table-cell office:value-type="float" office:value="34261.0489107" calcext:value-type="float">
            <text:p>34261.0489107</text:p>
          </table:table-cell>
        </table:table-row>
        <table:table-row table:style-name="ro1">
          <table:table-cell office:value-type="float" office:value="1.15981818182" calcext:value-type="float">
            <text:p>1.1598181818</text:p>
          </table:table-cell>
          <table:table-cell office:value-type="float" office:value="34501.3716423" calcext:value-type="float">
            <text:p>34501.3716423</text:p>
          </table:table-cell>
        </table:table-row>
        <table:table-row table:style-name="ro1">
          <table:table-cell office:value-type="float" office:value="1.16145454545" calcext:value-type="float">
            <text:p>1.1614545455</text:p>
          </table:table-cell>
          <table:table-cell office:value-type="float" office:value="34732.2125113" calcext:value-type="float">
            <text:p>34732.2125113</text:p>
          </table:table-cell>
        </table:table-row>
        <table:table-row table:style-name="ro1">
          <table:table-cell office:value-type="float" office:value="1.16309090909" calcext:value-type="float">
            <text:p>1.1630909091</text:p>
          </table:table-cell>
          <table:table-cell office:value-type="float" office:value="34973.7988777" calcext:value-type="float">
            <text:p>34973.7988777</text:p>
          </table:table-cell>
        </table:table-row>
        <table:table-row table:style-name="ro1">
          <table:table-cell office:value-type="float" office:value="1.16472727273" calcext:value-type="float">
            <text:p>1.1647272727</text:p>
          </table:table-cell>
          <table:table-cell office:value-type="float" office:value="35270.1200946" calcext:value-type="float">
            <text:p>35270.1200946</text:p>
          </table:table-cell>
        </table:table-row>
        <table:table-row table:style-name="ro1">
          <table:table-cell office:value-type="float" office:value="1.16636363636" calcext:value-type="float">
            <text:p>1.1663636364</text:p>
          </table:table-cell>
          <table:table-cell office:value-type="float" office:value="35691.4178639" calcext:value-type="float">
            <text:p>35691.417863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36330.7584693" calcext:value-type="float">
            <text:p>36330.7584693</text:p>
          </table:table-cell>
        </table:table-row>
        <table:table-row table:style-name="ro1">
          <table:table-cell office:value-type="float" office:value="1.16963636364" calcext:value-type="float">
            <text:p>1.1696363636</text:p>
          </table:table-cell>
          <table:table-cell office:value-type="float" office:value="37269.7162942" calcext:value-type="float">
            <text:p>37269.7162942</text:p>
          </table:table-cell>
        </table:table-row>
        <table:table-row table:style-name="ro1">
          <table:table-cell office:value-type="float" office:value="1.17127272727" calcext:value-type="float">
            <text:p>1.1712727273</text:p>
          </table:table-cell>
          <table:table-cell office:value-type="float" office:value="38528.2473158" calcext:value-type="float">
            <text:p>38528.2473158</text:p>
          </table:table-cell>
        </table:table-row>
        <table:table-row table:style-name="ro1">
          <table:table-cell office:value-type="float" office:value="1.17290909091" calcext:value-type="float">
            <text:p>1.1729090909</text:p>
          </table:table-cell>
          <table:table-cell office:value-type="float" office:value="40022.1865935" calcext:value-type="float">
            <text:p>40022.1865935</text:p>
          </table:table-cell>
        </table:table-row>
        <table:table-row table:style-name="ro1">
          <table:table-cell office:value-type="float" office:value="1.17454545455" calcext:value-type="float">
            <text:p>1.1745454546</text:p>
          </table:table-cell>
          <table:table-cell office:value-type="float" office:value="41573.8814749" calcext:value-type="float">
            <text:p>41573.8814749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1855.0578716" calcext:value-type="float">
            <text:p>41855.0578716</text:p>
          </table:table-cell>
        </table:table-row>
        <table:table-row table:style-name="ro1">
          <table:table-cell office:value-type="float" office:value="1.17663636364" calcext:value-type="float">
            <text:p>1.1766363636</text:p>
          </table:table-cell>
          <table:table-cell office:value-type="float" office:value="43237.5458205" calcext:value-type="float">
            <text:p>43237.5458205</text:p>
          </table:table-cell>
        </table:table-row>
        <table:table-row table:style-name="ro1">
          <table:table-cell office:value-type="float" office:value="1.17827272727" calcext:value-type="float">
            <text:p>1.1782727273</text:p>
          </table:table-cell>
          <table:table-cell office:value-type="float" office:value="44202.8771239" calcext:value-type="float">
            <text:p>44202.8771239</text:p>
          </table:table-cell>
        </table:table-row>
        <table:table-row table:style-name="ro1">
          <table:table-cell office:value-type="float" office:value="1.17990909091" calcext:value-type="float">
            <text:p>1.1799090909</text:p>
          </table:table-cell>
          <table:table-cell office:value-type="float" office:value="44709.967674" calcext:value-type="float">
            <text:p>44709.967674</text:p>
          </table:table-cell>
        </table:table-row>
        <table:table-row table:style-name="ro1">
          <table:table-cell office:value-type="float" office:value="1.18154545455" calcext:value-type="float">
            <text:p>1.1815454546</text:p>
          </table:table-cell>
          <table:table-cell office:value-type="float" office:value="44794.2621709" calcext:value-type="float">
            <text:p>44794.2621709</text:p>
          </table:table-cell>
        </table:table-row>
        <table:table-row table:style-name="ro1">
          <table:table-cell office:value-type="float" office:value="1.18318181818" calcext:value-type="float">
            <text:p>1.1831818182</text:p>
          </table:table-cell>
          <table:table-cell office:value-type="float" office:value="44924.6359681" calcext:value-type="float">
            <text:p>44924.6359681</text:p>
          </table:table-cell>
        </table:table-row>
        <table:table-row table:style-name="ro1">
          <table:table-cell office:value-type="float" office:value="1.18481818182" calcext:value-type="float">
            <text:p>1.1848181818</text:p>
          </table:table-cell>
          <table:table-cell office:value-type="float" office:value="45416.1291901" calcext:value-type="float">
            <text:p>45416.1291901</text:p>
          </table:table-cell>
        </table:table-row>
        <table:table-row table:style-name="ro1">
          <table:table-cell office:value-type="float" office:value="1.18645454545" calcext:value-type="float">
            <text:p>1.1864545455</text:p>
          </table:table-cell>
          <table:table-cell office:value-type="float" office:value="46774.6081332" calcext:value-type="float">
            <text:p>46774.6081332</text:p>
          </table:table-cell>
        </table:table-row>
        <table:table-row table:style-name="ro1">
          <table:table-cell office:value-type="float" office:value="1.18809090909" calcext:value-type="float">
            <text:p>1.1880909091</text:p>
          </table:table-cell>
          <table:table-cell office:value-type="float" office:value="49448.3008081" calcext:value-type="float">
            <text:p>49448.3008081</text:p>
          </table:table-cell>
        </table:table-row>
        <table:table-row table:style-name="ro1">
          <table:table-cell office:value-type="float" office:value="1.18972727273" calcext:value-type="float">
            <text:p>1.1897272727</text:p>
          </table:table-cell>
          <table:table-cell office:value-type="float" office:value="53819.3127582" calcext:value-type="float">
            <text:p>53819.3127582</text:p>
          </table:table-cell>
        </table:table-row>
        <table:table-row table:style-name="ro1">
          <table:table-cell office:value-type="float" office:value="1.19136363636" calcext:value-type="float">
            <text:p>1.1913636364</text:p>
          </table:table-cell>
          <table:table-cell office:value-type="float" office:value="59863.647324" calcext:value-type="float">
            <text:p>59863.64732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67035.1189741" calcext:value-type="float">
            <text:p>67035.1189741</text:p>
          </table:table-cell>
        </table:table-row>
        <table:table-row table:style-name="ro1">
          <table:table-cell office:value-type="float" office:value="1.19463636364" calcext:value-type="float">
            <text:p>1.1946363636</text:p>
          </table:table-cell>
          <table:table-cell office:value-type="float" office:value="74533.8423777" calcext:value-type="float">
            <text:p>74533.8423777</text:p>
          </table:table-cell>
        </table:table-row>
        <table:table-row table:style-name="ro1">
          <table:table-cell office:value-type="float" office:value="1.19627272727" calcext:value-type="float">
            <text:p>1.1962727273</text:p>
          </table:table-cell>
          <table:table-cell office:value-type="float" office:value="81672.5776199" calcext:value-type="float">
            <text:p>81672.5776199</text:p>
          </table:table-cell>
        </table:table-row>
        <table:table-row table:style-name="ro1">
          <table:table-cell office:value-type="float" office:value="1.19790909091" calcext:value-type="float">
            <text:p>1.1979090909</text:p>
          </table:table-cell>
          <table:table-cell office:value-type="float" office:value="87709.6333454" calcext:value-type="float">
            <text:p>87709.6333454</text:p>
          </table:table-cell>
        </table:table-row>
        <table:table-row table:style-name="ro1">
          <table:table-cell office:value-type="float" office:value="1.19954545455" calcext:value-type="float">
            <text:p>1.1995454546</text:p>
          </table:table-cell>
          <table:table-cell office:value-type="float" office:value="92206.8934146" calcext:value-type="float">
            <text:p>92206.89341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2866.3243552" calcext:value-type="float">
            <text:p>92866.3243552</text:p>
          </table:table-cell>
        </table:table-row>
        <table:table-row table:style-name="ro1">
          <table:table-cell office:value-type="float" office:value="1.20163636364" calcext:value-type="float">
            <text:p>1.2016363636</text:p>
          </table:table-cell>
          <table:table-cell office:value-type="float" office:value="95049.8639172" calcext:value-type="float">
            <text:p>95049.8639172</text:p>
          </table:table-cell>
        </table:table-row>
        <table:table-row table:style-name="ro1">
          <table:table-cell office:value-type="float" office:value="1.20327272727" calcext:value-type="float">
            <text:p>1.2032727273</text:p>
          </table:table-cell>
          <table:table-cell office:value-type="float" office:value="96068.2249802" calcext:value-type="float">
            <text:p>96068.2249802</text:p>
          </table:table-cell>
        </table:table-row>
        <table:table-row table:style-name="ro1">
          <table:table-cell office:value-type="float" office:value="1.20490909091" calcext:value-type="float">
            <text:p>1.2049090909</text:p>
          </table:table-cell>
          <table:table-cell office:value-type="float" office:value="96013.3255218" calcext:value-type="float">
            <text:p>96013.3255218</text:p>
          </table:table-cell>
        </table:table-row>
        <table:table-row table:style-name="ro1">
          <table:table-cell office:value-type="float" office:value="1.20654545455" calcext:value-type="float">
            <text:p>1.2065454546</text:p>
          </table:table-cell>
          <table:table-cell office:value-type="float" office:value="95822.3462563" calcext:value-type="float">
            <text:p>95822.3462563</text:p>
          </table:table-cell>
        </table:table-row>
        <table:table-row table:style-name="ro1">
          <table:table-cell office:value-type="float" office:value="1.20818181818" calcext:value-type="float">
            <text:p>1.2081818182</text:p>
          </table:table-cell>
          <table:table-cell office:value-type="float" office:value="95578.6388763" calcext:value-type="float">
            <text:p>95578.6388763</text:p>
          </table:table-cell>
        </table:table-row>
        <table:table-row table:style-name="ro1">
          <table:table-cell office:value-type="float" office:value="1.20981818182" calcext:value-type="float">
            <text:p>1.2098181818</text:p>
          </table:table-cell>
          <table:table-cell office:value-type="float" office:value="95380.9504524" calcext:value-type="float">
            <text:p>95380.9504524</text:p>
          </table:table-cell>
        </table:table-row>
        <table:table-row table:style-name="ro1">
          <table:table-cell office:value-type="float" office:value="1.21145454545" calcext:value-type="float">
            <text:p>1.2114545455</text:p>
          </table:table-cell>
          <table:table-cell office:value-type="float" office:value="95149.6750293" calcext:value-type="float">
            <text:p>95149.6750293</text:p>
          </table:table-cell>
        </table:table-row>
        <table:table-row table:style-name="ro1">
          <table:table-cell office:value-type="float" office:value="1.21309090909" calcext:value-type="float">
            <text:p>1.2130909091</text:p>
          </table:table-cell>
          <table:table-cell office:value-type="float" office:value="94963.4899288" calcext:value-type="float">
            <text:p>94963.4899288</text:p>
          </table:table-cell>
        </table:table-row>
        <table:table-row table:style-name="ro1">
          <table:table-cell office:value-type="float" office:value="1.21472727273" calcext:value-type="float">
            <text:p>1.2147272727</text:p>
          </table:table-cell>
          <table:table-cell office:value-type="float" office:value="94732.4506958" calcext:value-type="float">
            <text:p>94732.4506958</text:p>
          </table:table-cell>
        </table:table-row>
        <table:table-row table:style-name="ro1">
          <table:table-cell office:value-type="float" office:value="1.21636363636" calcext:value-type="float">
            <text:p>1.2163636364</text:p>
          </table:table-cell>
          <table:table-cell office:value-type="float" office:value="94548.6158521" calcext:value-type="float">
            <text:p>94548.6158521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94311.779617" calcext:value-type="float">
            <text:p>94311.779617</text:p>
          </table:table-cell>
        </table:table-row>
        <table:table-row table:style-name="ro1">
          <table:table-cell office:value-type="float" office:value="1.21963636364" calcext:value-type="float">
            <text:p>1.2196363636</text:p>
          </table:table-cell>
          <table:table-cell office:value-type="float" office:value="94131.4116543" calcext:value-type="float">
            <text:p>94131.4116543</text:p>
          </table:table-cell>
        </table:table-row>
        <table:table-row table:style-name="ro1">
          <table:table-cell office:value-type="float" office:value="1.22127272727" calcext:value-type="float">
            <text:p>1.2212727273</text:p>
          </table:table-cell>
          <table:table-cell office:value-type="float" office:value="93892.6198986" calcext:value-type="float">
            <text:p>93892.6198986</text:p>
          </table:table-cell>
        </table:table-row>
        <table:table-row table:style-name="ro1">
          <table:table-cell office:value-type="float" office:value="1.22290909091" calcext:value-type="float">
            <text:p>1.2229090909</text:p>
          </table:table-cell>
          <table:table-cell office:value-type="float" office:value="93716.447682" calcext:value-type="float">
            <text:p>93716.447682</text:p>
          </table:table-cell>
        </table:table-row>
        <table:table-row table:style-name="ro1">
          <table:table-cell office:value-type="float" office:value="1.22454545455" calcext:value-type="float">
            <text:p>1.2245454546</text:p>
          </table:table-cell>
          <table:table-cell office:value-type="float" office:value="93478.4391573" calcext:value-type="float">
            <text:p>93478.4391573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93350.7062248" calcext:value-type="float">
            <text:p>93350.7062248</text:p>
          </table:table-cell>
        </table:table-row>
        <table:table-row table:style-name="ro1">
          <table:table-cell office:value-type="float" office:value="1.22663636364" calcext:value-type="float">
            <text:p>1.2266363636</text:p>
          </table:table-cell>
          <table:table-cell office:value-type="float" office:value="93150.3360423" calcext:value-type="float">
            <text:p>93150.3360423</text:p>
          </table:table-cell>
        </table:table-row>
        <table:table-row table:style-name="ro1">
          <table:table-cell office:value-type="float" office:value="1.22827272727" calcext:value-type="float">
            <text:p>1.2282727273</text:p>
          </table:table-cell>
          <table:table-cell office:value-type="float" office:value="92942.4314703" calcext:value-type="float">
            <text:p>92942.4314703</text:p>
          </table:table-cell>
        </table:table-row>
        <table:table-row table:style-name="ro1">
          <table:table-cell office:value-type="float" office:value="1.22990909091" calcext:value-type="float">
            <text:p>1.2299090909</text:p>
          </table:table-cell>
          <table:table-cell office:value-type="float" office:value="92757.6227329" calcext:value-type="float">
            <text:p>92757.6227329</text:p>
          </table:table-cell>
        </table:table-row>
        <table:table-row table:style-name="ro1">
          <table:table-cell office:value-type="float" office:value="1.23154545455" calcext:value-type="float">
            <text:p>1.2315454546</text:p>
          </table:table-cell>
          <table:table-cell office:value-type="float" office:value="92547.7336973" calcext:value-type="float">
            <text:p>92547.7336973</text:p>
          </table:table-cell>
        </table:table-row>
        <table:table-row table:style-name="ro1">
          <table:table-cell office:value-type="float" office:value="1.23318181818" calcext:value-type="float">
            <text:p>1.2331818182</text:p>
          </table:table-cell>
          <table:table-cell office:value-type="float" office:value="92370.314111" calcext:value-type="float">
            <text:p>92370.314111</text:p>
          </table:table-cell>
        </table:table-row>
        <table:table-row table:style-name="ro1">
          <table:table-cell office:value-type="float" office:value="1.23481818182" calcext:value-type="float">
            <text:p>1.2348181818</text:p>
          </table:table-cell>
          <table:table-cell office:value-type="float" office:value="92159.7093868" calcext:value-type="float">
            <text:p>92159.7093868</text:p>
          </table:table-cell>
        </table:table-row>
        <table:table-row table:style-name="ro1">
          <table:table-cell office:value-type="float" office:value="1.23645454545" calcext:value-type="float">
            <text:p>1.2364545455</text:p>
          </table:table-cell>
          <table:table-cell office:value-type="float" office:value="91987.1956997" calcext:value-type="float">
            <text:p>91987.1956997</text:p>
          </table:table-cell>
        </table:table-row>
        <table:table-row table:style-name="ro1">
          <table:table-cell office:value-type="float" office:value="1.23809090909" calcext:value-type="float">
            <text:p>1.2380909091</text:p>
          </table:table-cell>
          <table:table-cell office:value-type="float" office:value="91776.192556" calcext:value-type="float">
            <text:p>91776.192556</text:p>
          </table:table-cell>
        </table:table-row>
        <table:table-row table:style-name="ro1">
          <table:table-cell office:value-type="float" office:value="1.23972727273" calcext:value-type="float">
            <text:p>1.2397272727</text:p>
          </table:table-cell>
          <table:table-cell office:value-type="float" office:value="91607.3342607" calcext:value-type="float">
            <text:p>91607.3342607</text:p>
          </table:table-cell>
        </table:table-row>
        <table:table-row table:style-name="ro1">
          <table:table-cell office:value-type="float" office:value="1.24136363636" calcext:value-type="float">
            <text:p>1.2413636364</text:p>
          </table:table-cell>
          <table:table-cell office:value-type="float" office:value="91396.8303108" calcext:value-type="float">
            <text:p>91396.8303108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91230.6696602" calcext:value-type="float">
            <text:p>91230.6696602</text:p>
          </table:table-cell>
        </table:table-row>
        <table:table-row table:style-name="ro1">
          <table:table-cell office:value-type="float" office:value="1.24463636364" calcext:value-type="float">
            <text:p>1.2446363636</text:p>
          </table:table-cell>
          <table:table-cell office:value-type="float" office:value="91021.5366399" calcext:value-type="float">
            <text:p>91021.5366399</text:p>
          </table:table-cell>
        </table:table-row>
        <table:table-row table:style-name="ro1">
          <table:table-cell office:value-type="float" office:value="1.24627272727" calcext:value-type="float">
            <text:p>1.2462727273</text:p>
          </table:table-cell>
          <table:table-cell office:value-type="float" office:value="90857.600597" calcext:value-type="float">
            <text:p>90857.600597</text:p>
          </table:table-cell>
        </table:table-row>
        <table:table-row table:style-name="ro1">
          <table:table-cell office:value-type="float" office:value="1.24790909091" calcext:value-type="float">
            <text:p>1.2479090909</text:p>
          </table:table-cell>
          <table:table-cell office:value-type="float" office:value="90650.5729984" calcext:value-type="float">
            <text:p>90650.5729984</text:p>
          </table:table-cell>
        </table:table-row>
        <table:table-row table:style-name="ro1">
          <table:table-cell office:value-type="float" office:value="1.24954545455" calcext:value-type="float">
            <text:p>1.2495454546</text:p>
          </table:table-cell>
          <table:table-cell office:value-type="float" office:value="90488.5906873" calcext:value-type="float">
            <text:p>90488.590687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0348.7747316" calcext:value-type="float">
            <text:p>90348.7747316</text:p>
          </table:table-cell>
        </table:table-row>
        <table:table-row table:style-name="ro1">
          <table:table-cell office:value-type="float" office:value="1.25163636364" calcext:value-type="float">
            <text:p>1.2516363636</text:p>
          </table:table-cell>
          <table:table-cell office:value-type="float" office:value="90172.1223266" calcext:value-type="float">
            <text:p>90172.1223266</text:p>
          </table:table-cell>
        </table:table-row>
        <table:table-row table:style-name="ro1">
          <table:table-cell office:value-type="float" office:value="1.25327272727" calcext:value-type="float">
            <text:p>1.2532727273</text:p>
          </table:table-cell>
          <table:table-cell office:value-type="float" office:value="51872.6828403" calcext:value-type="float">
            <text:p>51872.6828403</text:p>
          </table:table-cell>
        </table:table-row>
        <table:table-row table:style-name="ro1">
          <table:table-cell office:value-type="float" office:value="1.25490909091" calcext:value-type="float">
            <text:p>1.2549090909</text:p>
          </table:table-cell>
          <table:table-cell office:value-type="float" office:value="52129.904801" calcext:value-type="float">
            <text:p>52129.904801</text:p>
          </table:table-cell>
        </table:table-row>
        <table:table-row table:style-name="ro1">
          <table:table-cell office:value-type="float" office:value="1.25654545455" calcext:value-type="float">
            <text:p>1.2565454546</text:p>
          </table:table-cell>
          <table:table-cell office:value-type="float" office:value="52275.4085435" calcext:value-type="float">
            <text:p>52275.4085435</text:p>
          </table:table-cell>
        </table:table-row>
        <table:table-row table:style-name="ro1">
          <table:table-cell office:value-type="float" office:value="1.25818181818" calcext:value-type="float">
            <text:p>1.2581818182</text:p>
          </table:table-cell>
          <table:table-cell office:value-type="float" office:value="52300.9048686" calcext:value-type="float">
            <text:p>52300.9048686</text:p>
          </table:table-cell>
        </table:table-row>
        <table:table-row table:style-name="ro1">
          <table:table-cell office:value-type="float" office:value="1.25981818182" calcext:value-type="float">
            <text:p>1.2598181818</text:p>
          </table:table-cell>
          <table:table-cell office:value-type="float" office:value="52264.5622747" calcext:value-type="float">
            <text:p>52264.5622747</text:p>
          </table:table-cell>
        </table:table-row>
        <table:table-row table:style-name="ro1">
          <table:table-cell office:value-type="float" office:value="1.26145454545" calcext:value-type="float">
            <text:p>1.2614545455</text:p>
          </table:table-cell>
          <table:table-cell office:value-type="float" office:value="52208.9694392" calcext:value-type="float">
            <text:p>52208.9694392</text:p>
          </table:table-cell>
        </table:table-row>
        <table:table-row table:style-name="ro1">
          <table:table-cell office:value-type="float" office:value="1.26309090909" calcext:value-type="float">
            <text:p>1.2630909091</text:p>
          </table:table-cell>
          <table:table-cell office:value-type="float" office:value="52155.3455841" calcext:value-type="float">
            <text:p>52155.3455841</text:p>
          </table:table-cell>
        </table:table-row>
        <table:table-row table:style-name="ro1">
          <table:table-cell office:value-type="float" office:value="1.26472727273" calcext:value-type="float">
            <text:p>1.2647272727</text:p>
          </table:table-cell>
          <table:table-cell office:value-type="float" office:value="52096.8542797" calcext:value-type="float">
            <text:p>52096.8542797</text:p>
          </table:table-cell>
        </table:table-row>
        <table:table-row table:style-name="ro1">
          <table:table-cell office:value-type="float" office:value="1.26636363636" calcext:value-type="float">
            <text:p>1.2663636364</text:p>
          </table:table-cell>
          <table:table-cell office:value-type="float" office:value="52037.6770787" calcext:value-type="float">
            <text:p>52037.6770787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51988.1223027" calcext:value-type="float">
            <text:p>51988.1223027</text:p>
          </table:table-cell>
        </table:table-row>
        <table:table-row table:style-name="ro1">
          <table:table-cell office:value-type="float" office:value="1.26963636364" calcext:value-type="float">
            <text:p>1.2696363636</text:p>
          </table:table-cell>
          <table:table-cell office:value-type="float" office:value="51945.573638" calcext:value-type="float">
            <text:p>51945.573638</text:p>
          </table:table-cell>
        </table:table-row>
        <table:table-row table:style-name="ro1">
          <table:table-cell office:value-type="float" office:value="1.27127272727" calcext:value-type="float">
            <text:p>1.2712727273</text:p>
          </table:table-cell>
          <table:table-cell office:value-type="float" office:value="51905.6170096" calcext:value-type="float">
            <text:p>51905.6170096</text:p>
          </table:table-cell>
        </table:table-row>
        <table:table-row table:style-name="ro1">
          <table:table-cell office:value-type="float" office:value="1.27290909091" calcext:value-type="float">
            <text:p>1.2729090909</text:p>
          </table:table-cell>
          <table:table-cell office:value-type="float" office:value="51868.5161637" calcext:value-type="float">
            <text:p>51868.5161637</text:p>
          </table:table-cell>
        </table:table-row>
        <table:table-row table:style-name="ro1">
          <table:table-cell office:value-type="float" office:value="1.27454545455" calcext:value-type="float">
            <text:p>1.2745454546</text:p>
          </table:table-cell>
          <table:table-cell office:value-type="float" office:value="51834.9857712" calcext:value-type="float">
            <text:p>51834.985771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51749.2383539" calcext:value-type="float">
            <text:p>51749.2383539</text:p>
          </table:table-cell>
        </table:table-row>
        <table:table-row table:style-name="ro1">
          <table:table-cell office:value-type="float" office:value="1.27663636364" calcext:value-type="float">
            <text:p>1.2766363636</text:p>
          </table:table-cell>
          <table:table-cell office:value-type="float" office:value="51722.7605181" calcext:value-type="float">
            <text:p>51722.7605181</text:p>
          </table:table-cell>
        </table:table-row>
        <table:table-row table:style-name="ro1">
          <table:table-cell office:value-type="float" office:value="1.27827272727" calcext:value-type="float">
            <text:p>1.2782727273</text:p>
          </table:table-cell>
          <table:table-cell office:value-type="float" office:value="51716.8889821" calcext:value-type="float">
            <text:p>51716.8889821</text:p>
          </table:table-cell>
        </table:table-row>
        <table:table-row table:style-name="ro1">
          <table:table-cell office:value-type="float" office:value="1.27990909091" calcext:value-type="float">
            <text:p>1.2799090909</text:p>
          </table:table-cell>
          <table:table-cell office:value-type="float" office:value="51749.6065722" calcext:value-type="float">
            <text:p>51749.6065722</text:p>
          </table:table-cell>
        </table:table-row>
        <table:table-row table:style-name="ro1">
          <table:table-cell office:value-type="float" office:value="1.28154545455" calcext:value-type="float">
            <text:p>1.2815454546</text:p>
          </table:table-cell>
          <table:table-cell office:value-type="float" office:value="51831.3700514" calcext:value-type="float">
            <text:p>51831.3700514</text:p>
          </table:table-cell>
        </table:table-row>
        <table:table-row table:style-name="ro1">
          <table:table-cell office:value-type="float" office:value="1.28318181818" calcext:value-type="float">
            <text:p>1.2831818182</text:p>
          </table:table-cell>
          <table:table-cell office:value-type="float" office:value="51928.5738173" calcext:value-type="float">
            <text:p>51928.5738173</text:p>
          </table:table-cell>
        </table:table-row>
        <table:table-row table:style-name="ro1">
          <table:table-cell office:value-type="float" office:value="1.28481818182" calcext:value-type="float">
            <text:p>1.2848181818</text:p>
          </table:table-cell>
          <table:table-cell office:value-type="float" office:value="51981.3750925" calcext:value-type="float">
            <text:p>51981.3750925</text:p>
          </table:table-cell>
        </table:table-row>
        <table:table-row table:style-name="ro1">
          <table:table-cell office:value-type="float" office:value="1.28645454545" calcext:value-type="float">
            <text:p>1.2864545455</text:p>
          </table:table-cell>
          <table:table-cell office:value-type="float" office:value="51953.4459854" calcext:value-type="float">
            <text:p>51953.4459854</text:p>
          </table:table-cell>
        </table:table-row>
        <table:table-row table:style-name="ro1">
          <table:table-cell office:value-type="float" office:value="1.28809090909" calcext:value-type="float">
            <text:p>1.2880909091</text:p>
          </table:table-cell>
          <table:table-cell office:value-type="float" office:value="51871.9465339" calcext:value-type="float">
            <text:p>51871.9465339</text:p>
          </table:table-cell>
        </table:table-row>
        <table:table-row table:style-name="ro1">
          <table:table-cell office:value-type="float" office:value="1.28972727273" calcext:value-type="float">
            <text:p>1.2897272727</text:p>
          </table:table-cell>
          <table:table-cell office:value-type="float" office:value="51785.8637231" calcext:value-type="float">
            <text:p>51785.8637231</text:p>
          </table:table-cell>
        </table:table-row>
        <table:table-row table:style-name="ro1">
          <table:table-cell office:value-type="float" office:value="1.29136363636" calcext:value-type="float">
            <text:p>1.2913636364</text:p>
          </table:table-cell>
          <table:table-cell office:value-type="float" office:value="51736.7813247" calcext:value-type="float">
            <text:p>51736.7813247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51734.5292086" calcext:value-type="float">
            <text:p>51734.5292086</text:p>
          </table:table-cell>
        </table:table-row>
        <table:table-row table:style-name="ro1">
          <table:table-cell office:value-type="float" office:value="1.29463636364" calcext:value-type="float">
            <text:p>1.2946363636</text:p>
          </table:table-cell>
          <table:table-cell office:value-type="float" office:value="51738.958069" calcext:value-type="float">
            <text:p>51738.958069</text:p>
          </table:table-cell>
        </table:table-row>
        <table:table-row table:style-name="ro1">
          <table:table-cell office:value-type="float" office:value="1.29627272727" calcext:value-type="float">
            <text:p>1.2962727273</text:p>
          </table:table-cell>
          <table:table-cell office:value-type="float" office:value="51722.3616789" calcext:value-type="float">
            <text:p>51722.3616789</text:p>
          </table:table-cell>
        </table:table-row>
        <table:table-row table:style-name="ro1">
          <table:table-cell office:value-type="float" office:value="1.29790909091" calcext:value-type="float">
            <text:p>1.2979090909</text:p>
          </table:table-cell>
          <table:table-cell office:value-type="float" office:value="51703.1478899" calcext:value-type="float">
            <text:p>51703.1478899</text:p>
          </table:table-cell>
        </table:table-row>
        <table:table-row table:style-name="ro1">
          <table:table-cell office:value-type="float" office:value="1.29954545455" calcext:value-type="float">
            <text:p>1.2995454546</text:p>
          </table:table-cell>
          <table:table-cell office:value-type="float" office:value="51707.3107399" calcext:value-type="float">
            <text:p>51707.310739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1618.3713561" calcext:value-type="float">
            <text:p>51618.3713561</text:p>
          </table:table-cell>
        </table:table-row>
        <table:table-row table:style-name="ro1">
          <table:table-cell office:value-type="float" office:value="1.30163636364" calcext:value-type="float">
            <text:p>1.3016363636</text:p>
          </table:table-cell>
          <table:table-cell office:value-type="float" office:value="51629.7343164" calcext:value-type="float">
            <text:p>51629.7343164</text:p>
          </table:table-cell>
        </table:table-row>
        <table:table-row table:style-name="ro1">
          <table:table-cell office:value-type="float" office:value="1.30327272727" calcext:value-type="float">
            <text:p>1.3032727273</text:p>
          </table:table-cell>
          <table:table-cell office:value-type="float" office:value="51628.2563058" calcext:value-type="float">
            <text:p>51628.2563058</text:p>
          </table:table-cell>
        </table:table-row>
        <table:table-row table:style-name="ro1">
          <table:table-cell office:value-type="float" office:value="1.30490909091" calcext:value-type="float">
            <text:p>1.3049090909</text:p>
          </table:table-cell>
          <table:table-cell office:value-type="float" office:value="51582.3727345" calcext:value-type="float">
            <text:p>51582.3727345</text:p>
          </table:table-cell>
        </table:table-row>
        <table:table-row table:style-name="ro1">
          <table:table-cell office:value-type="float" office:value="1.30654545455" calcext:value-type="float">
            <text:p>1.3065454546</text:p>
          </table:table-cell>
          <table:table-cell office:value-type="float" office:value="51467.2247229" calcext:value-type="float">
            <text:p>51467.2247229</text:p>
          </table:table-cell>
        </table:table-row>
        <table:table-row table:style-name="ro1">
          <table:table-cell office:value-type="float" office:value="1.30818181818" calcext:value-type="float">
            <text:p>1.3081818182</text:p>
          </table:table-cell>
          <table:table-cell office:value-type="float" office:value="51271.0409809" calcext:value-type="float">
            <text:p>51271.0409809</text:p>
          </table:table-cell>
        </table:table-row>
        <table:table-row table:style-name="ro1">
          <table:table-cell office:value-type="float" office:value="1.30981818182" calcext:value-type="float">
            <text:p>1.3098181818</text:p>
          </table:table-cell>
          <table:table-cell office:value-type="float" office:value="51031.5757019" calcext:value-type="float">
            <text:p>51031.5757019</text:p>
          </table:table-cell>
        </table:table-row>
        <table:table-row table:style-name="ro1">
          <table:table-cell office:value-type="float" office:value="1.31145454545" calcext:value-type="float">
            <text:p>1.3114545455</text:p>
          </table:table-cell>
          <table:table-cell office:value-type="float" office:value="50893.6293717" calcext:value-type="float">
            <text:p>50893.6293717</text:p>
          </table:table-cell>
        </table:table-row>
        <table:table-row table:style-name="ro1">
          <table:table-cell office:value-type="float" office:value="1.31309090909" calcext:value-type="float">
            <text:p>1.3130909091</text:p>
          </table:table-cell>
          <table:table-cell office:value-type="float" office:value="51024.0007177" calcext:value-type="float">
            <text:p>51024.0007177</text:p>
          </table:table-cell>
        </table:table-row>
        <table:table-row table:style-name="ro1">
          <table:table-cell office:value-type="float" office:value="1.31472727273" calcext:value-type="float">
            <text:p>1.3147272727</text:p>
          </table:table-cell>
          <table:table-cell office:value-type="float" office:value="51368.6923551" calcext:value-type="float">
            <text:p>51368.6923551</text:p>
          </table:table-cell>
        </table:table-row>
        <table:table-row table:style-name="ro1">
          <table:table-cell office:value-type="float" office:value="1.31636363636" calcext:value-type="float">
            <text:p>1.3163636364</text:p>
          </table:table-cell>
          <table:table-cell office:value-type="float" office:value="51642.5446729" calcext:value-type="float">
            <text:p>51642.5446729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51651.0407221" calcext:value-type="float">
            <text:p>51651.0407221</text:p>
          </table:table-cell>
        </table:table-row>
        <table:table-row table:style-name="ro1">
          <table:table-cell office:value-type="float" office:value="1.31963636364" calcext:value-type="float">
            <text:p>1.3196363636</text:p>
          </table:table-cell>
          <table:table-cell office:value-type="float" office:value="51428.5258037" calcext:value-type="float">
            <text:p>51428.5258037</text:p>
          </table:table-cell>
        </table:table-row>
        <table:table-row table:style-name="ro1">
          <table:table-cell office:value-type="float" office:value="1.32127272727" calcext:value-type="float">
            <text:p>1.3212727273</text:p>
          </table:table-cell>
          <table:table-cell office:value-type="float" office:value="51047.9168934" calcext:value-type="float">
            <text:p>51047.9168934</text:p>
          </table:table-cell>
        </table:table-row>
        <table:table-row table:style-name="ro1">
          <table:table-cell office:value-type="float" office:value="1.32290909091" calcext:value-type="float">
            <text:p>1.3229090909</text:p>
          </table:table-cell>
          <table:table-cell office:value-type="float" office:value="50476.6813845" calcext:value-type="float">
            <text:p>50476.6813845</text:p>
          </table:table-cell>
        </table:table-row>
        <table:table-row table:style-name="ro1">
          <table:table-cell office:value-type="float" office:value="1.32454545455" calcext:value-type="float">
            <text:p>1.3245454546</text:p>
          </table:table-cell>
          <table:table-cell office:value-type="float" office:value="49627.7291176" calcext:value-type="float">
            <text:p>49627.7291176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49247.2395546" calcext:value-type="float">
            <text:p>49247.2395546</text:p>
          </table:table-cell>
        </table:table-row>
        <table:table-row table:style-name="ro1">
          <table:table-cell office:value-type="float" office:value="1.32663636364" calcext:value-type="float">
            <text:p>1.3266363636</text:p>
          </table:table-cell>
          <table:table-cell office:value-type="float" office:value="48233.5219103" calcext:value-type="float">
            <text:p>48233.5219103</text:p>
          </table:table-cell>
        </table:table-row>
        <table:table-row table:style-name="ro1">
          <table:table-cell office:value-type="float" office:value="1.32827272727" calcext:value-type="float">
            <text:p>1.3282727273</text:p>
          </table:table-cell>
          <table:table-cell office:value-type="float" office:value="47645.4773141" calcext:value-type="float">
            <text:p>47645.4773141</text:p>
          </table:table-cell>
        </table:table-row>
        <table:table-row table:style-name="ro1">
          <table:table-cell office:value-type="float" office:value="1.32990909091" calcext:value-type="float">
            <text:p>1.3299090909</text:p>
          </table:table-cell>
          <table:table-cell office:value-type="float" office:value="48173.3678201" calcext:value-type="float">
            <text:p>48173.3678201</text:p>
          </table:table-cell>
        </table:table-row>
        <table:table-row table:style-name="ro1">
          <table:table-cell office:value-type="float" office:value="1.33154545455" calcext:value-type="float">
            <text:p>1.3315454546</text:p>
          </table:table-cell>
          <table:table-cell office:value-type="float" office:value="49473.9185696" calcext:value-type="float">
            <text:p>49473.9185696</text:p>
          </table:table-cell>
        </table:table-row>
        <table:table-row table:style-name="ro1">
          <table:table-cell office:value-type="float" office:value="1.33318181818" calcext:value-type="float">
            <text:p>1.3331818182</text:p>
          </table:table-cell>
          <table:table-cell office:value-type="float" office:value="50391.7726937" calcext:value-type="float">
            <text:p>50391.7726937</text:p>
          </table:table-cell>
        </table:table-row>
        <table:table-row table:style-name="ro1">
          <table:table-cell office:value-type="float" office:value="1.33481818182" calcext:value-type="float">
            <text:p>1.3348181818</text:p>
          </table:table-cell>
          <table:table-cell office:value-type="float" office:value="50577.3726054" calcext:value-type="float">
            <text:p>50577.3726054</text:p>
          </table:table-cell>
        </table:table-row>
        <table:table-row table:style-name="ro1">
          <table:table-cell office:value-type="float" office:value="1.33645454545" calcext:value-type="float">
            <text:p>1.3364545455</text:p>
          </table:table-cell>
          <table:table-cell office:value-type="float" office:value="50436.8203188" calcext:value-type="float">
            <text:p>50436.8203188</text:p>
          </table:table-cell>
        </table:table-row>
        <table:table-row table:style-name="ro1">
          <table:table-cell office:value-type="float" office:value="1.33809090909" calcext:value-type="float">
            <text:p>1.3380909091</text:p>
          </table:table-cell>
          <table:table-cell office:value-type="float" office:value="50202.7737048" calcext:value-type="float">
            <text:p>50202.7737048</text:p>
          </table:table-cell>
        </table:table-row>
        <table:table-row table:style-name="ro1">
          <table:table-cell office:value-type="float" office:value="1.33972727273" calcext:value-type="float">
            <text:p>1.3397272727</text:p>
          </table:table-cell>
          <table:table-cell office:value-type="float" office:value="50114.9258546" calcext:value-type="float">
            <text:p>50114.9258546</text:p>
          </table:table-cell>
        </table:table-row>
        <table:table-row table:style-name="ro1">
          <table:table-cell office:value-type="float" office:value="1.34136363636" calcext:value-type="float">
            <text:p>1.3413636364</text:p>
          </table:table-cell>
          <table:table-cell office:value-type="float" office:value="50161.9302246" calcext:value-type="float">
            <text:p>50161.9302246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50214.4682235" calcext:value-type="float">
            <text:p>50214.4682235</text:p>
          </table:table-cell>
        </table:table-row>
        <table:table-row table:style-name="ro1">
          <table:table-cell office:value-type="float" office:value="1.34463636364" calcext:value-type="float">
            <text:p>1.3446363636</text:p>
          </table:table-cell>
          <table:table-cell office:value-type="float" office:value="50229.7242871" calcext:value-type="float">
            <text:p>50229.7242871</text:p>
          </table:table-cell>
        </table:table-row>
        <table:table-row table:style-name="ro1">
          <table:table-cell office:value-type="float" office:value="1.34627272727" calcext:value-type="float">
            <text:p>1.3462727273</text:p>
          </table:table-cell>
          <table:table-cell office:value-type="float" office:value="50214.4220398" calcext:value-type="float">
            <text:p>50214.4220398</text:p>
          </table:table-cell>
        </table:table-row>
        <table:table-row table:style-name="ro1">
          <table:table-cell office:value-type="float" office:value="1.34790909091" calcext:value-type="float">
            <text:p>1.3479090909</text:p>
          </table:table-cell>
          <table:table-cell office:value-type="float" office:value="50189.4422286" calcext:value-type="float">
            <text:p>50189.4422286</text:p>
          </table:table-cell>
        </table:table-row>
        <table:table-row table:style-name="ro1">
          <table:table-cell office:value-type="float" office:value="1.34954545455" calcext:value-type="float">
            <text:p>1.3495454546</text:p>
          </table:table-cell>
          <table:table-cell office:value-type="float" office:value="50164.6803361" calcext:value-type="float">
            <text:p>50164.680336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50059.4061378" calcext:value-type="float">
            <text:p>50059.4061378</text:p>
          </table:table-cell>
        </table:table-row>
        <table:table-row table:style-name="ro1">
          <table:table-cell office:value-type="float" office:value="1.35163636364" calcext:value-type="float">
            <text:p>1.3516363636</text:p>
          </table:table-cell>
          <table:table-cell office:value-type="float" office:value="50030.8618807" calcext:value-type="float">
            <text:p>50030.8618807</text:p>
          </table:table-cell>
        </table:table-row>
        <table:table-row table:style-name="ro1">
          <table:table-cell office:value-type="float" office:value="1.35327272727" calcext:value-type="float">
            <text:p>1.3532727273</text:p>
          </table:table-cell>
          <table:table-cell office:value-type="float" office:value="50003.3038866" calcext:value-type="float">
            <text:p>50003.3038866</text:p>
          </table:table-cell>
        </table:table-row>
        <table:table-row table:style-name="ro1">
          <table:table-cell office:value-type="float" office:value="1.35490909091" calcext:value-type="float">
            <text:p>1.3549090909</text:p>
          </table:table-cell>
          <table:table-cell office:value-type="float" office:value="49974.1405995" calcext:value-type="float">
            <text:p>49974.1405995</text:p>
          </table:table-cell>
        </table:table-row>
        <table:table-row table:style-name="ro1">
          <table:table-cell office:value-type="float" office:value="1.35654545455" calcext:value-type="float">
            <text:p>1.3565454546</text:p>
          </table:table-cell>
          <table:table-cell office:value-type="float" office:value="49944.5790054" calcext:value-type="float">
            <text:p>49944.5790054</text:p>
          </table:table-cell>
        </table:table-row>
        <table:table-row table:style-name="ro1">
          <table:table-cell office:value-type="float" office:value="1.35818181818" calcext:value-type="float">
            <text:p>1.3581818182</text:p>
          </table:table-cell>
          <table:table-cell office:value-type="float" office:value="49921.5479465" calcext:value-type="float">
            <text:p>49921.5479465</text:p>
          </table:table-cell>
        </table:table-row>
        <table:table-row table:style-name="ro1">
          <table:table-cell office:value-type="float" office:value="1.35981818182" calcext:value-type="float">
            <text:p>1.3598181818</text:p>
          </table:table-cell>
          <table:table-cell office:value-type="float" office:value="49915.7932788" calcext:value-type="float">
            <text:p>49915.7932788</text:p>
          </table:table-cell>
        </table:table-row>
        <table:table-row table:style-name="ro1">
          <table:table-cell office:value-type="float" office:value="1.36145454545" calcext:value-type="float">
            <text:p>1.3614545455</text:p>
          </table:table-cell>
          <table:table-cell office:value-type="float" office:value="49925.631469" calcext:value-type="float">
            <text:p>49925.631469</text:p>
          </table:table-cell>
        </table:table-row>
        <table:table-row table:style-name="ro1">
          <table:table-cell office:value-type="float" office:value="1.36309090909" calcext:value-type="float">
            <text:p>1.3630909091</text:p>
          </table:table-cell>
          <table:table-cell office:value-type="float" office:value="49944.4590011" calcext:value-type="float">
            <text:p>49944.4590011</text:p>
          </table:table-cell>
        </table:table-row>
        <table:table-row table:style-name="ro1">
          <table:table-cell office:value-type="float" office:value="1.36472727273" calcext:value-type="float">
            <text:p>1.3647272727</text:p>
          </table:table-cell>
          <table:table-cell office:value-type="float" office:value="49957.8350675" calcext:value-type="float">
            <text:p>49957.8350675</text:p>
          </table:table-cell>
        </table:table-row>
        <table:table-row table:style-name="ro1">
          <table:table-cell office:value-type="float" office:value="1.36636363636" calcext:value-type="float">
            <text:p>1.3663636364</text:p>
          </table:table-cell>
          <table:table-cell office:value-type="float" office:value="49948.34305" calcext:value-type="float">
            <text:p>49948.34305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49934.5129311" calcext:value-type="float">
            <text:p>49934.5129311</text:p>
          </table:table-cell>
        </table:table-row>
        <table:table-row table:style-name="ro1">
          <table:table-cell office:value-type="float" office:value="1.36963636364" calcext:value-type="float">
            <text:p>1.3696363636</text:p>
          </table:table-cell>
          <table:table-cell office:value-type="float" office:value="49915.8081984" calcext:value-type="float">
            <text:p>49915.8081984</text:p>
          </table:table-cell>
        </table:table-row>
        <table:table-row table:style-name="ro1">
          <table:table-cell office:value-type="float" office:value="1.37127272727" calcext:value-type="float">
            <text:p>1.3712727273</text:p>
          </table:table-cell>
          <table:table-cell office:value-type="float" office:value="49890.1948007" calcext:value-type="float">
            <text:p>49890.1948007</text:p>
          </table:table-cell>
        </table:table-row>
        <table:table-row table:style-name="ro1">
          <table:table-cell office:value-type="float" office:value="1.37290909091" calcext:value-type="float">
            <text:p>1.3729090909</text:p>
          </table:table-cell>
          <table:table-cell office:value-type="float" office:value="49858.082915" calcext:value-type="float">
            <text:p>49858.082915</text:p>
          </table:table-cell>
        </table:table-row>
        <table:table-row table:style-name="ro1">
          <table:table-cell office:value-type="float" office:value="1.37454545455" calcext:value-type="float">
            <text:p>1.3745454546</text:p>
          </table:table-cell>
          <table:table-cell office:value-type="float" office:value="49824.3799878" calcext:value-type="float">
            <text:p>49824.3799878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49740.0181698" calcext:value-type="float">
            <text:p>49740.0181698</text:p>
          </table:table-cell>
        </table:table-row>
        <table:table-row table:style-name="ro1">
          <table:table-cell office:value-type="float" office:value="1.37663636364" calcext:value-type="float">
            <text:p>1.3766363636</text:p>
          </table:table-cell>
          <table:table-cell office:value-type="float" office:value="49708.1047456" calcext:value-type="float">
            <text:p>49708.1047456</text:p>
          </table:table-cell>
        </table:table-row>
        <table:table-row table:style-name="ro1">
          <table:table-cell office:value-type="float" office:value="1.37827272727" calcext:value-type="float">
            <text:p>1.3782727273</text:p>
          </table:table-cell>
          <table:table-cell office:value-type="float" office:value="49675.5614085" calcext:value-type="float">
            <text:p>49675.5614085</text:p>
          </table:table-cell>
        </table:table-row>
        <table:table-row table:style-name="ro1">
          <table:table-cell office:value-type="float" office:value="1.37990909091" calcext:value-type="float">
            <text:p>1.3799090909</text:p>
          </table:table-cell>
          <table:table-cell office:value-type="float" office:value="49646.7344422" calcext:value-type="float">
            <text:p>49646.7344422</text:p>
          </table:table-cell>
        </table:table-row>
        <table:table-row table:style-name="ro1">
          <table:table-cell office:value-type="float" office:value="1.38154545455" calcext:value-type="float">
            <text:p>1.3815454546</text:p>
          </table:table-cell>
          <table:table-cell office:value-type="float" office:value="49621.7331391" calcext:value-type="float">
            <text:p>49621.7331391</text:p>
          </table:table-cell>
        </table:table-row>
        <table:table-row table:style-name="ro1">
          <table:table-cell office:value-type="float" office:value="1.38318181818" calcext:value-type="float">
            <text:p>1.3831818182</text:p>
          </table:table-cell>
          <table:table-cell office:value-type="float" office:value="49600.198129" calcext:value-type="float">
            <text:p>49600.198129</text:p>
          </table:table-cell>
        </table:table-row>
        <table:table-row table:style-name="ro1">
          <table:table-cell office:value-type="float" office:value="1.38481818182" calcext:value-type="float">
            <text:p>1.3848181818</text:p>
          </table:table-cell>
          <table:table-cell office:value-type="float" office:value="49578.5556956" calcext:value-type="float">
            <text:p>49578.5556956</text:p>
          </table:table-cell>
        </table:table-row>
        <table:table-row table:style-name="ro1">
          <table:table-cell office:value-type="float" office:value="1.38645454545" calcext:value-type="float">
            <text:p>1.3864545455</text:p>
          </table:table-cell>
          <table:table-cell office:value-type="float" office:value="49555.9472401" calcext:value-type="float">
            <text:p>49555.9472401</text:p>
          </table:table-cell>
        </table:table-row>
        <table:table-row table:style-name="ro1">
          <table:table-cell office:value-type="float" office:value="1.38809090909" calcext:value-type="float">
            <text:p>1.3880909091</text:p>
          </table:table-cell>
          <table:table-cell office:value-type="float" office:value="49535.3327512" calcext:value-type="float">
            <text:p>49535.3327512</text:p>
          </table:table-cell>
        </table:table-row>
        <table:table-row table:style-name="ro1">
          <table:table-cell office:value-type="float" office:value="1.38972727273" calcext:value-type="float">
            <text:p>1.3897272727</text:p>
          </table:table-cell>
          <table:table-cell office:value-type="float" office:value="49515.0183795" calcext:value-type="float">
            <text:p>49515.0183795</text:p>
          </table:table-cell>
        </table:table-row>
        <table:table-row table:style-name="ro1">
          <table:table-cell office:value-type="float" office:value="1.39136363636" calcext:value-type="float">
            <text:p>1.3913636364</text:p>
          </table:table-cell>
          <table:table-cell office:value-type="float" office:value="49493.3494535" calcext:value-type="float">
            <text:p>49493.3494535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49472.0538861" calcext:value-type="float">
            <text:p>49472.0538861</text:p>
          </table:table-cell>
        </table:table-row>
        <table:table-row table:style-name="ro1">
          <table:table-cell office:value-type="float" office:value="1.39463636364" calcext:value-type="float">
            <text:p>1.3946363636</text:p>
          </table:table-cell>
          <table:table-cell office:value-type="float" office:value="49454.1590947" calcext:value-type="float">
            <text:p>49454.1590947</text:p>
          </table:table-cell>
        </table:table-row>
        <table:table-row table:style-name="ro1">
          <table:table-cell office:value-type="float" office:value="1.39627272727" calcext:value-type="float">
            <text:p>1.3962727273</text:p>
          </table:table-cell>
          <table:table-cell office:value-type="float" office:value="49450.2677761" calcext:value-type="float">
            <text:p>49450.2677761</text:p>
          </table:table-cell>
        </table:table-row>
        <table:table-row table:style-name="ro1">
          <table:table-cell office:value-type="float" office:value="1.39790909091" calcext:value-type="float">
            <text:p>1.3979090909</text:p>
          </table:table-cell>
          <table:table-cell office:value-type="float" office:value="49464.191644" calcext:value-type="float">
            <text:p>49464.191644</text:p>
          </table:table-cell>
        </table:table-row>
        <table:table-row table:style-name="ro1">
          <table:table-cell office:value-type="float" office:value="1.39954545455" calcext:value-type="float">
            <text:p>1.3995454546</text:p>
          </table:table-cell>
          <table:table-cell office:value-type="float" office:value="49496.5544987" calcext:value-type="float">
            <text:p>49496.554498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9421.6803818" calcext:value-type="float">
            <text:p>49421.6803818</text:p>
          </table:table-cell>
        </table:table-row>
        <table:table-row table:style-name="ro1">
          <table:table-cell office:value-type="float" office:value="1.40163636364" calcext:value-type="float">
            <text:p>1.4016363636</text:p>
          </table:table-cell>
          <table:table-cell office:value-type="float" office:value="49464.7462709" calcext:value-type="float">
            <text:p>49464.7462709</text:p>
          </table:table-cell>
        </table:table-row>
        <table:table-row table:style-name="ro1">
          <table:table-cell office:value-type="float" office:value="1.40327272727" calcext:value-type="float">
            <text:p>1.4032727273</text:p>
          </table:table-cell>
          <table:table-cell office:value-type="float" office:value="49530.5066984" calcext:value-type="float">
            <text:p>49530.5066984</text:p>
          </table:table-cell>
        </table:table-row>
        <table:table-row table:style-name="ro1">
          <table:table-cell office:value-type="float" office:value="1.40490909091" calcext:value-type="float">
            <text:p>1.4049090909</text:p>
          </table:table-cell>
          <table:table-cell office:value-type="float" office:value="49613.2907605" calcext:value-type="float">
            <text:p>49613.2907605</text:p>
          </table:table-cell>
        </table:table-row>
        <table:table-row table:style-name="ro1">
          <table:table-cell office:value-type="float" office:value="1.40654545455" calcext:value-type="float">
            <text:p>1.4065454546</text:p>
          </table:table-cell>
          <table:table-cell office:value-type="float" office:value="49697.0257154" calcext:value-type="float">
            <text:p>49697.0257154</text:p>
          </table:table-cell>
        </table:table-row>
        <table:table-row table:style-name="ro1">
          <table:table-cell office:value-type="float" office:value="1.40818181818" calcext:value-type="float">
            <text:p>1.4081818182</text:p>
          </table:table-cell>
          <table:table-cell office:value-type="float" office:value="49764.656425" calcext:value-type="float">
            <text:p>49764.656425</text:p>
          </table:table-cell>
        </table:table-row>
        <table:table-row table:style-name="ro1">
          <table:table-cell office:value-type="float" office:value="1.40981818182" calcext:value-type="float">
            <text:p>1.4098181818</text:p>
          </table:table-cell>
          <table:table-cell office:value-type="float" office:value="49806.7015083" calcext:value-type="float">
            <text:p>49806.7015083</text:p>
          </table:table-cell>
        </table:table-row>
        <table:table-row table:style-name="ro1">
          <table:table-cell office:value-type="float" office:value="1.41145454545" calcext:value-type="float">
            <text:p>1.4114545455</text:p>
          </table:table-cell>
          <table:table-cell office:value-type="float" office:value="49821.4422992" calcext:value-type="float">
            <text:p>49821.4422992</text:p>
          </table:table-cell>
        </table:table-row>
        <table:table-row table:style-name="ro1">
          <table:table-cell office:value-type="float" office:value="1.41309090909" calcext:value-type="float">
            <text:p>1.4130909091</text:p>
          </table:table-cell>
          <table:table-cell office:value-type="float" office:value="49820.6375463" calcext:value-type="float">
            <text:p>49820.6375463</text:p>
          </table:table-cell>
        </table:table-row>
        <table:table-row table:style-name="ro1">
          <table:table-cell office:value-type="float" office:value="1.41472727273" calcext:value-type="float">
            <text:p>1.4147272727</text:p>
          </table:table-cell>
          <table:table-cell office:value-type="float" office:value="49817.634855" calcext:value-type="float">
            <text:p>49817.634855</text:p>
          </table:table-cell>
        </table:table-row>
        <table:table-row table:style-name="ro1">
          <table:table-cell office:value-type="float" office:value="1.41636363636" calcext:value-type="float">
            <text:p>1.4163636364</text:p>
          </table:table-cell>
          <table:table-cell office:value-type="float" office:value="49832.3115315" calcext:value-type="float">
            <text:p>49832.3115315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49892.5134986" calcext:value-type="float">
            <text:p>49892.5134986</text:p>
          </table:table-cell>
        </table:table-row>
        <table:table-row table:style-name="ro1">
          <table:table-cell office:value-type="float" office:value="1.41963636364" calcext:value-type="float">
            <text:p>1.4196363636</text:p>
          </table:table-cell>
          <table:table-cell office:value-type="float" office:value="50034.1152261" calcext:value-type="float">
            <text:p>50034.1152261</text:p>
          </table:table-cell>
        </table:table-row>
        <table:table-row table:style-name="ro1">
          <table:table-cell office:value-type="float" office:value="1.42127272727" calcext:value-type="float">
            <text:p>1.4212727273</text:p>
          </table:table-cell>
          <table:table-cell office:value-type="float" office:value="50290.6827113" calcext:value-type="float">
            <text:p>50290.6827113</text:p>
          </table:table-cell>
        </table:table-row>
        <table:table-row table:style-name="ro1">
          <table:table-cell office:value-type="float" office:value="1.42290909091" calcext:value-type="float">
            <text:p>1.4229090909</text:p>
          </table:table-cell>
          <table:table-cell office:value-type="float" office:value="50677.3279322" calcext:value-type="float">
            <text:p>50677.3279322</text:p>
          </table:table-cell>
        </table:table-row>
        <table:table-row table:style-name="ro1">
          <table:table-cell office:value-type="float" office:value="1.42454545455" calcext:value-type="float">
            <text:p>1.4245454546</text:p>
          </table:table-cell>
          <table:table-cell office:value-type="float" office:value="51195.4390237" calcext:value-type="float">
            <text:p>51195.4390237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51236.7397782" calcext:value-type="float">
            <text:p>51236.7397782</text:p>
          </table:table-cell>
        </table:table-row>
        <table:table-row table:style-name="ro1">
          <table:table-cell office:value-type="float" office:value="1.42663636364" calcext:value-type="float">
            <text:p>1.4266363636</text:p>
          </table:table-cell>
          <table:table-cell office:value-type="float" office:value="51919.9424157" calcext:value-type="float">
            <text:p>51919.9424157</text:p>
          </table:table-cell>
        </table:table-row>
        <table:table-row table:style-name="ro1">
          <table:table-cell office:value-type="float" office:value="1.42827272727" calcext:value-type="float">
            <text:p>1.4282727273</text:p>
          </table:table-cell>
          <table:table-cell office:value-type="float" office:value="52788.7479246" calcext:value-type="float">
            <text:p>52788.7479246</text:p>
          </table:table-cell>
        </table:table-row>
        <table:table-row table:style-name="ro1">
          <table:table-cell office:value-type="float" office:value="1.42990909091" calcext:value-type="float">
            <text:p>1.4299090909</text:p>
          </table:table-cell>
          <table:table-cell office:value-type="float" office:value="53958.1886258" calcext:value-type="float">
            <text:p>53958.1886258</text:p>
          </table:table-cell>
        </table:table-row>
        <table:table-row table:style-name="ro1">
          <table:table-cell office:value-type="float" office:value="1.43154545455" calcext:value-type="float">
            <text:p>1.4315454546</text:p>
          </table:table-cell>
          <table:table-cell office:value-type="float" office:value="55626.7717422" calcext:value-type="float">
            <text:p>55626.7717422</text:p>
          </table:table-cell>
        </table:table-row>
        <table:table-row table:style-name="ro1">
          <table:table-cell office:value-type="float" office:value="1.43318181818" calcext:value-type="float">
            <text:p>1.4331818182</text:p>
          </table:table-cell>
          <table:table-cell office:value-type="float" office:value="58011.91096" calcext:value-type="float">
            <text:p>58011.91096</text:p>
          </table:table-cell>
        </table:table-row>
        <table:table-row table:style-name="ro1">
          <table:table-cell office:value-type="float" office:value="1.43481818182" calcext:value-type="float">
            <text:p>1.4348181818</text:p>
          </table:table-cell>
          <table:table-cell office:value-type="float" office:value="61208.1427135" calcext:value-type="float">
            <text:p>61208.1427135</text:p>
          </table:table-cell>
        </table:table-row>
        <table:table-row table:style-name="ro1">
          <table:table-cell office:value-type="float" office:value="1.43645454545" calcext:value-type="float">
            <text:p>1.4364545455</text:p>
          </table:table-cell>
          <table:table-cell office:value-type="float" office:value="64746.2975005" calcext:value-type="float">
            <text:p>64746.2975005</text:p>
          </table:table-cell>
        </table:table-row>
        <table:table-row table:style-name="ro1">
          <table:table-cell office:value-type="float" office:value="1.43809090909" calcext:value-type="float">
            <text:p>1.4380909091</text:p>
          </table:table-cell>
          <table:table-cell office:value-type="float" office:value="67718.5622298" calcext:value-type="float">
            <text:p>67718.5622298</text:p>
          </table:table-cell>
        </table:table-row>
        <table:table-row table:style-name="ro1">
          <table:table-cell office:value-type="float" office:value="1.43972727273" calcext:value-type="float">
            <text:p>1.4397272727</text:p>
          </table:table-cell>
          <table:table-cell office:value-type="float" office:value="69110.8015726" calcext:value-type="float">
            <text:p>69110.8015726</text:p>
          </table:table-cell>
        </table:table-row>
        <table:table-row table:style-name="ro1">
          <table:table-cell office:value-type="float" office:value="1.44136363636" calcext:value-type="float">
            <text:p>1.4413636364</text:p>
          </table:table-cell>
          <table:table-cell office:value-type="float" office:value="68417.0331693" calcext:value-type="float">
            <text:p>68417.0331693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66783.4607419" calcext:value-type="float">
            <text:p>66783.4607419</text:p>
          </table:table-cell>
        </table:table-row>
        <table:table-row table:style-name="ro1">
          <table:table-cell office:value-type="float" office:value="1.44463636364" calcext:value-type="float">
            <text:p>1.4446363636</text:p>
          </table:table-cell>
          <table:table-cell office:value-type="float" office:value="65624.6519244" calcext:value-type="float">
            <text:p>65624.6519244</text:p>
          </table:table-cell>
        </table:table-row>
        <table:table-row table:style-name="ro1">
          <table:table-cell office:value-type="float" office:value="1.44627272727" calcext:value-type="float">
            <text:p>1.4462727273</text:p>
          </table:table-cell>
          <table:table-cell office:value-type="float" office:value="69411.9325995" calcext:value-type="float">
            <text:p>69411.9325995</text:p>
          </table:table-cell>
        </table:table-row>
        <table:table-row table:style-name="ro1">
          <table:table-cell office:value-type="float" office:value="1.44790909091" calcext:value-type="float">
            <text:p>1.4479090909</text:p>
          </table:table-cell>
          <table:table-cell office:value-type="float" office:value="81229.3129797" calcext:value-type="float">
            <text:p>81229.3129797</text:p>
          </table:table-cell>
        </table:table-row>
        <table:table-row table:style-name="ro1">
          <table:table-cell office:value-type="float" office:value="1.44954545455" calcext:value-type="float">
            <text:p>1.4495454546</text:p>
          </table:table-cell>
          <table:table-cell office:value-type="float" office:value="101155.095215" calcext:value-type="float">
            <text:p>101155.09521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07452.99785" calcext:value-type="float">
            <text:p>107452.99785</text:p>
          </table:table-cell>
        </table:table-row>
        <table:table-row table:style-name="ro1">
          <table:table-cell office:value-type="float" office:value="1.45163636364" calcext:value-type="float">
            <text:p>1.4516363636</text:p>
          </table:table-cell>
          <table:table-cell office:value-type="float" office:value="127427.63565" calcext:value-type="float">
            <text:p>127427.63565</text:p>
          </table:table-cell>
        </table:table-row>
        <table:table-row table:style-name="ro1">
          <table:table-cell office:value-type="float" office:value="1.45327272727" calcext:value-type="float">
            <text:p>1.4532727273</text:p>
          </table:table-cell>
          <table:table-cell office:value-type="float" office:value="138256.155007" calcext:value-type="float">
            <text:p>138256.155007</text:p>
          </table:table-cell>
        </table:table-row>
        <table:table-row table:style-name="ro1">
          <table:table-cell office:value-type="float" office:value="1.45490909091" calcext:value-type="float">
            <text:p>1.4549090909</text:p>
          </table:table-cell>
          <table:table-cell office:value-type="float" office:value="138076.019461" calcext:value-type="float">
            <text:p>138076.019461</text:p>
          </table:table-cell>
        </table:table-row>
        <table:table-row table:style-name="ro1">
          <table:table-cell office:value-type="float" office:value="1.45654545455" calcext:value-type="float">
            <text:p>1.4565454546</text:p>
          </table:table-cell>
          <table:table-cell office:value-type="float" office:value="136641.66937" calcext:value-type="float">
            <text:p>136641.66937</text:p>
          </table:table-cell>
        </table:table-row>
        <table:table-row table:style-name="ro1">
          <table:table-cell office:value-type="float" office:value="1.45818181818" calcext:value-type="float">
            <text:p>1.4581818182</text:p>
          </table:table-cell>
          <table:table-cell office:value-type="float" office:value="134691.28508" calcext:value-type="float">
            <text:p>134691.28508</text:p>
          </table:table-cell>
        </table:table-row>
        <table:table-row table:style-name="ro1">
          <table:table-cell office:value-type="float" office:value="1.45981818182" calcext:value-type="float">
            <text:p>1.4598181818</text:p>
          </table:table-cell>
          <table:table-cell office:value-type="float" office:value="133229.460408" calcext:value-type="float">
            <text:p>133229.460408</text:p>
          </table:table-cell>
        </table:table-row>
        <table:table-row table:style-name="ro1">
          <table:table-cell office:value-type="float" office:value="1.46145454545" calcext:value-type="float">
            <text:p>1.4614545455</text:p>
          </table:table-cell>
          <table:table-cell office:value-type="float" office:value="131485.677962" calcext:value-type="float">
            <text:p>131485.677962</text:p>
          </table:table-cell>
        </table:table-row>
        <table:table-row table:style-name="ro1">
          <table:table-cell office:value-type="float" office:value="1.46309090909" calcext:value-type="float">
            <text:p>1.4630909091</text:p>
          </table:table-cell>
          <table:table-cell office:value-type="float" office:value="130137.622624" calcext:value-type="float">
            <text:p>130137.622624</text:p>
          </table:table-cell>
        </table:table-row>
        <table:table-row table:style-name="ro1">
          <table:table-cell office:value-type="float" office:value="1.46472727273" calcext:value-type="float">
            <text:p>1.4647272727</text:p>
          </table:table-cell>
          <table:table-cell office:value-type="float" office:value="128588.343321" calcext:value-type="float">
            <text:p>128588.343321</text:p>
          </table:table-cell>
        </table:table-row>
        <table:table-row table:style-name="ro1">
          <table:table-cell office:value-type="float" office:value="1.46636363636" calcext:value-type="float">
            <text:p>1.4663636364</text:p>
          </table:table-cell>
          <table:table-cell office:value-type="float" office:value="127341.545396" calcext:value-type="float">
            <text:p>127341.545396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125952.903941" calcext:value-type="float">
            <text:p>125952.903941</text:p>
          </table:table-cell>
        </table:table-row>
        <table:table-row table:style-name="ro1">
          <table:table-cell office:value-type="float" office:value="1.46963636364" calcext:value-type="float">
            <text:p>1.4696363636</text:p>
          </table:table-cell>
          <table:table-cell office:value-type="float" office:value="124801.341188" calcext:value-type="float">
            <text:p>124801.341188</text:p>
          </table:table-cell>
        </table:table-row>
        <table:table-row table:style-name="ro1">
          <table:table-cell office:value-type="float" office:value="1.47127272727" calcext:value-type="float">
            <text:p>1.4712727273</text:p>
          </table:table-cell>
          <table:table-cell office:value-type="float" office:value="123558.066823" calcext:value-type="float">
            <text:p>123558.066823</text:p>
          </table:table-cell>
        </table:table-row>
        <table:table-row table:style-name="ro1">
          <table:table-cell office:value-type="float" office:value="1.47290909091" calcext:value-type="float">
            <text:p>1.4729090909</text:p>
          </table:table-cell>
          <table:table-cell office:value-type="float" office:value="122499.034944" calcext:value-type="float">
            <text:p>122499.034944</text:p>
          </table:table-cell>
        </table:table-row>
        <table:table-row table:style-name="ro1">
          <table:table-cell office:value-type="float" office:value="1.47454545455" calcext:value-type="float">
            <text:p>1.4745454546</text:p>
          </table:table-cell>
          <table:table-cell office:value-type="float" office:value="121371.783292" calcext:value-type="float">
            <text:p>121371.783292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20740.819134" calcext:value-type="float">
            <text:p>120740.819134</text:p>
          </table:table-cell>
        </table:table-row>
        <table:table-row table:style-name="ro1">
          <table:table-cell office:value-type="float" office:value="1.47663636364" calcext:value-type="float">
            <text:p>1.4766363636</text:p>
          </table:table-cell>
          <table:table-cell office:value-type="float" office:value="119803.931466" calcext:value-type="float">
            <text:p>119803.931466</text:p>
          </table:table-cell>
        </table:table-row>
        <table:table-row table:style-name="ro1">
          <table:table-cell office:value-type="float" office:value="1.47827272727" calcext:value-type="float">
            <text:p>1.4782727273</text:p>
          </table:table-cell>
          <table:table-cell office:value-type="float" office:value="118787.210385" calcext:value-type="float">
            <text:p>118787.210385</text:p>
          </table:table-cell>
        </table:table-row>
        <table:table-row table:style-name="ro1">
          <table:table-cell office:value-type="float" office:value="1.47990909091" calcext:value-type="float">
            <text:p>1.4799090909</text:p>
          </table:table-cell>
          <table:table-cell office:value-type="float" office:value="117930.986209" calcext:value-type="float">
            <text:p>117930.986209</text:p>
          </table:table-cell>
        </table:table-row>
        <table:table-row table:style-name="ro1">
          <table:table-cell office:value-type="float" office:value="1.48154545455" calcext:value-type="float">
            <text:p>1.4815454546</text:p>
          </table:table-cell>
          <table:table-cell office:value-type="float" office:value="116987.214913" calcext:value-type="float">
            <text:p>116987.214913</text:p>
          </table:table-cell>
        </table:table-row>
        <table:table-row table:style-name="ro1">
          <table:table-cell office:value-type="float" office:value="1.48318181818" calcext:value-type="float">
            <text:p>1.4831818182</text:p>
          </table:table-cell>
          <table:table-cell office:value-type="float" office:value="116191.398777" calcext:value-type="float">
            <text:p>116191.398777</text:p>
          </table:table-cell>
        </table:table-row>
        <table:table-row table:style-name="ro1">
          <table:table-cell office:value-type="float" office:value="1.48481818182" calcext:value-type="float">
            <text:p>1.4848181818</text:p>
          </table:table-cell>
          <table:table-cell office:value-type="float" office:value="115309.8703" calcext:value-type="float">
            <text:p>115309.8703</text:p>
          </table:table-cell>
        </table:table-row>
        <table:table-row table:style-name="ro1">
          <table:table-cell office:value-type="float" office:value="1.48645454545" calcext:value-type="float">
            <text:p>1.4864545455</text:p>
          </table:table-cell>
          <table:table-cell office:value-type="float" office:value="114572.554122" calcext:value-type="float">
            <text:p>114572.554122</text:p>
          </table:table-cell>
        </table:table-row>
        <table:table-row table:style-name="ro1">
          <table:table-cell office:value-type="float" office:value="1.48809090909" calcext:value-type="float">
            <text:p>1.4880909091</text:p>
          </table:table-cell>
          <table:table-cell office:value-type="float" office:value="113743.717571" calcext:value-type="float">
            <text:p>113743.717571</text:p>
          </table:table-cell>
        </table:table-row>
        <table:table-row table:style-name="ro1">
          <table:table-cell office:value-type="float" office:value="1.48972727273" calcext:value-type="float">
            <text:p>1.4897272727</text:p>
          </table:table-cell>
          <table:table-cell office:value-type="float" office:value="113057.265703" calcext:value-type="float">
            <text:p>113057.265703</text:p>
          </table:table-cell>
        </table:table-row>
        <table:table-row table:style-name="ro1">
          <table:table-cell office:value-type="float" office:value="1.49136363636" calcext:value-type="float">
            <text:p>1.4913636364</text:p>
          </table:table-cell>
          <table:table-cell office:value-type="float" office:value="112268.122456" calcext:value-type="float">
            <text:p>112268.122456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11625.45653" calcext:value-type="float">
            <text:p>111625.45653</text:p>
          </table:table-cell>
        </table:table-row>
        <table:table-row table:style-name="ro1">
          <table:table-cell office:value-type="float" office:value="1.49463636364" calcext:value-type="float">
            <text:p>1.4946363636</text:p>
          </table:table-cell>
          <table:table-cell office:value-type="float" office:value="110868.920426" calcext:value-type="float">
            <text:p>110868.920426</text:p>
          </table:table-cell>
        </table:table-row>
        <table:table-row table:style-name="ro1">
          <table:table-cell office:value-type="float" office:value="1.49627272727" calcext:value-type="float">
            <text:p>1.4962727273</text:p>
          </table:table-cell>
          <table:table-cell office:value-type="float" office:value="110265.624115" calcext:value-type="float">
            <text:p>110265.624115</text:p>
          </table:table-cell>
        </table:table-row>
        <table:table-row table:style-name="ro1">
          <table:table-cell office:value-type="float" office:value="1.49790909091" calcext:value-type="float">
            <text:p>1.4979090909</text:p>
          </table:table-cell>
          <table:table-cell office:value-type="float" office:value="109538.8086" calcext:value-type="float">
            <text:p>109538.8086</text:p>
          </table:table-cell>
        </table:table-row>
        <table:table-row table:style-name="ro1">
          <table:table-cell office:value-type="float" office:value="1.49954545455" calcext:value-type="float">
            <text:p>1.4995454546</text:p>
          </table:table-cell>
          <table:table-cell office:value-type="float" office:value="108971.450729" calcext:value-type="float">
            <text:p>108971.4507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8522.044875" calcext:value-type="float">
            <text:p>108522.044875</text:p>
          </table:table-cell>
        </table:table-row>
        <table:table-row table:style-name="ro1">
          <table:table-cell office:value-type="float" office:value="1.50163636364" calcext:value-type="float">
            <text:p>1.5016363636</text:p>
          </table:table-cell>
          <table:table-cell office:value-type="float" office:value="62450.4273566" calcext:value-type="float">
            <text:p>62450.4273566</text:p>
          </table:table-cell>
        </table:table-row>
        <table:table-row table:style-name="ro1">
          <table:table-cell office:value-type="float" office:value="1.50327272727" calcext:value-type="float">
            <text:p>1.5032727273</text:p>
          </table:table-cell>
          <table:table-cell office:value-type="float" office:value="62753.5419345" calcext:value-type="float">
            <text:p>62753.5419345</text:p>
          </table:table-cell>
        </table:table-row>
        <table:table-row table:style-name="ro1">
          <table:table-cell office:value-type="float" office:value="1.50490909091" calcext:value-type="float">
            <text:p>1.5049090909</text:p>
          </table:table-cell>
          <table:table-cell office:value-type="float" office:value="62779.5880854" calcext:value-type="float">
            <text:p>62779.5880854</text:p>
          </table:table-cell>
        </table:table-row>
        <table:table-row table:style-name="ro1">
          <table:table-cell office:value-type="float" office:value="1.50654545455" calcext:value-type="float">
            <text:p>1.5065454546</text:p>
          </table:table-cell>
          <table:table-cell office:value-type="float" office:value="62605.4868206" calcext:value-type="float">
            <text:p>62605.4868206</text:p>
          </table:table-cell>
        </table:table-row>
        <table:table-row table:style-name="ro1">
          <table:table-cell office:value-type="float" office:value="1.50818181818" calcext:value-type="float">
            <text:p>1.5081818182</text:p>
          </table:table-cell>
          <table:table-cell office:value-type="float" office:value="62372.0949049" calcext:value-type="float">
            <text:p>62372.0949049</text:p>
          </table:table-cell>
        </table:table-row>
        <table:table-row table:style-name="ro1">
          <table:table-cell office:value-type="float" office:value="1.50981818182" calcext:value-type="float">
            <text:p>1.5098181818</text:p>
          </table:table-cell>
          <table:table-cell office:value-type="float" office:value="62179.429142" calcext:value-type="float">
            <text:p>62179.429142</text:p>
          </table:table-cell>
        </table:table-row>
        <table:table-row table:style-name="ro1">
          <table:table-cell office:value-type="float" office:value="1.51145454545" calcext:value-type="float">
            <text:p>1.5114545455</text:p>
          </table:table-cell>
          <table:table-cell office:value-type="float" office:value="62026.2399865" calcext:value-type="float">
            <text:p>62026.2399865</text:p>
          </table:table-cell>
        </table:table-row>
        <table:table-row table:style-name="ro1">
          <table:table-cell office:value-type="float" office:value="1.51309090909" calcext:value-type="float">
            <text:p>1.5130909091</text:p>
          </table:table-cell>
          <table:table-cell office:value-type="float" office:value="61887.9840682" calcext:value-type="float">
            <text:p>61887.9840682</text:p>
          </table:table-cell>
        </table:table-row>
        <table:table-row table:style-name="ro1">
          <table:table-cell office:value-type="float" office:value="1.51472727273" calcext:value-type="float">
            <text:p>1.5147272727</text:p>
          </table:table-cell>
          <table:table-cell office:value-type="float" office:value="61757.5870831" calcext:value-type="float">
            <text:p>61757.5870831</text:p>
          </table:table-cell>
        </table:table-row>
        <table:table-row table:style-name="ro1">
          <table:table-cell office:value-type="float" office:value="1.51636363636" calcext:value-type="float">
            <text:p>1.5163636364</text:p>
          </table:table-cell>
          <table:table-cell office:value-type="float" office:value="61628.5991772" calcext:value-type="float">
            <text:p>61628.5991772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61503.3176362" calcext:value-type="float">
            <text:p>61503.3176362</text:p>
          </table:table-cell>
        </table:table-row>
        <table:table-row table:style-name="ro1">
          <table:table-cell office:value-type="float" office:value="1.51963636364" calcext:value-type="float">
            <text:p>1.5196363636</text:p>
          </table:table-cell>
          <table:table-cell office:value-type="float" office:value="61388.1853364" calcext:value-type="float">
            <text:p>61388.1853364</text:p>
          </table:table-cell>
        </table:table-row>
        <table:table-row table:style-name="ro1">
          <table:table-cell office:value-type="float" office:value="1.52127272727" calcext:value-type="float">
            <text:p>1.5212727273</text:p>
          </table:table-cell>
          <table:table-cell office:value-type="float" office:value="61275.7319196" calcext:value-type="float">
            <text:p>61275.7319196</text:p>
          </table:table-cell>
        </table:table-row>
        <table:table-row table:style-name="ro1">
          <table:table-cell office:value-type="float" office:value="1.52290909091" calcext:value-type="float">
            <text:p>1.5229090909</text:p>
          </table:table-cell>
          <table:table-cell office:value-type="float" office:value="61161.6359788" calcext:value-type="float">
            <text:p>61161.6359788</text:p>
          </table:table-cell>
        </table:table-row>
        <table:table-row table:style-name="ro1">
          <table:table-cell office:value-type="float" office:value="1.52454545455" calcext:value-type="float">
            <text:p>1.5245454546</text:p>
          </table:table-cell>
          <table:table-cell office:value-type="float" office:value="61048.5911309" calcext:value-type="float">
            <text:p>61048.5911309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60801.6361322" calcext:value-type="float">
            <text:p>60801.6361322</text:p>
          </table:table-cell>
        </table:table-row>
        <table:table-row table:style-name="ro1">
          <table:table-cell office:value-type="float" office:value="1.52663636364" calcext:value-type="float">
            <text:p>1.5266363636</text:p>
          </table:table-cell>
          <table:table-cell office:value-type="float" office:value="60683.9837419" calcext:value-type="float">
            <text:p>60683.9837419</text:p>
          </table:table-cell>
        </table:table-row>
        <table:table-row table:style-name="ro1">
          <table:table-cell office:value-type="float" office:value="1.52827272727" calcext:value-type="float">
            <text:p>1.5282727273</text:p>
          </table:table-cell>
          <table:table-cell office:value-type="float" office:value="60568.8179008" calcext:value-type="float">
            <text:p>60568.8179008</text:p>
          </table:table-cell>
        </table:table-row>
        <table:table-row table:style-name="ro1">
          <table:table-cell office:value-type="float" office:value="1.52990909091" calcext:value-type="float">
            <text:p>1.5299090909</text:p>
          </table:table-cell>
          <table:table-cell office:value-type="float" office:value="60455.2794284" calcext:value-type="float">
            <text:p>60455.2794284</text:p>
          </table:table-cell>
        </table:table-row>
        <table:table-row table:style-name="ro1">
          <table:table-cell office:value-type="float" office:value="1.53154545455" calcext:value-type="float">
            <text:p>1.5315454546</text:p>
          </table:table-cell>
          <table:table-cell office:value-type="float" office:value="60371.4430925" calcext:value-type="float">
            <text:p>60371.4430925</text:p>
          </table:table-cell>
        </table:table-row>
        <table:table-row table:style-name="ro1">
          <table:table-cell office:value-type="float" office:value="1.53318181818" calcext:value-type="float">
            <text:p>1.5331818182</text:p>
          </table:table-cell>
          <table:table-cell office:value-type="float" office:value="60371.5683336" calcext:value-type="float">
            <text:p>60371.5683336</text:p>
          </table:table-cell>
        </table:table-row>
        <table:table-row table:style-name="ro1">
          <table:table-cell office:value-type="float" office:value="1.53481818182" calcext:value-type="float">
            <text:p>1.5348181818</text:p>
          </table:table-cell>
          <table:table-cell office:value-type="float" office:value="60434.3103327" calcext:value-type="float">
            <text:p>60434.3103327</text:p>
          </table:table-cell>
        </table:table-row>
        <table:table-row table:style-name="ro1">
          <table:table-cell office:value-type="float" office:value="1.53645454545" calcext:value-type="float">
            <text:p>1.5364545455</text:p>
          </table:table-cell>
          <table:table-cell office:value-type="float" office:value="60552.9907121" calcext:value-type="float">
            <text:p>60552.9907121</text:p>
          </table:table-cell>
        </table:table-row>
        <table:table-row table:style-name="ro1">
          <table:table-cell office:value-type="float" office:value="1.53809090909" calcext:value-type="float">
            <text:p>1.5380909091</text:p>
          </table:table-cell>
          <table:table-cell office:value-type="float" office:value="60609.7720199" calcext:value-type="float">
            <text:p>60609.7720199</text:p>
          </table:table-cell>
        </table:table-row>
        <table:table-row table:style-name="ro1">
          <table:table-cell office:value-type="float" office:value="1.53972727273" calcext:value-type="float">
            <text:p>1.5397272727</text:p>
          </table:table-cell>
          <table:table-cell office:value-type="float" office:value="60528.693307" calcext:value-type="float">
            <text:p>60528.693307</text:p>
          </table:table-cell>
        </table:table-row>
        <table:table-row table:style-name="ro1">
          <table:table-cell office:value-type="float" office:value="1.54136363636" calcext:value-type="float">
            <text:p>1.5413636364</text:p>
          </table:table-cell>
          <table:table-cell office:value-type="float" office:value="60363.1975886" calcext:value-type="float">
            <text:p>60363.1975886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60160.320425" calcext:value-type="float">
            <text:p>60160.320425</text:p>
          </table:table-cell>
        </table:table-row>
        <table:table-row table:style-name="ro1">
          <table:table-cell office:value-type="float" office:value="1.54463636364" calcext:value-type="float">
            <text:p>1.5446363636</text:p>
          </table:table-cell>
          <table:table-cell office:value-type="float" office:value="59918.813154" calcext:value-type="float">
            <text:p>59918.813154</text:p>
          </table:table-cell>
        </table:table-row>
        <table:table-row table:style-name="ro1">
          <table:table-cell office:value-type="float" office:value="1.54627272727" calcext:value-type="float">
            <text:p>1.5462727273</text:p>
          </table:table-cell>
          <table:table-cell office:value-type="float" office:value="59709.141333" calcext:value-type="float">
            <text:p>59709.141333</text:p>
          </table:table-cell>
        </table:table-row>
        <table:table-row table:style-name="ro1">
          <table:table-cell office:value-type="float" office:value="1.54790909091" calcext:value-type="float">
            <text:p>1.5479090909</text:p>
          </table:table-cell>
          <table:table-cell office:value-type="float" office:value="59561.382896" calcext:value-type="float">
            <text:p>59561.382896</text:p>
          </table:table-cell>
        </table:table-row>
        <table:table-row table:style-name="ro1">
          <table:table-cell office:value-type="float" office:value="1.54954545455" calcext:value-type="float">
            <text:p>1.5495454546</text:p>
          </table:table-cell>
          <table:table-cell office:value-type="float" office:value="59454.70233" calcext:value-type="float">
            <text:p>59454.7023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9202.5489397" calcext:value-type="float">
            <text:p>59202.5489397</text:p>
          </table:table-cell>
        </table:table-row>
        <table:table-row table:style-name="ro1">
          <table:table-cell office:value-type="float" office:value="1.55163636364" calcext:value-type="float">
            <text:p>1.5516363636</text:p>
          </table:table-cell>
          <table:table-cell office:value-type="float" office:value="59087.6942005" calcext:value-type="float">
            <text:p>59087.6942005</text:p>
          </table:table-cell>
        </table:table-row>
        <table:table-row table:style-name="ro1">
          <table:table-cell office:value-type="float" office:value="1.55327272727" calcext:value-type="float">
            <text:p>1.5532727273</text:p>
          </table:table-cell>
          <table:table-cell office:value-type="float" office:value="58993.975192" calcext:value-type="float">
            <text:p>58993.975192</text:p>
          </table:table-cell>
        </table:table-row>
        <table:table-row table:style-name="ro1">
          <table:table-cell office:value-type="float" office:value="1.55490909091" calcext:value-type="float">
            <text:p>1.5549090909</text:p>
          </table:table-cell>
          <table:table-cell office:value-type="float" office:value="58908.3379694" calcext:value-type="float">
            <text:p>58908.3379694</text:p>
          </table:table-cell>
        </table:table-row>
        <table:table-row table:style-name="ro1">
          <table:table-cell office:value-type="float" office:value="1.55654545455" calcext:value-type="float">
            <text:p>1.5565454546</text:p>
          </table:table-cell>
          <table:table-cell office:value-type="float" office:value="58736.8391065" calcext:value-type="float">
            <text:p>58736.8391065</text:p>
          </table:table-cell>
        </table:table-row>
        <table:table-row table:style-name="ro1">
          <table:table-cell office:value-type="float" office:value="1.55818181818" calcext:value-type="float">
            <text:p>1.5581818182</text:p>
          </table:table-cell>
          <table:table-cell office:value-type="float" office:value="58414.8800234" calcext:value-type="float">
            <text:p>58414.8800234</text:p>
          </table:table-cell>
        </table:table-row>
        <table:table-row table:style-name="ro1">
          <table:table-cell office:value-type="float" office:value="1.55981818182" calcext:value-type="float">
            <text:p>1.5598181818</text:p>
          </table:table-cell>
          <table:table-cell office:value-type="float" office:value="58021.807512" calcext:value-type="float">
            <text:p>58021.807512</text:p>
          </table:table-cell>
        </table:table-row>
        <table:table-row table:style-name="ro1">
          <table:table-cell office:value-type="float" office:value="1.56145454545" calcext:value-type="float">
            <text:p>1.5614545455</text:p>
          </table:table-cell>
          <table:table-cell office:value-type="float" office:value="57796.2271284" calcext:value-type="float">
            <text:p>57796.2271284</text:p>
          </table:table-cell>
        </table:table-row>
        <table:table-row table:style-name="ro1">
          <table:table-cell office:value-type="float" office:value="1.56309090909" calcext:value-type="float">
            <text:p>1.5630909091</text:p>
          </table:table-cell>
          <table:table-cell office:value-type="float" office:value="57915.6998007" calcext:value-type="float">
            <text:p>57915.6998007</text:p>
          </table:table-cell>
        </table:table-row>
        <table:table-row table:style-name="ro1">
          <table:table-cell office:value-type="float" office:value="1.56472727273" calcext:value-type="float">
            <text:p>1.5647272727</text:p>
          </table:table-cell>
          <table:table-cell office:value-type="float" office:value="58155.0218169" calcext:value-type="float">
            <text:p>58155.0218169</text:p>
          </table:table-cell>
        </table:table-row>
        <table:table-row table:style-name="ro1">
          <table:table-cell office:value-type="float" office:value="1.56636363636" calcext:value-type="float">
            <text:p>1.5663636364</text:p>
          </table:table-cell>
          <table:table-cell office:value-type="float" office:value="58305.6139865" calcext:value-type="float">
            <text:p>58305.6139865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58296.2883542" calcext:value-type="float">
            <text:p>58296.2883542</text:p>
          </table:table-cell>
        </table:table-row>
        <table:table-row table:style-name="ro1">
          <table:table-cell office:value-type="float" office:value="1.56963636364" calcext:value-type="float">
            <text:p>1.5696363636</text:p>
          </table:table-cell>
          <table:table-cell office:value-type="float" office:value="58133.6904291" calcext:value-type="float">
            <text:p>58133.6904291</text:p>
          </table:table-cell>
        </table:table-row>
        <table:table-row table:style-name="ro1">
          <table:table-cell office:value-type="float" office:value="1.57127272727" calcext:value-type="float">
            <text:p>1.5712727273</text:p>
          </table:table-cell>
          <table:table-cell office:value-type="float" office:value="57918.4962811" calcext:value-type="float">
            <text:p>57918.4962811</text:p>
          </table:table-cell>
        </table:table-row>
        <table:table-row table:style-name="ro1">
          <table:table-cell office:value-type="float" office:value="1.57290909091" calcext:value-type="float">
            <text:p>1.5729090909</text:p>
          </table:table-cell>
          <table:table-cell office:value-type="float" office:value="57719.9316781" calcext:value-type="float">
            <text:p>57719.9316781</text:p>
          </table:table-cell>
        </table:table-row>
        <table:table-row table:style-name="ro1">
          <table:table-cell office:value-type="float" office:value="1.57454545455" calcext:value-type="float">
            <text:p>1.5745454546</text:p>
          </table:table-cell>
          <table:table-cell office:value-type="float" office:value="57418.9771946" calcext:value-type="float">
            <text:p>57418.9771946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57046.337951" calcext:value-type="float">
            <text:p>57046.337951</text:p>
          </table:table-cell>
        </table:table-row>
        <table:table-row table:style-name="ro1">
          <table:table-cell office:value-type="float" office:value="1.57663636364" calcext:value-type="float">
            <text:p>1.5766363636</text:p>
          </table:table-cell>
          <table:table-cell office:value-type="float" office:value="56193.1936681" calcext:value-type="float">
            <text:p>56193.1936681</text:p>
          </table:table-cell>
        </table:table-row>
        <table:table-row table:style-name="ro1">
          <table:table-cell office:value-type="float" office:value="1.57827272727" calcext:value-type="float">
            <text:p>1.5782727273</text:p>
          </table:table-cell>
          <table:table-cell office:value-type="float" office:value="54846.6783572" calcext:value-type="float">
            <text:p>54846.6783572</text:p>
          </table:table-cell>
        </table:table-row>
        <table:table-row table:style-name="ro1">
          <table:table-cell office:value-type="float" office:value="1.57990909091" calcext:value-type="float">
            <text:p>1.5799090909</text:p>
          </table:table-cell>
          <table:table-cell office:value-type="float" office:value="54325.2596824" calcext:value-type="float">
            <text:p>54325.2596824</text:p>
          </table:table-cell>
        </table:table-row>
        <table:table-row table:style-name="ro1">
          <table:table-cell office:value-type="float" office:value="1.58154545455" calcext:value-type="float">
            <text:p>1.5815454546</text:p>
          </table:table-cell>
          <table:table-cell office:value-type="float" office:value="56110.0574766" calcext:value-type="float">
            <text:p>56110.0574766</text:p>
          </table:table-cell>
        </table:table-row>
        <table:table-row table:style-name="ro1">
          <table:table-cell office:value-type="float" office:value="1.58318181818" calcext:value-type="float">
            <text:p>1.5831818182</text:p>
          </table:table-cell>
          <table:table-cell office:value-type="float" office:value="59620.9792089" calcext:value-type="float">
            <text:p>59620.9792089</text:p>
          </table:table-cell>
        </table:table-row>
        <table:table-row table:style-name="ro1">
          <table:table-cell office:value-type="float" office:value="1.58481818182" calcext:value-type="float">
            <text:p>1.5848181818</text:p>
          </table:table-cell>
          <table:table-cell office:value-type="float" office:value="62738.1194586" calcext:value-type="float">
            <text:p>62738.1194586</text:p>
          </table:table-cell>
        </table:table-row>
        <table:table-row table:style-name="ro1">
          <table:table-cell office:value-type="float" office:value="1.58645454545" calcext:value-type="float">
            <text:p>1.5864545455</text:p>
          </table:table-cell>
          <table:table-cell office:value-type="float" office:value="62105.9222076" calcext:value-type="float">
            <text:p>62105.9222076</text:p>
          </table:table-cell>
        </table:table-row>
        <table:table-row table:style-name="ro1">
          <table:table-cell office:value-type="float" office:value="1.58809090909" calcext:value-type="float">
            <text:p>1.5880909091</text:p>
          </table:table-cell>
          <table:table-cell office:value-type="float" office:value="58669.2768145" calcext:value-type="float">
            <text:p>58669.2768145</text:p>
          </table:table-cell>
        </table:table-row>
        <table:table-row table:style-name="ro1">
          <table:table-cell office:value-type="float" office:value="1.58972727273" calcext:value-type="float">
            <text:p>1.5897272727</text:p>
          </table:table-cell>
          <table:table-cell office:value-type="float" office:value="56983.1483689" calcext:value-type="float">
            <text:p>56983.1483689</text:p>
          </table:table-cell>
        </table:table-row>
        <table:table-row table:style-name="ro1">
          <table:table-cell office:value-type="float" office:value="1.59136363636" calcext:value-type="float">
            <text:p>1.5913636364</text:p>
          </table:table-cell>
          <table:table-cell office:value-type="float" office:value="56787.5263497" calcext:value-type="float">
            <text:p>56787.526349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56718.1733208" calcext:value-type="float">
            <text:p>56718.1733208</text:p>
          </table:table-cell>
        </table:table-row>
        <table:table-row table:style-name="ro1">
          <table:table-cell office:value-type="float" office:value="1.59463636364" calcext:value-type="float">
            <text:p>1.5946363636</text:p>
          </table:table-cell>
          <table:table-cell office:value-type="float" office:value="56664.0417401" calcext:value-type="float">
            <text:p>56664.0417401</text:p>
          </table:table-cell>
        </table:table-row>
        <table:table-row table:style-name="ro1">
          <table:table-cell office:value-type="float" office:value="1.59627272727" calcext:value-type="float">
            <text:p>1.5962727273</text:p>
          </table:table-cell>
          <table:table-cell office:value-type="float" office:value="56593.1314041" calcext:value-type="float">
            <text:p>56593.1314041</text:p>
          </table:table-cell>
        </table:table-row>
        <table:table-row table:style-name="ro1">
          <table:table-cell office:value-type="float" office:value="1.59790909091" calcext:value-type="float">
            <text:p>1.5979090909</text:p>
          </table:table-cell>
          <table:table-cell office:value-type="float" office:value="56515.7246805" calcext:value-type="float">
            <text:p>56515.7246805</text:p>
          </table:table-cell>
        </table:table-row>
        <table:table-row table:style-name="ro1">
          <table:table-cell office:value-type="float" office:value="1.59954545455" calcext:value-type="float">
            <text:p>1.5995454546</text:p>
          </table:table-cell>
          <table:table-cell office:value-type="float" office:value="56450.4846799" calcext:value-type="float">
            <text:p>56450.484679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6217.8166953" calcext:value-type="float">
            <text:p>56217.8166953</text:p>
          </table:table-cell>
        </table:table-row>
        <table:table-row table:style-name="ro1">
          <table:table-cell office:value-type="float" office:value="1.60163636364" calcext:value-type="float">
            <text:p>1.6016363636</text:p>
          </table:table-cell>
          <table:table-cell office:value-type="float" office:value="56138.9390961" calcext:value-type="float">
            <text:p>56138.9390961</text:p>
          </table:table-cell>
        </table:table-row>
        <table:table-row table:style-name="ro1">
          <table:table-cell office:value-type="float" office:value="1.60327272727" calcext:value-type="float">
            <text:p>1.6032727273</text:p>
          </table:table-cell>
          <table:table-cell office:value-type="float" office:value="56068.6834988" calcext:value-type="float">
            <text:p>56068.6834988</text:p>
          </table:table-cell>
        </table:table-row>
        <table:table-row table:style-name="ro1">
          <table:table-cell office:value-type="float" office:value="1.60490909091" calcext:value-type="float">
            <text:p>1.6049090909</text:p>
          </table:table-cell>
          <table:table-cell office:value-type="float" office:value="56012.0275147" calcext:value-type="float">
            <text:p>56012.0275147</text:p>
          </table:table-cell>
        </table:table-row>
        <table:table-row table:style-name="ro1">
          <table:table-cell office:value-type="float" office:value="1.60654545455" calcext:value-type="float">
            <text:p>1.6065454546</text:p>
          </table:table-cell>
          <table:table-cell office:value-type="float" office:value="55971.3029178" calcext:value-type="float">
            <text:p>55971.3029178</text:p>
          </table:table-cell>
        </table:table-row>
        <table:table-row table:style-name="ro1">
          <table:table-cell office:value-type="float" office:value="1.60818181818" calcext:value-type="float">
            <text:p>1.6081818182</text:p>
          </table:table-cell>
          <table:table-cell office:value-type="float" office:value="55939.2954189" calcext:value-type="float">
            <text:p>55939.2954189</text:p>
          </table:table-cell>
        </table:table-row>
        <table:table-row table:style-name="ro1">
          <table:table-cell office:value-type="float" office:value="1.60981818182" calcext:value-type="float">
            <text:p>1.6098181818</text:p>
          </table:table-cell>
          <table:table-cell office:value-type="float" office:value="55900.9005915" calcext:value-type="float">
            <text:p>55900.9005915</text:p>
          </table:table-cell>
        </table:table-row>
        <table:table-row table:style-name="ro1">
          <table:table-cell office:value-type="float" office:value="1.61145454545" calcext:value-type="float">
            <text:p>1.6114545455</text:p>
          </table:table-cell>
          <table:table-cell office:value-type="float" office:value="55851.3864143" calcext:value-type="float">
            <text:p>55851.3864143</text:p>
          </table:table-cell>
        </table:table-row>
        <table:table-row table:style-name="ro1">
          <table:table-cell office:value-type="float" office:value="1.61309090909" calcext:value-type="float">
            <text:p>1.6130909091</text:p>
          </table:table-cell>
          <table:table-cell office:value-type="float" office:value="55803.7781996" calcext:value-type="float">
            <text:p>55803.7781996</text:p>
          </table:table-cell>
        </table:table-row>
        <table:table-row table:style-name="ro1">
          <table:table-cell office:value-type="float" office:value="1.61472727273" calcext:value-type="float">
            <text:p>1.6147272727</text:p>
          </table:table-cell>
          <table:table-cell office:value-type="float" office:value="55763.0701036" calcext:value-type="float">
            <text:p>55763.0701036</text:p>
          </table:table-cell>
        </table:table-row>
        <table:table-row table:style-name="ro1">
          <table:table-cell office:value-type="float" office:value="1.61636363636" calcext:value-type="float">
            <text:p>1.6163636364</text:p>
          </table:table-cell>
          <table:table-cell office:value-type="float" office:value="55719.3827134" calcext:value-type="float">
            <text:p>55719.3827134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55666.1856578" calcext:value-type="float">
            <text:p>55666.1856578</text:p>
          </table:table-cell>
        </table:table-row>
        <table:table-row table:style-name="ro1">
          <table:table-cell office:value-type="float" office:value="1.61963636364" calcext:value-type="float">
            <text:p>1.6196363636</text:p>
          </table:table-cell>
          <table:table-cell office:value-type="float" office:value="55611.8358993" calcext:value-type="float">
            <text:p>55611.8358993</text:p>
          </table:table-cell>
        </table:table-row>
        <table:table-row table:style-name="ro1">
          <table:table-cell office:value-type="float" office:value="1.62127272727" calcext:value-type="float">
            <text:p>1.6212727273</text:p>
          </table:table-cell>
          <table:table-cell office:value-type="float" office:value="55548.6272433" calcext:value-type="float">
            <text:p>55548.6272433</text:p>
          </table:table-cell>
        </table:table-row>
        <table:table-row table:style-name="ro1">
          <table:table-cell office:value-type="float" office:value="1.62290909091" calcext:value-type="float">
            <text:p>1.6229090909</text:p>
          </table:table-cell>
          <table:table-cell office:value-type="float" office:value="55478.0080057" calcext:value-type="float">
            <text:p>55478.0080057</text:p>
          </table:table-cell>
        </table:table-row>
        <table:table-row table:style-name="ro1">
          <table:table-cell office:value-type="float" office:value="1.62454545455" calcext:value-type="float">
            <text:p>1.6245454546</text:p>
          </table:table-cell>
          <table:table-cell office:value-type="float" office:value="55401.2487297" calcext:value-type="float">
            <text:p>55401.248729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55198.142114" calcext:value-type="float">
            <text:p>55198.142114</text:p>
          </table:table-cell>
        </table:table-row>
        <table:table-row table:style-name="ro1">
          <table:table-cell office:value-type="float" office:value="1.62663636364" calcext:value-type="float">
            <text:p>1.6266363636</text:p>
          </table:table-cell>
          <table:table-cell office:value-type="float" office:value="55119.7957842" calcext:value-type="float">
            <text:p>55119.7957842</text:p>
          </table:table-cell>
        </table:table-row>
        <table:table-row table:style-name="ro1">
          <table:table-cell office:value-type="float" office:value="1.62827272727" calcext:value-type="float">
            <text:p>1.6282727273</text:p>
          </table:table-cell>
          <table:table-cell office:value-type="float" office:value="55039.5430829" calcext:value-type="float">
            <text:p>55039.5430829</text:p>
          </table:table-cell>
        </table:table-row>
        <table:table-row table:style-name="ro1">
          <table:table-cell office:value-type="float" office:value="1.62990909091" calcext:value-type="float">
            <text:p>1.6299090909</text:p>
          </table:table-cell>
          <table:table-cell office:value-type="float" office:value="54957.9309755" calcext:value-type="float">
            <text:p>54957.9309755</text:p>
          </table:table-cell>
        </table:table-row>
        <table:table-row table:style-name="ro1">
          <table:table-cell office:value-type="float" office:value="1.63154545455" calcext:value-type="float">
            <text:p>1.6315454546</text:p>
          </table:table-cell>
          <table:table-cell office:value-type="float" office:value="54883.078121" calcext:value-type="float">
            <text:p>54883.078121</text:p>
          </table:table-cell>
        </table:table-row>
        <table:table-row table:style-name="ro1">
          <table:table-cell office:value-type="float" office:value="1.63318181818" calcext:value-type="float">
            <text:p>1.6331818182</text:p>
          </table:table-cell>
          <table:table-cell office:value-type="float" office:value="54815.4293395" calcext:value-type="float">
            <text:p>54815.4293395</text:p>
          </table:table-cell>
        </table:table-row>
        <table:table-row table:style-name="ro1">
          <table:table-cell office:value-type="float" office:value="1.63481818182" calcext:value-type="float">
            <text:p>1.6348181818</text:p>
          </table:table-cell>
          <table:table-cell office:value-type="float" office:value="54751.7576674" calcext:value-type="float">
            <text:p>54751.7576674</text:p>
          </table:table-cell>
        </table:table-row>
        <table:table-row table:style-name="ro1">
          <table:table-cell office:value-type="float" office:value="1.63645454545" calcext:value-type="float">
            <text:p>1.6364545455</text:p>
          </table:table-cell>
          <table:table-cell office:value-type="float" office:value="54687.5130755" calcext:value-type="float">
            <text:p>54687.5130755</text:p>
          </table:table-cell>
        </table:table-row>
        <table:table-row table:style-name="ro1">
          <table:table-cell office:value-type="float" office:value="1.63809090909" calcext:value-type="float">
            <text:p>1.6380909091</text:p>
          </table:table-cell>
          <table:table-cell office:value-type="float" office:value="54625.0425165" calcext:value-type="float">
            <text:p>54625.0425165</text:p>
          </table:table-cell>
        </table:table-row>
        <table:table-row table:style-name="ro1">
          <table:table-cell office:value-type="float" office:value="1.63972727273" calcext:value-type="float">
            <text:p>1.6397272727</text:p>
          </table:table-cell>
          <table:table-cell office:value-type="float" office:value="54569.7060863" calcext:value-type="float">
            <text:p>54569.7060863</text:p>
          </table:table-cell>
        </table:table-row>
        <table:table-row table:style-name="ro1">
          <table:table-cell office:value-type="float" office:value="1.64136363636" calcext:value-type="float">
            <text:p>1.6413636364</text:p>
          </table:table-cell>
          <table:table-cell office:value-type="float" office:value="54515.8083744" calcext:value-type="float">
            <text:p>54515.8083744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54460.0334641" calcext:value-type="float">
            <text:p>54460.0334641</text:p>
          </table:table-cell>
        </table:table-row>
        <table:table-row table:style-name="ro1">
          <table:table-cell office:value-type="float" office:value="1.64463636364" calcext:value-type="float">
            <text:p>1.6446363636</text:p>
          </table:table-cell>
          <table:table-cell office:value-type="float" office:value="54400.0931823" calcext:value-type="float">
            <text:p>54400.0931823</text:p>
          </table:table-cell>
        </table:table-row>
        <table:table-row table:style-name="ro1">
          <table:table-cell office:value-type="float" office:value="1.64627272727" calcext:value-type="float">
            <text:p>1.6462727273</text:p>
          </table:table-cell>
          <table:table-cell office:value-type="float" office:value="54338.9470916" calcext:value-type="float">
            <text:p>54338.9470916</text:p>
          </table:table-cell>
        </table:table-row>
        <table:table-row table:style-name="ro1">
          <table:table-cell office:value-type="float" office:value="1.64790909091" calcext:value-type="float">
            <text:p>1.6479090909</text:p>
          </table:table-cell>
          <table:table-cell office:value-type="float" office:value="54290.1498187" calcext:value-type="float">
            <text:p>54290.1498187</text:p>
          </table:table-cell>
        </table:table-row>
        <table:table-row table:style-name="ro1">
          <table:table-cell office:value-type="float" office:value="1.64954545455" calcext:value-type="float">
            <text:p>1.6495454546</text:p>
          </table:table-cell>
          <table:table-cell office:value-type="float" office:value="54255.4925824" calcext:value-type="float">
            <text:p>54255.492582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4079.9885273" calcext:value-type="float">
            <text:p>54079.9885273</text:p>
          </table:table-cell>
        </table:table-row>
        <table:table-row table:style-name="ro1">
          <table:table-cell office:value-type="float" office:value="1.65163636364" calcext:value-type="float">
            <text:p>1.6516363636</text:p>
          </table:table-cell>
          <table:table-cell office:value-type="float" office:value="54039.2613807" calcext:value-type="float">
            <text:p>54039.2613807</text:p>
          </table:table-cell>
        </table:table-row>
        <table:table-row table:style-name="ro1">
          <table:table-cell office:value-type="float" office:value="1.65327272727" calcext:value-type="float">
            <text:p>1.6532727273</text:p>
          </table:table-cell>
          <table:table-cell office:value-type="float" office:value="54006.9866472" calcext:value-type="float">
            <text:p>54006.9866472</text:p>
          </table:table-cell>
        </table:table-row>
        <table:table-row table:style-name="ro1">
          <table:table-cell office:value-type="float" office:value="1.65490909091" calcext:value-type="float">
            <text:p>1.6549090909</text:p>
          </table:table-cell>
          <table:table-cell office:value-type="float" office:value="53986.8271275" calcext:value-type="float">
            <text:p>53986.8271275</text:p>
          </table:table-cell>
        </table:table-row>
        <table:table-row table:style-name="ro1">
          <table:table-cell office:value-type="float" office:value="1.65654545455" calcext:value-type="float">
            <text:p>1.6565454546</text:p>
          </table:table-cell>
          <table:table-cell office:value-type="float" office:value="53966.7341722" calcext:value-type="float">
            <text:p>53966.7341722</text:p>
          </table:table-cell>
        </table:table-row>
        <table:table-row table:style-name="ro1">
          <table:table-cell office:value-type="float" office:value="1.65818181818" calcext:value-type="float">
            <text:p>1.6581818182</text:p>
          </table:table-cell>
          <table:table-cell office:value-type="float" office:value="53944.505627" calcext:value-type="float">
            <text:p>53944.505627</text:p>
          </table:table-cell>
        </table:table-row>
        <table:table-row table:style-name="ro1">
          <table:table-cell office:value-type="float" office:value="1.65981818182" calcext:value-type="float">
            <text:p>1.6598181818</text:p>
          </table:table-cell>
          <table:table-cell office:value-type="float" office:value="53917.4746065" calcext:value-type="float">
            <text:p>53917.4746065</text:p>
          </table:table-cell>
        </table:table-row>
        <table:table-row table:style-name="ro1">
          <table:table-cell office:value-type="float" office:value="1.66145454545" calcext:value-type="float">
            <text:p>1.6614545455</text:p>
          </table:table-cell>
          <table:table-cell office:value-type="float" office:value="53888.0321749" calcext:value-type="float">
            <text:p>53888.0321749</text:p>
          </table:table-cell>
        </table:table-row>
        <table:table-row table:style-name="ro1">
          <table:table-cell office:value-type="float" office:value="1.66309090909" calcext:value-type="float">
            <text:p>1.6630909091</text:p>
          </table:table-cell>
          <table:table-cell office:value-type="float" office:value="53853.213905" calcext:value-type="float">
            <text:p>53853.213905</text:p>
          </table:table-cell>
        </table:table-row>
        <table:table-row table:style-name="ro1">
          <table:table-cell office:value-type="float" office:value="1.66472727273" calcext:value-type="float">
            <text:p>1.6647272727</text:p>
          </table:table-cell>
          <table:table-cell office:value-type="float" office:value="53811.6418236" calcext:value-type="float">
            <text:p>53811.6418236</text:p>
          </table:table-cell>
        </table:table-row>
        <table:table-row table:style-name="ro1">
          <table:table-cell office:value-type="float" office:value="1.66636363636" calcext:value-type="float">
            <text:p>1.6663636364</text:p>
          </table:table-cell>
          <table:table-cell office:value-type="float" office:value="53761.7033691" calcext:value-type="float">
            <text:p>53761.7033691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53717.2401919" calcext:value-type="float">
            <text:p>53717.2401919</text:p>
          </table:table-cell>
        </table:table-row>
        <table:table-row table:style-name="ro1">
          <table:table-cell office:value-type="float" office:value="1.66963636364" calcext:value-type="float">
            <text:p>1.6696363636</text:p>
          </table:table-cell>
          <table:table-cell office:value-type="float" office:value="53693.3990591" calcext:value-type="float">
            <text:p>53693.3990591</text:p>
          </table:table-cell>
        </table:table-row>
        <table:table-row table:style-name="ro1">
          <table:table-cell office:value-type="float" office:value="1.67127272727" calcext:value-type="float">
            <text:p>1.6712727273</text:p>
          </table:table-cell>
          <table:table-cell office:value-type="float" office:value="53705.534685" calcext:value-type="float">
            <text:p>53705.534685</text:p>
          </table:table-cell>
        </table:table-row>
        <table:table-row table:style-name="ro1">
          <table:table-cell office:value-type="float" office:value="1.67290909091" calcext:value-type="float">
            <text:p>1.6729090909</text:p>
          </table:table-cell>
          <table:table-cell office:value-type="float" office:value="53765.8947203" calcext:value-type="float">
            <text:p>53765.8947203</text:p>
          </table:table-cell>
        </table:table-row>
        <table:table-row table:style-name="ro1">
          <table:table-cell office:value-type="float" office:value="1.67454545455" calcext:value-type="float">
            <text:p>1.6745454546</text:p>
          </table:table-cell>
          <table:table-cell office:value-type="float" office:value="53882.5676401" calcext:value-type="float">
            <text:p>53882.5676401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53760.3366224" calcext:value-type="float">
            <text:p>53760.3366224</text:p>
          </table:table-cell>
        </table:table-row>
        <table:table-row table:style-name="ro1">
          <table:table-cell office:value-type="float" office:value="1.67663636364" calcext:value-type="float">
            <text:p>1.6766363636</text:p>
          </table:table-cell>
          <table:table-cell office:value-type="float" office:value="53896.901333" calcext:value-type="float">
            <text:p>53896.901333</text:p>
          </table:table-cell>
        </table:table-row>
        <table:table-row table:style-name="ro1">
          <table:table-cell office:value-type="float" office:value="1.67827272727" calcext:value-type="float">
            <text:p>1.6782727273</text:p>
          </table:table-cell>
          <table:table-cell office:value-type="float" office:value="54034.4456592" calcext:value-type="float">
            <text:p>54034.4456592</text:p>
          </table:table-cell>
        </table:table-row>
        <table:table-row table:style-name="ro1">
          <table:table-cell office:value-type="float" office:value="1.67990909091" calcext:value-type="float">
            <text:p>1.6799090909</text:p>
          </table:table-cell>
          <table:table-cell office:value-type="float" office:value="54152.7689138" calcext:value-type="float">
            <text:p>54152.7689138</text:p>
          </table:table-cell>
        </table:table-row>
        <table:table-row table:style-name="ro1">
          <table:table-cell office:value-type="float" office:value="1.68154545455" calcext:value-type="float">
            <text:p>1.6815454546</text:p>
          </table:table-cell>
          <table:table-cell office:value-type="float" office:value="54242.1274993" calcext:value-type="float">
            <text:p>54242.1274993</text:p>
          </table:table-cell>
        </table:table-row>
        <table:table-row table:style-name="ro1">
          <table:table-cell office:value-type="float" office:value="1.68318181818" calcext:value-type="float">
            <text:p>1.6831818182</text:p>
          </table:table-cell>
          <table:table-cell office:value-type="float" office:value="54326.8962941" calcext:value-type="float">
            <text:p>54326.8962941</text:p>
          </table:table-cell>
        </table:table-row>
        <table:table-row table:style-name="ro1">
          <table:table-cell office:value-type="float" office:value="1.68481818182" calcext:value-type="float">
            <text:p>1.6848181818</text:p>
          </table:table-cell>
          <table:table-cell office:value-type="float" office:value="54541.4216576" calcext:value-type="float">
            <text:p>54541.4216576</text:p>
          </table:table-cell>
        </table:table-row>
        <table:table-row table:style-name="ro1">
          <table:table-cell office:value-type="float" office:value="1.68645454545" calcext:value-type="float">
            <text:p>1.6864545455</text:p>
          </table:table-cell>
          <table:table-cell office:value-type="float" office:value="55326.2258884" calcext:value-type="float">
            <text:p>55326.2258884</text:p>
          </table:table-cell>
        </table:table-row>
        <table:table-row table:style-name="ro1">
          <table:table-cell office:value-type="float" office:value="1.68809090909" calcext:value-type="float">
            <text:p>1.6880909091</text:p>
          </table:table-cell>
          <table:table-cell office:value-type="float" office:value="57714.2293915" calcext:value-type="float">
            <text:p>57714.2293915</text:p>
          </table:table-cell>
        </table:table-row>
        <table:table-row table:style-name="ro1">
          <table:table-cell office:value-type="float" office:value="1.68972727273" calcext:value-type="float">
            <text:p>1.6897272727</text:p>
          </table:table-cell>
          <table:table-cell office:value-type="float" office:value="63228.3387066" calcext:value-type="float">
            <text:p>63228.3387066</text:p>
          </table:table-cell>
        </table:table-row>
        <table:table-row table:style-name="ro1">
          <table:table-cell office:value-type="float" office:value="1.69136363636" calcext:value-type="float">
            <text:p>1.6913636364</text:p>
          </table:table-cell>
          <table:table-cell office:value-type="float" office:value="71684.8212409" calcext:value-type="float">
            <text:p>71684.8212409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77691.9656105" calcext:value-type="float">
            <text:p>77691.9656105</text:p>
          </table:table-cell>
        </table:table-row>
        <table:table-row table:style-name="ro1">
          <table:table-cell office:value-type="float" office:value="1.69463636364" calcext:value-type="float">
            <text:p>1.6946363636</text:p>
          </table:table-cell>
          <table:table-cell office:value-type="float" office:value="81745.7623378" calcext:value-type="float">
            <text:p>81745.7623378</text:p>
          </table:table-cell>
        </table:table-row>
        <table:table-row table:style-name="ro1">
          <table:table-cell office:value-type="float" office:value="1.69627272727" calcext:value-type="float">
            <text:p>1.6962727273</text:p>
          </table:table-cell>
          <table:table-cell office:value-type="float" office:value="87355.4324656" calcext:value-type="float">
            <text:p>87355.4324656</text:p>
          </table:table-cell>
        </table:table-row>
        <table:table-row table:style-name="ro1">
          <table:table-cell office:value-type="float" office:value="1.69790909091" calcext:value-type="float">
            <text:p>1.6979090909</text:p>
          </table:table-cell>
          <table:table-cell office:value-type="float" office:value="95076.4217927" calcext:value-type="float">
            <text:p>95076.4217927</text:p>
          </table:table-cell>
        </table:table-row>
        <table:table-row table:style-name="ro1">
          <table:table-cell office:value-type="float" office:value="1.69954545455" calcext:value-type="float">
            <text:p>1.6995454546</text:p>
          </table:table-cell>
          <table:table-cell office:value-type="float" office:value="104076.943457" calcext:value-type="float">
            <text:p>104076.9434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6153.499042" calcext:value-type="float">
            <text:p>106153.499042</text:p>
          </table:table-cell>
        </table:table-row>
        <table:table-row table:style-name="ro1">
          <table:table-cell office:value-type="float" office:value="1.70163636364" calcext:value-type="float">
            <text:p>1.7016363636</text:p>
          </table:table-cell>
          <table:table-cell office:value-type="float" office:value="118591.219617" calcext:value-type="float">
            <text:p>118591.219617</text:p>
          </table:table-cell>
        </table:table-row>
        <table:table-row table:style-name="ro1">
          <table:table-cell office:value-type="float" office:value="1.70327272727" calcext:value-type="float">
            <text:p>1.7032727273</text:p>
          </table:table-cell>
          <table:table-cell office:value-type="float" office:value="133013.224238" calcext:value-type="float">
            <text:p>133013.224238</text:p>
          </table:table-cell>
        </table:table-row>
        <table:table-row table:style-name="ro1">
          <table:table-cell office:value-type="float" office:value="1.70490909091" calcext:value-type="float">
            <text:p>1.7049090909</text:p>
          </table:table-cell>
          <table:table-cell office:value-type="float" office:value="140824.160788" calcext:value-type="float">
            <text:p>140824.160788</text:p>
          </table:table-cell>
        </table:table-row>
        <table:table-row table:style-name="ro1">
          <table:table-cell office:value-type="float" office:value="1.70654545455" calcext:value-type="float">
            <text:p>1.7065454546</text:p>
          </table:table-cell>
          <table:table-cell office:value-type="float" office:value="138686.553685" calcext:value-type="float">
            <text:p>138686.553685</text:p>
          </table:table-cell>
        </table:table-row>
        <table:table-row table:style-name="ro1">
          <table:table-cell office:value-type="float" office:value="1.70818181818" calcext:value-type="float">
            <text:p>1.7081818182</text:p>
          </table:table-cell>
          <table:table-cell office:value-type="float" office:value="135942.526305" calcext:value-type="float">
            <text:p>135942.526305</text:p>
          </table:table-cell>
        </table:table-row>
        <table:table-row table:style-name="ro1">
          <table:table-cell office:value-type="float" office:value="1.70981818182" calcext:value-type="float">
            <text:p>1.7098181818</text:p>
          </table:table-cell>
          <table:table-cell office:value-type="float" office:value="133040.176936" calcext:value-type="float">
            <text:p>133040.176936</text:p>
          </table:table-cell>
        </table:table-row>
        <table:table-row table:style-name="ro1">
          <table:table-cell office:value-type="float" office:value="1.71145454545" calcext:value-type="float">
            <text:p>1.7114545455</text:p>
          </table:table-cell>
          <table:table-cell office:value-type="float" office:value="130662.183651" calcext:value-type="float">
            <text:p>130662.183651</text:p>
          </table:table-cell>
        </table:table-row>
        <table:table-row table:style-name="ro1">
          <table:table-cell office:value-type="float" office:value="1.71309090909" calcext:value-type="float">
            <text:p>1.7130909091</text:p>
          </table:table-cell>
          <table:table-cell office:value-type="float" office:value="128245.86794" calcext:value-type="float">
            <text:p>128245.86794</text:p>
          </table:table-cell>
        </table:table-row>
        <table:table-row table:style-name="ro1">
          <table:table-cell office:value-type="float" office:value="1.71472727273" calcext:value-type="float">
            <text:p>1.7147272727</text:p>
          </table:table-cell>
          <table:table-cell office:value-type="float" office:value="126208.34093" calcext:value-type="float">
            <text:p>126208.34093</text:p>
          </table:table-cell>
        </table:table-row>
        <table:table-row table:style-name="ro1">
          <table:table-cell office:value-type="float" office:value="1.71636363636" calcext:value-type="float">
            <text:p>1.7163636364</text:p>
          </table:table-cell>
          <table:table-cell office:value-type="float" office:value="124123.721828" calcext:value-type="float">
            <text:p>124123.721828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122326.605814" calcext:value-type="float">
            <text:p>122326.605814</text:p>
          </table:table-cell>
        </table:table-row>
        <table:table-row table:style-name="ro1">
          <table:table-cell office:value-type="float" office:value="1.71963636364" calcext:value-type="float">
            <text:p>1.7196363636</text:p>
          </table:table-cell>
          <table:table-cell office:value-type="float" office:value="120504.019988" calcext:value-type="float">
            <text:p>120504.019988</text:p>
          </table:table-cell>
        </table:table-row>
        <table:table-row table:style-name="ro1">
          <table:table-cell office:value-type="float" office:value="1.72127272727" calcext:value-type="float">
            <text:p>1.7212727273</text:p>
          </table:table-cell>
          <table:table-cell office:value-type="float" office:value="118901.638759" calcext:value-type="float">
            <text:p>118901.638759</text:p>
          </table:table-cell>
        </table:table-row>
        <table:table-row table:style-name="ro1">
          <table:table-cell office:value-type="float" office:value="1.72290909091" calcext:value-type="float">
            <text:p>1.7229090909</text:p>
          </table:table-cell>
          <table:table-cell office:value-type="float" office:value="117306.471134" calcext:value-type="float">
            <text:p>117306.471134</text:p>
          </table:table-cell>
        </table:table-row>
        <table:table-row table:style-name="ro1">
          <table:table-cell office:value-type="float" office:value="1.72454545455" calcext:value-type="float">
            <text:p>1.7245454546</text:p>
          </table:table-cell>
          <table:table-cell office:value-type="float" office:value="115875.236953" calcext:value-type="float">
            <text:p>115875.236953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15169.514315" calcext:value-type="float">
            <text:p>115169.514315</text:p>
          </table:table-cell>
        </table:table-row>
        <table:table-row table:style-name="ro1">
          <table:table-cell office:value-type="float" office:value="1.72663636364" calcext:value-type="float">
            <text:p>1.7266363636</text:p>
          </table:table-cell>
          <table:table-cell office:value-type="float" office:value="113633.938434" calcext:value-type="float">
            <text:p>113633.938434</text:p>
          </table:table-cell>
        </table:table-row>
        <table:table-row table:style-name="ro1">
          <table:table-cell office:value-type="float" office:value="1.72827272727" calcext:value-type="float">
            <text:p>1.7282727273</text:p>
          </table:table-cell>
          <table:table-cell office:value-type="float" office:value="112518.853203" calcext:value-type="float">
            <text:p>112518.853203</text:p>
          </table:table-cell>
        </table:table-row>
        <table:table-row table:style-name="ro1">
          <table:table-cell office:value-type="float" office:value="1.72990909091" calcext:value-type="float">
            <text:p>1.7299090909</text:p>
          </table:table-cell>
          <table:table-cell office:value-type="float" office:value="111146.545323" calcext:value-type="float">
            <text:p>111146.545323</text:p>
          </table:table-cell>
        </table:table-row>
        <table:table-row table:style-name="ro1">
          <table:table-cell office:value-type="float" office:value="1.73154545455" calcext:value-type="float">
            <text:p>1.7315454546</text:p>
          </table:table-cell>
          <table:table-cell office:value-type="float" office:value="110113.931875" calcext:value-type="float">
            <text:p>110113.931875</text:p>
          </table:table-cell>
        </table:table-row>
        <table:table-row table:style-name="ro1">
          <table:table-cell office:value-type="float" office:value="1.73318181818" calcext:value-type="float">
            <text:p>1.7331818182</text:p>
          </table:table-cell>
          <table:table-cell office:value-type="float" office:value="108886.444661" calcext:value-type="float">
            <text:p>108886.444661</text:p>
          </table:table-cell>
        </table:table-row>
        <table:table-row table:style-name="ro1">
          <table:table-cell office:value-type="float" office:value="1.73481818182" calcext:value-type="float">
            <text:p>1.7348181818</text:p>
          </table:table-cell>
          <table:table-cell office:value-type="float" office:value="107940.293771" calcext:value-type="float">
            <text:p>107940.293771</text:p>
          </table:table-cell>
        </table:table-row>
        <table:table-row table:style-name="ro1">
          <table:table-cell office:value-type="float" office:value="1.73645454545" calcext:value-type="float">
            <text:p>1.7364545455</text:p>
          </table:table-cell>
          <table:table-cell office:value-type="float" office:value="106835.899651" calcext:value-type="float">
            <text:p>106835.899651</text:p>
          </table:table-cell>
        </table:table-row>
        <table:table-row table:style-name="ro1">
          <table:table-cell office:value-type="float" office:value="1.73809090909" calcext:value-type="float">
            <text:p>1.7380909091</text:p>
          </table:table-cell>
          <table:table-cell office:value-type="float" office:value="105968.560256" calcext:value-type="float">
            <text:p>105968.560256</text:p>
          </table:table-cell>
        </table:table-row>
        <table:table-row table:style-name="ro1">
          <table:table-cell office:value-type="float" office:value="1.73972727273" calcext:value-type="float">
            <text:p>1.7397272727</text:p>
          </table:table-cell>
          <table:table-cell office:value-type="float" office:value="104961.658456" calcext:value-type="float">
            <text:p>104961.658456</text:p>
          </table:table-cell>
        </table:table-row>
        <table:table-row table:style-name="ro1">
          <table:table-cell office:value-type="float" office:value="1.74136363636" calcext:value-type="float">
            <text:p>1.7413636364</text:p>
          </table:table-cell>
          <table:table-cell office:value-type="float" office:value="104151.385366" calcext:value-type="float">
            <text:p>104151.385366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103220.505282" calcext:value-type="float">
            <text:p>103220.505282</text:p>
          </table:table-cell>
        </table:table-row>
        <table:table-row table:style-name="ro1">
          <table:table-cell office:value-type="float" office:value="1.74463636364" calcext:value-type="float">
            <text:p>1.7446363636</text:p>
          </table:table-cell>
          <table:table-cell office:value-type="float" office:value="102454.937779" calcext:value-type="float">
            <text:p>102454.937779</text:p>
          </table:table-cell>
        </table:table-row>
        <table:table-row table:style-name="ro1">
          <table:table-cell office:value-type="float" office:value="1.74627272727" calcext:value-type="float">
            <text:p>1.7462727273</text:p>
          </table:table-cell>
          <table:table-cell office:value-type="float" office:value="101588.625032" calcext:value-type="float">
            <text:p>101588.625032</text:p>
          </table:table-cell>
        </table:table-row>
        <table:table-row table:style-name="ro1">
          <table:table-cell office:value-type="float" office:value="1.74790909091" calcext:value-type="float">
            <text:p>1.7479090909</text:p>
          </table:table-cell>
          <table:table-cell office:value-type="float" office:value="100862.937743" calcext:value-type="float">
            <text:p>100862.937743</text:p>
          </table:table-cell>
        </table:table-row>
        <table:table-row table:style-name="ro1">
          <table:table-cell office:value-type="float" office:value="1.74954545455" calcext:value-type="float">
            <text:p>1.7495454546</text:p>
          </table:table-cell>
          <table:table-cell office:value-type="float" office:value="100055.015201" calcext:value-type="float">
            <text:p>100055.01520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99602.4769805" calcext:value-type="float">
            <text:p>99602.4769805</text:p>
          </table:table-cell>
        </table:table-row>
        <table:table-row table:style-name="ro1">
          <table:table-cell office:value-type="float" office:value="1.75163636364" calcext:value-type="float">
            <text:p>1.7516363636</text:p>
          </table:table-cell>
          <table:table-cell office:value-type="float" office:value="98964.681134" calcext:value-type="float">
            <text:p>98964.681134</text:p>
          </table:table-cell>
        </table:table-row>
        <table:table-row table:style-name="ro1">
          <table:table-cell office:value-type="float" office:value="1.75327272727" calcext:value-type="float">
            <text:p>1.7532727273</text:p>
          </table:table-cell>
          <table:table-cell office:value-type="float" office:value="56863.5512576" calcext:value-type="float">
            <text:p>56863.5512576</text:p>
          </table:table-cell>
        </table:table-row>
        <table:table-row table:style-name="ro1">
          <table:table-cell office:value-type="float" office:value="1.75490909091" calcext:value-type="float">
            <text:p>1.7549090909</text:p>
          </table:table-cell>
          <table:table-cell office:value-type="float" office:value="57136.0596803" calcext:value-type="float">
            <text:p>57136.0596803</text:p>
          </table:table-cell>
        </table:table-row>
        <table:table-row table:style-name="ro1">
          <table:table-cell office:value-type="float" office:value="1.75654545455" calcext:value-type="float">
            <text:p>1.7565454546</text:p>
          </table:table-cell>
          <table:table-cell office:value-type="float" office:value="57145.4393001" calcext:value-type="float">
            <text:p>57145.4393001</text:p>
          </table:table-cell>
        </table:table-row>
        <table:table-row table:style-name="ro1">
          <table:table-cell office:value-type="float" office:value="1.75818181818" calcext:value-type="float">
            <text:p>1.7581818182</text:p>
          </table:table-cell>
          <table:table-cell office:value-type="float" office:value="56962.1389053" calcext:value-type="float">
            <text:p>56962.1389053</text:p>
          </table:table-cell>
        </table:table-row>
        <table:table-row table:style-name="ro1">
          <table:table-cell office:value-type="float" office:value="1.75981818182" calcext:value-type="float">
            <text:p>1.7598181818</text:p>
          </table:table-cell>
          <table:table-cell office:value-type="float" office:value="56763.1957128" calcext:value-type="float">
            <text:p>56763.1957128</text:p>
          </table:table-cell>
        </table:table-row>
        <table:table-row table:style-name="ro1">
          <table:table-cell office:value-type="float" office:value="1.76145454545" calcext:value-type="float">
            <text:p>1.7614545455</text:p>
          </table:table-cell>
          <table:table-cell office:value-type="float" office:value="56617.1925892" calcext:value-type="float">
            <text:p>56617.1925892</text:p>
          </table:table-cell>
        </table:table-row>
        <table:table-row table:style-name="ro1">
          <table:table-cell office:value-type="float" office:value="1.76309090909" calcext:value-type="float">
            <text:p>1.7630909091</text:p>
          </table:table-cell>
          <table:table-cell office:value-type="float" office:value="56494.8875191" calcext:value-type="float">
            <text:p>56494.8875191</text:p>
          </table:table-cell>
        </table:table-row>
        <table:table-row table:style-name="ro1">
          <table:table-cell office:value-type="float" office:value="1.76472727273" calcext:value-type="float">
            <text:p>1.7647272727</text:p>
          </table:table-cell>
          <table:table-cell office:value-type="float" office:value="56370.8875634" calcext:value-type="float">
            <text:p>56370.8875634</text:p>
          </table:table-cell>
        </table:table-row>
        <table:table-row table:style-name="ro1">
          <table:table-cell office:value-type="float" office:value="1.76636363636" calcext:value-type="float">
            <text:p>1.7663636364</text:p>
          </table:table-cell>
          <table:table-cell office:value-type="float" office:value="56234.4246781" calcext:value-type="float">
            <text:p>56234.4246781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56079.9687241" calcext:value-type="float">
            <text:p>56079.9687241</text:p>
          </table:table-cell>
        </table:table-row>
        <table:table-row table:style-name="ro1">
          <table:table-cell office:value-type="float" office:value="1.76963636364" calcext:value-type="float">
            <text:p>1.7696363636</text:p>
          </table:table-cell>
          <table:table-cell office:value-type="float" office:value="55924.9943975" calcext:value-type="float">
            <text:p>55924.9943975</text:p>
          </table:table-cell>
        </table:table-row>
        <table:table-row table:style-name="ro1">
          <table:table-cell office:value-type="float" office:value="1.77127272727" calcext:value-type="float">
            <text:p>1.7712727273</text:p>
          </table:table-cell>
          <table:table-cell office:value-type="float" office:value="55770.9326246" calcext:value-type="float">
            <text:p>55770.9326246</text:p>
          </table:table-cell>
        </table:table-row>
        <table:table-row table:style-name="ro1">
          <table:table-cell office:value-type="float" office:value="1.77290909091" calcext:value-type="float">
            <text:p>1.7729090909</text:p>
          </table:table-cell>
          <table:table-cell office:value-type="float" office:value="55613.3897776" calcext:value-type="float">
            <text:p>55613.3897776</text:p>
          </table:table-cell>
        </table:table-row>
        <table:table-row table:style-name="ro1">
          <table:table-cell office:value-type="float" office:value="1.77454545455" calcext:value-type="float">
            <text:p>1.7745454546</text:p>
          </table:table-cell>
          <table:table-cell office:value-type="float" office:value="55457.578907" calcext:value-type="float">
            <text:p>55457.578907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55148.2539308" calcext:value-type="float">
            <text:p>55148.2539308</text:p>
          </table:table-cell>
        </table:table-row>
        <table:table-row table:style-name="ro1">
          <table:table-cell office:value-type="float" office:value="1.77663636364" calcext:value-type="float">
            <text:p>1.7766363636</text:p>
          </table:table-cell>
          <table:table-cell office:value-type="float" office:value="55008.5322207" calcext:value-type="float">
            <text:p>55008.5322207</text:p>
          </table:table-cell>
        </table:table-row>
        <table:table-row table:style-name="ro1">
          <table:table-cell office:value-type="float" office:value="1.77827272727" calcext:value-type="float">
            <text:p>1.7782727273</text:p>
          </table:table-cell>
          <table:table-cell office:value-type="float" office:value="54926.7991373" calcext:value-type="float">
            <text:p>54926.7991373</text:p>
          </table:table-cell>
        </table:table-row>
        <table:table-row table:style-name="ro1">
          <table:table-cell office:value-type="float" office:value="1.77990909091" calcext:value-type="float">
            <text:p>1.7799090909</text:p>
          </table:table-cell>
          <table:table-cell office:value-type="float" office:value="54900.2325757" calcext:value-type="float">
            <text:p>54900.2325757</text:p>
          </table:table-cell>
        </table:table-row>
        <table:table-row table:style-name="ro1">
          <table:table-cell office:value-type="float" office:value="1.78154545455" calcext:value-type="float">
            <text:p>1.7815454546</text:p>
          </table:table-cell>
          <table:table-cell office:value-type="float" office:value="54887.8334398" calcext:value-type="float">
            <text:p>54887.8334398</text:p>
          </table:table-cell>
        </table:table-row>
        <table:table-row table:style-name="ro1">
          <table:table-cell office:value-type="float" office:value="1.78318181818" calcext:value-type="float">
            <text:p>1.7831818182</text:p>
          </table:table-cell>
          <table:table-cell office:value-type="float" office:value="54836.2299693" calcext:value-type="float">
            <text:p>54836.2299693</text:p>
          </table:table-cell>
        </table:table-row>
        <table:table-row table:style-name="ro1">
          <table:table-cell office:value-type="float" office:value="1.78481818182" calcext:value-type="float">
            <text:p>1.7848181818</text:p>
          </table:table-cell>
          <table:table-cell office:value-type="float" office:value="54753.5849997" calcext:value-type="float">
            <text:p>54753.5849997</text:p>
          </table:table-cell>
        </table:table-row>
        <table:table-row table:style-name="ro1">
          <table:table-cell office:value-type="float" office:value="1.78645454545" calcext:value-type="float">
            <text:p>1.7864545455</text:p>
          </table:table-cell>
          <table:table-cell office:value-type="float" office:value="54700.1317762" calcext:value-type="float">
            <text:p>54700.1317762</text:p>
          </table:table-cell>
        </table:table-row>
        <table:table-row table:style-name="ro1">
          <table:table-cell office:value-type="float" office:value="1.78809090909" calcext:value-type="float">
            <text:p>1.7880909091</text:p>
          </table:table-cell>
          <table:table-cell office:value-type="float" office:value="54759.4621701" calcext:value-type="float">
            <text:p>54759.4621701</text:p>
          </table:table-cell>
        </table:table-row>
        <table:table-row table:style-name="ro1">
          <table:table-cell office:value-type="float" office:value="1.78972727273" calcext:value-type="float">
            <text:p>1.7897272727</text:p>
          </table:table-cell>
          <table:table-cell office:value-type="float" office:value="54944.8946208" calcext:value-type="float">
            <text:p>54944.8946208</text:p>
          </table:table-cell>
        </table:table-row>
        <table:table-row table:style-name="ro1">
          <table:table-cell office:value-type="float" office:value="1.79136363636" calcext:value-type="float">
            <text:p>1.7913636364</text:p>
          </table:table-cell>
          <table:table-cell office:value-type="float" office:value="55094.1002712" calcext:value-type="float">
            <text:p>55094.1002712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54965.7240093" calcext:value-type="float">
            <text:p>54965.7240093</text:p>
          </table:table-cell>
        </table:table-row>
        <table:table-row table:style-name="ro1">
          <table:table-cell office:value-type="float" office:value="1.79463636364" calcext:value-type="float">
            <text:p>1.7946363636</text:p>
          </table:table-cell>
          <table:table-cell office:value-type="float" office:value="54617.0395369" calcext:value-type="float">
            <text:p>54617.0395369</text:p>
          </table:table-cell>
        </table:table-row>
        <table:table-row table:style-name="ro1">
          <table:table-cell office:value-type="float" office:value="1.79627272727" calcext:value-type="float">
            <text:p>1.7962727273</text:p>
          </table:table-cell>
          <table:table-cell office:value-type="float" office:value="54323.5791872" calcext:value-type="float">
            <text:p>54323.5791872</text:p>
          </table:table-cell>
        </table:table-row>
        <table:table-row table:style-name="ro1">
          <table:table-cell office:value-type="float" office:value="1.79790909091" calcext:value-type="float">
            <text:p>1.7979090909</text:p>
          </table:table-cell>
          <table:table-cell office:value-type="float" office:value="54156.7993213" calcext:value-type="float">
            <text:p>54156.7993213</text:p>
          </table:table-cell>
        </table:table-row>
        <table:table-row table:style-name="ro1">
          <table:table-cell office:value-type="float" office:value="1.79954545455" calcext:value-type="float">
            <text:p>1.7995454546</text:p>
          </table:table-cell>
          <table:table-cell office:value-type="float" office:value="53986.9389779" calcext:value-type="float">
            <text:p>53986.938977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3711.5962754" calcext:value-type="float">
            <text:p>53711.5962754</text:p>
          </table:table-cell>
        </table:table-row>
        <table:table-row table:style-name="ro1">
          <table:table-cell office:value-type="float" office:value="1.80163636364" calcext:value-type="float">
            <text:p>1.8016363636</text:p>
          </table:table-cell>
          <table:table-cell office:value-type="float" office:value="53529.4973668" calcext:value-type="float">
            <text:p>53529.4973668</text:p>
          </table:table-cell>
        </table:table-row>
        <table:table-row table:style-name="ro1">
          <table:table-cell office:value-type="float" office:value="1.80327272727" calcext:value-type="float">
            <text:p>1.8032727273</text:p>
          </table:table-cell>
          <table:table-cell office:value-type="float" office:value="53386.8520679" calcext:value-type="float">
            <text:p>53386.8520679</text:p>
          </table:table-cell>
        </table:table-row>
        <table:table-row table:style-name="ro1">
          <table:table-cell office:value-type="float" office:value="1.80490909091" calcext:value-type="float">
            <text:p>1.8049090909</text:p>
          </table:table-cell>
          <table:table-cell office:value-type="float" office:value="53286.3558663" calcext:value-type="float">
            <text:p>53286.3558663</text:p>
          </table:table-cell>
        </table:table-row>
        <table:table-row table:style-name="ro1">
          <table:table-cell office:value-type="float" office:value="1.80654545455" calcext:value-type="float">
            <text:p>1.8065454546</text:p>
          </table:table-cell>
          <table:table-cell office:value-type="float" office:value="53168.6095361" calcext:value-type="float">
            <text:p>53168.6095361</text:p>
          </table:table-cell>
        </table:table-row>
        <table:table-row table:style-name="ro1">
          <table:table-cell office:value-type="float" office:value="1.80818181818" calcext:value-type="float">
            <text:p>1.8081818182</text:p>
          </table:table-cell>
          <table:table-cell office:value-type="float" office:value="52902.7655721" calcext:value-type="float">
            <text:p>52902.7655721</text:p>
          </table:table-cell>
        </table:table-row>
        <table:table-row table:style-name="ro1">
          <table:table-cell office:value-type="float" office:value="1.80981818182" calcext:value-type="float">
            <text:p>1.8098181818</text:p>
          </table:table-cell>
          <table:table-cell office:value-type="float" office:value="52520.7668543" calcext:value-type="float">
            <text:p>52520.7668543</text:p>
          </table:table-cell>
        </table:table-row>
        <table:table-row table:style-name="ro1">
          <table:table-cell office:value-type="float" office:value="1.81145454545" calcext:value-type="float">
            <text:p>1.8114545455</text:p>
          </table:table-cell>
          <table:table-cell office:value-type="float" office:value="52286.5014887" calcext:value-type="float">
            <text:p>52286.5014887</text:p>
          </table:table-cell>
        </table:table-row>
        <table:table-row table:style-name="ro1">
          <table:table-cell office:value-type="float" office:value="1.81309090909" calcext:value-type="float">
            <text:p>1.8130909091</text:p>
          </table:table-cell>
          <table:table-cell office:value-type="float" office:value="52394.9379425" calcext:value-type="float">
            <text:p>52394.9379425</text:p>
          </table:table-cell>
        </table:table-row>
        <table:table-row table:style-name="ro1">
          <table:table-cell office:value-type="float" office:value="1.81472727273" calcext:value-type="float">
            <text:p>1.8147272727</text:p>
          </table:table-cell>
          <table:table-cell office:value-type="float" office:value="52656.2153292" calcext:value-type="float">
            <text:p>52656.2153292</text:p>
          </table:table-cell>
        </table:table-row>
        <table:table-row table:style-name="ro1">
          <table:table-cell office:value-type="float" office:value="1.81636363636" calcext:value-type="float">
            <text:p>1.8163636364</text:p>
          </table:table-cell>
          <table:table-cell office:value-type="float" office:value="52780.2488661" calcext:value-type="float">
            <text:p>52780.2488661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52867.4540719" calcext:value-type="float">
            <text:p>52867.4540719</text:p>
          </table:table-cell>
        </table:table-row>
        <table:table-row table:style-name="ro1">
          <table:table-cell office:value-type="float" office:value="1.81963636364" calcext:value-type="float">
            <text:p>1.8196363636</text:p>
          </table:table-cell>
          <table:table-cell office:value-type="float" office:value="53003.3049201" calcext:value-type="float">
            <text:p>53003.3049201</text:p>
          </table:table-cell>
        </table:table-row>
        <table:table-row table:style-name="ro1">
          <table:table-cell office:value-type="float" office:value="1.82127272727" calcext:value-type="float">
            <text:p>1.8212727273</text:p>
          </table:table-cell>
          <table:table-cell office:value-type="float" office:value="53121.2354811" calcext:value-type="float">
            <text:p>53121.2354811</text:p>
          </table:table-cell>
        </table:table-row>
        <table:table-row table:style-name="ro1">
          <table:table-cell office:value-type="float" office:value="1.82290909091" calcext:value-type="float">
            <text:p>1.8229090909</text:p>
          </table:table-cell>
          <table:table-cell office:value-type="float" office:value="53184.2132533" calcext:value-type="float">
            <text:p>53184.2132533</text:p>
          </table:table-cell>
        </table:table-row>
        <table:table-row table:style-name="ro1">
          <table:table-cell office:value-type="float" office:value="1.82454545455" calcext:value-type="float">
            <text:p>1.8245454546</text:p>
          </table:table-cell>
          <table:table-cell office:value-type="float" office:value="53169.8735159" calcext:value-type="float">
            <text:p>53169.8735159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52963.2503136" calcext:value-type="float">
            <text:p>52963.2503136</text:p>
          </table:table-cell>
        </table:table-row>
        <table:table-row table:style-name="ro1">
          <table:table-cell office:value-type="float" office:value="1.82663636364" calcext:value-type="float">
            <text:p>1.8266363636</text:p>
          </table:table-cell>
          <table:table-cell office:value-type="float" office:value="52958.0727849" calcext:value-type="float">
            <text:p>52958.0727849</text:p>
          </table:table-cell>
        </table:table-row>
        <table:table-row table:style-name="ro1">
          <table:table-cell office:value-type="float" office:value="1.82827272727" calcext:value-type="float">
            <text:p>1.8282727273</text:p>
          </table:table-cell>
          <table:table-cell office:value-type="float" office:value="53085.1567432" calcext:value-type="float">
            <text:p>53085.1567432</text:p>
          </table:table-cell>
        </table:table-row>
        <table:table-row table:style-name="ro1">
          <table:table-cell office:value-type="float" office:value="1.82990909091" calcext:value-type="float">
            <text:p>1.8299090909</text:p>
          </table:table-cell>
          <table:table-cell office:value-type="float" office:value="52864.3110238" calcext:value-type="float">
            <text:p>52864.3110238</text:p>
          </table:table-cell>
        </table:table-row>
        <table:table-row table:style-name="ro1">
          <table:table-cell office:value-type="float" office:value="1.83154545455" calcext:value-type="float">
            <text:p>1.8315454546</text:p>
          </table:table-cell>
          <table:table-cell office:value-type="float" office:value="51507.3802525" calcext:value-type="float">
            <text:p>51507.3802525</text:p>
          </table:table-cell>
        </table:table-row>
        <table:table-row table:style-name="ro1">
          <table:table-cell office:value-type="float" office:value="1.83318181818" calcext:value-type="float">
            <text:p>1.8331818182</text:p>
          </table:table-cell>
          <table:table-cell office:value-type="float" office:value="49390.273783" calcext:value-type="float">
            <text:p>49390.273783</text:p>
          </table:table-cell>
        </table:table-row>
        <table:table-row table:style-name="ro1">
          <table:table-cell office:value-type="float" office:value="1.83481818182" calcext:value-type="float">
            <text:p>1.8348181818</text:p>
          </table:table-cell>
          <table:table-cell office:value-type="float" office:value="48193.1776307" calcext:value-type="float">
            <text:p>48193.1776307</text:p>
          </table:table-cell>
        </table:table-row>
        <table:table-row table:style-name="ro1">
          <table:table-cell office:value-type="float" office:value="1.83645454545" calcext:value-type="float">
            <text:p>1.8364545455</text:p>
          </table:table-cell>
          <table:table-cell office:value-type="float" office:value="48814.6835217" calcext:value-type="float">
            <text:p>48814.6835217</text:p>
          </table:table-cell>
        </table:table-row>
        <table:table-row table:style-name="ro1">
          <table:table-cell office:value-type="float" office:value="1.83809090909" calcext:value-type="float">
            <text:p>1.8380909091</text:p>
          </table:table-cell>
          <table:table-cell office:value-type="float" office:value="50315.074174" calcext:value-type="float">
            <text:p>50315.074174</text:p>
          </table:table-cell>
        </table:table-row>
        <table:table-row table:style-name="ro1">
          <table:table-cell office:value-type="float" office:value="1.83972727273" calcext:value-type="float">
            <text:p>1.8397272727</text:p>
          </table:table-cell>
          <table:table-cell office:value-type="float" office:value="50962.7025839" calcext:value-type="float">
            <text:p>50962.7025839</text:p>
          </table:table-cell>
        </table:table-row>
        <table:table-row table:style-name="ro1">
          <table:table-cell office:value-type="float" office:value="1.84136363636" calcext:value-type="float">
            <text:p>1.8413636364</text:p>
          </table:table-cell>
          <table:table-cell office:value-type="float" office:value="51058.7471057" calcext:value-type="float">
            <text:p>51058.7471057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51014.8758946" calcext:value-type="float">
            <text:p>51014.8758946</text:p>
          </table:table-cell>
        </table:table-row>
        <table:table-row table:style-name="ro1">
          <table:table-cell office:value-type="float" office:value="1.84463636364" calcext:value-type="float">
            <text:p>1.8446363636</text:p>
          </table:table-cell>
          <table:table-cell office:value-type="float" office:value="50926.331157" calcext:value-type="float">
            <text:p>50926.331157</text:p>
          </table:table-cell>
        </table:table-row>
        <table:table-row table:style-name="ro1">
          <table:table-cell office:value-type="float" office:value="1.84627272727" calcext:value-type="float">
            <text:p>1.8462727273</text:p>
          </table:table-cell>
          <table:table-cell office:value-type="float" office:value="50848.7414392" calcext:value-type="float">
            <text:p>50848.7414392</text:p>
          </table:table-cell>
        </table:table-row>
        <table:table-row table:style-name="ro1">
          <table:table-cell office:value-type="float" office:value="1.84790909091" calcext:value-type="float">
            <text:p>1.8479090909</text:p>
          </table:table-cell>
          <table:table-cell office:value-type="float" office:value="50783.6796691" calcext:value-type="float">
            <text:p>50783.6796691</text:p>
          </table:table-cell>
        </table:table-row>
        <table:table-row table:style-name="ro1">
          <table:table-cell office:value-type="float" office:value="1.84954545455" calcext:value-type="float">
            <text:p>1.8495454546</text:p>
          </table:table-cell>
          <table:table-cell office:value-type="float" office:value="50731.5103028" calcext:value-type="float">
            <text:p>50731.510302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0513.4748237" calcext:value-type="float">
            <text:p>50513.4748237</text:p>
          </table:table-cell>
        </table:table-row>
        <table:table-row table:style-name="ro1">
          <table:table-cell office:value-type="float" office:value="1.85163636364" calcext:value-type="float">
            <text:p>1.8516363636</text:p>
          </table:table-cell>
          <table:table-cell office:value-type="float" office:value="50438.5829634" calcext:value-type="float">
            <text:p>50438.5829634</text:p>
          </table:table-cell>
        </table:table-row>
        <table:table-row table:style-name="ro1">
          <table:table-cell office:value-type="float" office:value="1.85327272727" calcext:value-type="float">
            <text:p>1.8532727273</text:p>
          </table:table-cell>
          <table:table-cell office:value-type="float" office:value="50386.3363607" calcext:value-type="float">
            <text:p>50386.3363607</text:p>
          </table:table-cell>
        </table:table-row>
        <table:table-row table:style-name="ro1">
          <table:table-cell office:value-type="float" office:value="1.85490909091" calcext:value-type="float">
            <text:p>1.8549090909</text:p>
          </table:table-cell>
          <table:table-cell office:value-type="float" office:value="50350.6668382" calcext:value-type="float">
            <text:p>50350.6668382</text:p>
          </table:table-cell>
        </table:table-row>
        <table:table-row table:style-name="ro1">
          <table:table-cell office:value-type="float" office:value="1.85654545455" calcext:value-type="float">
            <text:p>1.8565454546</text:p>
          </table:table-cell>
          <table:table-cell office:value-type="float" office:value="50320.966105" calcext:value-type="float">
            <text:p>50320.966105</text:p>
          </table:table-cell>
        </table:table-row>
        <table:table-row table:style-name="ro1">
          <table:table-cell office:value-type="float" office:value="1.85818181818" calcext:value-type="float">
            <text:p>1.8581818182</text:p>
          </table:table-cell>
          <table:table-cell office:value-type="float" office:value="50285.5224426" calcext:value-type="float">
            <text:p>50285.5224426</text:p>
          </table:table-cell>
        </table:table-row>
        <table:table-row table:style-name="ro1">
          <table:table-cell office:value-type="float" office:value="1.85981818182" calcext:value-type="float">
            <text:p>1.8598181818</text:p>
          </table:table-cell>
          <table:table-cell office:value-type="float" office:value="50252.4043106" calcext:value-type="float">
            <text:p>50252.4043106</text:p>
          </table:table-cell>
        </table:table-row>
        <table:table-row table:style-name="ro1">
          <table:table-cell office:value-type="float" office:value="1.86145454545" calcext:value-type="float">
            <text:p>1.8614545455</text:p>
          </table:table-cell>
          <table:table-cell office:value-type="float" office:value="50229.8152759" calcext:value-type="float">
            <text:p>50229.8152759</text:p>
          </table:table-cell>
        </table:table-row>
        <table:table-row table:style-name="ro1">
          <table:table-cell office:value-type="float" office:value="1.86309090909" calcext:value-type="float">
            <text:p>1.8630909091</text:p>
          </table:table-cell>
          <table:table-cell office:value-type="float" office:value="50213.4573594" calcext:value-type="float">
            <text:p>50213.4573594</text:p>
          </table:table-cell>
        </table:table-row>
        <table:table-row table:style-name="ro1">
          <table:table-cell office:value-type="float" office:value="1.86472727273" calcext:value-type="float">
            <text:p>1.8647272727</text:p>
          </table:table-cell>
          <table:table-cell office:value-type="float" office:value="50192.2628189" calcext:value-type="float">
            <text:p>50192.2628189</text:p>
          </table:table-cell>
        </table:table-row>
        <table:table-row table:style-name="ro1">
          <table:table-cell office:value-type="float" office:value="1.86636363636" calcext:value-type="float">
            <text:p>1.8663636364</text:p>
          </table:table-cell>
          <table:table-cell office:value-type="float" office:value="50161.5829919" calcext:value-type="float">
            <text:p>50161.5829919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50117.1303989" calcext:value-type="float">
            <text:p>50117.1303989</text:p>
          </table:table-cell>
        </table:table-row>
        <table:table-row table:style-name="ro1">
          <table:table-cell office:value-type="float" office:value="1.86963636364" calcext:value-type="float">
            <text:p>1.8696363636</text:p>
          </table:table-cell>
          <table:table-cell office:value-type="float" office:value="50059.3630048" calcext:value-type="float">
            <text:p>50059.3630048</text:p>
          </table:table-cell>
        </table:table-row>
        <table:table-row table:style-name="ro1">
          <table:table-cell office:value-type="float" office:value="1.87127272727" calcext:value-type="float">
            <text:p>1.8712727273</text:p>
          </table:table-cell>
          <table:table-cell office:value-type="float" office:value="49992.032877" calcext:value-type="float">
            <text:p>49992.032877</text:p>
          </table:table-cell>
        </table:table-row>
        <table:table-row table:style-name="ro1">
          <table:table-cell office:value-type="float" office:value="1.87290909091" calcext:value-type="float">
            <text:p>1.8729090909</text:p>
          </table:table-cell>
          <table:table-cell office:value-type="float" office:value="49919.2691539" calcext:value-type="float">
            <text:p>49919.2691539</text:p>
          </table:table-cell>
        </table:table-row>
        <table:table-row table:style-name="ro1">
          <table:table-cell office:value-type="float" office:value="1.87454545455" calcext:value-type="float">
            <text:p>1.8745454546</text:p>
          </table:table-cell>
          <table:table-cell office:value-type="float" office:value="49843.631645" calcext:value-type="float">
            <text:p>49843.63164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9610.5203313" calcext:value-type="float">
            <text:p>49610.5203313</text:p>
          </table:table-cell>
        </table:table-row>
        <table:table-row table:style-name="ro1">
          <table:table-cell office:value-type="float" office:value="1.87663636364" calcext:value-type="float">
            <text:p>1.8766363636</text:p>
          </table:table-cell>
          <table:table-cell office:value-type="float" office:value="49534.8516435" calcext:value-type="float">
            <text:p>49534.8516435</text:p>
          </table:table-cell>
        </table:table-row>
        <table:table-row table:style-name="ro1">
          <table:table-cell office:value-type="float" office:value="1.87827272727" calcext:value-type="float">
            <text:p>1.8782727273</text:p>
          </table:table-cell>
          <table:table-cell office:value-type="float" office:value="49458.3494425" calcext:value-type="float">
            <text:p>49458.3494425</text:p>
          </table:table-cell>
        </table:table-row>
        <table:table-row table:style-name="ro1">
          <table:table-cell office:value-type="float" office:value="1.87990909091" calcext:value-type="float">
            <text:p>1.8799090909</text:p>
          </table:table-cell>
          <table:table-cell office:value-type="float" office:value="49378.1996717" calcext:value-type="float">
            <text:p>49378.1996717</text:p>
          </table:table-cell>
        </table:table-row>
        <table:table-row table:style-name="ro1">
          <table:table-cell office:value-type="float" office:value="1.88154545455" calcext:value-type="float">
            <text:p>1.8815454546</text:p>
          </table:table-cell>
          <table:table-cell office:value-type="float" office:value="49296.9499921" calcext:value-type="float">
            <text:p>49296.9499921</text:p>
          </table:table-cell>
        </table:table-row>
        <table:table-row table:style-name="ro1">
          <table:table-cell office:value-type="float" office:value="1.88318181818" calcext:value-type="float">
            <text:p>1.8831818182</text:p>
          </table:table-cell>
          <table:table-cell office:value-type="float" office:value="49219.0184534" calcext:value-type="float">
            <text:p>49219.0184534</text:p>
          </table:table-cell>
        </table:table-row>
        <table:table-row table:style-name="ro1">
          <table:table-cell office:value-type="float" office:value="1.88481818182" calcext:value-type="float">
            <text:p>1.8848181818</text:p>
          </table:table-cell>
          <table:table-cell office:value-type="float" office:value="49144.3519182" calcext:value-type="float">
            <text:p>49144.3519182</text:p>
          </table:table-cell>
        </table:table-row>
        <table:table-row table:style-name="ro1">
          <table:table-cell office:value-type="float" office:value="1.88645454545" calcext:value-type="float">
            <text:p>1.8864545455</text:p>
          </table:table-cell>
          <table:table-cell office:value-type="float" office:value="49073.1696018" calcext:value-type="float">
            <text:p>49073.1696018</text:p>
          </table:table-cell>
        </table:table-row>
        <table:table-row table:style-name="ro1">
          <table:table-cell office:value-type="float" office:value="1.88809090909" calcext:value-type="float">
            <text:p>1.8880909091</text:p>
          </table:table-cell>
          <table:table-cell office:value-type="float" office:value="49009.8600086" calcext:value-type="float">
            <text:p>49009.8600086</text:p>
          </table:table-cell>
        </table:table-row>
        <table:table-row table:style-name="ro1">
          <table:table-cell office:value-type="float" office:value="1.88972727273" calcext:value-type="float">
            <text:p>1.8897272727</text:p>
          </table:table-cell>
          <table:table-cell office:value-type="float" office:value="48954.4410913" calcext:value-type="float">
            <text:p>48954.4410913</text:p>
          </table:table-cell>
        </table:table-row>
        <table:table-row table:style-name="ro1">
          <table:table-cell office:value-type="float" office:value="1.89136363636" calcext:value-type="float">
            <text:p>1.8913636364</text:p>
          </table:table-cell>
          <table:table-cell office:value-type="float" office:value="48900.2893411" calcext:value-type="float">
            <text:p>48900.2893411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48842.7361708" calcext:value-type="float">
            <text:p>48842.7361708</text:p>
          </table:table-cell>
        </table:table-row>
        <table:table-row table:style-name="ro1">
          <table:table-cell office:value-type="float" office:value="1.89463636364" calcext:value-type="float">
            <text:p>1.8946363636</text:p>
          </table:table-cell>
          <table:table-cell office:value-type="float" office:value="48778.45924" calcext:value-type="float">
            <text:p>48778.45924</text:p>
          </table:table-cell>
        </table:table-row>
        <table:table-row table:style-name="ro1">
          <table:table-cell office:value-type="float" office:value="1.89627272727" calcext:value-type="float">
            <text:p>1.8962727273</text:p>
          </table:table-cell>
          <table:table-cell office:value-type="float" office:value="48708.437191" calcext:value-type="float">
            <text:p>48708.437191</text:p>
          </table:table-cell>
        </table:table-row>
        <table:table-row table:style-name="ro1">
          <table:table-cell office:value-type="float" office:value="1.89790909091" calcext:value-type="float">
            <text:p>1.8979090909</text:p>
          </table:table-cell>
          <table:table-cell office:value-type="float" office:value="48646.5588587" calcext:value-type="float">
            <text:p>48646.5588587</text:p>
          </table:table-cell>
        </table:table-row>
        <table:table-row table:style-name="ro1">
          <table:table-cell office:value-type="float" office:value="1.89954545455" calcext:value-type="float">
            <text:p>1.8995454546</text:p>
          </table:table-cell>
          <table:table-cell office:value-type="float" office:value="48605.8964561" calcext:value-type="float">
            <text:p>48605.896456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8431.5844767" calcext:value-type="float">
            <text:p>48431.5844767</text:p>
          </table:table-cell>
        </table:table-row>
        <table:table-row table:style-name="ro1">
          <table:table-cell office:value-type="float" office:value="1.90163636364" calcext:value-type="float">
            <text:p>1.9016363636</text:p>
          </table:table-cell>
          <table:table-cell office:value-type="float" office:value="48411.6419419" calcext:value-type="float">
            <text:p>48411.6419419</text:p>
          </table:table-cell>
        </table:table-row>
        <table:table-row table:style-name="ro1">
          <table:table-cell office:value-type="float" office:value="1.90327272727" calcext:value-type="float">
            <text:p>1.9032727273</text:p>
          </table:table-cell>
          <table:table-cell office:value-type="float" office:value="48411.4884406" calcext:value-type="float">
            <text:p>48411.4884406</text:p>
          </table:table-cell>
        </table:table-row>
        <table:table-row table:style-name="ro1">
          <table:table-cell office:value-type="float" office:value="1.90490909091" calcext:value-type="float">
            <text:p>1.9049090909</text:p>
          </table:table-cell>
          <table:table-cell office:value-type="float" office:value="48386.6020562" calcext:value-type="float">
            <text:p>48386.6020562</text:p>
          </table:table-cell>
        </table:table-row>
        <table:table-row table:style-name="ro1">
          <table:table-cell office:value-type="float" office:value="1.90654545455" calcext:value-type="float">
            <text:p>1.9065454546</text:p>
          </table:table-cell>
          <table:table-cell office:value-type="float" office:value="48345.7385938" calcext:value-type="float">
            <text:p>48345.7385938</text:p>
          </table:table-cell>
        </table:table-row>
        <table:table-row table:style-name="ro1">
          <table:table-cell office:value-type="float" office:value="1.90818181818" calcext:value-type="float">
            <text:p>1.9081818182</text:p>
          </table:table-cell>
          <table:table-cell office:value-type="float" office:value="48294.7827184" calcext:value-type="float">
            <text:p>48294.7827184</text:p>
          </table:table-cell>
        </table:table-row>
        <table:table-row table:style-name="ro1">
          <table:table-cell office:value-type="float" office:value="1.90981818182" calcext:value-type="float">
            <text:p>1.9098181818</text:p>
          </table:table-cell>
          <table:table-cell office:value-type="float" office:value="48239.0569976" calcext:value-type="float">
            <text:p>48239.0569976</text:p>
          </table:table-cell>
        </table:table-row>
        <table:table-row table:style-name="ro1">
          <table:table-cell office:value-type="float" office:value="1.91145454545" calcext:value-type="float">
            <text:p>1.9114545455</text:p>
          </table:table-cell>
          <table:table-cell office:value-type="float" office:value="48181.5983909" calcext:value-type="float">
            <text:p>48181.5983909</text:p>
          </table:table-cell>
        </table:table-row>
        <table:table-row table:style-name="ro1">
          <table:table-cell office:value-type="float" office:value="1.91309090909" calcext:value-type="float">
            <text:p>1.9130909091</text:p>
          </table:table-cell>
          <table:table-cell office:value-type="float" office:value="48124.0998546" calcext:value-type="float">
            <text:p>48124.0998546</text:p>
          </table:table-cell>
        </table:table-row>
        <table:table-row table:style-name="ro1">
          <table:table-cell office:value-type="float" office:value="1.91472727273" calcext:value-type="float">
            <text:p>1.9147272727</text:p>
          </table:table-cell>
          <table:table-cell office:value-type="float" office:value="48066.2832746" calcext:value-type="float">
            <text:p>48066.2832746</text:p>
          </table:table-cell>
        </table:table-row>
        <table:table-row table:style-name="ro1">
          <table:table-cell office:value-type="float" office:value="1.91636363636" calcext:value-type="float">
            <text:p>1.9163636364</text:p>
          </table:table-cell>
          <table:table-cell office:value-type="float" office:value="48003.3056097" calcext:value-type="float">
            <text:p>48003.3056097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47939.5621111" calcext:value-type="float">
            <text:p>47939.5621111</text:p>
          </table:table-cell>
        </table:table-row>
        <table:table-row table:style-name="ro1">
          <table:table-cell office:value-type="float" office:value="1.91963636364" calcext:value-type="float">
            <text:p>1.9196363636</text:p>
          </table:table-cell>
          <table:table-cell office:value-type="float" office:value="47886.3165937" calcext:value-type="float">
            <text:p>47886.3165937</text:p>
          </table:table-cell>
        </table:table-row>
        <table:table-row table:style-name="ro1">
          <table:table-cell office:value-type="float" office:value="1.92127272727" calcext:value-type="float">
            <text:p>1.9212727273</text:p>
          </table:table-cell>
          <table:table-cell office:value-type="float" office:value="47853.6483382" calcext:value-type="float">
            <text:p>47853.6483382</text:p>
          </table:table-cell>
        </table:table-row>
        <table:table-row table:style-name="ro1">
          <table:table-cell office:value-type="float" office:value="1.92290909091" calcext:value-type="float">
            <text:p>1.9229090909</text:p>
          </table:table-cell>
          <table:table-cell office:value-type="float" office:value="47851.0079648" calcext:value-type="float">
            <text:p>47851.0079648</text:p>
          </table:table-cell>
        </table:table-row>
        <table:table-row table:style-name="ro1">
          <table:table-cell office:value-type="float" office:value="1.92454545455" calcext:value-type="float">
            <text:p>1.9245454546</text:p>
          </table:table-cell>
          <table:table-cell office:value-type="float" office:value="47874.0523187" calcext:value-type="float">
            <text:p>47874.0523187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47727.0694058" calcext:value-type="float">
            <text:p>47727.0694058</text:p>
          </table:table-cell>
        </table:table-row>
        <table:table-row table:style-name="ro1">
          <table:table-cell office:value-type="float" office:value="1.92663636364" calcext:value-type="float">
            <text:p>1.9266363636</text:p>
          </table:table-cell>
          <table:table-cell office:value-type="float" office:value="47733.9905336" calcext:value-type="float">
            <text:p>47733.9905336</text:p>
          </table:table-cell>
        </table:table-row>
        <table:table-row table:style-name="ro1">
          <table:table-cell office:value-type="float" office:value="1.92827272727" calcext:value-type="float">
            <text:p>1.9282727273</text:p>
          </table:table-cell>
          <table:table-cell office:value-type="float" office:value="47746.8571106" calcext:value-type="float">
            <text:p>47746.8571106</text:p>
          </table:table-cell>
        </table:table-row>
        <table:table-row table:style-name="ro1">
          <table:table-cell office:value-type="float" office:value="1.92990909091" calcext:value-type="float">
            <text:p>1.9299090909</text:p>
          </table:table-cell>
          <table:table-cell office:value-type="float" office:value="47751.2863582" calcext:value-type="float">
            <text:p>47751.2863582</text:p>
          </table:table-cell>
        </table:table-row>
        <table:table-row table:style-name="ro1">
          <table:table-cell office:value-type="float" office:value="1.93154545455" calcext:value-type="float">
            <text:p>1.9315454546</text:p>
          </table:table-cell>
          <table:table-cell office:value-type="float" office:value="47740.9297214" calcext:value-type="float">
            <text:p>47740.9297214</text:p>
          </table:table-cell>
        </table:table-row>
        <table:table-row table:style-name="ro1">
          <table:table-cell office:value-type="float" office:value="1.93318181818" calcext:value-type="float">
            <text:p>1.9331818182</text:p>
          </table:table-cell>
          <table:table-cell office:value-type="float" office:value="47710.1126165" calcext:value-type="float">
            <text:p>47710.1126165</text:p>
          </table:table-cell>
        </table:table-row>
        <table:table-row table:style-name="ro1">
          <table:table-cell office:value-type="float" office:value="1.93481818182" calcext:value-type="float">
            <text:p>1.9348181818</text:p>
          </table:table-cell>
          <table:table-cell office:value-type="float" office:value="47677.7915346" calcext:value-type="float">
            <text:p>47677.7915346</text:p>
          </table:table-cell>
        </table:table-row>
        <table:table-row table:style-name="ro1">
          <table:table-cell office:value-type="float" office:value="1.93645454545" calcext:value-type="float">
            <text:p>1.9364545455</text:p>
          </table:table-cell>
          <table:table-cell office:value-type="float" office:value="47675.2296763" calcext:value-type="float">
            <text:p>47675.2296763</text:p>
          </table:table-cell>
        </table:table-row>
        <table:table-row table:style-name="ro1">
          <table:table-cell office:value-type="float" office:value="1.93809090909" calcext:value-type="float">
            <text:p>1.9380909091</text:p>
          </table:table-cell>
          <table:table-cell office:value-type="float" office:value="47817.1917102" calcext:value-type="float">
            <text:p>47817.1917102</text:p>
          </table:table-cell>
        </table:table-row>
        <table:table-row table:style-name="ro1">
          <table:table-cell office:value-type="float" office:value="1.93972727273" calcext:value-type="float">
            <text:p>1.9397272727</text:p>
          </table:table-cell>
          <table:table-cell office:value-type="float" office:value="48344.6290485" calcext:value-type="float">
            <text:p>48344.6290485</text:p>
          </table:table-cell>
        </table:table-row>
        <table:table-row table:style-name="ro1">
          <table:table-cell office:value-type="float" office:value="1.94136363636" calcext:value-type="float">
            <text:p>1.9413636364</text:p>
          </table:table-cell>
          <table:table-cell office:value-type="float" office:value="49489.4008126" calcext:value-type="float">
            <text:p>49489.4008126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51246.1870602" calcext:value-type="float">
            <text:p>51246.1870602</text:p>
          </table:table-cell>
        </table:table-row>
        <table:table-row table:style-name="ro1">
          <table:table-cell office:value-type="float" office:value="1.94463636364" calcext:value-type="float">
            <text:p>1.9446363636</text:p>
          </table:table-cell>
          <table:table-cell office:value-type="float" office:value="53634.7624001" calcext:value-type="float">
            <text:p>53634.7624001</text:p>
          </table:table-cell>
        </table:table-row>
        <table:table-row table:style-name="ro1">
          <table:table-cell office:value-type="float" office:value="1.94627272727" calcext:value-type="float">
            <text:p>1.9462727273</text:p>
          </table:table-cell>
          <table:table-cell office:value-type="float" office:value="58705.7984012" calcext:value-type="float">
            <text:p>58705.7984012</text:p>
          </table:table-cell>
        </table:table-row>
        <table:table-row table:style-name="ro1">
          <table:table-cell office:value-type="float" office:value="1.94790909091" calcext:value-type="float">
            <text:p>1.9479090909</text:p>
          </table:table-cell>
          <table:table-cell office:value-type="float" office:value="70325.3687985" calcext:value-type="float">
            <text:p>70325.3687985</text:p>
          </table:table-cell>
        </table:table-row>
        <table:table-row table:style-name="ro1">
          <table:table-cell office:value-type="float" office:value="1.94954545455" calcext:value-type="float">
            <text:p>1.9495454546</text:p>
          </table:table-cell>
          <table:table-cell office:value-type="float" office:value="89179.5294187" calcext:value-type="float">
            <text:p>89179.529418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93327.0974995" calcext:value-type="float">
            <text:p>93327.0974995</text:p>
          </table:table-cell>
        </table:table-row>
        <table:table-row table:style-name="ro1">
          <table:table-cell office:value-type="float" office:value="1.95163636364" calcext:value-type="float">
            <text:p>1.9516363636</text:p>
          </table:table-cell>
          <table:table-cell office:value-type="float" office:value="112156.759032" calcext:value-type="float">
            <text:p>112156.759032</text:p>
          </table:table-cell>
        </table:table-row>
        <table:table-row table:style-name="ro1">
          <table:table-cell office:value-type="float" office:value="1.95327272727" calcext:value-type="float">
            <text:p>1.9532727273</text:p>
          </table:table-cell>
          <table:table-cell office:value-type="float" office:value="121018.608005" calcext:value-type="float">
            <text:p>121018.608005</text:p>
          </table:table-cell>
        </table:table-row>
        <table:table-row table:style-name="ro1">
          <table:table-cell office:value-type="float" office:value="1.95490909091" calcext:value-type="float">
            <text:p>1.9549090909</text:p>
          </table:table-cell>
          <table:table-cell office:value-type="float" office:value="124205.958463" calcext:value-type="float">
            <text:p>124205.958463</text:p>
          </table:table-cell>
        </table:table-row>
        <table:table-row table:style-name="ro1">
          <table:table-cell office:value-type="float" office:value="1.95654545455" calcext:value-type="float">
            <text:p>1.9565454546</text:p>
          </table:table-cell>
          <table:table-cell office:value-type="float" office:value="124572.599539" calcext:value-type="float">
            <text:p>124572.599539</text:p>
          </table:table-cell>
        </table:table-row>
        <table:table-row table:style-name="ro1">
          <table:table-cell office:value-type="float" office:value="1.95818181818" calcext:value-type="float">
            <text:p>1.9581818182</text:p>
          </table:table-cell>
          <table:table-cell office:value-type="float" office:value="122393.792955" calcext:value-type="float">
            <text:p>122393.792955</text:p>
          </table:table-cell>
        </table:table-row>
        <table:table-row table:style-name="ro1">
          <table:table-cell office:value-type="float" office:value="1.95981818182" calcext:value-type="float">
            <text:p>1.9598181818</text:p>
          </table:table-cell>
          <table:table-cell office:value-type="float" office:value="119423.7658" calcext:value-type="float">
            <text:p>119423.7658</text:p>
          </table:table-cell>
        </table:table-row>
        <table:table-row table:style-name="ro1">
          <table:table-cell office:value-type="float" office:value="1.96145454545" calcext:value-type="float">
            <text:p>1.9614545455</text:p>
          </table:table-cell>
          <table:table-cell office:value-type="float" office:value="117283.29128" calcext:value-type="float">
            <text:p>117283.29128</text:p>
          </table:table-cell>
        </table:table-row>
        <table:table-row table:style-name="ro1">
          <table:table-cell office:value-type="float" office:value="1.96309090909" calcext:value-type="float">
            <text:p>1.9630909091</text:p>
          </table:table-cell>
          <table:table-cell office:value-type="float" office:value="114800.945472" calcext:value-type="float">
            <text:p>114800.945472</text:p>
          </table:table-cell>
        </table:table-row>
        <table:table-row table:style-name="ro1">
          <table:table-cell office:value-type="float" office:value="1.96472727273" calcext:value-type="float">
            <text:p>1.9647272727</text:p>
          </table:table-cell>
          <table:table-cell office:value-type="float" office:value="113054.507653" calcext:value-type="float">
            <text:p>113054.507653</text:p>
          </table:table-cell>
        </table:table-row>
        <table:table-row table:style-name="ro1">
          <table:table-cell office:value-type="float" office:value="1.96636363636" calcext:value-type="float">
            <text:p>1.9663636364</text:p>
          </table:table-cell>
          <table:table-cell office:value-type="float" office:value="110994.243258" calcext:value-type="float">
            <text:p>110994.243258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09527.11173" calcext:value-type="float">
            <text:p>109527.11173</text:p>
          </table:table-cell>
        </table:table-row>
        <table:table-row table:style-name="ro1">
          <table:table-cell office:value-type="float" office:value="1.96963636364" calcext:value-type="float">
            <text:p>1.9696363636</text:p>
          </table:table-cell>
          <table:table-cell office:value-type="float" office:value="107800.238613" calcext:value-type="float">
            <text:p>107800.238613</text:p>
          </table:table-cell>
        </table:table-row>
        <table:table-row table:style-name="ro1">
          <table:table-cell office:value-type="float" office:value="1.97127272727" calcext:value-type="float">
            <text:p>1.9712727273</text:p>
          </table:table-cell>
          <table:table-cell office:value-type="float" office:value="106536.037269" calcext:value-type="float">
            <text:p>106536.037269</text:p>
          </table:table-cell>
        </table:table-row>
        <table:table-row table:style-name="ro1">
          <table:table-cell office:value-type="float" office:value="1.97290909091" calcext:value-type="float">
            <text:p>1.9729090909</text:p>
          </table:table-cell>
          <table:table-cell office:value-type="float" office:value="105073.665885" calcext:value-type="float">
            <text:p>105073.665885</text:p>
          </table:table-cell>
        </table:table-row>
        <table:table-row table:style-name="ro1">
          <table:table-cell office:value-type="float" office:value="1.97454545455" calcext:value-type="float">
            <text:p>1.9745454546</text:p>
          </table:table-cell>
          <table:table-cell office:value-type="float" office:value="103964.142119" calcext:value-type="float">
            <text:p>103964.142119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103217.50348" calcext:value-type="float">
            <text:p>103217.50348</text:p>
          </table:table-cell>
        </table:table-row>
        <table:table-row table:style-name="ro1">
          <table:table-cell office:value-type="float" office:value="1.97663636364" calcext:value-type="float">
            <text:p>1.9766363636</text:p>
          </table:table-cell>
          <table:table-cell office:value-type="float" office:value="102125.528074" calcext:value-type="float">
            <text:p>102125.528074</text:p>
          </table:table-cell>
        </table:table-row>
        <table:table-row table:style-name="ro1">
          <table:table-cell office:value-type="float" office:value="1.97827272727" calcext:value-type="float">
            <text:p>1.9782727273</text:p>
          </table:table-cell>
          <table:table-cell office:value-type="float" office:value="101090.648772" calcext:value-type="float">
            <text:p>101090.648772</text:p>
          </table:table-cell>
        </table:table-row>
        <table:table-row table:style-name="ro1">
          <table:table-cell office:value-type="float" office:value="1.97990909091" calcext:value-type="float">
            <text:p>1.9799090909</text:p>
          </table:table-cell>
          <table:table-cell office:value-type="float" office:value="100104.906622" calcext:value-type="float">
            <text:p>100104.906622</text:p>
          </table:table-cell>
        </table:table-row>
        <table:table-row table:style-name="ro1">
          <table:table-cell office:value-type="float" office:value="1.98154545455" calcext:value-type="float">
            <text:p>1.9815454546</text:p>
          </table:table-cell>
          <table:table-cell office:value-type="float" office:value="99167.3063711" calcext:value-type="float">
            <text:p>99167.3063711</text:p>
          </table:table-cell>
        </table:table-row>
        <table:table-row table:style-name="ro1">
          <table:table-cell office:value-type="float" office:value="1.98318181818" calcext:value-type="float">
            <text:p>1.9831818182</text:p>
          </table:table-cell>
          <table:table-cell office:value-type="float" office:value="98291.3424325" calcext:value-type="float">
            <text:p>98291.3424325</text:p>
          </table:table-cell>
        </table:table-row>
        <table:table-row table:style-name="ro1">
          <table:table-cell office:value-type="float" office:value="1.98481818182" calcext:value-type="float">
            <text:p>1.9848181818</text:p>
          </table:table-cell>
          <table:table-cell office:value-type="float" office:value="97436.945495" calcext:value-type="float">
            <text:p>97436.945495</text:p>
          </table:table-cell>
        </table:table-row>
        <table:table-row table:style-name="ro1">
          <table:table-cell office:value-type="float" office:value="1.98645454545" calcext:value-type="float">
            <text:p>1.9864545455</text:p>
          </table:table-cell>
          <table:table-cell office:value-type="float" office:value="96639.3923476" calcext:value-type="float">
            <text:p>96639.3923476</text:p>
          </table:table-cell>
        </table:table-row>
        <table:table-row table:style-name="ro1">
          <table:table-cell office:value-type="float" office:value="1.98809090909" calcext:value-type="float">
            <text:p>1.9880909091</text:p>
          </table:table-cell>
          <table:table-cell office:value-type="float" office:value="95851.4671133" calcext:value-type="float">
            <text:p>95851.4671133</text:p>
          </table:table-cell>
        </table:table-row>
        <table:table-row table:style-name="ro1">
          <table:table-cell office:value-type="float" office:value="1.98972727273" calcext:value-type="float">
            <text:p>1.9897272727</text:p>
          </table:table-cell>
          <table:table-cell office:value-type="float" office:value="95115.02806" calcext:value-type="float">
            <text:p>95115.02806</text:p>
          </table:table-cell>
        </table:table-row>
        <table:table-row table:style-name="ro1">
          <table:table-cell office:value-type="float" office:value="1.99136363636" calcext:value-type="float">
            <text:p>1.9913636364</text:p>
          </table:table-cell>
          <table:table-cell office:value-type="float" office:value="94389.1822864" calcext:value-type="float">
            <text:p>94389.1822864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93702.7867269" calcext:value-type="float">
            <text:p>93702.7867269</text:p>
          </table:table-cell>
        </table:table-row>
        <table:table-row table:style-name="ro1">
          <table:table-cell office:value-type="float" office:value="1.99463636364" calcext:value-type="float">
            <text:p>1.9946363636</text:p>
          </table:table-cell>
          <table:table-cell office:value-type="float" office:value="93035.2842566" calcext:value-type="float">
            <text:p>93035.2842566</text:p>
          </table:table-cell>
        </table:table-row>
        <table:table-row table:style-name="ro1">
          <table:table-cell office:value-type="float" office:value="1.99627272727" calcext:value-type="float">
            <text:p>1.9962727273</text:p>
          </table:table-cell>
          <table:table-cell office:value-type="float" office:value="92389.3996988" calcext:value-type="float">
            <text:p>92389.3996988</text:p>
          </table:table-cell>
        </table:table-row>
        <table:table-row table:style-name="ro1">
          <table:table-cell office:value-type="float" office:value="1.99790909091" calcext:value-type="float">
            <text:p>1.9979090909</text:p>
          </table:table-cell>
          <table:table-cell office:value-type="float" office:value="91774.9190741" calcext:value-type="float">
            <text:p>91774.9190741</text:p>
          </table:table-cell>
        </table:table-row>
        <table:table-row table:style-name="ro1">
          <table:table-cell office:value-type="float" office:value="1.99954545455" calcext:value-type="float">
            <text:p>1.9995454546</text:p>
          </table:table-cell>
          <table:table-cell office:value-type="float" office:value="91165.0546911" calcext:value-type="float">
            <text:p>91165.0546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830.2601421" calcext:value-type="float">
            <text:p>90830.2601421</text:p>
          </table:table-cell>
        </table:table-row>
        <table:table-row table:style-name="ro1">
          <table:table-cell office:value-type="float" office:value="2.00163636364" calcext:value-type="float">
            <text:p>2.0016363636</text:p>
          </table:table-cell>
          <table:table-cell office:value-type="float" office:value="52060.5362144" calcext:value-type="float">
            <text:p>52060.5362144</text:p>
          </table:table-cell>
        </table:table-row>
        <table:table-row table:style-name="ro1">
          <table:table-cell office:value-type="float" office:value="2.00327272727" calcext:value-type="float">
            <text:p>2.0032727273</text:p>
          </table:table-cell>
          <table:table-cell office:value-type="float" office:value="52201.8782051" calcext:value-type="float">
            <text:p>52201.8782051</text:p>
          </table:table-cell>
        </table:table-row>
        <table:table-row table:style-name="ro1">
          <table:table-cell office:value-type="float" office:value="2.00490909091" calcext:value-type="float">
            <text:p>2.0049090909</text:p>
          </table:table-cell>
          <table:table-cell office:value-type="float" office:value="52260.1255414" calcext:value-type="float">
            <text:p>52260.1255414</text:p>
          </table:table-cell>
        </table:table-row>
        <table:table-row table:style-name="ro1">
          <table:table-cell office:value-type="float" office:value="2.00654545455" calcext:value-type="float">
            <text:p>2.0065454546</text:p>
          </table:table-cell>
          <table:table-cell office:value-type="float" office:value="52264.8438088" calcext:value-type="float">
            <text:p>52264.8438088</text:p>
          </table:table-cell>
        </table:table-row>
        <table:table-row table:style-name="ro1">
          <table:table-cell office:value-type="float" office:value="2.00818181818" calcext:value-type="float">
            <text:p>2.0081818182</text:p>
          </table:table-cell>
          <table:table-cell office:value-type="float" office:value="52224.1661892" calcext:value-type="float">
            <text:p>52224.1661892</text:p>
          </table:table-cell>
        </table:table-row>
        <table:table-row table:style-name="ro1">
          <table:table-cell office:value-type="float" office:value="2.00981818182" calcext:value-type="float">
            <text:p>2.0098181818</text:p>
          </table:table-cell>
          <table:table-cell office:value-type="float" office:value="52118.2690603" calcext:value-type="float">
            <text:p>52118.2690603</text:p>
          </table:table-cell>
        </table:table-row>
        <table:table-row table:style-name="ro1">
          <table:table-cell office:value-type="float" office:value="2.01145454545" calcext:value-type="float">
            <text:p>2.0114545455</text:p>
          </table:table-cell>
          <table:table-cell office:value-type="float" office:value="51966.9258459" calcext:value-type="float">
            <text:p>51966.9258459</text:p>
          </table:table-cell>
        </table:table-row>
        <table:table-row table:style-name="ro1">
          <table:table-cell office:value-type="float" office:value="2.01309090909" calcext:value-type="float">
            <text:p>2.0130909091</text:p>
          </table:table-cell>
          <table:table-cell office:value-type="float" office:value="51798.3174566" calcext:value-type="float">
            <text:p>51798.3174566</text:p>
          </table:table-cell>
        </table:table-row>
        <table:table-row table:style-name="ro1">
          <table:table-cell office:value-type="float" office:value="2.01472727273" calcext:value-type="float">
            <text:p>2.0147272727</text:p>
          </table:table-cell>
          <table:table-cell office:value-type="float" office:value="51656.1648874" calcext:value-type="float">
            <text:p>51656.1648874</text:p>
          </table:table-cell>
        </table:table-row>
        <table:table-row table:style-name="ro1">
          <table:table-cell office:value-type="float" office:value="2.01636363636" calcext:value-type="float">
            <text:p>2.0163636364</text:p>
          </table:table-cell>
          <table:table-cell office:value-type="float" office:value="51548.929029" calcext:value-type="float">
            <text:p>51548.929029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51455.4054745" calcext:value-type="float">
            <text:p>51455.4054745</text:p>
          </table:table-cell>
        </table:table-row>
        <table:table-row table:style-name="ro1">
          <table:table-cell office:value-type="float" office:value="2.01963636364" calcext:value-type="float">
            <text:p>2.0196363636</text:p>
          </table:table-cell>
          <table:table-cell office:value-type="float" office:value="51365.3350188" calcext:value-type="float">
            <text:p>51365.3350188</text:p>
          </table:table-cell>
        </table:table-row>
        <table:table-row table:style-name="ro1">
          <table:table-cell office:value-type="float" office:value="2.02127272727" calcext:value-type="float">
            <text:p>2.0212727273</text:p>
          </table:table-cell>
          <table:table-cell office:value-type="float" office:value="51279.5741386" calcext:value-type="float">
            <text:p>51279.5741386</text:p>
          </table:table-cell>
        </table:table-row>
        <table:table-row table:style-name="ro1">
          <table:table-cell office:value-type="float" office:value="2.02290909091" calcext:value-type="float">
            <text:p>2.0229090909</text:p>
          </table:table-cell>
          <table:table-cell office:value-type="float" office:value="51203.6439634" calcext:value-type="float">
            <text:p>51203.6439634</text:p>
          </table:table-cell>
        </table:table-row>
        <table:table-row table:style-name="ro1">
          <table:table-cell office:value-type="float" office:value="2.02454545455" calcext:value-type="float">
            <text:p>2.0245454546</text:p>
          </table:table-cell>
          <table:table-cell office:value-type="float" office:value="51145.5060222" calcext:value-type="float">
            <text:p>51145.5060222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50904.0705557" calcext:value-type="float">
            <text:p>50904.0705557</text:p>
          </table:table-cell>
        </table:table-row>
        <table:table-row table:style-name="ro1">
          <table:table-cell office:value-type="float" office:value="2.02663636364" calcext:value-type="float">
            <text:p>2.0266363636</text:p>
          </table:table-cell>
          <table:table-cell office:value-type="float" office:value="50848.4943373" calcext:value-type="float">
            <text:p>50848.4943373</text:p>
          </table:table-cell>
        </table:table-row>
        <table:table-row table:style-name="ro1">
          <table:table-cell office:value-type="float" office:value="2.02827272727" calcext:value-type="float">
            <text:p>2.0282727273</text:p>
          </table:table-cell>
          <table:table-cell office:value-type="float" office:value="50787.3463239" calcext:value-type="float">
            <text:p>50787.3463239</text:p>
          </table:table-cell>
        </table:table-row>
        <table:table-row table:style-name="ro1">
          <table:table-cell office:value-type="float" office:value="2.02990909091" calcext:value-type="float">
            <text:p>2.0299090909</text:p>
          </table:table-cell>
          <table:table-cell office:value-type="float" office:value="50724.6961938" calcext:value-type="float">
            <text:p>50724.6961938</text:p>
          </table:table-cell>
        </table:table-row>
        <table:table-row table:style-name="ro1">
          <table:table-cell office:value-type="float" office:value="2.03154545455" calcext:value-type="float">
            <text:p>2.0315454546</text:p>
          </table:table-cell>
          <table:table-cell office:value-type="float" office:value="50667.5764026" calcext:value-type="float">
            <text:p>50667.5764026</text:p>
          </table:table-cell>
        </table:table-row>
        <table:table-row table:style-name="ro1">
          <table:table-cell office:value-type="float" office:value="2.03318181818" calcext:value-type="float">
            <text:p>2.0331818182</text:p>
          </table:table-cell>
          <table:table-cell office:value-type="float" office:value="50636.4720007" calcext:value-type="float">
            <text:p>50636.4720007</text:p>
          </table:table-cell>
        </table:table-row>
        <table:table-row table:style-name="ro1">
          <table:table-cell office:value-type="float" office:value="2.03481818182" calcext:value-type="float">
            <text:p>2.0348181818</text:p>
          </table:table-cell>
          <table:table-cell office:value-type="float" office:value="50651.7513836" calcext:value-type="float">
            <text:p>50651.7513836</text:p>
          </table:table-cell>
        </table:table-row>
        <table:table-row table:style-name="ro1">
          <table:table-cell office:value-type="float" office:value="2.03645454545" calcext:value-type="float">
            <text:p>2.0364545455</text:p>
          </table:table-cell>
          <table:table-cell office:value-type="float" office:value="50707.4686117" calcext:value-type="float">
            <text:p>50707.4686117</text:p>
          </table:table-cell>
        </table:table-row>
        <table:table-row table:style-name="ro1">
          <table:table-cell office:value-type="float" office:value="2.03809090909" calcext:value-type="float">
            <text:p>2.0380909091</text:p>
          </table:table-cell>
          <table:table-cell office:value-type="float" office:value="50752.9604228" calcext:value-type="float">
            <text:p>50752.9604228</text:p>
          </table:table-cell>
        </table:table-row>
        <table:table-row table:style-name="ro1">
          <table:table-cell office:value-type="float" office:value="2.03972727273" calcext:value-type="float">
            <text:p>2.0397272727</text:p>
          </table:table-cell>
          <table:table-cell office:value-type="float" office:value="50827.129293" calcext:value-type="float">
            <text:p>50827.129293</text:p>
          </table:table-cell>
        </table:table-row>
        <table:table-row table:style-name="ro1">
          <table:table-cell office:value-type="float" office:value="2.04136363636" calcext:value-type="float">
            <text:p>2.0413636364</text:p>
          </table:table-cell>
          <table:table-cell office:value-type="float" office:value="50900.9201772" calcext:value-type="float">
            <text:p>50900.9201772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50791.4338194" calcext:value-type="float">
            <text:p>50791.4338194</text:p>
          </table:table-cell>
        </table:table-row>
        <table:table-row table:style-name="ro1">
          <table:table-cell office:value-type="float" office:value="2.04463636364" calcext:value-type="float">
            <text:p>2.0446363636</text:p>
          </table:table-cell>
          <table:table-cell office:value-type="float" office:value="50453.0867036" calcext:value-type="float">
            <text:p>50453.0867036</text:p>
          </table:table-cell>
        </table:table-row>
        <table:table-row table:style-name="ro1">
          <table:table-cell office:value-type="float" office:value="2.04627272727" calcext:value-type="float">
            <text:p>2.0462727273</text:p>
          </table:table-cell>
          <table:table-cell office:value-type="float" office:value="50106.6849023" calcext:value-type="float">
            <text:p>50106.6849023</text:p>
          </table:table-cell>
        </table:table-row>
        <table:table-row table:style-name="ro1">
          <table:table-cell office:value-type="float" office:value="2.04790909091" calcext:value-type="float">
            <text:p>2.0479090909</text:p>
          </table:table-cell>
          <table:table-cell office:value-type="float" office:value="49930.532542" calcext:value-type="float">
            <text:p>49930.532542</text:p>
          </table:table-cell>
        </table:table-row>
        <table:table-row table:style-name="ro1">
          <table:table-cell office:value-type="float" office:value="2.04954545455" calcext:value-type="float">
            <text:p>2.0495454546</text:p>
          </table:table-cell>
          <table:table-cell office:value-type="float" office:value="49844.6463511" calcext:value-type="float">
            <text:p>49844.64635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9633.7636317" calcext:value-type="float">
            <text:p>49633.7636317</text:p>
          </table:table-cell>
        </table:table-row>
        <table:table-row table:style-name="ro1">
          <table:table-cell office:value-type="float" office:value="2.05163636364" calcext:value-type="float">
            <text:p>2.0516363636</text:p>
          </table:table-cell>
          <table:table-cell office:value-type="float" office:value="49605.1104873" calcext:value-type="float">
            <text:p>49605.1104873</text:p>
          </table:table-cell>
        </table:table-row>
        <table:table-row table:style-name="ro1">
          <table:table-cell office:value-type="float" office:value="2.05327272727" calcext:value-type="float">
            <text:p>2.0532727273</text:p>
          </table:table-cell>
          <table:table-cell office:value-type="float" office:value="49572.9239416" calcext:value-type="float">
            <text:p>49572.9239416</text:p>
          </table:table-cell>
        </table:table-row>
        <table:table-row table:style-name="ro1">
          <table:table-cell office:value-type="float" office:value="2.05490909091" calcext:value-type="float">
            <text:p>2.0549090909</text:p>
          </table:table-cell>
          <table:table-cell office:value-type="float" office:value="49486.8397564" calcext:value-type="float">
            <text:p>49486.8397564</text:p>
          </table:table-cell>
        </table:table-row>
        <table:table-row table:style-name="ro1">
          <table:table-cell office:value-type="float" office:value="2.05654545455" calcext:value-type="float">
            <text:p>2.0565454546</text:p>
          </table:table-cell>
          <table:table-cell office:value-type="float" office:value="49254.6668783" calcext:value-type="float">
            <text:p>49254.6668783</text:p>
          </table:table-cell>
        </table:table-row>
        <table:table-row table:style-name="ro1">
          <table:table-cell office:value-type="float" office:value="2.05818181818" calcext:value-type="float">
            <text:p>2.0581818182</text:p>
          </table:table-cell>
          <table:table-cell office:value-type="float" office:value="48814.9020539" calcext:value-type="float">
            <text:p>48814.9020539</text:p>
          </table:table-cell>
        </table:table-row>
        <table:table-row table:style-name="ro1">
          <table:table-cell office:value-type="float" office:value="2.05981818182" calcext:value-type="float">
            <text:p>2.0598181818</text:p>
          </table:table-cell>
          <table:table-cell office:value-type="float" office:value="48353.756486" calcext:value-type="float">
            <text:p>48353.756486</text:p>
          </table:table-cell>
        </table:table-row>
        <table:table-row table:style-name="ro1">
          <table:table-cell office:value-type="float" office:value="2.06145454545" calcext:value-type="float">
            <text:p>2.0614545455</text:p>
          </table:table-cell>
          <table:table-cell office:value-type="float" office:value="48248.724444" calcext:value-type="float">
            <text:p>48248.724444</text:p>
          </table:table-cell>
        </table:table-row>
        <table:table-row table:style-name="ro1">
          <table:table-cell office:value-type="float" office:value="2.06309090909" calcext:value-type="float">
            <text:p>2.0630909091</text:p>
          </table:table-cell>
          <table:table-cell office:value-type="float" office:value="48515.6527813" calcext:value-type="float">
            <text:p>48515.6527813</text:p>
          </table:table-cell>
        </table:table-row>
        <table:table-row table:style-name="ro1">
          <table:table-cell office:value-type="float" office:value="2.06472727273" calcext:value-type="float">
            <text:p>2.0647272727</text:p>
          </table:table-cell>
          <table:table-cell office:value-type="float" office:value="48773.7440209" calcext:value-type="float">
            <text:p>48773.7440209</text:p>
          </table:table-cell>
        </table:table-row>
        <table:table-row table:style-name="ro1">
          <table:table-cell office:value-type="float" office:value="2.06636363636" calcext:value-type="float">
            <text:p>2.0663636364</text:p>
          </table:table-cell>
          <table:table-cell office:value-type="float" office:value="48836.1359544" calcext:value-type="float">
            <text:p>48836.1359544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48840.2132461" calcext:value-type="float">
            <text:p>48840.2132461</text:p>
          </table:table-cell>
        </table:table-row>
        <table:table-row table:style-name="ro1">
          <table:table-cell office:value-type="float" office:value="2.06963636364" calcext:value-type="float">
            <text:p>2.0696363636</text:p>
          </table:table-cell>
          <table:table-cell office:value-type="float" office:value="48906.3625737" calcext:value-type="float">
            <text:p>48906.3625737</text:p>
          </table:table-cell>
        </table:table-row>
        <table:table-row table:style-name="ro1">
          <table:table-cell office:value-type="float" office:value="2.07127272727" calcext:value-type="float">
            <text:p>2.0712727273</text:p>
          </table:table-cell>
          <table:table-cell office:value-type="float" office:value="49036.7355489" calcext:value-type="float">
            <text:p>49036.7355489</text:p>
          </table:table-cell>
        </table:table-row>
        <table:table-row table:style-name="ro1">
          <table:table-cell office:value-type="float" office:value="2.07290909091" calcext:value-type="float">
            <text:p>2.0729090909</text:p>
          </table:table-cell>
          <table:table-cell office:value-type="float" office:value="49083.0737366" calcext:value-type="float">
            <text:p>49083.0737366</text:p>
          </table:table-cell>
        </table:table-row>
        <table:table-row table:style-name="ro1">
          <table:table-cell office:value-type="float" office:value="2.07454545455" calcext:value-type="float">
            <text:p>2.0745454546</text:p>
          </table:table-cell>
          <table:table-cell office:value-type="float" office:value="48822.2314918" calcext:value-type="float">
            <text:p>48822.2314918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48513.0992616" calcext:value-type="float">
            <text:p>48513.0992616</text:p>
          </table:table-cell>
        </table:table-row>
        <table:table-row table:style-name="ro1">
          <table:table-cell office:value-type="float" office:value="2.07663636364" calcext:value-type="float">
            <text:p>2.0766363636</text:p>
          </table:table-cell>
          <table:table-cell office:value-type="float" office:value="47911.8859959" calcext:value-type="float">
            <text:p>47911.8859959</text:p>
          </table:table-cell>
        </table:table-row>
        <table:table-row table:style-name="ro1">
          <table:table-cell office:value-type="float" office:value="2.07827272727" calcext:value-type="float">
            <text:p>2.0782727273</text:p>
          </table:table-cell>
          <table:table-cell office:value-type="float" office:value="47453.9191114" calcext:value-type="float">
            <text:p>47453.9191114</text:p>
          </table:table-cell>
        </table:table-row>
        <table:table-row table:style-name="ro1">
          <table:table-cell office:value-type="float" office:value="2.07990909091" calcext:value-type="float">
            <text:p>2.0799090909</text:p>
          </table:table-cell>
          <table:table-cell office:value-type="float" office:value="46968.0996695" calcext:value-type="float">
            <text:p>46968.0996695</text:p>
          </table:table-cell>
        </table:table-row>
        <table:table-row table:style-name="ro1">
          <table:table-cell office:value-type="float" office:value="2.08154545455" calcext:value-type="float">
            <text:p>2.0815454546</text:p>
          </table:table-cell>
          <table:table-cell office:value-type="float" office:value="46288.9117983" calcext:value-type="float">
            <text:p>46288.9117983</text:p>
          </table:table-cell>
        </table:table-row>
        <table:table-row table:style-name="ro1">
          <table:table-cell office:value-type="float" office:value="2.08318181818" calcext:value-type="float">
            <text:p>2.0831818182</text:p>
          </table:table-cell>
          <table:table-cell office:value-type="float" office:value="46432.20184" calcext:value-type="float">
            <text:p>46432.20184</text:p>
          </table:table-cell>
        </table:table-row>
        <table:table-row table:style-name="ro1">
          <table:table-cell office:value-type="float" office:value="2.08481818182" calcext:value-type="float">
            <text:p>2.0848181818</text:p>
          </table:table-cell>
          <table:table-cell office:value-type="float" office:value="48316.120293" calcext:value-type="float">
            <text:p>48316.120293</text:p>
          </table:table-cell>
        </table:table-row>
        <table:table-row table:style-name="ro1">
          <table:table-cell office:value-type="float" office:value="2.08645454545" calcext:value-type="float">
            <text:p>2.0864545455</text:p>
          </table:table-cell>
          <table:table-cell office:value-type="float" office:value="50586.2850611" calcext:value-type="float">
            <text:p>50586.2850611</text:p>
          </table:table-cell>
        </table:table-row>
        <table:table-row table:style-name="ro1">
          <table:table-cell office:value-type="float" office:value="2.08809090909" calcext:value-type="float">
            <text:p>2.0880909091</text:p>
          </table:table-cell>
          <table:table-cell office:value-type="float" office:value="50979.8874306" calcext:value-type="float">
            <text:p>50979.8874306</text:p>
          </table:table-cell>
        </table:table-row>
        <table:table-row table:style-name="ro1">
          <table:table-cell office:value-type="float" office:value="2.08972727273" calcext:value-type="float">
            <text:p>2.0897272727</text:p>
          </table:table-cell>
          <table:table-cell office:value-type="float" office:value="49195.5193374" calcext:value-type="float">
            <text:p>49195.5193374</text:p>
          </table:table-cell>
        </table:table-row>
        <table:table-row table:style-name="ro1">
          <table:table-cell office:value-type="float" office:value="2.09136363636" calcext:value-type="float">
            <text:p>2.0913636364</text:p>
          </table:table-cell>
          <table:table-cell office:value-type="float" office:value="47811.6515024" calcext:value-type="float">
            <text:p>47811.6515024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47568.7736748" calcext:value-type="float">
            <text:p>47568.7736748</text:p>
          </table:table-cell>
        </table:table-row>
        <table:table-row table:style-name="ro1">
          <table:table-cell office:value-type="float" office:value="2.09463636364" calcext:value-type="float">
            <text:p>2.0946363636</text:p>
          </table:table-cell>
          <table:table-cell office:value-type="float" office:value="47491.1679594" calcext:value-type="float">
            <text:p>47491.1679594</text:p>
          </table:table-cell>
        </table:table-row>
        <table:table-row table:style-name="ro1">
          <table:table-cell office:value-type="float" office:value="2.09627272727" calcext:value-type="float">
            <text:p>2.0962727273</text:p>
          </table:table-cell>
          <table:table-cell office:value-type="float" office:value="47448.7062541" calcext:value-type="float">
            <text:p>47448.7062541</text:p>
          </table:table-cell>
        </table:table-row>
        <table:table-row table:style-name="ro1">
          <table:table-cell office:value-type="float" office:value="2.09790909091" calcext:value-type="float">
            <text:p>2.0979090909</text:p>
          </table:table-cell>
          <table:table-cell office:value-type="float" office:value="47416.4004925" calcext:value-type="float">
            <text:p>47416.4004925</text:p>
          </table:table-cell>
        </table:table-row>
        <table:table-row table:style-name="ro1">
          <table:table-cell office:value-type="float" office:value="2.09954545455" calcext:value-type="float">
            <text:p>2.0995454546</text:p>
          </table:table-cell>
          <table:table-cell office:value-type="float" office:value="47376.0700701" calcext:value-type="float">
            <text:p>47376.070070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7181.2330057" calcext:value-type="float">
            <text:p>47181.2330057</text:p>
          </table:table-cell>
        </table:table-row>
        <table:table-row table:style-name="ro1">
          <table:table-cell office:value-type="float" office:value="2.10163636364" calcext:value-type="float">
            <text:p>2.1016363636</text:p>
          </table:table-cell>
          <table:table-cell office:value-type="float" office:value="47114.4860625" calcext:value-type="float">
            <text:p>47114.4860625</text:p>
          </table:table-cell>
        </table:table-row>
        <table:table-row table:style-name="ro1">
          <table:table-cell office:value-type="float" office:value="2.10327272727" calcext:value-type="float">
            <text:p>2.1032727273</text:p>
          </table:table-cell>
          <table:table-cell office:value-type="float" office:value="47053.3585605" calcext:value-type="float">
            <text:p>47053.3585605</text:p>
          </table:table-cell>
        </table:table-row>
        <table:table-row table:style-name="ro1">
          <table:table-cell office:value-type="float" office:value="2.10490909091" calcext:value-type="float">
            <text:p>2.1049090909</text:p>
          </table:table-cell>
          <table:table-cell office:value-type="float" office:value="47004.2861122" calcext:value-type="float">
            <text:p>47004.2861122</text:p>
          </table:table-cell>
        </table:table-row>
        <table:table-row table:style-name="ro1">
          <table:table-cell office:value-type="float" office:value="2.10654545455" calcext:value-type="float">
            <text:p>2.1065454546</text:p>
          </table:table-cell>
          <table:table-cell office:value-type="float" office:value="46971.5564499" calcext:value-type="float">
            <text:p>46971.5564499</text:p>
          </table:table-cell>
        </table:table-row>
        <table:table-row table:style-name="ro1">
          <table:table-cell office:value-type="float" office:value="2.10818181818" calcext:value-type="float">
            <text:p>2.1081818182</text:p>
          </table:table-cell>
          <table:table-cell office:value-type="float" office:value="46958.5035226" calcext:value-type="float">
            <text:p>46958.5035226</text:p>
          </table:table-cell>
        </table:table-row>
        <table:table-row table:style-name="ro1">
          <table:table-cell office:value-type="float" office:value="2.10981818182" calcext:value-type="float">
            <text:p>2.1098181818</text:p>
          </table:table-cell>
          <table:table-cell office:value-type="float" office:value="46967.1896967" calcext:value-type="float">
            <text:p>46967.1896967</text:p>
          </table:table-cell>
        </table:table-row>
        <table:table-row table:style-name="ro1">
          <table:table-cell office:value-type="float" office:value="2.11145454545" calcext:value-type="float">
            <text:p>2.1114545455</text:p>
          </table:table-cell>
          <table:table-cell office:value-type="float" office:value="47005.6199966" calcext:value-type="float">
            <text:p>47005.6199966</text:p>
          </table:table-cell>
        </table:table-row>
        <table:table-row table:style-name="ro1">
          <table:table-cell office:value-type="float" office:value="2.11309090909" calcext:value-type="float">
            <text:p>2.1130909091</text:p>
          </table:table-cell>
          <table:table-cell office:value-type="float" office:value="47052.9673355" calcext:value-type="float">
            <text:p>47052.9673355</text:p>
          </table:table-cell>
        </table:table-row>
        <table:table-row table:style-name="ro1">
          <table:table-cell office:value-type="float" office:value="2.11472727273" calcext:value-type="float">
            <text:p>2.1147272727</text:p>
          </table:table-cell>
          <table:table-cell office:value-type="float" office:value="47076.9519223" calcext:value-type="float">
            <text:p>47076.9519223</text:p>
          </table:table-cell>
        </table:table-row>
        <table:table-row table:style-name="ro1">
          <table:table-cell office:value-type="float" office:value="2.11636363636" calcext:value-type="float">
            <text:p>2.1163636364</text:p>
          </table:table-cell>
          <table:table-cell office:value-type="float" office:value="47065.2598733" calcext:value-type="float">
            <text:p>47065.2598733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47022.790612" calcext:value-type="float">
            <text:p>47022.790612</text:p>
          </table:table-cell>
        </table:table-row>
        <table:table-row table:style-name="ro1">
          <table:table-cell office:value-type="float" office:value="2.11963636364" calcext:value-type="float">
            <text:p>2.1196363636</text:p>
          </table:table-cell>
          <table:table-cell office:value-type="float" office:value="46966.3934964" calcext:value-type="float">
            <text:p>46966.3934964</text:p>
          </table:table-cell>
        </table:table-row>
        <table:table-row table:style-name="ro1">
          <table:table-cell office:value-type="float" office:value="2.12127272727" calcext:value-type="float">
            <text:p>2.1212727273</text:p>
          </table:table-cell>
          <table:table-cell office:value-type="float" office:value="46909.3271836" calcext:value-type="float">
            <text:p>46909.3271836</text:p>
          </table:table-cell>
        </table:table-row>
        <table:table-row table:style-name="ro1">
          <table:table-cell office:value-type="float" office:value="2.12290909091" calcext:value-type="float">
            <text:p>2.1229090909</text:p>
          </table:table-cell>
          <table:table-cell office:value-type="float" office:value="46844.5093578" calcext:value-type="float">
            <text:p>46844.5093578</text:p>
          </table:table-cell>
        </table:table-row>
        <table:table-row table:style-name="ro1">
          <table:table-cell office:value-type="float" office:value="2.12454545455" calcext:value-type="float">
            <text:p>2.1245454546</text:p>
          </table:table-cell>
          <table:table-cell office:value-type="float" office:value="46772.4882979" calcext:value-type="float">
            <text:p>46772.4882979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46610.8763988" calcext:value-type="float">
            <text:p>46610.8763988</text:p>
          </table:table-cell>
        </table:table-row>
        <table:table-row table:style-name="ro1">
          <table:table-cell office:value-type="float" office:value="2.12663636364" calcext:value-type="float">
            <text:p>2.1266363636</text:p>
          </table:table-cell>
          <table:table-cell office:value-type="float" office:value="46539.271913" calcext:value-type="float">
            <text:p>46539.271913</text:p>
          </table:table-cell>
        </table:table-row>
        <table:table-row table:style-name="ro1">
          <table:table-cell office:value-type="float" office:value="2.12827272727" calcext:value-type="float">
            <text:p>2.1282727273</text:p>
          </table:table-cell>
          <table:table-cell office:value-type="float" office:value="46467.4747568" calcext:value-type="float">
            <text:p>46467.4747568</text:p>
          </table:table-cell>
        </table:table-row>
        <table:table-row table:style-name="ro1">
          <table:table-cell office:value-type="float" office:value="2.12990909091" calcext:value-type="float">
            <text:p>2.1299090909</text:p>
          </table:table-cell>
          <table:table-cell office:value-type="float" office:value="46394.1733572" calcext:value-type="float">
            <text:p>46394.1733572</text:p>
          </table:table-cell>
        </table:table-row>
        <table:table-row table:style-name="ro1">
          <table:table-cell office:value-type="float" office:value="2.13154545455" calcext:value-type="float">
            <text:p>2.1315454546</text:p>
          </table:table-cell>
          <table:table-cell office:value-type="float" office:value="46331.540107" calcext:value-type="float">
            <text:p>46331.540107</text:p>
          </table:table-cell>
        </table:table-row>
        <table:table-row table:style-name="ro1">
          <table:table-cell office:value-type="float" office:value="2.13318181818" calcext:value-type="float">
            <text:p>2.1331818182</text:p>
          </table:table-cell>
          <table:table-cell office:value-type="float" office:value="46274.6821056" calcext:value-type="float">
            <text:p>46274.6821056</text:p>
          </table:table-cell>
        </table:table-row>
        <table:table-row table:style-name="ro1">
          <table:table-cell office:value-type="float" office:value="2.13481818182" calcext:value-type="float">
            <text:p>2.1348181818</text:p>
          </table:table-cell>
          <table:table-cell office:value-type="float" office:value="46225.4680709" calcext:value-type="float">
            <text:p>46225.4680709</text:p>
          </table:table-cell>
        </table:table-row>
        <table:table-row table:style-name="ro1">
          <table:table-cell office:value-type="float" office:value="2.13645454545" calcext:value-type="float">
            <text:p>2.1364545455</text:p>
          </table:table-cell>
          <table:table-cell office:value-type="float" office:value="46178.4290681" calcext:value-type="float">
            <text:p>46178.4290681</text:p>
          </table:table-cell>
        </table:table-row>
        <table:table-row table:style-name="ro1">
          <table:table-cell office:value-type="float" office:value="2.13809090909" calcext:value-type="float">
            <text:p>2.1380909091</text:p>
          </table:table-cell>
          <table:table-cell office:value-type="float" office:value="46133.9934045" calcext:value-type="float">
            <text:p>46133.9934045</text:p>
          </table:table-cell>
        </table:table-row>
        <table:table-row table:style-name="ro1">
          <table:table-cell office:value-type="float" office:value="2.13972727273" calcext:value-type="float">
            <text:p>2.1397272727</text:p>
          </table:table-cell>
          <table:table-cell office:value-type="float" office:value="46089.899748" calcext:value-type="float">
            <text:p>46089.899748</text:p>
          </table:table-cell>
        </table:table-row>
        <table:table-row table:style-name="ro1">
          <table:table-cell office:value-type="float" office:value="2.14136363636" calcext:value-type="float">
            <text:p>2.1413636364</text:p>
          </table:table-cell>
          <table:table-cell office:value-type="float" office:value="46045.7719602" calcext:value-type="float">
            <text:p>46045.7719602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45995.9430734" calcext:value-type="float">
            <text:p>45995.9430734</text:p>
          </table:table-cell>
        </table:table-row>
        <table:table-row table:style-name="ro1">
          <table:table-cell office:value-type="float" office:value="2.14463636364" calcext:value-type="float">
            <text:p>2.1446363636</text:p>
          </table:table-cell>
          <table:table-cell office:value-type="float" office:value="45950.7360717" calcext:value-type="float">
            <text:p>45950.7360717</text:p>
          </table:table-cell>
        </table:table-row>
        <table:table-row table:style-name="ro1">
          <table:table-cell office:value-type="float" office:value="2.14627272727" calcext:value-type="float">
            <text:p>2.1462727273</text:p>
          </table:table-cell>
          <table:table-cell office:value-type="float" office:value="45911.532743" calcext:value-type="float">
            <text:p>45911.532743</text:p>
          </table:table-cell>
        </table:table-row>
        <table:table-row table:style-name="ro1">
          <table:table-cell office:value-type="float" office:value="2.14790909091" calcext:value-type="float">
            <text:p>2.1479090909</text:p>
          </table:table-cell>
          <table:table-cell office:value-type="float" office:value="45885.9978791" calcext:value-type="float">
            <text:p>45885.9978791</text:p>
          </table:table-cell>
        </table:table-row>
        <table:table-row table:style-name="ro1">
          <table:table-cell office:value-type="float" office:value="2.14954545455" calcext:value-type="float">
            <text:p>2.1495454546</text:p>
          </table:table-cell>
          <table:table-cell office:value-type="float" office:value="45869.402235" calcext:value-type="float">
            <text:p>45869.40223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5746.6674056" calcext:value-type="float">
            <text:p>45746.6674056</text:p>
          </table:table-cell>
        </table:table-row>
        <table:table-row table:style-name="ro1">
          <table:table-cell office:value-type="float" office:value="2.15163636364" calcext:value-type="float">
            <text:p>2.1516363636</text:p>
          </table:table-cell>
          <table:table-cell office:value-type="float" office:value="45742.8476342" calcext:value-type="float">
            <text:p>45742.8476342</text:p>
          </table:table-cell>
        </table:table-row>
        <table:table-row table:style-name="ro1">
          <table:table-cell office:value-type="float" office:value="2.15327272727" calcext:value-type="float">
            <text:p>2.1532727273</text:p>
          </table:table-cell>
          <table:table-cell office:value-type="float" office:value="45786.8616597" calcext:value-type="float">
            <text:p>45786.8616597</text:p>
          </table:table-cell>
        </table:table-row>
        <table:table-row table:style-name="ro1">
          <table:table-cell office:value-type="float" office:value="2.15490909091" calcext:value-type="float">
            <text:p>2.1549090909</text:p>
          </table:table-cell>
          <table:table-cell office:value-type="float" office:value="45864.0256348" calcext:value-type="float">
            <text:p>45864.0256348</text:p>
          </table:table-cell>
        </table:table-row>
        <table:table-row table:style-name="ro1">
          <table:table-cell office:value-type="float" office:value="2.15654545455" calcext:value-type="float">
            <text:p>2.1565454546</text:p>
          </table:table-cell>
          <table:table-cell office:value-type="float" office:value="45907.988877" calcext:value-type="float">
            <text:p>45907.988877</text:p>
          </table:table-cell>
        </table:table-row>
        <table:table-row table:style-name="ro1">
          <table:table-cell office:value-type="float" office:value="2.15818181818" calcext:value-type="float">
            <text:p>2.1581818182</text:p>
          </table:table-cell>
          <table:table-cell office:value-type="float" office:value="45870.6178595" calcext:value-type="float">
            <text:p>45870.6178595</text:p>
          </table:table-cell>
        </table:table-row>
        <table:table-row table:style-name="ro1">
          <table:table-cell office:value-type="float" office:value="2.15981818182" calcext:value-type="float">
            <text:p>2.1598181818</text:p>
          </table:table-cell>
          <table:table-cell office:value-type="float" office:value="45811.1276194" calcext:value-type="float">
            <text:p>45811.1276194</text:p>
          </table:table-cell>
        </table:table-row>
        <table:table-row table:style-name="ro1">
          <table:table-cell office:value-type="float" office:value="2.16145454545" calcext:value-type="float">
            <text:p>2.1614545455</text:p>
          </table:table-cell>
          <table:table-cell office:value-type="float" office:value="45755.6005396" calcext:value-type="float">
            <text:p>45755.6005396</text:p>
          </table:table-cell>
        </table:table-row>
        <table:table-row table:style-name="ro1">
          <table:table-cell office:value-type="float" office:value="2.16309090909" calcext:value-type="float">
            <text:p>2.1630909091</text:p>
          </table:table-cell>
          <table:table-cell office:value-type="float" office:value="45697.8220824" calcext:value-type="float">
            <text:p>45697.8220824</text:p>
          </table:table-cell>
        </table:table-row>
        <table:table-row table:style-name="ro1">
          <table:table-cell office:value-type="float" office:value="2.16472727273" calcext:value-type="float">
            <text:p>2.1647272727</text:p>
          </table:table-cell>
          <table:table-cell office:value-type="float" office:value="45637.668865" calcext:value-type="float">
            <text:p>45637.668865</text:p>
          </table:table-cell>
        </table:table-row>
        <table:table-row table:style-name="ro1">
          <table:table-cell office:value-type="float" office:value="2.16636363636" calcext:value-type="float">
            <text:p>2.1663636364</text:p>
          </table:table-cell>
          <table:table-cell office:value-type="float" office:value="45576.0290241" calcext:value-type="float">
            <text:p>45576.0290241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45527.2319598" calcext:value-type="float">
            <text:p>45527.2319598</text:p>
          </table:table-cell>
        </table:table-row>
        <table:table-row table:style-name="ro1">
          <table:table-cell office:value-type="float" office:value="2.16963636364" calcext:value-type="float">
            <text:p>2.1696363636</text:p>
          </table:table-cell>
          <table:table-cell office:value-type="float" office:value="45492.2902297" calcext:value-type="float">
            <text:p>45492.2902297</text:p>
          </table:table-cell>
        </table:table-row>
        <table:table-row table:style-name="ro1">
          <table:table-cell office:value-type="float" office:value="2.17127272727" calcext:value-type="float">
            <text:p>2.1712727273</text:p>
          </table:table-cell>
          <table:table-cell office:value-type="float" office:value="45478.6074554" calcext:value-type="float">
            <text:p>45478.6074554</text:p>
          </table:table-cell>
        </table:table-row>
        <table:table-row table:style-name="ro1">
          <table:table-cell office:value-type="float" office:value="2.17290909091" calcext:value-type="float">
            <text:p>2.1729090909</text:p>
          </table:table-cell>
          <table:table-cell office:value-type="float" office:value="45482.8007548" calcext:value-type="float">
            <text:p>45482.8007548</text:p>
          </table:table-cell>
        </table:table-row>
        <table:table-row table:style-name="ro1">
          <table:table-cell office:value-type="float" office:value="2.17454545455" calcext:value-type="float">
            <text:p>2.1745454546</text:p>
          </table:table-cell>
          <table:table-cell office:value-type="float" office:value="45496.24841" calcext:value-type="float">
            <text:p>45496.24841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45361.9224306" calcext:value-type="float">
            <text:p>45361.9224306</text:p>
          </table:table-cell>
        </table:table-row>
        <table:table-row table:style-name="ro1">
          <table:table-cell office:value-type="float" office:value="2.17663636364" calcext:value-type="float">
            <text:p>2.1766363636</text:p>
          </table:table-cell>
          <table:table-cell office:value-type="float" office:value="45351.8533278" calcext:value-type="float">
            <text:p>45351.8533278</text:p>
          </table:table-cell>
        </table:table-row>
        <table:table-row table:style-name="ro1">
          <table:table-cell office:value-type="float" office:value="2.17827272727" calcext:value-type="float">
            <text:p>2.1782727273</text:p>
          </table:table-cell>
          <table:table-cell office:value-type="float" office:value="45315.9607592" calcext:value-type="float">
            <text:p>45315.9607592</text:p>
          </table:table-cell>
        </table:table-row>
        <table:table-row table:style-name="ro1">
          <table:table-cell office:value-type="float" office:value="2.17990909091" calcext:value-type="float">
            <text:p>2.1799090909</text:p>
          </table:table-cell>
          <table:table-cell office:value-type="float" office:value="45262.4201373" calcext:value-type="float">
            <text:p>45262.4201373</text:p>
          </table:table-cell>
        </table:table-row>
        <table:table-row table:style-name="ro1">
          <table:table-cell office:value-type="float" office:value="2.18154545455" calcext:value-type="float">
            <text:p>2.1815454546</text:p>
          </table:table-cell>
          <table:table-cell office:value-type="float" office:value="45208.9953297" calcext:value-type="float">
            <text:p>45208.9953297</text:p>
          </table:table-cell>
        </table:table-row>
        <table:table-row table:style-name="ro1">
          <table:table-cell office:value-type="float" office:value="2.18318181818" calcext:value-type="float">
            <text:p>2.1831818182</text:p>
          </table:table-cell>
          <table:table-cell office:value-type="float" office:value="45142.8691769" calcext:value-type="float">
            <text:p>45142.8691769</text:p>
          </table:table-cell>
        </table:table-row>
        <table:table-row table:style-name="ro1">
          <table:table-cell office:value-type="float" office:value="2.18481818182" calcext:value-type="float">
            <text:p>2.1848181818</text:p>
          </table:table-cell>
          <table:table-cell office:value-type="float" office:value="45074.2568024" calcext:value-type="float">
            <text:p>45074.2568024</text:p>
          </table:table-cell>
        </table:table-row>
        <table:table-row table:style-name="ro1">
          <table:table-cell office:value-type="float" office:value="2.18645454545" calcext:value-type="float">
            <text:p>2.1864545455</text:p>
          </table:table-cell>
          <table:table-cell office:value-type="float" office:value="45056.401119" calcext:value-type="float">
            <text:p>45056.401119</text:p>
          </table:table-cell>
        </table:table-row>
        <table:table-row table:style-name="ro1">
          <table:table-cell office:value-type="float" office:value="2.18809090909" calcext:value-type="float">
            <text:p>2.1880909091</text:p>
          </table:table-cell>
          <table:table-cell office:value-type="float" office:value="45160.3842336" calcext:value-type="float">
            <text:p>45160.3842336</text:p>
          </table:table-cell>
        </table:table-row>
        <table:table-row table:style-name="ro1">
          <table:table-cell office:value-type="float" office:value="2.18972727273" calcext:value-type="float">
            <text:p>2.1897272727</text:p>
          </table:table-cell>
          <table:table-cell office:value-type="float" office:value="45517.0971611" calcext:value-type="float">
            <text:p>45517.0971611</text:p>
          </table:table-cell>
        </table:table-row>
        <table:table-row table:style-name="ro1">
          <table:table-cell office:value-type="float" office:value="2.19136363636" calcext:value-type="float">
            <text:p>2.1913636364</text:p>
          </table:table-cell>
          <table:table-cell office:value-type="float" office:value="46526.5923389" calcext:value-type="float">
            <text:p>46526.5923389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49516.2510879" calcext:value-type="float">
            <text:p>49516.2510879</text:p>
          </table:table-cell>
        </table:table-row>
        <table:table-row table:style-name="ro1">
          <table:table-cell office:value-type="float" office:value="2.19463636364" calcext:value-type="float">
            <text:p>2.1946363636</text:p>
          </table:table-cell>
          <table:table-cell office:value-type="float" office:value="55639.8256402" calcext:value-type="float">
            <text:p>55639.8256402</text:p>
          </table:table-cell>
        </table:table-row>
        <table:table-row table:style-name="ro1">
          <table:table-cell office:value-type="float" office:value="2.19627272727" calcext:value-type="float">
            <text:p>2.1962727273</text:p>
          </table:table-cell>
          <table:table-cell office:value-type="float" office:value="66186.846637" calcext:value-type="float">
            <text:p>66186.846637</text:p>
          </table:table-cell>
        </table:table-row>
        <table:table-row table:style-name="ro1">
          <table:table-cell office:value-type="float" office:value="2.19790909091" calcext:value-type="float">
            <text:p>2.1979090909</text:p>
          </table:table-cell>
          <table:table-cell office:value-type="float" office:value="81044.2087407" calcext:value-type="float">
            <text:p>81044.2087407</text:p>
          </table:table-cell>
        </table:table-row>
        <table:table-row table:style-name="ro1">
          <table:table-cell office:value-type="float" office:value="2.19954545455" calcext:value-type="float">
            <text:p>2.1995454546</text:p>
          </table:table-cell>
          <table:table-cell office:value-type="float" office:value="97948.3436803" calcext:value-type="float">
            <text:p>97948.343680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9868.8708057" calcext:value-type="float">
            <text:p>99868.8708057</text:p>
          </table:table-cell>
        </table:table-row>
        <table:table-row table:style-name="ro1">
          <table:table-cell office:value-type="float" office:value="2.20163636364" calcext:value-type="float">
            <text:p>2.2016363636</text:p>
          </table:table-cell>
          <table:table-cell office:value-type="float" office:value="113191.221609" calcext:value-type="float">
            <text:p>113191.221609</text:p>
          </table:table-cell>
        </table:table-row>
        <table:table-row table:style-name="ro1">
          <table:table-cell office:value-type="float" office:value="2.20327272727" calcext:value-type="float">
            <text:p>2.2032727273</text:p>
          </table:table-cell>
          <table:table-cell office:value-type="float" office:value="119732.478844" calcext:value-type="float">
            <text:p>119732.478844</text:p>
          </table:table-cell>
        </table:table-row>
        <table:table-row table:style-name="ro1">
          <table:table-cell office:value-type="float" office:value="2.20490909091" calcext:value-type="float">
            <text:p>2.2049090909</text:p>
          </table:table-cell>
          <table:table-cell office:value-type="float" office:value="120495.11799" calcext:value-type="float">
            <text:p>120495.11799</text:p>
          </table:table-cell>
        </table:table-row>
        <table:table-row table:style-name="ro1">
          <table:table-cell office:value-type="float" office:value="2.20654545455" calcext:value-type="float">
            <text:p>2.2065454546</text:p>
          </table:table-cell>
          <table:table-cell office:value-type="float" office:value="120513.713353" calcext:value-type="float">
            <text:p>120513.713353</text:p>
          </table:table-cell>
        </table:table-row>
        <table:table-row table:style-name="ro1">
          <table:table-cell office:value-type="float" office:value="2.20818181818" calcext:value-type="float">
            <text:p>2.2081818182</text:p>
          </table:table-cell>
          <table:table-cell office:value-type="float" office:value="118735.166947" calcext:value-type="float">
            <text:p>118735.166947</text:p>
          </table:table-cell>
        </table:table-row>
        <table:table-row table:style-name="ro1">
          <table:table-cell office:value-type="float" office:value="2.20981818182" calcext:value-type="float">
            <text:p>2.2098181818</text:p>
          </table:table-cell>
          <table:table-cell office:value-type="float" office:value="116408.204177" calcext:value-type="float">
            <text:p>116408.204177</text:p>
          </table:table-cell>
        </table:table-row>
        <table:table-row table:style-name="ro1">
          <table:table-cell office:value-type="float" office:value="2.21145454545" calcext:value-type="float">
            <text:p>2.2114545455</text:p>
          </table:table-cell>
          <table:table-cell office:value-type="float" office:value="114350.399884" calcext:value-type="float">
            <text:p>114350.399884</text:p>
          </table:table-cell>
        </table:table-row>
        <table:table-row table:style-name="ro1">
          <table:table-cell office:value-type="float" office:value="2.21309090909" calcext:value-type="float">
            <text:p>2.2130909091</text:p>
          </table:table-cell>
          <table:table-cell office:value-type="float" office:value="112334.654582" calcext:value-type="float">
            <text:p>112334.654582</text:p>
          </table:table-cell>
        </table:table-row>
        <table:table-row table:style-name="ro1">
          <table:table-cell office:value-type="float" office:value="2.21472727273" calcext:value-type="float">
            <text:p>2.2147272727</text:p>
          </table:table-cell>
          <table:table-cell office:value-type="float" office:value="110598.140951" calcext:value-type="float">
            <text:p>110598.140951</text:p>
          </table:table-cell>
        </table:table-row>
        <table:table-row table:style-name="ro1">
          <table:table-cell office:value-type="float" office:value="2.21636363636" calcext:value-type="float">
            <text:p>2.2163636364</text:p>
          </table:table-cell>
          <table:table-cell office:value-type="float" office:value="108893.933514" calcext:value-type="float">
            <text:p>108893.933514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107398.759788" calcext:value-type="float">
            <text:p>107398.759788</text:p>
          </table:table-cell>
        </table:table-row>
        <table:table-row table:style-name="ro1">
          <table:table-cell office:value-type="float" office:value="2.21963636364" calcext:value-type="float">
            <text:p>2.2196363636</text:p>
          </table:table-cell>
          <table:table-cell office:value-type="float" office:value="105931.891607" calcext:value-type="float">
            <text:p>105931.891607</text:p>
          </table:table-cell>
        </table:table-row>
        <table:table-row table:style-name="ro1">
          <table:table-cell office:value-type="float" office:value="2.22127272727" calcext:value-type="float">
            <text:p>2.2212727273</text:p>
          </table:table-cell>
          <table:table-cell office:value-type="float" office:value="104608.999394" calcext:value-type="float">
            <text:p>104608.999394</text:p>
          </table:table-cell>
        </table:table-row>
        <table:table-row table:style-name="ro1">
          <table:table-cell office:value-type="float" office:value="2.22290909091" calcext:value-type="float">
            <text:p>2.2229090909</text:p>
          </table:table-cell>
          <table:table-cell office:value-type="float" office:value="103306.297331" calcext:value-type="float">
            <text:p>103306.297331</text:p>
          </table:table-cell>
        </table:table-row>
        <table:table-row table:style-name="ro1">
          <table:table-cell office:value-type="float" office:value="2.22454545455" calcext:value-type="float">
            <text:p>2.2245454546</text:p>
          </table:table-cell>
          <table:table-cell office:value-type="float" office:value="102118.514221" calcext:value-type="float">
            <text:p>102118.514221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01364.776111" calcext:value-type="float">
            <text:p>101364.776111</text:p>
          </table:table-cell>
        </table:table-row>
        <table:table-row table:style-name="ro1">
          <table:table-cell office:value-type="float" office:value="2.22663636364" calcext:value-type="float">
            <text:p>2.2266363636</text:p>
          </table:table-cell>
          <table:table-cell office:value-type="float" office:value="100317.940124" calcext:value-type="float">
            <text:p>100317.940124</text:p>
          </table:table-cell>
        </table:table-row>
        <table:table-row table:style-name="ro1">
          <table:table-cell office:value-type="float" office:value="2.22827272727" calcext:value-type="float">
            <text:p>2.2282727273</text:p>
          </table:table-cell>
          <table:table-cell office:value-type="float" office:value="99213.8203413" calcext:value-type="float">
            <text:p>99213.8203413</text:p>
          </table:table-cell>
        </table:table-row>
        <table:table-row table:style-name="ro1">
          <table:table-cell office:value-type="float" office:value="2.22990909091" calcext:value-type="float">
            <text:p>2.2299090909</text:p>
          </table:table-cell>
          <table:table-cell office:value-type="float" office:value="98225.8224608" calcext:value-type="float">
            <text:p>98225.8224608</text:p>
          </table:table-cell>
        </table:table-row>
        <table:table-row table:style-name="ro1">
          <table:table-cell office:value-type="float" office:value="2.23154545455" calcext:value-type="float">
            <text:p>2.2315454546</text:p>
          </table:table-cell>
          <table:table-cell office:value-type="float" office:value="97201.7277253" calcext:value-type="float">
            <text:p>97201.7277253</text:p>
          </table:table-cell>
        </table:table-row>
        <table:table-row table:style-name="ro1">
          <table:table-cell office:value-type="float" office:value="2.23318181818" calcext:value-type="float">
            <text:p>2.2331818182</text:p>
          </table:table-cell>
          <table:table-cell office:value-type="float" office:value="96288.1758158" calcext:value-type="float">
            <text:p>96288.1758158</text:p>
          </table:table-cell>
        </table:table-row>
        <table:table-row table:style-name="ro1">
          <table:table-cell office:value-type="float" office:value="2.23481818182" calcext:value-type="float">
            <text:p>2.2348181818</text:p>
          </table:table-cell>
          <table:table-cell office:value-type="float" office:value="95342.9832428" calcext:value-type="float">
            <text:p>95342.9832428</text:p>
          </table:table-cell>
        </table:table-row>
        <table:table-row table:style-name="ro1">
          <table:table-cell office:value-type="float" office:value="2.23645454545" calcext:value-type="float">
            <text:p>2.2364545455</text:p>
          </table:table-cell>
          <table:table-cell office:value-type="float" office:value="94494.0710533" calcext:value-type="float">
            <text:p>94494.0710533</text:p>
          </table:table-cell>
        </table:table-row>
        <table:table-row table:style-name="ro1">
          <table:table-cell office:value-type="float" office:value="2.23809090909" calcext:value-type="float">
            <text:p>2.2380909091</text:p>
          </table:table-cell>
          <table:table-cell office:value-type="float" office:value="93620.1314917" calcext:value-type="float">
            <text:p>93620.1314917</text:p>
          </table:table-cell>
        </table:table-row>
        <table:table-row table:style-name="ro1">
          <table:table-cell office:value-type="float" office:value="2.23972727273" calcext:value-type="float">
            <text:p>2.2397272727</text:p>
          </table:table-cell>
          <table:table-cell office:value-type="float" office:value="92823.9176353" calcext:value-type="float">
            <text:p>92823.9176353</text:p>
          </table:table-cell>
        </table:table-row>
        <table:table-row table:style-name="ro1">
          <table:table-cell office:value-type="float" office:value="2.24136363636" calcext:value-type="float">
            <text:p>2.2413636364</text:p>
          </table:table-cell>
          <table:table-cell office:value-type="float" office:value="92016.4315632" calcext:value-type="float">
            <text:p>92016.4315632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91267.0294251" calcext:value-type="float">
            <text:p>91267.0294251</text:p>
          </table:table-cell>
        </table:table-row>
        <table:table-row table:style-name="ro1">
          <table:table-cell office:value-type="float" office:value="2.24463636364" calcext:value-type="float">
            <text:p>2.2446363636</text:p>
          </table:table-cell>
          <table:table-cell office:value-type="float" office:value="90521.7233937" calcext:value-type="float">
            <text:p>90521.7233937</text:p>
          </table:table-cell>
        </table:table-row>
        <table:table-row table:style-name="ro1">
          <table:table-cell office:value-type="float" office:value="2.24627272727" calcext:value-type="float">
            <text:p>2.2462727273</text:p>
          </table:table-cell>
          <table:table-cell office:value-type="float" office:value="89815.2377954" calcext:value-type="float">
            <text:p>89815.2377954</text:p>
          </table:table-cell>
        </table:table-row>
        <table:table-row table:style-name="ro1">
          <table:table-cell office:value-type="float" office:value="2.24790909091" calcext:value-type="float">
            <text:p>2.2479090909</text:p>
          </table:table-cell>
          <table:table-cell office:value-type="float" office:value="89127.0519474" calcext:value-type="float">
            <text:p>89127.0519474</text:p>
          </table:table-cell>
        </table:table-row>
        <table:table-row table:style-name="ro1">
          <table:table-cell office:value-type="float" office:value="2.24954545455" calcext:value-type="float">
            <text:p>2.2495454546</text:p>
          </table:table-cell>
          <table:table-cell office:value-type="float" office:value="88460.775584" calcext:value-type="float">
            <text:p>88460.77558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88067.9329129" calcext:value-type="float">
            <text:p>88067.9329129</text:p>
          </table:table-cell>
        </table:table-row>
        <table:table-row table:style-name="ro1">
          <table:table-cell office:value-type="float" office:value="2.25163636364" calcext:value-type="float">
            <text:p>2.2516363636</text:p>
          </table:table-cell>
          <table:table-cell office:value-type="float" office:value="87461.2194162" calcext:value-type="float">
            <text:p>87461.2194162</text:p>
          </table:table-cell>
        </table:table-row>
        <table:table-row table:style-name="ro1">
          <table:table-cell office:value-type="float" office:value="2.25327272727" calcext:value-type="float">
            <text:p>2.2532727273</text:p>
          </table:table-cell>
          <table:table-cell office:value-type="float" office:value="50157.5835676" calcext:value-type="float">
            <text:p>50157.5835676</text:p>
          </table:table-cell>
        </table:table-row>
        <table:table-row table:style-name="ro1">
          <table:table-cell office:value-type="float" office:value="2.25490909091" calcext:value-type="float">
            <text:p>2.2549090909</text:p>
          </table:table-cell>
          <table:table-cell office:value-type="float" office:value="50211.8132574" calcext:value-type="float">
            <text:p>50211.8132574</text:p>
          </table:table-cell>
        </table:table-row>
        <table:table-row table:style-name="ro1">
          <table:table-cell office:value-type="float" office:value="2.25654545455" calcext:value-type="float">
            <text:p>2.2565454546</text:p>
          </table:table-cell>
          <table:table-cell office:value-type="float" office:value="50109.2591917" calcext:value-type="float">
            <text:p>50109.2591917</text:p>
          </table:table-cell>
        </table:table-row>
        <table:table-row table:style-name="ro1">
          <table:table-cell office:value-type="float" office:value="2.25818181818" calcext:value-type="float">
            <text:p>2.2581818182</text:p>
          </table:table-cell>
          <table:table-cell office:value-type="float" office:value="50036.7309589" calcext:value-type="float">
            <text:p>50036.7309589</text:p>
          </table:table-cell>
        </table:table-row>
        <table:table-row table:style-name="ro1">
          <table:table-cell office:value-type="float" office:value="2.25981818182" calcext:value-type="float">
            <text:p>2.2598181818</text:p>
          </table:table-cell>
          <table:table-cell office:value-type="float" office:value="50025.1634792" calcext:value-type="float">
            <text:p>50025.1634792</text:p>
          </table:table-cell>
        </table:table-row>
        <table:table-row table:style-name="ro1">
          <table:table-cell office:value-type="float" office:value="2.26145454545" calcext:value-type="float">
            <text:p>2.2614545455</text:p>
          </table:table-cell>
          <table:table-cell office:value-type="float" office:value="49978.1658865" calcext:value-type="float">
            <text:p>49978.1658865</text:p>
          </table:table-cell>
        </table:table-row>
        <table:table-row table:style-name="ro1">
          <table:table-cell office:value-type="float" office:value="2.26309090909" calcext:value-type="float">
            <text:p>2.2630909091</text:p>
          </table:table-cell>
          <table:table-cell office:value-type="float" office:value="49885.101963" calcext:value-type="float">
            <text:p>49885.101963</text:p>
          </table:table-cell>
        </table:table-row>
        <table:table-row table:style-name="ro1">
          <table:table-cell office:value-type="float" office:value="2.26472727273" calcext:value-type="float">
            <text:p>2.2647272727</text:p>
          </table:table-cell>
          <table:table-cell office:value-type="float" office:value="49775.037991" calcext:value-type="float">
            <text:p>49775.037991</text:p>
          </table:table-cell>
        </table:table-row>
        <table:table-row table:style-name="ro1">
          <table:table-cell office:value-type="float" office:value="2.26636363636" calcext:value-type="float">
            <text:p>2.2663636364</text:p>
          </table:table-cell>
          <table:table-cell office:value-type="float" office:value="49649.9924287" calcext:value-type="float">
            <text:p>49649.9924287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49510.8854019" calcext:value-type="float">
            <text:p>49510.8854019</text:p>
          </table:table-cell>
        </table:table-row>
        <table:table-row table:style-name="ro1">
          <table:table-cell office:value-type="float" office:value="2.26963636364" calcext:value-type="float">
            <text:p>2.2696363636</text:p>
          </table:table-cell>
          <table:table-cell office:value-type="float" office:value="49370.5062589" calcext:value-type="float">
            <text:p>49370.5062589</text:p>
          </table:table-cell>
        </table:table-row>
        <table:table-row table:style-name="ro1">
          <table:table-cell office:value-type="float" office:value="2.27127272727" calcext:value-type="float">
            <text:p>2.2712727273</text:p>
          </table:table-cell>
          <table:table-cell office:value-type="float" office:value="49231.9092145" calcext:value-type="float">
            <text:p>49231.9092145</text:p>
          </table:table-cell>
        </table:table-row>
        <table:table-row table:style-name="ro1">
          <table:table-cell office:value-type="float" office:value="2.27290909091" calcext:value-type="float">
            <text:p>2.2729090909</text:p>
          </table:table-cell>
          <table:table-cell office:value-type="float" office:value="49085.0071095" calcext:value-type="float">
            <text:p>49085.0071095</text:p>
          </table:table-cell>
        </table:table-row>
        <table:table-row table:style-name="ro1">
          <table:table-cell office:value-type="float" office:value="2.27454545455" calcext:value-type="float">
            <text:p>2.2745454546</text:p>
          </table:table-cell>
          <table:table-cell office:value-type="float" office:value="48935.8221311" calcext:value-type="float">
            <text:p>48935.8221311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8708.1929413" calcext:value-type="float">
            <text:p>48708.1929413</text:p>
          </table:table-cell>
        </table:table-row>
        <table:table-row table:style-name="ro1">
          <table:table-cell office:value-type="float" office:value="2.27663636364" calcext:value-type="float">
            <text:p>2.2766363636</text:p>
          </table:table-cell>
          <table:table-cell office:value-type="float" office:value="48556.4655455" calcext:value-type="float">
            <text:p>48556.4655455</text:p>
          </table:table-cell>
        </table:table-row>
        <table:table-row table:style-name="ro1">
          <table:table-cell office:value-type="float" office:value="2.27827272727" calcext:value-type="float">
            <text:p>2.2782727273</text:p>
          </table:table-cell>
          <table:table-cell office:value-type="float" office:value="48459.4748266" calcext:value-type="float">
            <text:p>48459.4748266</text:p>
          </table:table-cell>
        </table:table-row>
        <table:table-row table:style-name="ro1">
          <table:table-cell office:value-type="float" office:value="2.27990909091" calcext:value-type="float">
            <text:p>2.2799090909</text:p>
          </table:table-cell>
          <table:table-cell office:value-type="float" office:value="48424.2826449" calcext:value-type="float">
            <text:p>48424.2826449</text:p>
          </table:table-cell>
        </table:table-row>
        <table:table-row table:style-name="ro1">
          <table:table-cell office:value-type="float" office:value="2.28154545455" calcext:value-type="float">
            <text:p>2.2815454546</text:p>
          </table:table-cell>
          <table:table-cell office:value-type="float" office:value="48432.7686491" calcext:value-type="float">
            <text:p>48432.7686491</text:p>
          </table:table-cell>
        </table:table-row>
        <table:table-row table:style-name="ro1">
          <table:table-cell office:value-type="float" office:value="2.28318181818" calcext:value-type="float">
            <text:p>2.2831818182</text:p>
          </table:table-cell>
          <table:table-cell office:value-type="float" office:value="48440.3406081" calcext:value-type="float">
            <text:p>48440.3406081</text:p>
          </table:table-cell>
        </table:table-row>
        <table:table-row table:style-name="ro1">
          <table:table-cell office:value-type="float" office:value="2.28481818182" calcext:value-type="float">
            <text:p>2.2848181818</text:p>
          </table:table-cell>
          <table:table-cell office:value-type="float" office:value="48450.0995161" calcext:value-type="float">
            <text:p>48450.0995161</text:p>
          </table:table-cell>
        </table:table-row>
        <table:table-row table:style-name="ro1">
          <table:table-cell office:value-type="float" office:value="2.28645454545" calcext:value-type="float">
            <text:p>2.2864545455</text:p>
          </table:table-cell>
          <table:table-cell office:value-type="float" office:value="48508.4224333" calcext:value-type="float">
            <text:p>48508.4224333</text:p>
          </table:table-cell>
        </table:table-row>
        <table:table-row table:style-name="ro1">
          <table:table-cell office:value-type="float" office:value="2.28809090909" calcext:value-type="float">
            <text:p>2.2880909091</text:p>
          </table:table-cell>
          <table:table-cell office:value-type="float" office:value="48630.5485485" calcext:value-type="float">
            <text:p>48630.5485485</text:p>
          </table:table-cell>
        </table:table-row>
        <table:table-row table:style-name="ro1">
          <table:table-cell office:value-type="float" office:value="2.28972727273" calcext:value-type="float">
            <text:p>2.2897272727</text:p>
          </table:table-cell>
          <table:table-cell office:value-type="float" office:value="48736.9636092" calcext:value-type="float">
            <text:p>48736.9636092</text:p>
          </table:table-cell>
        </table:table-row>
        <table:table-row table:style-name="ro1">
          <table:table-cell office:value-type="float" office:value="2.29136363636" calcext:value-type="float">
            <text:p>2.2913636364</text:p>
          </table:table-cell>
          <table:table-cell office:value-type="float" office:value="48684.8517239" calcext:value-type="float">
            <text:p>48684.8517239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48428.9488972" calcext:value-type="float">
            <text:p>48428.9488972</text:p>
          </table:table-cell>
        </table:table-row>
        <table:table-row table:style-name="ro1">
          <table:table-cell office:value-type="float" office:value="2.29463636364" calcext:value-type="float">
            <text:p>2.2946363636</text:p>
          </table:table-cell>
          <table:table-cell office:value-type="float" office:value="48106.5351773" calcext:value-type="float">
            <text:p>48106.5351773</text:p>
          </table:table-cell>
        </table:table-row>
        <table:table-row table:style-name="ro1">
          <table:table-cell office:value-type="float" office:value="2.29627272727" calcext:value-type="float">
            <text:p>2.2962727273</text:p>
          </table:table-cell>
          <table:table-cell office:value-type="float" office:value="47861.0113844" calcext:value-type="float">
            <text:p>47861.0113844</text:p>
          </table:table-cell>
        </table:table-row>
        <table:table-row table:style-name="ro1">
          <table:table-cell office:value-type="float" office:value="2.29790909091" calcext:value-type="float">
            <text:p>2.2979090909</text:p>
          </table:table-cell>
          <table:table-cell office:value-type="float" office:value="47737.1343838" calcext:value-type="float">
            <text:p>47737.1343838</text:p>
          </table:table-cell>
        </table:table-row>
        <table:table-row table:style-name="ro1">
          <table:table-cell office:value-type="float" office:value="2.29954545455" calcext:value-type="float">
            <text:p>2.2995454546</text:p>
          </table:table-cell>
          <table:table-cell office:value-type="float" office:value="47654.6879987" calcext:value-type="float">
            <text:p>47654.687998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7392.4832658" calcext:value-type="float">
            <text:p>47392.4832658</text:p>
          </table:table-cell>
        </table:table-row>
        <table:table-row table:style-name="ro1">
          <table:table-cell office:value-type="float" office:value="2.30163636364" calcext:value-type="float">
            <text:p>2.3016363636</text:p>
          </table:table-cell>
          <table:table-cell office:value-type="float" office:value="47248.1751901" calcext:value-type="float">
            <text:p>47248.1751901</text:p>
          </table:table-cell>
        </table:table-row>
        <table:table-row table:style-name="ro1">
          <table:table-cell office:value-type="float" office:value="2.30327272727" calcext:value-type="float">
            <text:p>2.3032727273</text:p>
          </table:table-cell>
          <table:table-cell office:value-type="float" office:value="47117.1792155" calcext:value-type="float">
            <text:p>47117.1792155</text:p>
          </table:table-cell>
        </table:table-row>
        <table:table-row table:style-name="ro1">
          <table:table-cell office:value-type="float" office:value="2.30490909091" calcext:value-type="float">
            <text:p>2.3049090909</text:p>
          </table:table-cell>
          <table:table-cell office:value-type="float" office:value="47042.2512159" calcext:value-type="float">
            <text:p>47042.2512159</text:p>
          </table:table-cell>
        </table:table-row>
        <table:table-row table:style-name="ro1">
          <table:table-cell office:value-type="float" office:value="2.30654545455" calcext:value-type="float">
            <text:p>2.3065454546</text:p>
          </table:table-cell>
          <table:table-cell office:value-type="float" office:value="46980.0574101" calcext:value-type="float">
            <text:p>46980.0574101</text:p>
          </table:table-cell>
        </table:table-row>
        <table:table-row table:style-name="ro1">
          <table:table-cell office:value-type="float" office:value="2.30818181818" calcext:value-type="float">
            <text:p>2.3081818182</text:p>
          </table:table-cell>
          <table:table-cell office:value-type="float" office:value="46767.3900815" calcext:value-type="float">
            <text:p>46767.3900815</text:p>
          </table:table-cell>
        </table:table-row>
        <table:table-row table:style-name="ro1">
          <table:table-cell office:value-type="float" office:value="2.30981818182" calcext:value-type="float">
            <text:p>2.3098181818</text:p>
          </table:table-cell>
          <table:table-cell office:value-type="float" office:value="46289.6859832" calcext:value-type="float">
            <text:p>46289.6859832</text:p>
          </table:table-cell>
        </table:table-row>
        <table:table-row table:style-name="ro1">
          <table:table-cell office:value-type="float" office:value="2.31145454545" calcext:value-type="float">
            <text:p>2.3114545455</text:p>
          </table:table-cell>
          <table:table-cell office:value-type="float" office:value="45823.4460007" calcext:value-type="float">
            <text:p>45823.4460007</text:p>
          </table:table-cell>
        </table:table-row>
        <table:table-row table:style-name="ro1">
          <table:table-cell office:value-type="float" office:value="2.31309090909" calcext:value-type="float">
            <text:p>2.3130909091</text:p>
          </table:table-cell>
          <table:table-cell office:value-type="float" office:value="45832.5585733" calcext:value-type="float">
            <text:p>45832.5585733</text:p>
          </table:table-cell>
        </table:table-row>
        <table:table-row table:style-name="ro1">
          <table:table-cell office:value-type="float" office:value="2.31472727273" calcext:value-type="float">
            <text:p>2.3147272727</text:p>
          </table:table-cell>
          <table:table-cell office:value-type="float" office:value="46221.2117503" calcext:value-type="float">
            <text:p>46221.2117503</text:p>
          </table:table-cell>
        </table:table-row>
        <table:table-row table:style-name="ro1">
          <table:table-cell office:value-type="float" office:value="2.31636363636" calcext:value-type="float">
            <text:p>2.3163636364</text:p>
          </table:table-cell>
          <table:table-cell office:value-type="float" office:value="46452.9306542" calcext:value-type="float">
            <text:p>46452.9306542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46453.371129" calcext:value-type="float">
            <text:p>46453.371129</text:p>
          </table:table-cell>
        </table:table-row>
        <table:table-row table:style-name="ro1">
          <table:table-cell office:value-type="float" office:value="2.31963636364" calcext:value-type="float">
            <text:p>2.3196363636</text:p>
          </table:table-cell>
          <table:table-cell office:value-type="float" office:value="46526.082344" calcext:value-type="float">
            <text:p>46526.082344</text:p>
          </table:table-cell>
        </table:table-row>
        <table:table-row table:style-name="ro1">
          <table:table-cell office:value-type="float" office:value="2.32127272727" calcext:value-type="float">
            <text:p>2.3212727273</text:p>
          </table:table-cell>
          <table:table-cell office:value-type="float" office:value="46758.7904311" calcext:value-type="float">
            <text:p>46758.7904311</text:p>
          </table:table-cell>
        </table:table-row>
        <table:table-row table:style-name="ro1">
          <table:table-cell office:value-type="float" office:value="2.32290909091" calcext:value-type="float">
            <text:p>2.3229090909</text:p>
          </table:table-cell>
          <table:table-cell office:value-type="float" office:value="47031.0731169" calcext:value-type="float">
            <text:p>47031.0731169</text:p>
          </table:table-cell>
        </table:table-row>
        <table:table-row table:style-name="ro1">
          <table:table-cell office:value-type="float" office:value="2.32454545455" calcext:value-type="float">
            <text:p>2.3245454546</text:p>
          </table:table-cell>
          <table:table-cell office:value-type="float" office:value="46895.4365831" calcext:value-type="float">
            <text:p>46895.4365831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6527.3216201" calcext:value-type="float">
            <text:p>46527.3216201</text:p>
          </table:table-cell>
        </table:table-row>
        <table:table-row table:style-name="ro1">
          <table:table-cell office:value-type="float" office:value="2.32663636364" calcext:value-type="float">
            <text:p>2.3266363636</text:p>
          </table:table-cell>
          <table:table-cell office:value-type="float" office:value="45893.1301055" calcext:value-type="float">
            <text:p>45893.1301055</text:p>
          </table:table-cell>
        </table:table-row>
        <table:table-row table:style-name="ro1">
          <table:table-cell office:value-type="float" office:value="2.32827272727" calcext:value-type="float">
            <text:p>2.3282727273</text:p>
          </table:table-cell>
          <table:table-cell office:value-type="float" office:value="45409.0135457" calcext:value-type="float">
            <text:p>45409.0135457</text:p>
          </table:table-cell>
        </table:table-row>
        <table:table-row table:style-name="ro1">
          <table:table-cell office:value-type="float" office:value="2.32990909091" calcext:value-type="float">
            <text:p>2.3299090909</text:p>
          </table:table-cell>
          <table:table-cell office:value-type="float" office:value="45423.2906597" calcext:value-type="float">
            <text:p>45423.2906597</text:p>
          </table:table-cell>
        </table:table-row>
        <table:table-row table:style-name="ro1">
          <table:table-cell office:value-type="float" office:value="2.33154545455" calcext:value-type="float">
            <text:p>2.3315454546</text:p>
          </table:table-cell>
          <table:table-cell office:value-type="float" office:value="46192.388283" calcext:value-type="float">
            <text:p>46192.388283</text:p>
          </table:table-cell>
        </table:table-row>
        <table:table-row table:style-name="ro1">
          <table:table-cell office:value-type="float" office:value="2.33318181818" calcext:value-type="float">
            <text:p>2.3331818182</text:p>
          </table:table-cell>
          <table:table-cell office:value-type="float" office:value="46774.3157874" calcext:value-type="float">
            <text:p>46774.3157874</text:p>
          </table:table-cell>
        </table:table-row>
        <table:table-row table:style-name="ro1">
          <table:table-cell office:value-type="float" office:value="2.33481818182" calcext:value-type="float">
            <text:p>2.3348181818</text:p>
          </table:table-cell>
          <table:table-cell office:value-type="float" office:value="45765.6197009" calcext:value-type="float">
            <text:p>45765.6197009</text:p>
          </table:table-cell>
        </table:table-row>
        <table:table-row table:style-name="ro1">
          <table:table-cell office:value-type="float" office:value="2.33645454545" calcext:value-type="float">
            <text:p>2.3364545455</text:p>
          </table:table-cell>
          <table:table-cell office:value-type="float" office:value="43731.1382329" calcext:value-type="float">
            <text:p>43731.1382329</text:p>
          </table:table-cell>
        </table:table-row>
        <table:table-row table:style-name="ro1">
          <table:table-cell office:value-type="float" office:value="2.33809090909" calcext:value-type="float">
            <text:p>2.3380909091</text:p>
          </table:table-cell>
          <table:table-cell office:value-type="float" office:value="42895.8099703" calcext:value-type="float">
            <text:p>42895.8099703</text:p>
          </table:table-cell>
        </table:table-row>
        <table:table-row table:style-name="ro1">
          <table:table-cell office:value-type="float" office:value="2.33972727273" calcext:value-type="float">
            <text:p>2.3397272727</text:p>
          </table:table-cell>
          <table:table-cell office:value-type="float" office:value="43909.3406427" calcext:value-type="float">
            <text:p>43909.3406427</text:p>
          </table:table-cell>
        </table:table-row>
        <table:table-row table:style-name="ro1">
          <table:table-cell office:value-type="float" office:value="2.34136363636" calcext:value-type="float">
            <text:p>2.3413636364</text:p>
          </table:table-cell>
          <table:table-cell office:value-type="float" office:value="44933.8112538" calcext:value-type="float">
            <text:p>44933.8112538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45035.905758" calcext:value-type="float">
            <text:p>45035.905758</text:p>
          </table:table-cell>
        </table:table-row>
        <table:table-row table:style-name="ro1">
          <table:table-cell office:value-type="float" office:value="2.34463636364" calcext:value-type="float">
            <text:p>2.3446363636</text:p>
          </table:table-cell>
          <table:table-cell office:value-type="float" office:value="44963.9248453" calcext:value-type="float">
            <text:p>44963.9248453</text:p>
          </table:table-cell>
        </table:table-row>
        <table:table-row table:style-name="ro1">
          <table:table-cell office:value-type="float" office:value="2.34627272727" calcext:value-type="float">
            <text:p>2.3462727273</text:p>
          </table:table-cell>
          <table:table-cell office:value-type="float" office:value="44873.7653008" calcext:value-type="float">
            <text:p>44873.7653008</text:p>
          </table:table-cell>
        </table:table-row>
        <table:table-row table:style-name="ro1">
          <table:table-cell office:value-type="float" office:value="2.34790909091" calcext:value-type="float">
            <text:p>2.3479090909</text:p>
          </table:table-cell>
          <table:table-cell office:value-type="float" office:value="44781.2279701" calcext:value-type="float">
            <text:p>44781.2279701</text:p>
          </table:table-cell>
        </table:table-row>
        <table:table-row table:style-name="ro1">
          <table:table-cell office:value-type="float" office:value="2.34954545455" calcext:value-type="float">
            <text:p>2.3495454546</text:p>
          </table:table-cell>
          <table:table-cell office:value-type="float" office:value="44695.1661171" calcext:value-type="float">
            <text:p>44695.166117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4534.9738571" calcext:value-type="float">
            <text:p>44534.9738571</text:p>
          </table:table-cell>
        </table:table-row>
        <table:table-row table:style-name="ro1">
          <table:table-cell office:value-type="float" office:value="2.35163636364" calcext:value-type="float">
            <text:p>2.3516363636</text:p>
          </table:table-cell>
          <table:table-cell office:value-type="float" office:value="44449.7654321" calcext:value-type="float">
            <text:p>44449.7654321</text:p>
          </table:table-cell>
        </table:table-row>
        <table:table-row table:style-name="ro1">
          <table:table-cell office:value-type="float" office:value="2.35327272727" calcext:value-type="float">
            <text:p>2.3532727273</text:p>
          </table:table-cell>
          <table:table-cell office:value-type="float" office:value="44376.7038708" calcext:value-type="float">
            <text:p>44376.7038708</text:p>
          </table:table-cell>
        </table:table-row>
        <table:table-row table:style-name="ro1">
          <table:table-cell office:value-type="float" office:value="2.35490909091" calcext:value-type="float">
            <text:p>2.3549090909</text:p>
          </table:table-cell>
          <table:table-cell office:value-type="float" office:value="44333.6146095" calcext:value-type="float">
            <text:p>44333.6146095</text:p>
          </table:table-cell>
        </table:table-row>
        <table:table-row table:style-name="ro1">
          <table:table-cell office:value-type="float" office:value="2.35654545455" calcext:value-type="float">
            <text:p>2.3565454546</text:p>
          </table:table-cell>
          <table:table-cell office:value-type="float" office:value="44326.9623931" calcext:value-type="float">
            <text:p>44326.9623931</text:p>
          </table:table-cell>
        </table:table-row>
        <table:table-row table:style-name="ro1">
          <table:table-cell office:value-type="float" office:value="2.35818181818" calcext:value-type="float">
            <text:p>2.3581818182</text:p>
          </table:table-cell>
          <table:table-cell office:value-type="float" office:value="44347.0101724" calcext:value-type="float">
            <text:p>44347.0101724</text:p>
          </table:table-cell>
        </table:table-row>
        <table:table-row table:style-name="ro1">
          <table:table-cell office:value-type="float" office:value="2.35981818182" calcext:value-type="float">
            <text:p>2.3598181818</text:p>
          </table:table-cell>
          <table:table-cell office:value-type="float" office:value="44383.8324159" calcext:value-type="float">
            <text:p>44383.8324159</text:p>
          </table:table-cell>
        </table:table-row>
        <table:table-row table:style-name="ro1">
          <table:table-cell office:value-type="float" office:value="2.36145454545" calcext:value-type="float">
            <text:p>2.3614545455</text:p>
          </table:table-cell>
          <table:table-cell office:value-type="float" office:value="44421.8562261" calcext:value-type="float">
            <text:p>44421.8562261</text:p>
          </table:table-cell>
        </table:table-row>
        <table:table-row table:style-name="ro1">
          <table:table-cell office:value-type="float" office:value="2.36309090909" calcext:value-type="float">
            <text:p>2.3630909091</text:p>
          </table:table-cell>
          <table:table-cell office:value-type="float" office:value="44446.1741178" calcext:value-type="float">
            <text:p>44446.1741178</text:p>
          </table:table-cell>
        </table:table-row>
        <table:table-row table:style-name="ro1">
          <table:table-cell office:value-type="float" office:value="2.36472727273" calcext:value-type="float">
            <text:p>2.3647272727</text:p>
          </table:table-cell>
          <table:table-cell office:value-type="float" office:value="44439.3608276" calcext:value-type="float">
            <text:p>44439.3608276</text:p>
          </table:table-cell>
        </table:table-row>
        <table:table-row table:style-name="ro1">
          <table:table-cell office:value-type="float" office:value="2.36636363636" calcext:value-type="float">
            <text:p>2.3663636364</text:p>
          </table:table-cell>
          <table:table-cell office:value-type="float" office:value="44396.435998" calcext:value-type="float">
            <text:p>44396.435998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44326.0767567" calcext:value-type="float">
            <text:p>44326.0767567</text:p>
          </table:table-cell>
        </table:table-row>
        <table:table-row table:style-name="ro1">
          <table:table-cell office:value-type="float" office:value="2.36963636364" calcext:value-type="float">
            <text:p>2.3696363636</text:p>
          </table:table-cell>
          <table:table-cell office:value-type="float" office:value="44244.7895582" calcext:value-type="float">
            <text:p>44244.7895582</text:p>
          </table:table-cell>
        </table:table-row>
        <table:table-row table:style-name="ro1">
          <table:table-cell office:value-type="float" office:value="2.37127272727" calcext:value-type="float">
            <text:p>2.3712727273</text:p>
          </table:table-cell>
          <table:table-cell office:value-type="float" office:value="44179.2890024" calcext:value-type="float">
            <text:p>44179.2890024</text:p>
          </table:table-cell>
        </table:table-row>
        <table:table-row table:style-name="ro1">
          <table:table-cell office:value-type="float" office:value="2.37290909091" calcext:value-type="float">
            <text:p>2.3729090909</text:p>
          </table:table-cell>
          <table:table-cell office:value-type="float" office:value="44120.8366895" calcext:value-type="float">
            <text:p>44120.8366895</text:p>
          </table:table-cell>
        </table:table-row>
        <table:table-row table:style-name="ro1">
          <table:table-cell office:value-type="float" office:value="2.37454545455" calcext:value-type="float">
            <text:p>2.3745454546</text:p>
          </table:table-cell>
          <table:table-cell office:value-type="float" office:value="44064.0273394" calcext:value-type="float">
            <text:p>44064.0273394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3878.4020967" calcext:value-type="float">
            <text:p>43878.4020967</text:p>
          </table:table-cell>
        </table:table-row>
        <table:table-row table:style-name="ro1">
          <table:table-cell office:value-type="float" office:value="2.37663636364" calcext:value-type="float">
            <text:p>2.3766363636</text:p>
          </table:table-cell>
          <table:table-cell office:value-type="float" office:value="43794.98552" calcext:value-type="float">
            <text:p>43794.98552</text:p>
          </table:table-cell>
        </table:table-row>
        <table:table-row table:style-name="ro1">
          <table:table-cell office:value-type="float" office:value="2.37827272727" calcext:value-type="float">
            <text:p>2.3782727273</text:p>
          </table:table-cell>
          <table:table-cell office:value-type="float" office:value="43726.1729113" calcext:value-type="float">
            <text:p>43726.1729113</text:p>
          </table:table-cell>
        </table:table-row>
        <table:table-row table:style-name="ro1">
          <table:table-cell office:value-type="float" office:value="2.37990909091" calcext:value-type="float">
            <text:p>2.3799090909</text:p>
          </table:table-cell>
          <table:table-cell office:value-type="float" office:value="43665.6638501" calcext:value-type="float">
            <text:p>43665.6638501</text:p>
          </table:table-cell>
        </table:table-row>
        <table:table-row table:style-name="ro1">
          <table:table-cell office:value-type="float" office:value="2.38154545455" calcext:value-type="float">
            <text:p>2.3815454546</text:p>
          </table:table-cell>
          <table:table-cell office:value-type="float" office:value="43609.0015173" calcext:value-type="float">
            <text:p>43609.0015173</text:p>
          </table:table-cell>
        </table:table-row>
        <table:table-row table:style-name="ro1">
          <table:table-cell office:value-type="float" office:value="2.38318181818" calcext:value-type="float">
            <text:p>2.3831818182</text:p>
          </table:table-cell>
          <table:table-cell office:value-type="float" office:value="43549.3486048" calcext:value-type="float">
            <text:p>43549.3486048</text:p>
          </table:table-cell>
        </table:table-row>
        <table:table-row table:style-name="ro1">
          <table:table-cell office:value-type="float" office:value="2.38481818182" calcext:value-type="float">
            <text:p>2.3848181818</text:p>
          </table:table-cell>
          <table:table-cell office:value-type="float" office:value="43482.9525898" calcext:value-type="float">
            <text:p>43482.9525898</text:p>
          </table:table-cell>
        </table:table-row>
        <table:table-row table:style-name="ro1">
          <table:table-cell office:value-type="float" office:value="2.38645454545" calcext:value-type="float">
            <text:p>2.3864545455</text:p>
          </table:table-cell>
          <table:table-cell office:value-type="float" office:value="43408.275832" calcext:value-type="float">
            <text:p>43408.275832</text:p>
          </table:table-cell>
        </table:table-row>
        <table:table-row table:style-name="ro1">
          <table:table-cell office:value-type="float" office:value="2.38809090909" calcext:value-type="float">
            <text:p>2.3880909091</text:p>
          </table:table-cell>
          <table:table-cell office:value-type="float" office:value="43331.986759" calcext:value-type="float">
            <text:p>43331.986759</text:p>
          </table:table-cell>
        </table:table-row>
        <table:table-row table:style-name="ro1">
          <table:table-cell office:value-type="float" office:value="2.38972727273" calcext:value-type="float">
            <text:p>2.3897272727</text:p>
          </table:table-cell>
          <table:table-cell office:value-type="float" office:value="43258.8493572" calcext:value-type="float">
            <text:p>43258.8493572</text:p>
          </table:table-cell>
        </table:table-row>
        <table:table-row table:style-name="ro1">
          <table:table-cell office:value-type="float" office:value="2.39136363636" calcext:value-type="float">
            <text:p>2.3913636364</text:p>
          </table:table-cell>
          <table:table-cell office:value-type="float" office:value="43196.7414577" calcext:value-type="float">
            <text:p>43196.7414577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43143.482091" calcext:value-type="float">
            <text:p>43143.482091</text:p>
          </table:table-cell>
        </table:table-row>
        <table:table-row table:style-name="ro1">
          <table:table-cell office:value-type="float" office:value="2.39463636364" calcext:value-type="float">
            <text:p>2.3946363636</text:p>
          </table:table-cell>
          <table:table-cell office:value-type="float" office:value="43100.4958885" calcext:value-type="float">
            <text:p>43100.4958885</text:p>
          </table:table-cell>
        </table:table-row>
        <table:table-row table:style-name="ro1">
          <table:table-cell office:value-type="float" office:value="2.39627272727" calcext:value-type="float">
            <text:p>2.3962727273</text:p>
          </table:table-cell>
          <table:table-cell office:value-type="float" office:value="43072.2995875" calcext:value-type="float">
            <text:p>43072.2995875</text:p>
          </table:table-cell>
        </table:table-row>
        <table:table-row table:style-name="ro1">
          <table:table-cell office:value-type="float" office:value="2.39790909091" calcext:value-type="float">
            <text:p>2.3979090909</text:p>
          </table:table-cell>
          <table:table-cell office:value-type="float" office:value="43057.4738475" calcext:value-type="float">
            <text:p>43057.4738475</text:p>
          </table:table-cell>
        </table:table-row>
        <table:table-row table:style-name="ro1">
          <table:table-cell office:value-type="float" office:value="2.39954545455" calcext:value-type="float">
            <text:p>2.3995454546</text:p>
          </table:table-cell>
          <table:table-cell office:value-type="float" office:value="43053.254865" calcext:value-type="float">
            <text:p>43053.25486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2874.5550767" calcext:value-type="float">
            <text:p>42874.5550767</text:p>
          </table:table-cell>
        </table:table-row>
        <table:table-row table:style-name="ro1">
          <table:table-cell office:value-type="float" office:value="2.40163636364" calcext:value-type="float">
            <text:p>2.4016363636</text:p>
          </table:table-cell>
          <table:table-cell office:value-type="float" office:value="42889.8281672" calcext:value-type="float">
            <text:p>42889.8281672</text:p>
          </table:table-cell>
        </table:table-row>
        <table:table-row table:style-name="ro1">
          <table:table-cell office:value-type="float" office:value="2.40327272727" calcext:value-type="float">
            <text:p>2.4032727273</text:p>
          </table:table-cell>
          <table:table-cell office:value-type="float" office:value="42915.5119647" calcext:value-type="float">
            <text:p>42915.5119647</text:p>
          </table:table-cell>
        </table:table-row>
        <table:table-row table:style-name="ro1">
          <table:table-cell office:value-type="float" office:value="2.40490909091" calcext:value-type="float">
            <text:p>2.4049090909</text:p>
          </table:table-cell>
          <table:table-cell office:value-type="float" office:value="42933.1224208" calcext:value-type="float">
            <text:p>42933.1224208</text:p>
          </table:table-cell>
        </table:table-row>
        <table:table-row table:style-name="ro1">
          <table:table-cell office:value-type="float" office:value="2.40654545455" calcext:value-type="float">
            <text:p>2.4065454546</text:p>
          </table:table-cell>
          <table:table-cell office:value-type="float" office:value="42920.9582466" calcext:value-type="float">
            <text:p>42920.9582466</text:p>
          </table:table-cell>
        </table:table-row>
        <table:table-row table:style-name="ro1">
          <table:table-cell office:value-type="float" office:value="2.40818181818" calcext:value-type="float">
            <text:p>2.4081818182</text:p>
          </table:table-cell>
          <table:table-cell office:value-type="float" office:value="42878.9146375" calcext:value-type="float">
            <text:p>42878.9146375</text:p>
          </table:table-cell>
        </table:table-row>
        <table:table-row table:style-name="ro1">
          <table:table-cell office:value-type="float" office:value="2.40981818182" calcext:value-type="float">
            <text:p>2.4098181818</text:p>
          </table:table-cell>
          <table:table-cell office:value-type="float" office:value="42811.8445984" calcext:value-type="float">
            <text:p>42811.8445984</text:p>
          </table:table-cell>
        </table:table-row>
        <table:table-row table:style-name="ro1">
          <table:table-cell office:value-type="float" office:value="2.41145454545" calcext:value-type="float">
            <text:p>2.4114545455</text:p>
          </table:table-cell>
          <table:table-cell office:value-type="float" office:value="42751.541462" calcext:value-type="float">
            <text:p>42751.541462</text:p>
          </table:table-cell>
        </table:table-row>
        <table:table-row table:style-name="ro1">
          <table:table-cell office:value-type="float" office:value="2.41309090909" calcext:value-type="float">
            <text:p>2.4130909091</text:p>
          </table:table-cell>
          <table:table-cell office:value-type="float" office:value="42700.3619463" calcext:value-type="float">
            <text:p>42700.3619463</text:p>
          </table:table-cell>
        </table:table-row>
        <table:table-row table:style-name="ro1">
          <table:table-cell office:value-type="float" office:value="2.41472727273" calcext:value-type="float">
            <text:p>2.4147272727</text:p>
          </table:table-cell>
          <table:table-cell office:value-type="float" office:value="42659.018432" calcext:value-type="float">
            <text:p>42659.018432</text:p>
          </table:table-cell>
        </table:table-row>
        <table:table-row table:style-name="ro1">
          <table:table-cell office:value-type="float" office:value="2.41636363636" calcext:value-type="float">
            <text:p>2.4163636364</text:p>
          </table:table-cell>
          <table:table-cell office:value-type="float" office:value="42617.3921681" calcext:value-type="float">
            <text:p>42617.3921681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42568.398366" calcext:value-type="float">
            <text:p>42568.398366</text:p>
          </table:table-cell>
        </table:table-row>
        <table:table-row table:style-name="ro1">
          <table:table-cell office:value-type="float" office:value="2.41963636364" calcext:value-type="float">
            <text:p>2.4196363636</text:p>
          </table:table-cell>
          <table:table-cell office:value-type="float" office:value="42520.466329" calcext:value-type="float">
            <text:p>42520.466329</text:p>
          </table:table-cell>
        </table:table-row>
        <table:table-row table:style-name="ro1">
          <table:table-cell office:value-type="float" office:value="2.42127272727" calcext:value-type="float">
            <text:p>2.4212727273</text:p>
          </table:table-cell>
          <table:table-cell office:value-type="float" office:value="42492.6001283" calcext:value-type="float">
            <text:p>42492.6001283</text:p>
          </table:table-cell>
        </table:table-row>
        <table:table-row table:style-name="ro1">
          <table:table-cell office:value-type="float" office:value="2.42290909091" calcext:value-type="float">
            <text:p>2.4229090909</text:p>
          </table:table-cell>
          <table:table-cell office:value-type="float" office:value="42505.6213657" calcext:value-type="float">
            <text:p>42505.6213657</text:p>
          </table:table-cell>
        </table:table-row>
        <table:table-row table:style-name="ro1">
          <table:table-cell office:value-type="float" office:value="2.42454545455" calcext:value-type="float">
            <text:p>2.4245454546</text:p>
          </table:table-cell>
          <table:table-cell office:value-type="float" office:value="42572.7818239" calcext:value-type="float">
            <text:p>42572.7818239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2497.60699" calcext:value-type="float">
            <text:p>42497.60699</text:p>
          </table:table-cell>
        </table:table-row>
        <table:table-row table:style-name="ro1">
          <table:table-cell office:value-type="float" office:value="2.42663636364" calcext:value-type="float">
            <text:p>2.4266363636</text:p>
          </table:table-cell>
          <table:table-cell office:value-type="float" office:value="42574.6930361" calcext:value-type="float">
            <text:p>42574.6930361</text:p>
          </table:table-cell>
        </table:table-row>
        <table:table-row table:style-name="ro1">
          <table:table-cell office:value-type="float" office:value="2.42827272727" calcext:value-type="float">
            <text:p>2.4282727273</text:p>
          </table:table-cell>
          <table:table-cell office:value-type="float" office:value="42588.6576061" calcext:value-type="float">
            <text:p>42588.6576061</text:p>
          </table:table-cell>
        </table:table-row>
        <table:table-row table:style-name="ro1">
          <table:table-cell office:value-type="float" office:value="2.42990909091" calcext:value-type="float">
            <text:p>2.4299090909</text:p>
          </table:table-cell>
          <table:table-cell office:value-type="float" office:value="42526.8906916" calcext:value-type="float">
            <text:p>42526.8906916</text:p>
          </table:table-cell>
        </table:table-row>
        <table:table-row table:style-name="ro1">
          <table:table-cell office:value-type="float" office:value="2.43154545455" calcext:value-type="float">
            <text:p>2.4315454546</text:p>
          </table:table-cell>
          <table:table-cell office:value-type="float" office:value="42455.1645383" calcext:value-type="float">
            <text:p>42455.1645383</text:p>
          </table:table-cell>
        </table:table-row>
        <table:table-row table:style-name="ro1">
          <table:table-cell office:value-type="float" office:value="2.43318181818" calcext:value-type="float">
            <text:p>2.4331818182</text:p>
          </table:table-cell>
          <table:table-cell office:value-type="float" office:value="42404.7697811" calcext:value-type="float">
            <text:p>42404.7697811</text:p>
          </table:table-cell>
        </table:table-row>
        <table:table-row table:style-name="ro1">
          <table:table-cell office:value-type="float" office:value="2.43481818182" calcext:value-type="float">
            <text:p>2.4348181818</text:p>
          </table:table-cell>
          <table:table-cell office:value-type="float" office:value="42361.2657539" calcext:value-type="float">
            <text:p>42361.2657539</text:p>
          </table:table-cell>
        </table:table-row>
        <table:table-row table:style-name="ro1">
          <table:table-cell office:value-type="float" office:value="2.43645454545" calcext:value-type="float">
            <text:p>2.4364545455</text:p>
          </table:table-cell>
          <table:table-cell office:value-type="float" office:value="42319.7984469" calcext:value-type="float">
            <text:p>42319.7984469</text:p>
          </table:table-cell>
        </table:table-row>
        <table:table-row table:style-name="ro1">
          <table:table-cell office:value-type="float" office:value="2.43809090909" calcext:value-type="float">
            <text:p>2.4380909091</text:p>
          </table:table-cell>
          <table:table-cell office:value-type="float" office:value="42284.9887511" calcext:value-type="float">
            <text:p>42284.9887511</text:p>
          </table:table-cell>
        </table:table-row>
        <table:table-row table:style-name="ro1">
          <table:table-cell office:value-type="float" office:value="2.43972727273" calcext:value-type="float">
            <text:p>2.4397272727</text:p>
          </table:table-cell>
          <table:table-cell office:value-type="float" office:value="42245.0861767" calcext:value-type="float">
            <text:p>42245.0861767</text:p>
          </table:table-cell>
        </table:table-row>
        <table:table-row table:style-name="ro1">
          <table:table-cell office:value-type="float" office:value="2.44136363636" calcext:value-type="float">
            <text:p>2.4413636364</text:p>
          </table:table-cell>
          <table:table-cell office:value-type="float" office:value="42207.6839289" calcext:value-type="float">
            <text:p>42207.6839289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42342.4697374" calcext:value-type="float">
            <text:p>42342.4697374</text:p>
          </table:table-cell>
        </table:table-row>
        <table:table-row table:style-name="ro1">
          <table:table-cell office:value-type="float" office:value="2.44463636364" calcext:value-type="float">
            <text:p>2.4446363636</text:p>
          </table:table-cell>
          <table:table-cell office:value-type="float" office:value="43224.2545579" calcext:value-type="float">
            <text:p>43224.2545579</text:p>
          </table:table-cell>
        </table:table-row>
        <table:table-row table:style-name="ro1">
          <table:table-cell office:value-type="float" office:value="2.44627272727" calcext:value-type="float">
            <text:p>2.4462727273</text:p>
          </table:table-cell>
          <table:table-cell office:value-type="float" office:value="45968.0933146" calcext:value-type="float">
            <text:p>45968.0933146</text:p>
          </table:table-cell>
        </table:table-row>
        <table:table-row table:style-name="ro1">
          <table:table-cell office:value-type="float" office:value="2.44790909091" calcext:value-type="float">
            <text:p>2.4479090909</text:p>
          </table:table-cell>
          <table:table-cell office:value-type="float" office:value="51021.6019275" calcext:value-type="float">
            <text:p>51021.6019275</text:p>
          </table:table-cell>
        </table:table-row>
        <table:table-row table:style-name="ro1">
          <table:table-cell office:value-type="float" office:value="2.44954545455" calcext:value-type="float">
            <text:p>2.4495454546</text:p>
          </table:table-cell>
          <table:table-cell office:value-type="float" office:value="57970.0758051" calcext:value-type="float">
            <text:p>57970.075805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60019.5245714" calcext:value-type="float">
            <text:p>60019.5245714</text:p>
          </table:table-cell>
        </table:table-row>
        <table:table-row table:style-name="ro1">
          <table:table-cell office:value-type="float" office:value="2.45163636364" calcext:value-type="float">
            <text:p>2.4516363636</text:p>
          </table:table-cell>
          <table:table-cell office:value-type="float" office:value="70777.5382084" calcext:value-type="float">
            <text:p>70777.5382084</text:p>
          </table:table-cell>
        </table:table-row>
        <table:table-row table:style-name="ro1">
          <table:table-cell office:value-type="float" office:value="2.45327272727" calcext:value-type="float">
            <text:p>2.4532727273</text:p>
          </table:table-cell>
          <table:table-cell office:value-type="float" office:value="83502.9190325" calcext:value-type="float">
            <text:p>83502.9190325</text:p>
          </table:table-cell>
        </table:table-row>
        <table:table-row table:style-name="ro1">
          <table:table-cell office:value-type="float" office:value="2.45490909091" calcext:value-type="float">
            <text:p>2.4549090909</text:p>
          </table:table-cell>
          <table:table-cell office:value-type="float" office:value="101305.846312" calcext:value-type="float">
            <text:p>101305.846312</text:p>
          </table:table-cell>
        </table:table-row>
        <table:table-row table:style-name="ro1">
          <table:table-cell office:value-type="float" office:value="2.45654545455" calcext:value-type="float">
            <text:p>2.4565454546</text:p>
          </table:table-cell>
          <table:table-cell office:value-type="float" office:value="109898.658256" calcext:value-type="float">
            <text:p>109898.658256</text:p>
          </table:table-cell>
        </table:table-row>
        <table:table-row table:style-name="ro1">
          <table:table-cell office:value-type="float" office:value="2.45818181818" calcext:value-type="float">
            <text:p>2.4581818182</text:p>
          </table:table-cell>
          <table:table-cell office:value-type="float" office:value="109152.901181" calcext:value-type="float">
            <text:p>109152.901181</text:p>
          </table:table-cell>
        </table:table-row>
        <table:table-row table:style-name="ro1">
          <table:table-cell office:value-type="float" office:value="2.45981818182" calcext:value-type="float">
            <text:p>2.4598181818</text:p>
          </table:table-cell>
          <table:table-cell office:value-type="float" office:value="107125.543089" calcext:value-type="float">
            <text:p>107125.543089</text:p>
          </table:table-cell>
        </table:table-row>
        <table:table-row table:style-name="ro1">
          <table:table-cell office:value-type="float" office:value="2.46145454545" calcext:value-type="float">
            <text:p>2.4614545455</text:p>
          </table:table-cell>
          <table:table-cell office:value-type="float" office:value="104887.425984" calcext:value-type="float">
            <text:p>104887.425984</text:p>
          </table:table-cell>
        </table:table-row>
        <table:table-row table:style-name="ro1">
          <table:table-cell office:value-type="float" office:value="2.46309090909" calcext:value-type="float">
            <text:p>2.4630909091</text:p>
          </table:table-cell>
          <table:table-cell office:value-type="float" office:value="103096.674787" calcext:value-type="float">
            <text:p>103096.674787</text:p>
          </table:table-cell>
        </table:table-row>
        <table:table-row table:style-name="ro1">
          <table:table-cell office:value-type="float" office:value="2.46472727273" calcext:value-type="float">
            <text:p>2.4647272727</text:p>
          </table:table-cell>
          <table:table-cell office:value-type="float" office:value="101291.450659" calcext:value-type="float">
            <text:p>101291.450659</text:p>
          </table:table-cell>
        </table:table-row>
        <table:table-row table:style-name="ro1">
          <table:table-cell office:value-type="float" office:value="2.46636363636" calcext:value-type="float">
            <text:p>2.4663636364</text:p>
          </table:table-cell>
          <table:table-cell office:value-type="float" office:value="99807.6834878" calcext:value-type="float">
            <text:p>99807.6834878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98319.031469" calcext:value-type="float">
            <text:p>98319.031469</text:p>
          </table:table-cell>
        </table:table-row>
        <table:table-row table:style-name="ro1">
          <table:table-cell office:value-type="float" office:value="2.46963636364" calcext:value-type="float">
            <text:p>2.4696363636</text:p>
          </table:table-cell>
          <table:table-cell office:value-type="float" office:value="97040.5375615" calcext:value-type="float">
            <text:p>97040.5375615</text:p>
          </table:table-cell>
        </table:table-row>
        <table:table-row table:style-name="ro1">
          <table:table-cell office:value-type="float" office:value="2.47127272727" calcext:value-type="float">
            <text:p>2.4712727273</text:p>
          </table:table-cell>
          <table:table-cell office:value-type="float" office:value="95778.9941219" calcext:value-type="float">
            <text:p>95778.9941219</text:p>
          </table:table-cell>
        </table:table-row>
        <table:table-row table:style-name="ro1">
          <table:table-cell office:value-type="float" office:value="2.47290909091" calcext:value-type="float">
            <text:p>2.4729090909</text:p>
          </table:table-cell>
          <table:table-cell office:value-type="float" office:value="94651.012429" calcext:value-type="float">
            <text:p>94651.012429</text:p>
          </table:table-cell>
        </table:table-row>
        <table:table-row table:style-name="ro1">
          <table:table-cell office:value-type="float" office:value="2.47454545455" calcext:value-type="float">
            <text:p>2.4745454546</text:p>
          </table:table-cell>
          <table:table-cell office:value-type="float" office:value="93567.4672598" calcext:value-type="float">
            <text:p>93567.4672598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92908.2925508" calcext:value-type="float">
            <text:p>92908.2925508</text:p>
          </table:table-cell>
        </table:table-row>
        <table:table-row table:style-name="ro1">
          <table:table-cell office:value-type="float" office:value="2.47663636364" calcext:value-type="float">
            <text:p>2.4766363636</text:p>
          </table:table-cell>
          <table:table-cell office:value-type="float" office:value="92004.1216177" calcext:value-type="float">
            <text:p>92004.1216177</text:p>
          </table:table-cell>
        </table:table-row>
        <table:table-row table:style-name="ro1">
          <table:table-cell office:value-type="float" office:value="2.47827272727" calcext:value-type="float">
            <text:p>2.4782727273</text:p>
          </table:table-cell>
          <table:table-cell office:value-type="float" office:value="91057.0181482" calcext:value-type="float">
            <text:p>91057.0181482</text:p>
          </table:table-cell>
        </table:table-row>
        <table:table-row table:style-name="ro1">
          <table:table-cell office:value-type="float" office:value="2.47990909091" calcext:value-type="float">
            <text:p>2.4799090909</text:p>
          </table:table-cell>
          <table:table-cell office:value-type="float" office:value="90221.2111081" calcext:value-type="float">
            <text:p>90221.2111081</text:p>
          </table:table-cell>
        </table:table-row>
        <table:table-row table:style-name="ro1">
          <table:table-cell office:value-type="float" office:value="2.48154545455" calcext:value-type="float">
            <text:p>2.4815454546</text:p>
          </table:table-cell>
          <table:table-cell office:value-type="float" office:value="89377.2741691" calcext:value-type="float">
            <text:p>89377.2741691</text:p>
          </table:table-cell>
        </table:table-row>
        <table:table-row table:style-name="ro1">
          <table:table-cell office:value-type="float" office:value="2.48318181818" calcext:value-type="float">
            <text:p>2.4831818182</text:p>
          </table:table-cell>
          <table:table-cell office:value-type="float" office:value="88616.5463109" calcext:value-type="float">
            <text:p>88616.5463109</text:p>
          </table:table-cell>
        </table:table-row>
        <table:table-row table:style-name="ro1">
          <table:table-cell office:value-type="float" office:value="2.48481818182" calcext:value-type="float">
            <text:p>2.4848181818</text:p>
          </table:table-cell>
          <table:table-cell office:value-type="float" office:value="87858.9636359" calcext:value-type="float">
            <text:p>87858.9636359</text:p>
          </table:table-cell>
        </table:table-row>
        <table:table-row table:style-name="ro1">
          <table:table-cell office:value-type="float" office:value="2.48645454545" calcext:value-type="float">
            <text:p>2.4864545455</text:p>
          </table:table-cell>
          <table:table-cell office:value-type="float" office:value="87163.315046" calcext:value-type="float">
            <text:p>87163.315046</text:p>
          </table:table-cell>
        </table:table-row>
        <table:table-row table:style-name="ro1">
          <table:table-cell office:value-type="float" office:value="2.48809090909" calcext:value-type="float">
            <text:p>2.4880909091</text:p>
          </table:table-cell>
          <table:table-cell office:value-type="float" office:value="86481.4394718" calcext:value-type="float">
            <text:p>86481.4394718</text:p>
          </table:table-cell>
        </table:table-row>
        <table:table-row table:style-name="ro1">
          <table:table-cell office:value-type="float" office:value="2.48972727273" calcext:value-type="float">
            <text:p>2.4897272727</text:p>
          </table:table-cell>
          <table:table-cell office:value-type="float" office:value="85843.3809481" calcext:value-type="float">
            <text:p>85843.3809481</text:p>
          </table:table-cell>
        </table:table-row>
        <table:table-row table:style-name="ro1">
          <table:table-cell office:value-type="float" office:value="2.49136363636" calcext:value-type="float">
            <text:p>2.4913636364</text:p>
          </table:table-cell>
          <table:table-cell office:value-type="float" office:value="85228.42632" calcext:value-type="float">
            <text:p>85228.42632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84644.6399784" calcext:value-type="float">
            <text:p>84644.6399784</text:p>
          </table:table-cell>
        </table:table-row>
        <table:table-row table:style-name="ro1">
          <table:table-cell office:value-type="float" office:value="2.49463636364" calcext:value-type="float">
            <text:p>2.4946363636</text:p>
          </table:table-cell>
          <table:table-cell office:value-type="float" office:value="84090.0826212" calcext:value-type="float">
            <text:p>84090.0826212</text:p>
          </table:table-cell>
        </table:table-row>
        <table:table-row table:style-name="ro1">
          <table:table-cell office:value-type="float" office:value="2.49627272727" calcext:value-type="float">
            <text:p>2.4962727273</text:p>
          </table:table-cell>
          <table:table-cell office:value-type="float" office:value="83556.9167053" calcext:value-type="float">
            <text:p>83556.9167053</text:p>
          </table:table-cell>
        </table:table-row>
        <table:table-row table:style-name="ro1">
          <table:table-cell office:value-type="float" office:value="2.49790909091" calcext:value-type="float">
            <text:p>2.4979090909</text:p>
          </table:table-cell>
          <table:table-cell office:value-type="float" office:value="83054.5863741" calcext:value-type="float">
            <text:p>83054.5863741</text:p>
          </table:table-cell>
        </table:table-row>
        <table:table-row table:style-name="ro1">
          <table:table-cell office:value-type="float" office:value="2.49954545455" calcext:value-type="float">
            <text:p>2.4995454546</text:p>
          </table:table-cell>
          <table:table-cell office:value-type="float" office:value="82566.5654895" calcext:value-type="float">
            <text:p>82566.5654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19:22:47.027200877</dc:date>
    <meta:document-statistic meta:table-count="1" meta:cell-count="320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area" chart:style-name="ch1">
        <chart:title svg:x="5.607cm" svg:y="0.316cm" chart:style-name="ch2">
          <text:p>Energy Gain Over Time</text:p>
        </chart:title>
        <chart:subtitle svg:x="2.855cm" svg:y="1.301cm" chart:style-name="ch3">
          <text:p>With Slight Reflection (choice 1 of material params in code)</text:p>
        </chart:subtitle>
        <chart:legend chart:legend-position="end" svg:x="13.748cm" svg:y="3.955cm" style:legend-expansion="high" chart:style-name="ch4"/>
        <chart:plot-area chart:style-name="ch5" table:cell-range-address="Sheet1.A1:Sheet1.B1601" svg:x="1.331cm" svg:y="2.19cm" svg:width="12.097cm" svg:height="5.655cm">
          <chartooo:coordinate-region svg:x="2.693cm" svg:y="2.389cm" svg:width="10.735cm" svg:height="4.402cm"/>
          <chart:axis chart:dimension="x" chart:name="primary-x" chart:style-name="ch6">
            <chart:title svg:x="6.978cm" svg:y="8.025cm" chart:style-name="ch7">
              <text:p>Time</text:p>
            </chart:title>
          </chart:axis>
          <chart:axis chart:dimension="y" chart:name="primary-y" chart:style-name="ch6">
            <chart:title svg:x="0.451cm" svg:y="5.59cm" chart:style-name="ch8">
              <text:p>Energy</text:p>
            </chart:title>
            <chart:grid chart:style-name="ch9" chart:class="major"/>
          </chart:axis>
          <chart:series chart:style-name="ch10" chart:values-cell-range-address="Sheet1.A1:Sheet1.A1601" chart:class="chart:area">
            <chart:data-point chart:repeated="1601"/>
          </chart:series>
          <chart:series chart:style-name="ch11" chart:values-cell-range-address="Sheet1.B1:Sheet1.B1601" chart:class="chart:area">
            <chart:data-point chart:repeated="16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01</svg:desc>
                </draw:g>
              </table:table-cell>
              <table:table-cell office:value-type="float" office:value="6501.22660018">
                <text:p>6501.22660018</text:p>
                <draw:g>
                  <svg:desc>Sheet1.B1:Sheet1.B1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01.22660018">
                <text:p>6501.2266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500.92470725">
                <text:p>6500.92470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00.11256512">
                <text:p>6500.11256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498.91212882">
                <text:p>6498.91212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497.4360554">
                <text:p>6497.4360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95.81934982">
                <text:p>6495.81934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494.1412617">
                <text:p>6494.1412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92.51783305">
                <text:p>6492.51783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491.03232272">
                <text:p>6491.03232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489.78358986">
                <text:p>6489.78358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488.85453097">
                <text:p>6488.85453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488.32904451">
                <text:p>6488.32904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88.28593725">
                <text:p>6488.28593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488.79577812">
                <text:p>6488.79577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489.93158898">
                <text:p>6489.93158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491.75294501">
                <text:p>6491.7529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">
                <text:p>0.025</text:p>
              </table:table-cell>
              <table:table-cell office:value-type="float" office:value="6491.4832877">
                <text:p>6491.4832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66363636364">
                <text:p>0.0266363636364</text:p>
              </table:table-cell>
              <table:table-cell office:value-type="float" office:value="6494.70982988">
                <text:p>6494.70982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2727272727">
                <text:p>0.0282727272727</text:p>
              </table:table-cell>
              <table:table-cell office:value-type="float" office:value="6498.61837606">
                <text:p>6498.61837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9090909091">
                <text:p>0.0299090909091</text:p>
              </table:table-cell>
              <table:table-cell office:value-type="float" office:value="6503.2331877">
                <text:p>6503.2331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5454545455">
                <text:p>0.0315454545455</text:p>
              </table:table-cell>
              <table:table-cell office:value-type="float" office:value="6508.69585156">
                <text:p>6508.69585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31818181818">
                <text:p>0.0331818181818</text:p>
              </table:table-cell>
              <table:table-cell office:value-type="float" office:value="6515.09181873">
                <text:p>6515.09181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8181818182">
                <text:p>0.0348181818182</text:p>
              </table:table-cell>
              <table:table-cell office:value-type="float" office:value="6522.47754462">
                <text:p>6522.47754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45454545">
                <text:p>0.0364545454545</text:p>
              </table:table-cell>
              <table:table-cell office:value-type="float" office:value="6530.89803398">
                <text:p>6530.89803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0909090909">
                <text:p>0.0380909090909</text:p>
              </table:table-cell>
              <table:table-cell office:value-type="float" office:value="6540.39102199">
                <text:p>6540.39102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7272727273">
                <text:p>0.0397272727273</text:p>
              </table:table-cell>
              <table:table-cell office:value-type="float" office:value="6550.99070893">
                <text:p>6550.99070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3636363636">
                <text:p>0.0413636363636</text:p>
              </table:table-cell>
              <table:table-cell office:value-type="float" office:value="6562.72407387">
                <text:p>6562.72407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">
                <text:p>0.043</text:p>
              </table:table-cell>
              <table:table-cell office:value-type="float" office:value="6575.61645192">
                <text:p>6575.61645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46363636364">
                <text:p>0.0446363636364</text:p>
              </table:table-cell>
              <table:table-cell office:value-type="float" office:value="6589.68671917">
                <text:p>6589.68671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62727272727">
                <text:p>0.0462727272727</text:p>
              </table:table-cell>
              <table:table-cell office:value-type="float" office:value="6604.95344193">
                <text:p>6604.9534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79090909091">
                <text:p>0.0479090909091</text:p>
              </table:table-cell>
              <table:table-cell office:value-type="float" office:value="6621.42921029">
                <text:p>6621.42921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95454545455">
                <text:p>0.0495454545455</text:p>
              </table:table-cell>
              <table:table-cell office:value-type="float" office:value="6639.12675373">
                <text:p>6639.12675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">
                <text:p>0.05</text:p>
              </table:table-cell>
              <table:table-cell office:value-type="float" office:value="6641.69273225">
                <text:p>6641.69273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16363636364">
                <text:p>0.0516363636364</text:p>
              </table:table-cell>
              <table:table-cell office:value-type="float" office:value="6662.06450755">
                <text:p>6662.06450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32727272727">
                <text:p>0.0532727272727</text:p>
              </table:table-cell>
              <table:table-cell office:value-type="float" office:value="6683.41033857">
                <text:p>6683.41033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49090909091">
                <text:p>0.0549090909091</text:p>
              </table:table-cell>
              <table:table-cell office:value-type="float" office:value="6705.55533378">
                <text:p>6705.55533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65454545455">
                <text:p>0.0565454545455</text:p>
              </table:table-cell>
              <table:table-cell office:value-type="float" office:value="6728.71919985">
                <text:p>6728.71919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1818181818">
                <text:p>0.0581818181818</text:p>
              </table:table-cell>
              <table:table-cell office:value-type="float" office:value="6753.01742318">
                <text:p>6753.01742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98181818182">
                <text:p>0.0598181818182</text:p>
              </table:table-cell>
              <table:table-cell office:value-type="float" office:value="6778.49067415">
                <text:p>6778.49067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4545454545">
                <text:p>0.0614545454545</text:p>
              </table:table-cell>
              <table:table-cell office:value-type="float" office:value="6805.15811428">
                <text:p>6805.15811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0909090909">
                <text:p>0.0630909090909</text:p>
              </table:table-cell>
              <table:table-cell office:value-type="float" office:value="6833.02183462">
                <text:p>6833.02183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47272727273">
                <text:p>0.0647272727273</text:p>
              </table:table-cell>
              <table:table-cell office:value-type="float" office:value="6862.07923296">
                <text:p>6862.07923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63636363636">
                <text:p>0.0663636363636</text:p>
              </table:table-cell>
              <table:table-cell office:value-type="float" office:value="6892.31582965">
                <text:p>6892.31582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8">
                <text:p>0.068</text:p>
              </table:table-cell>
              <table:table-cell office:value-type="float" office:value="6923.71663639">
                <text:p>6923.71663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96363636364">
                <text:p>0.0696363636364</text:p>
              </table:table-cell>
              <table:table-cell office:value-type="float" office:value="6956.25835362">
                <text:p>6956.258353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12727272727">
                <text:p>0.0712727272727</text:p>
              </table:table-cell>
              <table:table-cell office:value-type="float" office:value="6989.92003609">
                <text:p>6989.92003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29090909091">
                <text:p>0.0729090909091</text:p>
              </table:table-cell>
              <table:table-cell office:value-type="float" office:value="7024.67351959">
                <text:p>7024.67351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5454545455">
                <text:p>0.0745454545455</text:p>
              </table:table-cell>
              <table:table-cell office:value-type="float" office:value="7060.49398719">
                <text:p>7060.49398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5">
                <text:p>0.075</text:p>
              </table:table-cell>
              <table:table-cell office:value-type="float" office:value="7066.56464734">
                <text:p>7066.56464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66363636364">
                <text:p>0.0766363636364</text:p>
              </table:table-cell>
              <table:table-cell office:value-type="float" office:value="7105.20983882">
                <text:p>7105.20983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82727272727">
                <text:p>0.0782727272727</text:p>
              </table:table-cell>
              <table:table-cell office:value-type="float" office:value="7144.70741616">
                <text:p>7144.70741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9090909091">
                <text:p>0.0799090909091</text:p>
              </table:table-cell>
              <table:table-cell office:value-type="float" office:value="7184.5179639">
                <text:p>7184.5179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15454545455">
                <text:p>0.0815454545455</text:p>
              </table:table-cell>
              <table:table-cell office:value-type="float" office:value="7224.88917752">
                <text:p>7224.88917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31818181818">
                <text:p>0.0831818181818</text:p>
              </table:table-cell>
              <table:table-cell office:value-type="float" office:value="7265.95989472">
                <text:p>7265.95989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8181818182">
                <text:p>0.0848181818182</text:p>
              </table:table-cell>
              <table:table-cell office:value-type="float" office:value="7307.78478891">
                <text:p>7307.78478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64545454545">
                <text:p>0.0864545454545</text:p>
              </table:table-cell>
              <table:table-cell office:value-type="float" office:value="7350.36778434">
                <text:p>7350.36778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80909090909">
                <text:p>0.0880909090909</text:p>
              </table:table-cell>
              <table:table-cell office:value-type="float" office:value="7393.70031102">
                <text:p>7393.70031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7272727273">
                <text:p>0.0897272727273</text:p>
              </table:table-cell>
              <table:table-cell office:value-type="float" office:value="7437.74928362">
                <text:p>7437.74928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13636363636">
                <text:p>0.0913636363636</text:p>
              </table:table-cell>
              <table:table-cell office:value-type="float" office:value="7482.48043307">
                <text:p>7482.48043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3">
                <text:p>0.093</text:p>
              </table:table-cell>
              <table:table-cell office:value-type="float" office:value="7527.84286857">
                <text:p>7527.84286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46363636364">
                <text:p>0.0946363636364</text:p>
              </table:table-cell>
              <table:table-cell office:value-type="float" office:value="7573.79182669">
                <text:p>7573.79182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62727272727">
                <text:p>0.0962727272727</text:p>
              </table:table-cell>
              <table:table-cell office:value-type="float" office:value="7620.27036718">
                <text:p>7620.270367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79090909091">
                <text:p>0.0979090909091</text:p>
              </table:table-cell>
              <table:table-cell office:value-type="float" office:value="7667.23073231">
                <text:p>7667.23073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95454545455">
                <text:p>0.0995454545455</text:p>
              </table:table-cell>
              <table:table-cell office:value-type="float" office:value="7714.61372282">
                <text:p>7714.61372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">
                <text:p>0.1</text:p>
              </table:table-cell>
              <table:table-cell office:value-type="float" office:value="7722.87294007">
                <text:p>7722.87294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636363636">
                <text:p>0.101636363636</text:p>
              </table:table-cell>
              <table:table-cell office:value-type="float" office:value="7772.23917467">
                <text:p>7772.23917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3272727273">
                <text:p>0.103272727273</text:p>
              </table:table-cell>
              <table:table-cell office:value-type="float" office:value="7822.10049154">
                <text:p>7822.10049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4909090909">
                <text:p>0.104909090909</text:p>
              </table:table-cell>
              <table:table-cell office:value-type="float" office:value="7871.48473696">
                <text:p>7871.48473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6545454545">
                <text:p>0.106545454545</text:p>
              </table:table-cell>
              <table:table-cell office:value-type="float" office:value="7920.56112503">
                <text:p>7920.56112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8181818182">
                <text:p>0.108181818182</text:p>
              </table:table-cell>
              <table:table-cell office:value-type="float" office:value="7969.49222871">
                <text:p>7969.492228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9818181818">
                <text:p>0.109818181818</text:p>
              </table:table-cell>
              <table:table-cell office:value-type="float" office:value="8018.33821702">
                <text:p>8018.33821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1454545455">
                <text:p>0.111454545455</text:p>
              </table:table-cell>
              <table:table-cell office:value-type="float" office:value="8067.11958157">
                <text:p>8067.119581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3090909091">
                <text:p>0.113090909091</text:p>
              </table:table-cell>
              <table:table-cell office:value-type="float" office:value="8115.81128521">
                <text:p>8115.81128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4727272727">
                <text:p>0.114727272727</text:p>
              </table:table-cell>
              <table:table-cell office:value-type="float" office:value="8164.37758657">
                <text:p>8164.37758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6363636364">
                <text:p>0.116363636364</text:p>
              </table:table-cell>
              <table:table-cell office:value-type="float" office:value="8212.77220314">
                <text:p>8212.772203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8">
                <text:p>0.118</text:p>
              </table:table-cell>
              <table:table-cell office:value-type="float" office:value="8260.95789676">
                <text:p>8260.957896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9636363636">
                <text:p>0.119636363636</text:p>
              </table:table-cell>
              <table:table-cell office:value-type="float" office:value="8308.88134242">
                <text:p>8308.88134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1272727273">
                <text:p>0.121272727273</text:p>
              </table:table-cell>
              <table:table-cell office:value-type="float" office:value="8356.50263123">
                <text:p>8356.50263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2909090909">
                <text:p>0.122909090909</text:p>
              </table:table-cell>
              <table:table-cell office:value-type="float" office:value="8403.76808748">
                <text:p>8403.76808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545454545">
                <text:p>0.124545454545</text:p>
              </table:table-cell>
              <table:table-cell office:value-type="float" office:value="8450.63963321">
                <text:p>8450.63963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8458.38072769">
                <text:p>8458.38072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6636363636">
                <text:p>0.126636363636</text:p>
              </table:table-cell>
              <table:table-cell office:value-type="float" office:value="8505.89002058">
                <text:p>8505.89002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8272727273">
                <text:p>0.128272727273</text:p>
              </table:table-cell>
              <table:table-cell office:value-type="float" office:value="8553.54177623">
                <text:p>8553.5417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9909090909">
                <text:p>0.129909090909</text:p>
              </table:table-cell>
              <table:table-cell office:value-type="float" office:value="8599.97365373">
                <text:p>8599.97365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1545454545">
                <text:p>0.131545454545</text:p>
              </table:table-cell>
              <table:table-cell office:value-type="float" office:value="8645.26664174">
                <text:p>8645.26664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3181818182">
                <text:p>0.133181818182</text:p>
              </table:table-cell>
              <table:table-cell office:value-type="float" office:value="8689.5904585">
                <text:p>8689.5904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4818181818">
                <text:p>0.134818181818</text:p>
              </table:table-cell>
              <table:table-cell office:value-type="float" office:value="8733.0633859">
                <text:p>8733.0633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6454545455">
                <text:p>0.136454545455</text:p>
              </table:table-cell>
              <table:table-cell office:value-type="float" office:value="8775.73011549">
                <text:p>8775.73011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8090909091">
                <text:p>0.138090909091</text:p>
              </table:table-cell>
              <table:table-cell office:value-type="float" office:value="8817.61221453">
                <text:p>8817.61221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9727272727">
                <text:p>0.139727272727</text:p>
              </table:table-cell>
              <table:table-cell office:value-type="float" office:value="8858.68675737">
                <text:p>8858.68675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1363636364">
                <text:p>0.141363636364</text:p>
              </table:table-cell>
              <table:table-cell office:value-type="float" office:value="8898.93429721">
                <text:p>8898.93429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3">
                <text:p>0.143</text:p>
              </table:table-cell>
              <table:table-cell office:value-type="float" office:value="8938.31177572">
                <text:p>8938.311775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4636363636">
                <text:p>0.144636363636</text:p>
              </table:table-cell>
              <table:table-cell office:value-type="float" office:value="8976.78756012">
                <text:p>8976.78756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6272727273">
                <text:p>0.146272727273</text:p>
              </table:table-cell>
              <table:table-cell office:value-type="float" office:value="9014.31212345">
                <text:p>9014.31212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7909090909">
                <text:p>0.147909090909</text:p>
              </table:table-cell>
              <table:table-cell office:value-type="float" office:value="9050.85500629">
                <text:p>9050.855006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9545454545">
                <text:p>0.149545454545</text:p>
              </table:table-cell>
              <table:table-cell office:value-type="float" office:value="9086.37181628">
                <text:p>9086.37181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">
                <text:p>0.15</text:p>
              </table:table-cell>
              <table:table-cell office:value-type="float" office:value="9091.18171684">
                <text:p>9091.18171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636363636">
                <text:p>0.151636363636</text:p>
              </table:table-cell>
              <table:table-cell office:value-type="float" office:value="9126.13826577">
                <text:p>9126.138265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3272727273">
                <text:p>0.153272727273</text:p>
              </table:table-cell>
              <table:table-cell office:value-type="float" office:value="9160.98759366">
                <text:p>9160.98759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4909090909">
                <text:p>0.154909090909</text:p>
              </table:table-cell>
              <table:table-cell office:value-type="float" office:value="9194.15647051">
                <text:p>9194.15647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6545454545">
                <text:p>0.156545454545</text:p>
              </table:table-cell>
              <table:table-cell office:value-type="float" office:value="9225.59270937">
                <text:p>9225.59270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8181818182">
                <text:p>0.158181818182</text:p>
              </table:table-cell>
              <table:table-cell office:value-type="float" office:value="9255.47611007">
                <text:p>9255.47611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9818181818">
                <text:p>0.159818181818</text:p>
              </table:table-cell>
              <table:table-cell office:value-type="float" office:value="9283.931887">
                <text:p>9283.9318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1454545455">
                <text:p>0.161454545455</text:p>
              </table:table-cell>
              <table:table-cell office:value-type="float" office:value="9311.04753994">
                <text:p>9311.04753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3090909091">
                <text:p>0.163090909091</text:p>
              </table:table-cell>
              <table:table-cell office:value-type="float" office:value="9336.8485293">
                <text:p>9336.84852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4727272727">
                <text:p>0.164727272727</text:p>
              </table:table-cell>
              <table:table-cell office:value-type="float" office:value="9361.34597003">
                <text:p>9361.34597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6363636364">
                <text:p>0.166363636364</text:p>
              </table:table-cell>
              <table:table-cell office:value-type="float" office:value="9384.52128021">
                <text:p>9384.52128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8">
                <text:p>0.168</text:p>
              </table:table-cell>
              <table:table-cell office:value-type="float" office:value="9406.37059453">
                <text:p>9406.370594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9636363636">
                <text:p>0.169636363636</text:p>
              </table:table-cell>
              <table:table-cell office:value-type="float" office:value="9426.86196571">
                <text:p>9426.86196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1272727273">
                <text:p>0.171272727273</text:p>
              </table:table-cell>
              <table:table-cell office:value-type="float" office:value="9445.98401536">
                <text:p>9445.98401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2909090909">
                <text:p>0.172909090909</text:p>
              </table:table-cell>
              <table:table-cell office:value-type="float" office:value="9463.70789663">
                <text:p>9463.70789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4545454545">
                <text:p>0.174545454545</text:p>
              </table:table-cell>
              <table:table-cell office:value-type="float" office:value="9480.03101688">
                <text:p>9480.03101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5">
                <text:p>0.175</text:p>
              </table:table-cell>
              <table:table-cell office:value-type="float" office:value="9480.08446893">
                <text:p>9480.084468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6636363636">
                <text:p>0.176636363636</text:p>
              </table:table-cell>
              <table:table-cell office:value-type="float" office:value="9495.04917964">
                <text:p>9495.049179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8272727273">
                <text:p>0.178272727273</text:p>
              </table:table-cell>
              <table:table-cell office:value-type="float" office:value="9509.71918472">
                <text:p>9509.71918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9909090909">
                <text:p>0.179909090909</text:p>
              </table:table-cell>
              <table:table-cell office:value-type="float" office:value="9522.52447309">
                <text:p>9522.524473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1545454545">
                <text:p>0.181545454545</text:p>
              </table:table-cell>
              <table:table-cell office:value-type="float" office:value="9533.37198459">
                <text:p>9533.37198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181818182">
                <text:p>0.183181818182</text:p>
              </table:table-cell>
              <table:table-cell office:value-type="float" office:value="9542.4176319">
                <text:p>9542.4176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4818181818">
                <text:p>0.184818181818</text:p>
              </table:table-cell>
              <table:table-cell office:value-type="float" office:value="9549.8301111">
                <text:p>9549.8301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6454545455">
                <text:p>0.186454545455</text:p>
              </table:table-cell>
              <table:table-cell office:value-type="float" office:value="9555.70341352">
                <text:p>9555.70341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8090909091">
                <text:p>0.188090909091</text:p>
              </table:table-cell>
              <table:table-cell office:value-type="float" office:value="9560.1163743">
                <text:p>9560.11637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9727272727">
                <text:p>0.189727272727</text:p>
              </table:table-cell>
              <table:table-cell office:value-type="float" office:value="9563.08549884">
                <text:p>9563.08549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1363636364">
                <text:p>0.191363636364</text:p>
              </table:table-cell>
              <table:table-cell office:value-type="float" office:value="9564.64855193">
                <text:p>9564.648551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3">
                <text:p>0.193</text:p>
              </table:table-cell>
              <table:table-cell office:value-type="float" office:value="9564.81619725">
                <text:p>9564.81619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4636363636">
                <text:p>0.194636363636</text:p>
              </table:table-cell>
              <table:table-cell office:value-type="float" office:value="9563.61331207">
                <text:p>9563.61331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6272727273">
                <text:p>0.196272727273</text:p>
              </table:table-cell>
              <table:table-cell office:value-type="float" office:value="9561.04338326">
                <text:p>9561.04338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7909090909">
                <text:p>0.197909090909</text:p>
              </table:table-cell>
              <table:table-cell office:value-type="float" office:value="9557.13825543">
                <text:p>9557.138255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9545454545">
                <text:p>0.199545454545</text:p>
              </table:table-cell>
              <table:table-cell office:value-type="float" office:value="9551.91321436">
                <text:p>9551.91321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">
                <text:p>0.2</text:p>
              </table:table-cell>
              <table:table-cell office:value-type="float" office:value="9546.67010515">
                <text:p>9546.67010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1636363636">
                <text:p>0.201636363636</text:p>
              </table:table-cell>
              <table:table-cell office:value-type="float" office:value="9540.15874661">
                <text:p>9540.158746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3272727273">
                <text:p>0.203272727273</text:p>
              </table:table-cell>
              <table:table-cell office:value-type="float" office:value="9533.41127856">
                <text:p>9533.41127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4909090909">
                <text:p>0.204909090909</text:p>
              </table:table-cell>
              <table:table-cell office:value-type="float" office:value="9525.13137186">
                <text:p>9525.131371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6545454545">
                <text:p>0.206545454545</text:p>
              </table:table-cell>
              <table:table-cell office:value-type="float" office:value="9515.23122875">
                <text:p>9515.23122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8181818182">
                <text:p>0.208181818182</text:p>
              </table:table-cell>
              <table:table-cell office:value-type="float" office:value="9503.91008383">
                <text:p>9503.910083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818181818">
                <text:p>0.209818181818</text:p>
              </table:table-cell>
              <table:table-cell office:value-type="float" office:value="9491.34305523">
                <text:p>9491.343055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1454545455">
                <text:p>0.211454545455</text:p>
              </table:table-cell>
              <table:table-cell office:value-type="float" office:value="9477.68788044">
                <text:p>9477.687880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3090909091">
                <text:p>0.213090909091</text:p>
              </table:table-cell>
              <table:table-cell office:value-type="float" office:value="9463.04573336">
                <text:p>9463.04573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4727272727">
                <text:p>0.214727272727</text:p>
              </table:table-cell>
              <table:table-cell office:value-type="float" office:value="9447.50253385">
                <text:p>9447.50253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6363636364">
                <text:p>0.216363636364</text:p>
              </table:table-cell>
              <table:table-cell office:value-type="float" office:value="9431.13056911">
                <text:p>9431.130569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8">
                <text:p>0.218</text:p>
              </table:table-cell>
              <table:table-cell office:value-type="float" office:value="9414.03036221">
                <text:p>9414.030362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9636363636">
                <text:p>0.219636363636</text:p>
              </table:table-cell>
              <table:table-cell office:value-type="float" office:value="9396.27743401">
                <text:p>9396.27743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1272727273">
                <text:p>0.221272727273</text:p>
              </table:table-cell>
              <table:table-cell office:value-type="float" office:value="9377.96210256">
                <text:p>9377.962102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2909090909">
                <text:p>0.222909090909</text:p>
              </table:table-cell>
              <table:table-cell office:value-type="float" office:value="9359.13218421">
                <text:p>9359.132184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4545454545">
                <text:p>0.224545454545</text:p>
              </table:table-cell>
              <table:table-cell office:value-type="float" office:value="9339.87273847">
                <text:p>9339.872738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5">
                <text:p>0.225</text:p>
              </table:table-cell>
              <table:table-cell office:value-type="float" office:value="9331.27624554">
                <text:p>9331.276245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6636363636">
                <text:p>0.226636363636</text:p>
              </table:table-cell>
              <table:table-cell office:value-type="float" office:value="9312.03387045">
                <text:p>9312.03387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8272727273">
                <text:p>0.228272727273</text:p>
              </table:table-cell>
              <table:table-cell office:value-type="float" office:value="9293.41603939">
                <text:p>9293.41603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9909090909">
                <text:p>0.229909090909</text:p>
              </table:table-cell>
              <table:table-cell office:value-type="float" office:value="9274.41551633">
                <text:p>9274.415516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1545454545">
                <text:p>0.231545454545</text:p>
              </table:table-cell>
              <table:table-cell office:value-type="float" office:value="9255.05339337">
                <text:p>9255.05339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3181818182">
                <text:p>0.233181818182</text:p>
              </table:table-cell>
              <table:table-cell office:value-type="float" office:value="9235.47846663">
                <text:p>9235.47846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4818181818">
                <text:p>0.234818181818</text:p>
              </table:table-cell>
              <table:table-cell office:value-type="float" office:value="9215.8584046">
                <text:p>9215.8584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6454545455">
                <text:p>0.236454545455</text:p>
              </table:table-cell>
              <table:table-cell office:value-type="float" office:value="9196.27412918">
                <text:p>9196.27412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8090909091">
                <text:p>0.238090909091</text:p>
              </table:table-cell>
              <table:table-cell office:value-type="float" office:value="9176.80963495">
                <text:p>9176.80963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9727272727">
                <text:p>0.239727272727</text:p>
              </table:table-cell>
              <table:table-cell office:value-type="float" office:value="9157.47851913">
                <text:p>9157.47851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1363636364">
                <text:p>0.241363636364</text:p>
              </table:table-cell>
              <table:table-cell office:value-type="float" office:value="9138.32260464">
                <text:p>9138.32260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3">
                <text:p>0.243</text:p>
              </table:table-cell>
              <table:table-cell office:value-type="float" office:value="9119.3336258">
                <text:p>9119.33362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4636363636">
                <text:p>0.244636363636</text:p>
              </table:table-cell>
              <table:table-cell office:value-type="float" office:value="9100.54191142">
                <text:p>9100.54191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6272727273">
                <text:p>0.246272727273</text:p>
              </table:table-cell>
              <table:table-cell office:value-type="float" office:value="9081.93447389">
                <text:p>9081.93447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7909090909">
                <text:p>0.247909090909</text:p>
              </table:table-cell>
              <table:table-cell office:value-type="float" office:value="9063.54179198">
                <text:p>9063.541791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9545454545">
                <text:p>0.249545454545</text:p>
              </table:table-cell>
              <table:table-cell office:value-type="float" office:value="9045.3597543">
                <text:p>9045.35975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">
                <text:p>0.25</text:p>
              </table:table-cell>
              <table:table-cell office:value-type="float" office:value="9037.31507057">
                <text:p>9037.315070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1636363636">
                <text:p>0.251636363636</text:p>
              </table:table-cell>
              <table:table-cell office:value-type="float" office:value="9019.82963271">
                <text:p>9019.82963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3272727273">
                <text:p>0.253272727273</text:p>
              </table:table-cell>
              <table:table-cell office:value-type="float" office:value="6134.38623186">
                <text:p>6134.38623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4909090909">
                <text:p>0.254909090909</text:p>
              </table:table-cell>
              <table:table-cell office:value-type="float" office:value="6200.95101186">
                <text:p>6200.951011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6545454545">
                <text:p>0.256545454545</text:p>
              </table:table-cell>
              <table:table-cell office:value-type="float" office:value="6272.44708444">
                <text:p>6272.44708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58181818182">
                <text:p>0.258181818182</text:p>
              </table:table-cell>
              <table:table-cell office:value-type="float" office:value="6345.90561954">
                <text:p>6345.905619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59818181818">
                <text:p>0.259818181818</text:p>
              </table:table-cell>
              <table:table-cell office:value-type="float" office:value="6419.16207965">
                <text:p>6419.162079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1454545455">
                <text:p>0.261454545455</text:p>
              </table:table-cell>
              <table:table-cell office:value-type="float" office:value="6491.2386842">
                <text:p>6491.23868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3090909091">
                <text:p>0.263090909091</text:p>
              </table:table-cell>
              <table:table-cell office:value-type="float" office:value="6561.81215384">
                <text:p>6561.812153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4727272727">
                <text:p>0.264727272727</text:p>
              </table:table-cell>
              <table:table-cell office:value-type="float" office:value="6630.86035013">
                <text:p>6630.860350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363636364">
                <text:p>0.266363636364</text:p>
              </table:table-cell>
              <table:table-cell office:value-type="float" office:value="6698.44793997">
                <text:p>6698.447939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">
                <text:p>0.268</text:p>
              </table:table-cell>
              <table:table-cell office:value-type="float" office:value="6764.61009779">
                <text:p>6764.610097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636363636">
                <text:p>0.269636363636</text:p>
              </table:table-cell>
              <table:table-cell office:value-type="float" office:value="6829.30118019">
                <text:p>6829.301180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1272727273">
                <text:p>0.271272727273</text:p>
              </table:table-cell>
              <table:table-cell office:value-type="float" office:value="6892.41843069">
                <text:p>6892.418430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2909090909">
                <text:p>0.272909090909</text:p>
              </table:table-cell>
              <table:table-cell office:value-type="float" office:value="6953.84213942">
                <text:p>6953.842139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4545454545">
                <text:p>0.274545454545</text:p>
              </table:table-cell>
              <table:table-cell office:value-type="float" office:value="7013.47279503">
                <text:p>7013.472795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5">
                <text:p>0.275</text:p>
              </table:table-cell>
              <table:table-cell office:value-type="float" office:value="7026.07374151">
                <text:p>7026.07374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6636363636">
                <text:p>0.276636363636</text:p>
              </table:table-cell>
              <table:table-cell office:value-type="float" office:value="7085.17618251">
                <text:p>7085.17618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8272727273">
                <text:p>0.278272727273</text:p>
              </table:table-cell>
              <table:table-cell office:value-type="float" office:value="7141.45964055">
                <text:p>7141.45964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9909090909">
                <text:p>0.279909090909</text:p>
              </table:table-cell>
              <table:table-cell office:value-type="float" office:value="7195.09072471">
                <text:p>7195.090724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1545454545">
                <text:p>0.281545454545</text:p>
              </table:table-cell>
              <table:table-cell office:value-type="float" office:value="7246.47353264">
                <text:p>7246.47353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3181818182">
                <text:p>0.283181818182</text:p>
              </table:table-cell>
              <table:table-cell office:value-type="float" office:value="7295.76276146">
                <text:p>7295.76276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4818181818">
                <text:p>0.284818181818</text:p>
              </table:table-cell>
              <table:table-cell office:value-type="float" office:value="7343.0131925">
                <text:p>7343.0131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6454545455">
                <text:p>0.286454545455</text:p>
              </table:table-cell>
              <table:table-cell office:value-type="float" office:value="7388.2659788">
                <text:p>7388.26597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8090909091">
                <text:p>0.288090909091</text:p>
              </table:table-cell>
              <table:table-cell office:value-type="float" office:value="7431.58480295">
                <text:p>7431.58480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9727272727">
                <text:p>0.289727272727</text:p>
              </table:table-cell>
              <table:table-cell office:value-type="float" office:value="7473.06165558">
                <text:p>7473.061655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1363636364">
                <text:p>0.291363636364</text:p>
              </table:table-cell>
              <table:table-cell office:value-type="float" office:value="7512.74934324">
                <text:p>7512.749343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7550.55149513">
                <text:p>7550.551495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4636363636">
                <text:p>0.294636363636</text:p>
              </table:table-cell>
              <table:table-cell office:value-type="float" office:value="7586.25734748">
                <text:p>7586.257347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6272727273">
                <text:p>0.296272727273</text:p>
              </table:table-cell>
              <table:table-cell office:value-type="float" office:value="7619.74383175">
                <text:p>7619.743831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7909090909">
                <text:p>0.297909090909</text:p>
              </table:table-cell>
              <table:table-cell office:value-type="float" office:value="7651.05788715">
                <text:p>7651.057887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9545454545">
                <text:p>0.299545454545</text:p>
              </table:table-cell>
              <table:table-cell office:value-type="float" office:value="7680.34479845">
                <text:p>7680.344798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">
                <text:p>0.3</text:p>
              </table:table-cell>
              <table:table-cell office:value-type="float" office:value="7685.54787909">
                <text:p>7685.547879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1636363636">
                <text:p>0.301636363636</text:p>
              </table:table-cell>
              <table:table-cell office:value-type="float" office:value="7713.80208462">
                <text:p>7713.80208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3272727273">
                <text:p>0.303272727273</text:p>
              </table:table-cell>
              <table:table-cell office:value-type="float" office:value="7739.35000059">
                <text:p>7739.350000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4909090909">
                <text:p>0.304909090909</text:p>
              </table:table-cell>
              <table:table-cell office:value-type="float" office:value="7762.50328752">
                <text:p>7762.503287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6545454545">
                <text:p>0.306545454545</text:p>
              </table:table-cell>
              <table:table-cell office:value-type="float" office:value="7783.60153485">
                <text:p>7783.601534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8181818182">
                <text:p>0.308181818182</text:p>
              </table:table-cell>
              <table:table-cell office:value-type="float" office:value="7802.77227862">
                <text:p>7802.77227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9818181818">
                <text:p>0.309818181818</text:p>
              </table:table-cell>
              <table:table-cell office:value-type="float" office:value="7820.06723183">
                <text:p>7820.067231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1454545455">
                <text:p>0.311454545455</text:p>
              </table:table-cell>
              <table:table-cell office:value-type="float" office:value="7835.53689087">
                <text:p>7835.536890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13090909091">
                <text:p>0.313090909091</text:p>
              </table:table-cell>
              <table:table-cell office:value-type="float" office:value="7849.24228597">
                <text:p>7849.242285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14727272727">
                <text:p>0.314727272727</text:p>
              </table:table-cell>
              <table:table-cell office:value-type="float" office:value="7861.23270425">
                <text:p>7861.23270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6363636364">
                <text:p>0.316363636364</text:p>
              </table:table-cell>
              <table:table-cell office:value-type="float" office:value="7871.55053835">
                <text:p>7871.550538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18">
                <text:p>0.318</text:p>
              </table:table-cell>
              <table:table-cell office:value-type="float" office:value="7880.24222014">
                <text:p>7880.242220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9636363636">
                <text:p>0.319636363636</text:p>
              </table:table-cell>
              <table:table-cell office:value-type="float" office:value="7887.36632033">
                <text:p>7887.366320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1272727273">
                <text:p>0.321272727273</text:p>
              </table:table-cell>
              <table:table-cell office:value-type="float" office:value="7892.98190152">
                <text:p>7892.981901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2909090909">
                <text:p>0.322909090909</text:p>
              </table:table-cell>
              <table:table-cell office:value-type="float" office:value="7897.14792724">
                <text:p>7897.147927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4545454545">
                <text:p>0.324545454545</text:p>
              </table:table-cell>
              <table:table-cell office:value-type="float" office:value="7899.9519179">
                <text:p>7899.95191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5">
                <text:p>0.325</text:p>
              </table:table-cell>
              <table:table-cell office:value-type="float" office:value="7899.28669073">
                <text:p>7899.286690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6636363636">
                <text:p>0.326636363636</text:p>
              </table:table-cell>
              <table:table-cell office:value-type="float" office:value="7901.16477291">
                <text:p>7901.164772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8272727273">
                <text:p>0.328272727273</text:p>
              </table:table-cell>
              <table:table-cell office:value-type="float" office:value="7901.50080823">
                <text:p>7901.500808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9909090909">
                <text:p>0.329909090909</text:p>
              </table:table-cell>
              <table:table-cell office:value-type="float" office:value="7900.61170813">
                <text:p>7900.611708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1545454545">
                <text:p>0.331545454545</text:p>
              </table:table-cell>
              <table:table-cell office:value-type="float" office:value="7898.71492724">
                <text:p>7898.714927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3181818182">
                <text:p>0.333181818182</text:p>
              </table:table-cell>
              <table:table-cell office:value-type="float" office:value="7895.92394341">
                <text:p>7895.92394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4818181818">
                <text:p>0.334818181818</text:p>
              </table:table-cell>
              <table:table-cell office:value-type="float" office:value="7892.30453987">
                <text:p>7892.304539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6454545455">
                <text:p>0.336454545455</text:p>
              </table:table-cell>
              <table:table-cell office:value-type="float" office:value="7887.95657141">
                <text:p>7887.956571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8090909091">
                <text:p>0.338090909091</text:p>
              </table:table-cell>
              <table:table-cell office:value-type="float" office:value="7883.02764946">
                <text:p>7883.027649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9727272727">
                <text:p>0.339727272727</text:p>
              </table:table-cell>
              <table:table-cell office:value-type="float" office:value="7877.72994837">
                <text:p>7877.72994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1363636364">
                <text:p>0.341363636364</text:p>
              </table:table-cell>
              <table:table-cell office:value-type="float" office:value="7872.35235886">
                <text:p>7872.352358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3">
                <text:p>0.343</text:p>
              </table:table-cell>
              <table:table-cell office:value-type="float" office:value="7866.93003548">
                <text:p>7866.93003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44636363636">
                <text:p>0.344636363636</text:p>
              </table:table-cell>
              <table:table-cell office:value-type="float" office:value="7861.30231787">
                <text:p>7861.302317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6272727273">
                <text:p>0.346272727273</text:p>
              </table:table-cell>
              <table:table-cell office:value-type="float" office:value="7855.62077237">
                <text:p>7855.620772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47909090909">
                <text:p>0.347909090909</text:p>
              </table:table-cell>
              <table:table-cell office:value-type="float" office:value="7851.02740935">
                <text:p>7851.027409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9545454545">
                <text:p>0.349545454545</text:p>
              </table:table-cell>
              <table:table-cell office:value-type="float" office:value="7849.09710398">
                <text:p>7849.097103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">
                <text:p>0.35</text:p>
              </table:table-cell>
              <table:table-cell office:value-type="float" office:value="7849.38433856">
                <text:p>7849.38433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1636363636">
                <text:p>0.351636363636</text:p>
              </table:table-cell>
              <table:table-cell office:value-type="float" office:value="7851.94876753">
                <text:p>7851.948767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3272727273">
                <text:p>0.353272727273</text:p>
              </table:table-cell>
              <table:table-cell office:value-type="float" office:value="7861.11325465">
                <text:p>7861.113254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4909090909">
                <text:p>0.354909090909</text:p>
              </table:table-cell>
              <table:table-cell office:value-type="float" office:value="7876.76712236">
                <text:p>7876.767122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6545454545">
                <text:p>0.356545454545</text:p>
              </table:table-cell>
              <table:table-cell office:value-type="float" office:value="7898.95503898">
                <text:p>7898.955038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58181818182">
                <text:p>0.358181818182</text:p>
              </table:table-cell>
              <table:table-cell office:value-type="float" office:value="7927.99429146">
                <text:p>7927.994291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59818181818">
                <text:p>0.359818181818</text:p>
              </table:table-cell>
              <table:table-cell office:value-type="float" office:value="7964.34053707">
                <text:p>7964.340537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1454545455">
                <text:p>0.361454545455</text:p>
              </table:table-cell>
              <table:table-cell office:value-type="float" office:value="8008.40426407">
                <text:p>8008.404264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3090909091">
                <text:p>0.363090909091</text:p>
              </table:table-cell>
              <table:table-cell office:value-type="float" office:value="8060.55061396">
                <text:p>8060.550613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4727272727">
                <text:p>0.364727272727</text:p>
              </table:table-cell>
              <table:table-cell office:value-type="float" office:value="8121.12257958">
                <text:p>8121.122579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6363636364">
                <text:p>0.366363636364</text:p>
              </table:table-cell>
              <table:table-cell office:value-type="float" office:value="8190.46062956">
                <text:p>8190.460629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8">
                <text:p>0.368</text:p>
              </table:table-cell>
              <table:table-cell office:value-type="float" office:value="8268.71234419">
                <text:p>8268.71234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9636363636">
                <text:p>0.369636363636</text:p>
              </table:table-cell>
              <table:table-cell office:value-type="float" office:value="8355.93937063">
                <text:p>8355.939370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272727273">
                <text:p>0.371272727273</text:p>
              </table:table-cell>
              <table:table-cell office:value-type="float" office:value="8452.07002409">
                <text:p>8452.070024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2909090909">
                <text:p>0.372909090909</text:p>
              </table:table-cell>
              <table:table-cell office:value-type="float" office:value="8557.15284981">
                <text:p>8557.152849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4545454545">
                <text:p>0.374545454545</text:p>
              </table:table-cell>
              <table:table-cell office:value-type="float" office:value="8671.05238533">
                <text:p>8671.052385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5">
                <text:p>0.375</text:p>
              </table:table-cell>
              <table:table-cell office:value-type="float" office:value="8709.66878839">
                <text:p>8709.668788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6636363636">
                <text:p>0.376636363636</text:p>
              </table:table-cell>
              <table:table-cell office:value-type="float" office:value="8823.3721012">
                <text:p>8823.3721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8272727273">
                <text:p>0.378272727273</text:p>
              </table:table-cell>
              <table:table-cell office:value-type="float" office:value="8956.52729654">
                <text:p>8956.527296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9909090909">
                <text:p>0.379909090909</text:p>
              </table:table-cell>
              <table:table-cell office:value-type="float" office:value="9100.60594449">
                <text:p>9100.605944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1545454545">
                <text:p>0.381545454545</text:p>
              </table:table-cell>
              <table:table-cell office:value-type="float" office:value="9251.83715318">
                <text:p>9251.837153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3181818182">
                <text:p>0.383181818182</text:p>
              </table:table-cell>
              <table:table-cell office:value-type="float" office:value="9409.51364622">
                <text:p>9409.51364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4818181818">
                <text:p>0.384818181818</text:p>
              </table:table-cell>
              <table:table-cell office:value-type="float" office:value="9573.68778346">
                <text:p>9573.68778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6454545455">
                <text:p>0.386454545455</text:p>
              </table:table-cell>
              <table:table-cell office:value-type="float" office:value="9744.39661866">
                <text:p>9744.396618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88090909091">
                <text:p>0.388090909091</text:p>
              </table:table-cell>
              <table:table-cell office:value-type="float" office:value="9921.43808693">
                <text:p>9921.438086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89727272727">
                <text:p>0.389727272727</text:p>
              </table:table-cell>
              <table:table-cell office:value-type="float" office:value="10104.4989176">
                <text:p>10104.49891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1363636364">
                <text:p>0.391363636364</text:p>
              </table:table-cell>
              <table:table-cell office:value-type="float" office:value="10293.0721508">
                <text:p>10293.0721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3">
                <text:p>0.393</text:p>
              </table:table-cell>
              <table:table-cell office:value-type="float" office:value="10486.6889777">
                <text:p>10486.68897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4636363636">
                <text:p>0.394636363636</text:p>
              </table:table-cell>
              <table:table-cell office:value-type="float" office:value="10684.7671475">
                <text:p>10684.76714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6272727273">
                <text:p>0.396272727273</text:p>
              </table:table-cell>
              <table:table-cell office:value-type="float" office:value="10886.8742621">
                <text:p>10886.87426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97909090909">
                <text:p>0.397909090909</text:p>
              </table:table-cell>
              <table:table-cell office:value-type="float" office:value="11092.4967205">
                <text:p>11092.49672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9545454545">
                <text:p>0.399545454545</text:p>
              </table:table-cell>
              <table:table-cell office:value-type="float" office:value="11301.2679467">
                <text:p>11301.26794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">
                <text:p>0.4</text:p>
              </table:table-cell>
              <table:table-cell office:value-type="float" office:value="11365.6199149">
                <text:p>11365.61991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1636363636">
                <text:p>0.401636363636</text:p>
              </table:table-cell>
              <table:table-cell office:value-type="float" office:value="11562.7636463">
                <text:p>11562.76364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03272727273">
                <text:p>0.403272727273</text:p>
              </table:table-cell>
              <table:table-cell office:value-type="float" office:value="11776.8580575">
                <text:p>11776.85805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4909090909">
                <text:p>0.404909090909</text:p>
              </table:table-cell>
              <table:table-cell office:value-type="float" office:value="11995.6495658">
                <text:p>11995.64956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6545454545">
                <text:p>0.406545454545</text:p>
              </table:table-cell>
              <table:table-cell office:value-type="float" office:value="12213.8788963">
                <text:p>12213.8788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8181818182">
                <text:p>0.408181818182</text:p>
              </table:table-cell>
              <table:table-cell office:value-type="float" office:value="12430.4773577">
                <text:p>12430.47735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09818181818">
                <text:p>0.409818181818</text:p>
              </table:table-cell>
              <table:table-cell office:value-type="float" office:value="12645.4305876">
                <text:p>12645.43058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1454545455">
                <text:p>0.411454545455</text:p>
              </table:table-cell>
              <table:table-cell office:value-type="float" office:value="12858.7017125">
                <text:p>12858.7017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3090909091">
                <text:p>0.413090909091</text:p>
              </table:table-cell>
              <table:table-cell office:value-type="float" office:value="13070.1273256">
                <text:p>13070.12732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4727272727">
                <text:p>0.414727272727</text:p>
              </table:table-cell>
              <table:table-cell office:value-type="float" office:value="13279.3255666">
                <text:p>13279.32556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16363636364">
                <text:p>0.416363636364</text:p>
              </table:table-cell>
              <table:table-cell office:value-type="float" office:value="13485.8467577">
                <text:p>13485.84675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8">
                <text:p>0.418</text:p>
              </table:table-cell>
              <table:table-cell office:value-type="float" office:value="13689.0337032">
                <text:p>13689.03370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19636363636">
                <text:p>0.419636363636</text:p>
              </table:table-cell>
              <table:table-cell office:value-type="float" office:value="13888.2894428">
                <text:p>13888.28944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1272727273">
                <text:p>0.421272727273</text:p>
              </table:table-cell>
              <table:table-cell office:value-type="float" office:value="14082.9004306">
                <text:p>14082.90043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2909090909">
                <text:p>0.422909090909</text:p>
              </table:table-cell>
              <table:table-cell office:value-type="float" office:value="14272.4293117">
                <text:p>14272.42931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4545454545">
                <text:p>0.424545454545</text:p>
              </table:table-cell>
              <table:table-cell office:value-type="float" office:value="14456.3709376">
                <text:p>14456.3709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25">
                <text:p>0.425</text:p>
              </table:table-cell>
              <table:table-cell office:value-type="float" office:value="14508.438401">
                <text:p>14508.438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6636363636">
                <text:p>0.426636363636</text:p>
              </table:table-cell>
              <table:table-cell office:value-type="float" office:value="14675.5579744">
                <text:p>14675.55797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28272727273">
                <text:p>0.428272727273</text:p>
              </table:table-cell>
              <table:table-cell office:value-type="float" office:value="14846.3828523">
                <text:p>14846.38285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29909090909">
                <text:p>0.429909090909</text:p>
              </table:table-cell>
              <table:table-cell office:value-type="float" office:value="15012.4866133">
                <text:p>15012.48661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1545454545">
                <text:p>0.431545454545</text:p>
              </table:table-cell>
              <table:table-cell office:value-type="float" office:value="15170.5408473">
                <text:p>15170.54084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3181818182">
                <text:p>0.433181818182</text:p>
              </table:table-cell>
              <table:table-cell office:value-type="float" office:value="15319.936715">
                <text:p>15319.936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4818181818">
                <text:p>0.434818181818</text:p>
              </table:table-cell>
              <table:table-cell office:value-type="float" office:value="15460.6890818">
                <text:p>15460.68908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6454545455">
                <text:p>0.436454545455</text:p>
              </table:table-cell>
              <table:table-cell office:value-type="float" office:value="15592.8653228">
                <text:p>15592.86532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8090909091">
                <text:p>0.438090909091</text:p>
              </table:table-cell>
              <table:table-cell office:value-type="float" office:value="15716.4189287">
                <text:p>15716.4189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39727272727">
                <text:p>0.439727272727</text:p>
              </table:table-cell>
              <table:table-cell office:value-type="float" office:value="15831.3605766">
                <text:p>15831.36057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1363636364">
                <text:p>0.441363636364</text:p>
              </table:table-cell>
              <table:table-cell office:value-type="float" office:value="15937.5976943">
                <text:p>15937.5976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3">
                <text:p>0.443</text:p>
              </table:table-cell>
              <table:table-cell office:value-type="float" office:value="16035.1232407">
                <text:p>16035.12324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4636363636">
                <text:p>0.444636363636</text:p>
              </table:table-cell>
              <table:table-cell office:value-type="float" office:value="16123.7951477">
                <text:p>16123.79514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6272727273">
                <text:p>0.446272727273</text:p>
              </table:table-cell>
              <table:table-cell office:value-type="float" office:value="16203.5896178">
                <text:p>16203.5896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47909090909">
                <text:p>0.447909090909</text:p>
              </table:table-cell>
              <table:table-cell office:value-type="float" office:value="16274.4492389">
                <text:p>16274.44923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9545454545">
                <text:p>0.449545454545</text:p>
              </table:table-cell>
              <table:table-cell office:value-type="float" office:value="16336.5619498">
                <text:p>16336.5619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5">
                <text:p>0.45</text:p>
              </table:table-cell>
              <table:table-cell office:value-type="float" office:value="16351.1122661">
                <text:p>16351.11226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1636363636">
                <text:p>0.451636363636</text:p>
              </table:table-cell>
              <table:table-cell office:value-type="float" office:value="16400.9132992">
                <text:p>16400.91329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3272727273">
                <text:p>0.453272727273</text:p>
              </table:table-cell>
              <table:table-cell office:value-type="float" office:value="16444.414754">
                <text:p>16444.4147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54909090909">
                <text:p>0.454909090909</text:p>
              </table:table-cell>
              <table:table-cell office:value-type="float" office:value="16480.2951107">
                <text:p>16480.29511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56545454545">
                <text:p>0.456545454545</text:p>
              </table:table-cell>
              <table:table-cell office:value-type="float" office:value="16508.4701909">
                <text:p>16508.47019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58181818182">
                <text:p>0.458181818182</text:p>
              </table:table-cell>
              <table:table-cell office:value-type="float" office:value="16529.489442">
                <text:p>16529.4894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59818181818">
                <text:p>0.459818181818</text:p>
              </table:table-cell>
              <table:table-cell office:value-type="float" office:value="16544.2028878">
                <text:p>16544.20288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1454545455">
                <text:p>0.461454545455</text:p>
              </table:table-cell>
              <table:table-cell office:value-type="float" office:value="16553.8180025">
                <text:p>16553.81800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3090909091">
                <text:p>0.463090909091</text:p>
              </table:table-cell>
              <table:table-cell office:value-type="float" office:value="16558.707896">
                <text:p>16558.7078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4727272727">
                <text:p>0.464727272727</text:p>
              </table:table-cell>
              <table:table-cell office:value-type="float" office:value="16558.8605038">
                <text:p>16558.86050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6363636364">
                <text:p>0.466363636364</text:p>
              </table:table-cell>
              <table:table-cell office:value-type="float" office:value="16556.631279">
                <text:p>16556.6312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8">
                <text:p>0.468</text:p>
              </table:table-cell>
              <table:table-cell office:value-type="float" office:value="16553.2854972">
                <text:p>16553.28549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69636363636">
                <text:p>0.469636363636</text:p>
              </table:table-cell>
              <table:table-cell office:value-type="float" office:value="16549.5851423">
                <text:p>16549.58514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71272727273">
                <text:p>0.471272727273</text:p>
              </table:table-cell>
              <table:table-cell office:value-type="float" office:value="16545.7383351">
                <text:p>16545.73833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2909090909">
                <text:p>0.472909090909</text:p>
              </table:table-cell>
              <table:table-cell office:value-type="float" office:value="16542.1248693">
                <text:p>16542.12486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74545454545">
                <text:p>0.474545454545</text:p>
              </table:table-cell>
              <table:table-cell office:value-type="float" office:value="16538.8003596">
                <text:p>16538.80035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5">
                <text:p>0.475</text:p>
              </table:table-cell>
              <table:table-cell office:value-type="float" office:value="16536.3427298">
                <text:p>16536.3427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6636363636">
                <text:p>0.476636363636</text:p>
              </table:table-cell>
              <table:table-cell office:value-type="float" office:value="16534.1441567">
                <text:p>16534.14415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8272727273">
                <text:p>0.478272727273</text:p>
              </table:table-cell>
              <table:table-cell office:value-type="float" office:value="16531.4712059">
                <text:p>16531.47120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79909090909">
                <text:p>0.479909090909</text:p>
              </table:table-cell>
              <table:table-cell office:value-type="float" office:value="16528.3279221">
                <text:p>16528.32792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1545454545">
                <text:p>0.481545454545</text:p>
              </table:table-cell>
              <table:table-cell office:value-type="float" office:value="16524.7415843">
                <text:p>16524.74158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3181818182">
                <text:p>0.483181818182</text:p>
              </table:table-cell>
              <table:table-cell office:value-type="float" office:value="16520.8198487">
                <text:p>16520.81984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4818181818">
                <text:p>0.484818181818</text:p>
              </table:table-cell>
              <table:table-cell office:value-type="float" office:value="16516.626606">
                <text:p>16516.6266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86454545455">
                <text:p>0.486454545455</text:p>
              </table:table-cell>
              <table:table-cell office:value-type="float" office:value="16512.3340065">
                <text:p>16512.33400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88090909091">
                <text:p>0.488090909091</text:p>
              </table:table-cell>
              <table:table-cell office:value-type="float" office:value="16507.9833534">
                <text:p>16507.98335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89727272727">
                <text:p>0.489727272727</text:p>
              </table:table-cell>
              <table:table-cell office:value-type="float" office:value="16503.6479538">
                <text:p>16503.64795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1363636364">
                <text:p>0.491363636364</text:p>
              </table:table-cell>
              <table:table-cell office:value-type="float" office:value="16499.2811787">
                <text:p>16499.28117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93">
                <text:p>0.493</text:p>
              </table:table-cell>
              <table:table-cell office:value-type="float" office:value="16494.982748">
                <text:p>16494.9827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4636363636">
                <text:p>0.494636363636</text:p>
              </table:table-cell>
              <table:table-cell office:value-type="float" office:value="16490.6630671">
                <text:p>16490.66306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6272727273">
                <text:p>0.496272727273</text:p>
              </table:table-cell>
              <table:table-cell office:value-type="float" office:value="16486.4122738">
                <text:p>16486.41227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97909090909">
                <text:p>0.497909090909</text:p>
              </table:table-cell>
              <table:table-cell office:value-type="float" office:value="16482.1132993">
                <text:p>16482.11329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99545454545">
                <text:p>0.499545454545</text:p>
              </table:table-cell>
              <table:table-cell office:value-type="float" office:value="16477.87123">
                <text:p>16477.871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  <table:table-cell office:value-type="float" office:value="16475.031318">
                <text:p>16475.031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01636363636">
                <text:p>0.501636363636</text:p>
              </table:table-cell>
              <table:table-cell office:value-type="float" office:value="9574.36554704">
                <text:p>9574.365547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03272727273">
                <text:p>0.503272727273</text:p>
              </table:table-cell>
              <table:table-cell office:value-type="float" office:value="9588.01951664">
                <text:p>9588.019516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04909090909">
                <text:p>0.504909090909</text:p>
              </table:table-cell>
              <table:table-cell office:value-type="float" office:value="9604.97013514">
                <text:p>9604.970135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06545454545">
                <text:p>0.506545454545</text:p>
              </table:table-cell>
              <table:table-cell office:value-type="float" office:value="9620.55313948">
                <text:p>9620.553139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08181818182">
                <text:p>0.508181818182</text:p>
              </table:table-cell>
              <table:table-cell office:value-type="float" office:value="9632.88570514">
                <text:p>9632.88570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09818181818">
                <text:p>0.509818181818</text:p>
              </table:table-cell>
              <table:table-cell office:value-type="float" office:value="9642.11597633">
                <text:p>9642.115976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11454545455">
                <text:p>0.511454545455</text:p>
              </table:table-cell>
              <table:table-cell office:value-type="float" office:value="9649.23047103">
                <text:p>9649.230471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3090909091">
                <text:p>0.513090909091</text:p>
              </table:table-cell>
              <table:table-cell office:value-type="float" office:value="9655.30798265">
                <text:p>9655.307982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14727272727">
                <text:p>0.514727272727</text:p>
              </table:table-cell>
              <table:table-cell office:value-type="float" office:value="9661.46462133">
                <text:p>9661.464621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6363636364">
                <text:p>0.516363636364</text:p>
              </table:table-cell>
              <table:table-cell office:value-type="float" office:value="9668.85477652">
                <text:p>9668.854776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18">
                <text:p>0.518</text:p>
              </table:table-cell>
              <table:table-cell office:value-type="float" office:value="9678.38952106">
                <text:p>9678.389521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19636363636">
                <text:p>0.519636363636</text:p>
              </table:table-cell>
              <table:table-cell office:value-type="float" office:value="9690.6654144">
                <text:p>9690.6654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21272727273">
                <text:p>0.521272727273</text:p>
              </table:table-cell>
              <table:table-cell office:value-type="float" office:value="9706.27299283">
                <text:p>9706.272992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2909090909">
                <text:p>0.522909090909</text:p>
              </table:table-cell>
              <table:table-cell office:value-type="float" office:value="9725.89672543">
                <text:p>9725.896725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4545454545">
                <text:p>0.524545454545</text:p>
              </table:table-cell>
              <table:table-cell office:value-type="float" office:value="9750.22747276">
                <text:p>9750.227472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25">
                <text:p>0.525</text:p>
              </table:table-cell>
              <table:table-cell office:value-type="float" office:value="9757.90517242">
                <text:p>9757.905172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26636363636">
                <text:p>0.526636363636</text:p>
              </table:table-cell>
              <table:table-cell office:value-type="float" office:value="9788.34683843">
                <text:p>9788.346838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28272727273">
                <text:p>0.528272727273</text:p>
              </table:table-cell>
              <table:table-cell office:value-type="float" office:value="9825.84253015">
                <text:p>9825.84253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29909090909">
                <text:p>0.529909090909</text:p>
              </table:table-cell>
              <table:table-cell office:value-type="float" office:value="9870.10490888">
                <text:p>9870.104908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31545454545">
                <text:p>0.531545454545</text:p>
              </table:table-cell>
              <table:table-cell office:value-type="float" office:value="9922.64998868">
                <text:p>9922.649988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33181818182">
                <text:p>0.533181818182</text:p>
              </table:table-cell>
              <table:table-cell office:value-type="float" office:value="9985.46163323">
                <text:p>9985.461633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4818181818">
                <text:p>0.534818181818</text:p>
              </table:table-cell>
              <table:table-cell office:value-type="float" office:value="10059.9537051">
                <text:p>10059.95370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6454545455">
                <text:p>0.536454545455</text:p>
              </table:table-cell>
              <table:table-cell office:value-type="float" office:value="10146.6893437">
                <text:p>10146.68934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38090909091">
                <text:p>0.538090909091</text:p>
              </table:table-cell>
              <table:table-cell office:value-type="float" office:value="10245.0966795">
                <text:p>10245.09667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39727272727">
                <text:p>0.539727272727</text:p>
              </table:table-cell>
              <table:table-cell office:value-type="float" office:value="10353.4230063">
                <text:p>10353.42300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41363636364">
                <text:p>0.541363636364</text:p>
              </table:table-cell>
              <table:table-cell office:value-type="float" office:value="10469.2692885">
                <text:p>10469.26928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43">
                <text:p>0.543</text:p>
              </table:table-cell>
              <table:table-cell office:value-type="float" office:value="10590.5516605">
                <text:p>10590.55166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44636363636">
                <text:p>0.544636363636</text:p>
              </table:table-cell>
              <table:table-cell office:value-type="float" office:value="10715.8902006">
                <text:p>10715.8902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46272727273">
                <text:p>0.546272727273</text:p>
              </table:table-cell>
              <table:table-cell office:value-type="float" office:value="10844.1234288">
                <text:p>10844.1234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47909090909">
                <text:p>0.547909090909</text:p>
              </table:table-cell>
              <table:table-cell office:value-type="float" office:value="10973.6617335">
                <text:p>10973.66173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49545454545">
                <text:p>0.549545454545</text:p>
              </table:table-cell>
              <table:table-cell office:value-type="float" office:value="11102.3969471">
                <text:p>11102.39694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5">
                <text:p>0.55</text:p>
              </table:table-cell>
              <table:table-cell office:value-type="float" office:value="11137.8056117">
                <text:p>11137.80561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51636363636">
                <text:p>0.551636363636</text:p>
              </table:table-cell>
              <table:table-cell office:value-type="float" office:value="11260.7431108">
                <text:p>11260.74311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53272727273">
                <text:p>0.553272727273</text:p>
              </table:table-cell>
              <table:table-cell office:value-type="float" office:value="11378.8195221">
                <text:p>11378.81952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54909090909">
                <text:p>0.554909090909</text:p>
              </table:table-cell>
              <table:table-cell office:value-type="float" office:value="11488.0717073">
                <text:p>11488.07170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56545454545">
                <text:p>0.556545454545</text:p>
              </table:table-cell>
              <table:table-cell office:value-type="float" office:value="11584.9492716">
                <text:p>11584.94927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58181818182">
                <text:p>0.558181818182</text:p>
              </table:table-cell>
              <table:table-cell office:value-type="float" office:value="11666.012237">
                <text:p>11666.0122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59818181818">
                <text:p>0.559818181818</text:p>
              </table:table-cell>
              <table:table-cell office:value-type="float" office:value="11728.0128264">
                <text:p>11728.01282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61454545455">
                <text:p>0.561454545455</text:p>
              </table:table-cell>
              <table:table-cell office:value-type="float" office:value="11768.275073">
                <text:p>11768.275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63090909091">
                <text:p>0.563090909091</text:p>
              </table:table-cell>
              <table:table-cell office:value-type="float" office:value="11785.2750709">
                <text:p>11785.27507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4727272727">
                <text:p>0.564727272727</text:p>
              </table:table-cell>
              <table:table-cell office:value-type="float" office:value="11780.4419792">
                <text:p>11780.44197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66363636364">
                <text:p>0.566363636364</text:p>
              </table:table-cell>
              <table:table-cell office:value-type="float" office:value="11756.640889">
                <text:p>11756.6408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68">
                <text:p>0.568</text:p>
              </table:table-cell>
              <table:table-cell office:value-type="float" office:value="11716.9111093">
                <text:p>11716.91110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69636363636">
                <text:p>0.569636363636</text:p>
              </table:table-cell>
              <table:table-cell office:value-type="float" office:value="11664.6481437">
                <text:p>11664.64814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71272727273">
                <text:p>0.571272727273</text:p>
              </table:table-cell>
              <table:table-cell office:value-type="float" office:value="11603.369322">
                <text:p>11603.369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2909090909">
                <text:p>0.572909090909</text:p>
              </table:table-cell>
              <table:table-cell office:value-type="float" office:value="11536.5666843">
                <text:p>11536.56668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74545454545">
                <text:p>0.574545454545</text:p>
              </table:table-cell>
              <table:table-cell office:value-type="float" office:value="11467.4600443">
                <text:p>11467.46004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75">
                <text:p>0.575</text:p>
              </table:table-cell>
              <table:table-cell office:value-type="float" office:value="11448.0438014">
                <text:p>11448.04380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6636363636">
                <text:p>0.576636363636</text:p>
              </table:table-cell>
              <table:table-cell office:value-type="float" office:value="11379.071742">
                <text:p>11379.0717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78272727273">
                <text:p>0.578272727273</text:p>
              </table:table-cell>
              <table:table-cell office:value-type="float" office:value="11314.4573766">
                <text:p>11314.45737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79909090909">
                <text:p>0.579909090909</text:p>
              </table:table-cell>
              <table:table-cell office:value-type="float" office:value="11254.8258212">
                <text:p>11254.82582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81545454545">
                <text:p>0.581545454545</text:p>
              </table:table-cell>
              <table:table-cell office:value-type="float" office:value="11201.0509607">
                <text:p>11201.05096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3181818182">
                <text:p>0.583181818182</text:p>
              </table:table-cell>
              <table:table-cell office:value-type="float" office:value="11154.2350584">
                <text:p>11154.23505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84818181818">
                <text:p>0.584818181818</text:p>
              </table:table-cell>
              <table:table-cell office:value-type="float" office:value="11115.8161517">
                <text:p>11115.81615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86454545455">
                <text:p>0.586454545455</text:p>
              </table:table-cell>
              <table:table-cell office:value-type="float" office:value="11087.8417478">
                <text:p>11087.84174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88090909091">
                <text:p>0.588090909091</text:p>
              </table:table-cell>
              <table:table-cell office:value-type="float" office:value="11073.2528869">
                <text:p>11073.25288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89727272727">
                <text:p>0.589727272727</text:p>
              </table:table-cell>
              <table:table-cell office:value-type="float" office:value="11076.3008119">
                <text:p>11076.3008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1363636364">
                <text:p>0.591363636364</text:p>
              </table:table-cell>
              <table:table-cell office:value-type="float" office:value="11102.8619417">
                <text:p>11102.86194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93">
                <text:p>0.593</text:p>
              </table:table-cell>
              <table:table-cell office:value-type="float" office:value="11159.6393516">
                <text:p>11159.63935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94636363636">
                <text:p>0.594636363636</text:p>
              </table:table-cell>
              <table:table-cell office:value-type="float" office:value="11251.7612763">
                <text:p>11251.76127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6272727273">
                <text:p>0.596272727273</text:p>
              </table:table-cell>
              <table:table-cell office:value-type="float" office:value="11380.2694072">
                <text:p>11380.26940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97909090909">
                <text:p>0.597909090909</text:p>
              </table:table-cell>
              <table:table-cell office:value-type="float" office:value="11540.9833755">
                <text:p>11540.98337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99545454545">
                <text:p>0.599545454545</text:p>
              </table:table-cell>
              <table:table-cell office:value-type="float" office:value="11724.6538569">
                <text:p>11724.65385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">
                <text:p>0.6</text:p>
              </table:table-cell>
              <table:table-cell office:value-type="float" office:value="11771.8410134">
                <text:p>11771.84101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01636363636">
                <text:p>0.601636363636</text:p>
              </table:table-cell>
              <table:table-cell office:value-type="float" office:value="11966.2535497">
                <text:p>11966.25354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03272727273">
                <text:p>0.603272727273</text:p>
              </table:table-cell>
              <table:table-cell office:value-type="float" office:value="12162.3815222">
                <text:p>12162.38152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04909090909">
                <text:p>0.604909090909</text:p>
              </table:table-cell>
              <table:table-cell office:value-type="float" office:value="12349.4937915">
                <text:p>12349.49379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06545454545">
                <text:p>0.606545454545</text:p>
              </table:table-cell>
              <table:table-cell office:value-type="float" office:value="12524.148746">
                <text:p>12524.148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08181818182">
                <text:p>0.608181818182</text:p>
              </table:table-cell>
              <table:table-cell office:value-type="float" office:value="12686.6285607">
                <text:p>12686.62856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09818181818">
                <text:p>0.609818181818</text:p>
              </table:table-cell>
              <table:table-cell office:value-type="float" office:value="12838.4024322">
                <text:p>12838.40243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11454545455">
                <text:p>0.611454545455</text:p>
              </table:table-cell>
              <table:table-cell office:value-type="float" office:value="12980.7613694">
                <text:p>12980.76136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13090909091">
                <text:p>0.613090909091</text:p>
              </table:table-cell>
              <table:table-cell office:value-type="float" office:value="13114.3327733">
                <text:p>13114.33277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4727272727">
                <text:p>0.614727272727</text:p>
              </table:table-cell>
              <table:table-cell office:value-type="float" office:value="13239.2205186">
                <text:p>13239.22051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16363636364">
                <text:p>0.616363636364</text:p>
              </table:table-cell>
              <table:table-cell office:value-type="float" office:value="13355.2037581">
                <text:p>13355.20375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18">
                <text:p>0.618</text:p>
              </table:table-cell>
              <table:table-cell office:value-type="float" office:value="13461.9328241">
                <text:p>13461.93282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19636363636">
                <text:p>0.619636363636</text:p>
              </table:table-cell>
              <table:table-cell office:value-type="float" office:value="13559.104091">
                <text:p>13559.1040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21272727273">
                <text:p>0.621272727273</text:p>
              </table:table-cell>
              <table:table-cell office:value-type="float" office:value="13646.5359789">
                <text:p>13646.53597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2909090909">
                <text:p>0.622909090909</text:p>
              </table:table-cell>
              <table:table-cell office:value-type="float" office:value="13724.1733815">
                <text:p>13724.1733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24545454545">
                <text:p>0.624545454545</text:p>
              </table:table-cell>
              <table:table-cell office:value-type="float" office:value="13792.0874295">
                <text:p>13792.08742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25">
                <text:p>0.625</text:p>
              </table:table-cell>
              <table:table-cell office:value-type="float" office:value="13805.3763485">
                <text:p>13805.37634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26636363636">
                <text:p>0.626636363636</text:p>
              </table:table-cell>
              <table:table-cell office:value-type="float" office:value="13862.3966416">
                <text:p>13862.39664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28272727273">
                <text:p>0.628272727273</text:p>
              </table:table-cell>
              <table:table-cell office:value-type="float" office:value="13910.0117101">
                <text:p>13910.01171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29909090909">
                <text:p>0.629909090909</text:p>
              </table:table-cell>
              <table:table-cell office:value-type="float" office:value="13948.3486214">
                <text:p>13948.34862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31545454545">
                <text:p>0.631545454545</text:p>
              </table:table-cell>
              <table:table-cell office:value-type="float" office:value="13978.2588789">
                <text:p>13978.25887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33181818182">
                <text:p>0.633181818182</text:p>
              </table:table-cell>
              <table:table-cell office:value-type="float" office:value="14000.6668235">
                <text:p>14000.66682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34818181818">
                <text:p>0.634818181818</text:p>
              </table:table-cell>
              <table:table-cell office:value-type="float" office:value="14016.990292">
                <text:p>14016.9902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6454545455">
                <text:p>0.636454545455</text:p>
              </table:table-cell>
              <table:table-cell office:value-type="float" office:value="14027.7365548">
                <text:p>14027.73655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090909091">
                <text:p>0.638090909091</text:p>
              </table:table-cell>
              <table:table-cell office:value-type="float" office:value="14031.9181284">
                <text:p>14031.91812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39727272727">
                <text:p>0.639727272727</text:p>
              </table:table-cell>
              <table:table-cell office:value-type="float" office:value="14033.3020966">
                <text:p>14033.30209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41363636364">
                <text:p>0.641363636364</text:p>
              </table:table-cell>
              <table:table-cell office:value-type="float" office:value="14035.2198768">
                <text:p>14035.21987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3">
                <text:p>0.643</text:p>
              </table:table-cell>
              <table:table-cell office:value-type="float" office:value="14041.6778953">
                <text:p>14041.67789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44636363636">
                <text:p>0.644636363636</text:p>
              </table:table-cell>
              <table:table-cell office:value-type="float" office:value="14057.9762519">
                <text:p>14057.97625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46272727273">
                <text:p>0.646272727273</text:p>
              </table:table-cell>
              <table:table-cell office:value-type="float" office:value="14091.9448515">
                <text:p>14091.94485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47909090909">
                <text:p>0.647909090909</text:p>
              </table:table-cell>
              <table:table-cell office:value-type="float" office:value="14154.5580354">
                <text:p>14154.55803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49545454545">
                <text:p>0.649545454545</text:p>
              </table:table-cell>
              <table:table-cell office:value-type="float" office:value="14258.6351769">
                <text:p>14258.63517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">
                <text:p>0.65</text:p>
              </table:table-cell>
              <table:table-cell office:value-type="float" office:value="14288.320839">
                <text:p>14288.3208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51636363636">
                <text:p>0.651636363636</text:p>
              </table:table-cell>
              <table:table-cell office:value-type="float" office:value="14456.849589">
                <text:p>14456.8495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53272727273">
                <text:p>0.653272727273</text:p>
              </table:table-cell>
              <table:table-cell office:value-type="float" office:value="14676.3386813">
                <text:p>14676.33868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54909090909">
                <text:p>0.654909090909</text:p>
              </table:table-cell>
              <table:table-cell office:value-type="float" office:value="14944.4551281">
                <text:p>14944.45512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56545454545">
                <text:p>0.656545454545</text:p>
              </table:table-cell>
              <table:table-cell office:value-type="float" office:value="15259.9940766">
                <text:p>15259.99407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58181818182">
                <text:p>0.658181818182</text:p>
              </table:table-cell>
              <table:table-cell office:value-type="float" office:value="15621.8751465">
                <text:p>15621.87514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59818181818">
                <text:p>0.659818181818</text:p>
              </table:table-cell>
              <table:table-cell office:value-type="float" office:value="16029.1288067">
                <text:p>16029.12880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61454545455">
                <text:p>0.661454545455</text:p>
              </table:table-cell>
              <table:table-cell office:value-type="float" office:value="16480.9845835">
                <text:p>16480.98458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63090909091">
                <text:p>0.663090909091</text:p>
              </table:table-cell>
              <table:table-cell office:value-type="float" office:value="16975.3935179">
                <text:p>16975.39351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4727272727">
                <text:p>0.664727272727</text:p>
              </table:table-cell>
              <table:table-cell office:value-type="float" office:value="17510.0022421">
                <text:p>17510.00224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66363636364">
                <text:p>0.666363636364</text:p>
              </table:table-cell>
              <table:table-cell office:value-type="float" office:value="18080.4360673">
                <text:p>18080.43606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68">
                <text:p>0.668</text:p>
              </table:table-cell>
              <table:table-cell office:value-type="float" office:value="18682.772084">
                <text:p>18682.772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69636363636">
                <text:p>0.669636363636</text:p>
              </table:table-cell>
              <table:table-cell office:value-type="float" office:value="19311.5164139">
                <text:p>19311.51641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71272727273">
                <text:p>0.671272727273</text:p>
              </table:table-cell>
              <table:table-cell office:value-type="float" office:value="19962.6136089">
                <text:p>19962.61360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72909090909">
                <text:p>0.672909090909</text:p>
              </table:table-cell>
              <table:table-cell office:value-type="float" office:value="20630.6177676">
                <text:p>20630.61776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74545454545">
                <text:p>0.674545454545</text:p>
              </table:table-cell>
              <table:table-cell office:value-type="float" office:value="21311.6415389">
                <text:p>21311.6415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75">
                <text:p>0.675</text:p>
              </table:table-cell>
              <table:table-cell office:value-type="float" office:value="21498.863528">
                <text:p>21498.8635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76636363636">
                <text:p>0.676636363636</text:p>
              </table:table-cell>
              <table:table-cell office:value-type="float" office:value="22164.4802506">
                <text:p>22164.48025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78272727273">
                <text:p>0.678272727273</text:p>
              </table:table-cell>
              <table:table-cell office:value-type="float" office:value="22860.7551866">
                <text:p>22860.75518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79909090909">
                <text:p>0.679909090909</text:p>
              </table:table-cell>
              <table:table-cell office:value-type="float" office:value="23557.3631965">
                <text:p>23557.36319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1545454545">
                <text:p>0.681545454545</text:p>
              </table:table-cell>
              <table:table-cell office:value-type="float" office:value="24241.1277428">
                <text:p>24241.12774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83181818182">
                <text:p>0.683181818182</text:p>
              </table:table-cell>
              <table:table-cell office:value-type="float" office:value="24905.5031942">
                <text:p>24905.50319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84818181818">
                <text:p>0.684818181818</text:p>
              </table:table-cell>
              <table:table-cell office:value-type="float" office:value="25547.1580219">
                <text:p>25547.15802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86454545455">
                <text:p>0.686454545455</text:p>
              </table:table-cell>
              <table:table-cell office:value-type="float" office:value="26161.6681967">
                <text:p>26161.66819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88090909091">
                <text:p>0.688090909091</text:p>
              </table:table-cell>
              <table:table-cell office:value-type="float" office:value="26746.0794537">
                <text:p>26746.07945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9727272727">
                <text:p>0.689727272727</text:p>
              </table:table-cell>
              <table:table-cell office:value-type="float" office:value="27295.9964587">
                <text:p>27295.996458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91363636364">
                <text:p>0.691363636364</text:p>
              </table:table-cell>
              <table:table-cell office:value-type="float" office:value="27808.4641629">
                <text:p>27808.46416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3">
                <text:p>0.693</text:p>
              </table:table-cell>
              <table:table-cell office:value-type="float" office:value="28279.0782791">
                <text:p>28279.07827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94636363636">
                <text:p>0.694636363636</text:p>
              </table:table-cell>
              <table:table-cell office:value-type="float" office:value="28705.3122884">
                <text:p>28705.31228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6272727273">
                <text:p>0.696272727273</text:p>
              </table:table-cell>
              <table:table-cell office:value-type="float" office:value="29083.8904196">
                <text:p>29083.89041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97909090909">
                <text:p>0.697909090909</text:p>
              </table:table-cell>
              <table:table-cell office:value-type="float" office:value="29413.9375639">
                <text:p>29413.93756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99545454545">
                <text:p>0.699545454545</text:p>
              </table:table-cell>
              <table:table-cell office:value-type="float" office:value="29694.2696912">
                <text:p>29694.26969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">
                <text:p>0.7</text:p>
              </table:table-cell>
              <table:table-cell office:value-type="float" office:value="29767.8921016">
                <text:p>29767.89210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01636363636">
                <text:p>0.701636363636</text:p>
              </table:table-cell>
              <table:table-cell office:value-type="float" office:value="29973.084381">
                <text:p>29973.0843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3272727273">
                <text:p>0.703272727273</text:p>
              </table:table-cell>
              <table:table-cell office:value-type="float" office:value="30142.0393698">
                <text:p>30142.03936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04909090909">
                <text:p>0.704909090909</text:p>
              </table:table-cell>
              <table:table-cell office:value-type="float" office:value="30266.8790931">
                <text:p>30266.87909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06545454545">
                <text:p>0.706545454545</text:p>
              </table:table-cell>
              <table:table-cell office:value-type="float" office:value="30343.326266">
                <text:p>30343.3262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08181818182">
                <text:p>0.708181818182</text:p>
              </table:table-cell>
              <table:table-cell office:value-type="float" office:value="30385.0675067">
                <text:p>30385.06750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09818181818">
                <text:p>0.709818181818</text:p>
              </table:table-cell>
              <table:table-cell office:value-type="float" office:value="30404.4547276">
                <text:p>30404.4547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11454545455">
                <text:p>0.711454545455</text:p>
              </table:table-cell>
              <table:table-cell office:value-type="float" office:value="30412.4694661">
                <text:p>30412.46946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13090909091">
                <text:p>0.713090909091</text:p>
              </table:table-cell>
              <table:table-cell office:value-type="float" office:value="30415.1938646">
                <text:p>30415.19386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14727272727">
                <text:p>0.714727272727</text:p>
              </table:table-cell>
              <table:table-cell office:value-type="float" office:value="30415.5060152">
                <text:p>30415.50601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16363636364">
                <text:p>0.716363636364</text:p>
              </table:table-cell>
              <table:table-cell office:value-type="float" office:value="30415.6514358">
                <text:p>30415.65143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18">
                <text:p>0.718</text:p>
              </table:table-cell>
              <table:table-cell office:value-type="float" office:value="30416.0153147">
                <text:p>30416.01531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19636363636">
                <text:p>0.719636363636</text:p>
              </table:table-cell>
              <table:table-cell office:value-type="float" office:value="30415.9001423">
                <text:p>30415.90014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1272727273">
                <text:p>0.721272727273</text:p>
              </table:table-cell>
              <table:table-cell office:value-type="float" office:value="30415.5374239">
                <text:p>30415.53742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2909090909">
                <text:p>0.722909090909</text:p>
              </table:table-cell>
              <table:table-cell office:value-type="float" office:value="30414.7184601">
                <text:p>30414.71846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24545454545">
                <text:p>0.724545454545</text:p>
              </table:table-cell>
              <table:table-cell office:value-type="float" office:value="30414.026456">
                <text:p>30414.0264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25">
                <text:p>0.725</text:p>
              </table:table-cell>
              <table:table-cell office:value-type="float" office:value="30412.8995311">
                <text:p>30412.89953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6636363636">
                <text:p>0.726636363636</text:p>
              </table:table-cell>
              <table:table-cell office:value-type="float" office:value="30412.1452946">
                <text:p>30412.14529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8272727273">
                <text:p>0.728272727273</text:p>
              </table:table-cell>
              <table:table-cell office:value-type="float" office:value="30411.4047492">
                <text:p>30411.40474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29909090909">
                <text:p>0.729909090909</text:p>
              </table:table-cell>
              <table:table-cell office:value-type="float" office:value="30410.3762863">
                <text:p>30410.37628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31545454545">
                <text:p>0.731545454545</text:p>
              </table:table-cell>
              <table:table-cell office:value-type="float" office:value="30409.206347">
                <text:p>30409.2063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33181818182">
                <text:p>0.733181818182</text:p>
              </table:table-cell>
              <table:table-cell office:value-type="float" office:value="30407.7797252">
                <text:p>30407.77972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34818181818">
                <text:p>0.734818181818</text:p>
              </table:table-cell>
              <table:table-cell office:value-type="float" office:value="30406.3102086">
                <text:p>30406.31020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6454545455">
                <text:p>0.736454545455</text:p>
              </table:table-cell>
              <table:table-cell office:value-type="float" office:value="30404.7479445">
                <text:p>30404.74794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38090909091">
                <text:p>0.738090909091</text:p>
              </table:table-cell>
              <table:table-cell office:value-type="float" office:value="30403.2151801">
                <text:p>30403.21518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39727272727">
                <text:p>0.739727272727</text:p>
              </table:table-cell>
              <table:table-cell office:value-type="float" office:value="30401.6940253">
                <text:p>30401.6940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1363636364">
                <text:p>0.741363636364</text:p>
              </table:table-cell>
              <table:table-cell office:value-type="float" office:value="30400.2081876">
                <text:p>30400.20818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43">
                <text:p>0.743</text:p>
              </table:table-cell>
              <table:table-cell office:value-type="float" office:value="30398.7680254">
                <text:p>30398.76802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44636363636">
                <text:p>0.744636363636</text:p>
              </table:table-cell>
              <table:table-cell office:value-type="float" office:value="30397.3265127">
                <text:p>30397.32651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6272727273">
                <text:p>0.746272727273</text:p>
              </table:table-cell>
              <table:table-cell office:value-type="float" office:value="30395.9438862">
                <text:p>30395.94388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47909090909">
                <text:p>0.747909090909</text:p>
              </table:table-cell>
              <table:table-cell office:value-type="float" office:value="30394.5321906">
                <text:p>30394.53219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49545454545">
                <text:p>0.749545454545</text:p>
              </table:table-cell>
              <table:table-cell office:value-type="float" office:value="30393.2033316">
                <text:p>30393.20333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5">
                <text:p>0.75</text:p>
              </table:table-cell>
              <table:table-cell office:value-type="float" office:value="30392.0291837">
                <text:p>30392.02918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51636363636">
                <text:p>0.751636363636</text:p>
              </table:table-cell>
              <table:table-cell office:value-type="float" office:value="30390.7632746">
                <text:p>30390.76327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53272727273">
                <text:p>0.753272727273</text:p>
              </table:table-cell>
              <table:table-cell office:value-type="float" office:value="17539.8548407">
                <text:p>17539.85484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54909090909">
                <text:p>0.754909090909</text:p>
              </table:table-cell>
              <table:table-cell office:value-type="float" office:value="17579.6350143">
                <text:p>17579.63501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56545454545">
                <text:p>0.756545454545</text:p>
              </table:table-cell>
              <table:table-cell office:value-type="float" office:value="17634.0391334">
                <text:p>17634.03913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58181818182">
                <text:p>0.758181818182</text:p>
              </table:table-cell>
              <table:table-cell office:value-type="float" office:value="17694.732907">
                <text:p>17694.7329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59818181818">
                <text:p>0.759818181818</text:p>
              </table:table-cell>
              <table:table-cell office:value-type="float" office:value="17754.6486431">
                <text:p>17754.64864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61454545455">
                <text:p>0.761454545455</text:p>
              </table:table-cell>
              <table:table-cell office:value-type="float" office:value="17809.126591">
                <text:p>17809.1265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63090909091">
                <text:p>0.763090909091</text:p>
              </table:table-cell>
              <table:table-cell office:value-type="float" office:value="17855.2288732">
                <text:p>17855.228873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64727272727">
                <text:p>0.764727272727</text:p>
              </table:table-cell>
              <table:table-cell office:value-type="float" office:value="17890.9257784">
                <text:p>17890.92577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66363636364">
                <text:p>0.766363636364</text:p>
              </table:table-cell>
              <table:table-cell office:value-type="float" office:value="17914.8908797">
                <text:p>17914.89087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68">
                <text:p>0.768</text:p>
              </table:table-cell>
              <table:table-cell office:value-type="float" office:value="17926.5978218">
                <text:p>17926.59782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69636363636">
                <text:p>0.769636363636</text:p>
              </table:table-cell>
              <table:table-cell office:value-type="float" office:value="17926.1365242">
                <text:p>17926.13652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71272727273">
                <text:p>0.771272727273</text:p>
              </table:table-cell>
              <table:table-cell office:value-type="float" office:value="17913.7393667">
                <text:p>17913.73936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72909090909">
                <text:p>0.772909090909</text:p>
              </table:table-cell>
              <table:table-cell office:value-type="float" office:value="17888.9278208">
                <text:p>17888.92782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74545454545">
                <text:p>0.774545454545</text:p>
              </table:table-cell>
              <table:table-cell office:value-type="float" office:value="17852.9143981">
                <text:p>17852.91439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75">
                <text:p>0.775</text:p>
              </table:table-cell>
              <table:table-cell office:value-type="float" office:value="17841.0596597">
                <text:p>17841.05965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76636363636">
                <text:p>0.776636363636</text:p>
              </table:table-cell>
              <table:table-cell office:value-type="float" office:value="17798.9371482">
                <text:p>17798.93714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78272727273">
                <text:p>0.778272727273</text:p>
              </table:table-cell>
              <table:table-cell office:value-type="float" office:value="17762.0132214">
                <text:p>17762.01322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79909090909">
                <text:p>0.779909090909</text:p>
              </table:table-cell>
              <table:table-cell office:value-type="float" office:value="17735.6396438">
                <text:p>17735.63964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1545454545">
                <text:p>0.781545454545</text:p>
              </table:table-cell>
              <table:table-cell office:value-type="float" office:value="17719.3674108">
                <text:p>17719.36741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83181818182">
                <text:p>0.783181818182</text:p>
              </table:table-cell>
              <table:table-cell office:value-type="float" office:value="17708.6443631">
                <text:p>17708.64436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4818181818">
                <text:p>0.784818181818</text:p>
              </table:table-cell>
              <table:table-cell office:value-type="float" office:value="17698.3882351">
                <text:p>17698.38823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86454545455">
                <text:p>0.786454545455</text:p>
              </table:table-cell>
              <table:table-cell office:value-type="float" office:value="17684.0908461">
                <text:p>17684.09084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88090909091">
                <text:p>0.788090909091</text:p>
              </table:table-cell>
              <table:table-cell office:value-type="float" office:value="17661.3937355">
                <text:p>17661.39373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89727272727">
                <text:p>0.789727272727</text:p>
              </table:table-cell>
              <table:table-cell office:value-type="float" office:value="17626.8402098">
                <text:p>17626.84020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91363636364">
                <text:p>0.791363636364</text:p>
              </table:table-cell>
              <table:table-cell office:value-type="float" office:value="17578.8776289">
                <text:p>17578.87762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93">
                <text:p>0.793</text:p>
              </table:table-cell>
              <table:table-cell office:value-type="float" office:value="17516.3568734">
                <text:p>17516.35687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4636363636">
                <text:p>0.794636363636</text:p>
              </table:table-cell>
              <table:table-cell office:value-type="float" office:value="17437.4768114">
                <text:p>17437.47681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6272727273">
                <text:p>0.796272727273</text:p>
              </table:table-cell>
              <table:table-cell office:value-type="float" office:value="17342.054899">
                <text:p>17342.0548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97909090909">
                <text:p>0.797909090909</text:p>
              </table:table-cell>
              <table:table-cell office:value-type="float" office:value="17234.1355137">
                <text:p>17234.13551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9545454545">
                <text:p>0.799545454545</text:p>
              </table:table-cell>
              <table:table-cell office:value-type="float" office:value="17121.1244958">
                <text:p>17121.12449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">
                <text:p>0.8</text:p>
              </table:table-cell>
              <table:table-cell office:value-type="float" office:value="17089.724829">
                <text:p>17089.7248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01636363636">
                <text:p>0.801636363636</text:p>
              </table:table-cell>
              <table:table-cell office:value-type="float" office:value="16981.510308">
                <text:p>16981.5103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03272727273">
                <text:p>0.803272727273</text:p>
              </table:table-cell>
              <table:table-cell office:value-type="float" office:value="16889.8330612">
                <text:p>16889.83306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04909090909">
                <text:p>0.804909090909</text:p>
              </table:table-cell>
              <table:table-cell office:value-type="float" office:value="16826.7920634">
                <text:p>16826.7920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6545454545">
                <text:p>0.806545454545</text:p>
              </table:table-cell>
              <table:table-cell office:value-type="float" office:value="16805.9524355">
                <text:p>16805.95243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08181818182">
                <text:p>0.808181818182</text:p>
              </table:table-cell>
              <table:table-cell office:value-type="float" office:value="16838.8554188">
                <text:p>16838.85541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09818181818">
                <text:p>0.809818181818</text:p>
              </table:table-cell>
              <table:table-cell office:value-type="float" office:value="16929.3148735">
                <text:p>16929.31487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1454545455">
                <text:p>0.811454545455</text:p>
              </table:table-cell>
              <table:table-cell office:value-type="float" office:value="17067.8846183">
                <text:p>17067.88461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13090909091">
                <text:p>0.813090909091</text:p>
              </table:table-cell>
              <table:table-cell office:value-type="float" office:value="17234.9527766">
                <text:p>17234.95277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14727272727">
                <text:p>0.814727272727</text:p>
              </table:table-cell>
              <table:table-cell office:value-type="float" office:value="17408.4207502">
                <text:p>17408.42075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16363636364">
                <text:p>0.816363636364</text:p>
              </table:table-cell>
              <table:table-cell office:value-type="float" office:value="17569.7343682">
                <text:p>17569.73436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18">
                <text:p>0.818</text:p>
              </table:table-cell>
              <table:table-cell office:value-type="float" office:value="17707.4969886">
                <text:p>17707.49698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19636363636">
                <text:p>0.819636363636</text:p>
              </table:table-cell>
              <table:table-cell office:value-type="float" office:value="17816.4698932">
                <text:p>17816.46989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21272727273">
                <text:p>0.821272727273</text:p>
              </table:table-cell>
              <table:table-cell office:value-type="float" office:value="17895.8572355">
                <text:p>17895.85723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22909090909">
                <text:p>0.822909090909</text:p>
              </table:table-cell>
              <table:table-cell office:value-type="float" office:value="17948.2165454">
                <text:p>17948.21654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24545454545">
                <text:p>0.824545454545</text:p>
              </table:table-cell>
              <table:table-cell office:value-type="float" office:value="17979.0854382">
                <text:p>17979.08543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25">
                <text:p>0.825</text:p>
              </table:table-cell>
              <table:table-cell office:value-type="float" office:value="17983.6290175">
                <text:p>17983.62901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26636363636">
                <text:p>0.826636363636</text:p>
              </table:table-cell>
              <table:table-cell office:value-type="float" office:value="17990.7680002">
                <text:p>17990.76800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28272727273">
                <text:p>0.828272727273</text:p>
              </table:table-cell>
              <table:table-cell office:value-type="float" office:value="17982.6686931">
                <text:p>17982.66869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29909090909">
                <text:p>0.829909090909</text:p>
              </table:table-cell>
              <table:table-cell office:value-type="float" office:value="17963.1742016">
                <text:p>17963.17420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31545454545">
                <text:p>0.831545454545</text:p>
              </table:table-cell>
              <table:table-cell office:value-type="float" office:value="17936.7750521">
                <text:p>17936.77505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3181818182">
                <text:p>0.833181818182</text:p>
              </table:table-cell>
              <table:table-cell office:value-type="float" office:value="17908.1288992">
                <text:p>17908.12889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34818181818">
                <text:p>0.834818181818</text:p>
              </table:table-cell>
              <table:table-cell office:value-type="float" office:value="17880.0365219">
                <text:p>17880.03652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36454545455">
                <text:p>0.836454545455</text:p>
              </table:table-cell>
              <table:table-cell office:value-type="float" office:value="17854.6653664">
                <text:p>17854.66536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38090909091">
                <text:p>0.838090909091</text:p>
              </table:table-cell>
              <table:table-cell office:value-type="float" office:value="17835.0536382">
                <text:p>17835.05363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39727272727">
                <text:p>0.839727272727</text:p>
              </table:table-cell>
              <table:table-cell office:value-type="float" office:value="17824.6718392">
                <text:p>17824.67183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41363636364">
                <text:p>0.841363636364</text:p>
              </table:table-cell>
              <table:table-cell office:value-type="float" office:value="17826.0208251">
                <text:p>17826.02082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3">
                <text:p>0.843</text:p>
              </table:table-cell>
              <table:table-cell office:value-type="float" office:value="17841.8589278">
                <text:p>17841.85892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4636363636">
                <text:p>0.844636363636</text:p>
              </table:table-cell>
              <table:table-cell office:value-type="float" office:value="17870.5473625">
                <text:p>17870.54736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46272727273">
                <text:p>0.846272727273</text:p>
              </table:table-cell>
              <table:table-cell office:value-type="float" office:value="17907.9190028">
                <text:p>17907.91900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47909090909">
                <text:p>0.847909090909</text:p>
              </table:table-cell>
              <table:table-cell office:value-type="float" office:value="17952.8769601">
                <text:p>17952.8769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49545454545">
                <text:p>0.849545454545</text:p>
              </table:table-cell>
              <table:table-cell office:value-type="float" office:value="18003.9982654">
                <text:p>18003.99826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5">
                <text:p>0.85</text:p>
              </table:table-cell>
              <table:table-cell office:value-type="float" office:value="18018.7485762">
                <text:p>18018.74857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51636363636">
                <text:p>0.851636363636</text:p>
              </table:table-cell>
              <table:table-cell office:value-type="float" office:value="18071.7520494">
                <text:p>18071.75204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53272727273">
                <text:p>0.853272727273</text:p>
              </table:table-cell>
              <table:table-cell office:value-type="float" office:value="18130.0541938">
                <text:p>18130.05419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54909090909">
                <text:p>0.854909090909</text:p>
              </table:table-cell>
              <table:table-cell office:value-type="float" office:value="18189.498462">
                <text:p>18189.4984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56545454545">
                <text:p>0.856545454545</text:p>
              </table:table-cell>
              <table:table-cell office:value-type="float" office:value="18249.4629197">
                <text:p>18249.46291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58181818182">
                <text:p>0.858181818182</text:p>
              </table:table-cell>
              <table:table-cell office:value-type="float" office:value="18310.6707226">
                <text:p>18310.67072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59818181818">
                <text:p>0.859818181818</text:p>
              </table:table-cell>
              <table:table-cell office:value-type="float" office:value="18373.9195521">
                <text:p>18373.91955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1454545455">
                <text:p>0.861454545455</text:p>
              </table:table-cell>
              <table:table-cell office:value-type="float" office:value="18439.8420373">
                <text:p>18439.84203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63090909091">
                <text:p>0.863090909091</text:p>
              </table:table-cell>
              <table:table-cell office:value-type="float" office:value="18508.8227597">
                <text:p>18508.82275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64727272727">
                <text:p>0.864727272727</text:p>
              </table:table-cell>
              <table:table-cell office:value-type="float" office:value="18581.0064614">
                <text:p>18581.00646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6363636364">
                <text:p>0.866363636364</text:p>
              </table:table-cell>
              <table:table-cell office:value-type="float" office:value="18656.1941042">
                <text:p>18656.19410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68">
                <text:p>0.868</text:p>
              </table:table-cell>
              <table:table-cell office:value-type="float" office:value="18733.9598497">
                <text:p>18733.95984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69636363636">
                <text:p>0.869636363636</text:p>
              </table:table-cell>
              <table:table-cell office:value-type="float" office:value="18813.6446382">
                <text:p>18813.64463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71272727273">
                <text:p>0.871272727273</text:p>
              </table:table-cell>
              <table:table-cell office:value-type="float" office:value="18894.5585726">
                <text:p>18894.55857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72909090909">
                <text:p>0.872909090909</text:p>
              </table:table-cell>
              <table:table-cell office:value-type="float" office:value="18976.2544146">
                <text:p>18976.25441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74545454545">
                <text:p>0.874545454545</text:p>
              </table:table-cell>
              <table:table-cell office:value-type="float" office:value="19058.4949249">
                <text:p>19058.49492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75">
                <text:p>0.875</text:p>
              </table:table-cell>
              <table:table-cell office:value-type="float" office:value="19081.2688546">
                <text:p>19081.26885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6636363636">
                <text:p>0.876636363636</text:p>
              </table:table-cell>
              <table:table-cell office:value-type="float" office:value="19159.2015162">
                <text:p>19159.20151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78272727273">
                <text:p>0.878272727273</text:p>
              </table:table-cell>
              <table:table-cell office:value-type="float" office:value="19241.192799">
                <text:p>19241.1927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79909090909">
                <text:p>0.879909090909</text:p>
              </table:table-cell>
              <table:table-cell office:value-type="float" office:value="19321.2303799">
                <text:p>19321.23037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81545454545">
                <text:p>0.881545454545</text:p>
              </table:table-cell>
              <table:table-cell office:value-type="float" office:value="19395.1225303">
                <text:p>19395.12253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83181818182">
                <text:p>0.883181818182</text:p>
              </table:table-cell>
              <table:table-cell office:value-type="float" office:value="19460.3979032">
                <text:p>19460.39790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84818181818">
                <text:p>0.884818181818</text:p>
              </table:table-cell>
              <table:table-cell office:value-type="float" office:value="19516.4665047">
                <text:p>19516.46650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86454545455">
                <text:p>0.886454545455</text:p>
              </table:table-cell>
              <table:table-cell office:value-type="float" office:value="19565.5278049">
                <text:p>19565.52780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88090909091">
                <text:p>0.888090909091</text:p>
              </table:table-cell>
              <table:table-cell office:value-type="float" office:value="19612.6571784">
                <text:p>19612.65717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89727272727">
                <text:p>0.889727272727</text:p>
              </table:table-cell>
              <table:table-cell office:value-type="float" office:value="19666.4061346">
                <text:p>19666.40613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91363636364">
                <text:p>0.891363636364</text:p>
              </table:table-cell>
              <table:table-cell office:value-type="float" office:value="19741.9390803">
                <text:p>19741.93908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3">
                <text:p>0.893</text:p>
              </table:table-cell>
              <table:table-cell office:value-type="float" office:value="19864.2255838">
                <text:p>19864.22558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94636363636">
                <text:p>0.894636363636</text:p>
              </table:table-cell>
              <table:table-cell office:value-type="float" office:value="20065.3375074">
                <text:p>20065.33750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96272727273">
                <text:p>0.896272727273</text:p>
              </table:table-cell>
              <table:table-cell office:value-type="float" office:value="20373.0581594">
                <text:p>20373.05815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97909090909">
                <text:p>0.897909090909</text:p>
              </table:table-cell>
              <table:table-cell office:value-type="float" office:value="20795.4603646">
                <text:p>20795.46036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99545454545">
                <text:p>0.899545454545</text:p>
              </table:table-cell>
              <table:table-cell office:value-type="float" office:value="21312.5829893">
                <text:p>21312.58298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">
                <text:p>0.9</text:p>
              </table:table-cell>
              <table:table-cell office:value-type="float" office:value="21488.7976768">
                <text:p>21488.79767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01636363636">
                <text:p>0.901636363636</text:p>
              </table:table-cell>
              <table:table-cell office:value-type="float" office:value="22013.0573824">
                <text:p>22013.05738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03272727273">
                <text:p>0.903272727273</text:p>
              </table:table-cell>
              <table:table-cell office:value-type="float" office:value="22577.4681414">
                <text:p>22577.46814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04909090909">
                <text:p>0.904909090909</text:p>
              </table:table-cell>
              <table:table-cell office:value-type="float" office:value="23108.7007978">
                <text:p>23108.70079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06545454545">
                <text:p>0.906545454545</text:p>
              </table:table-cell>
              <table:table-cell office:value-type="float" office:value="23574.24522">
                <text:p>23574.245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08181818182">
                <text:p>0.908181818182</text:p>
              </table:table-cell>
              <table:table-cell office:value-type="float" office:value="23969.3860815">
                <text:p>23969.38608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09818181818">
                <text:p>0.909818181818</text:p>
              </table:table-cell>
              <table:table-cell office:value-type="float" office:value="24298.8869987">
                <text:p>24298.88699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11454545455">
                <text:p>0.911454545455</text:p>
              </table:table-cell>
              <table:table-cell office:value-type="float" office:value="24567.047622">
                <text:p>24567.0476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3090909091">
                <text:p>0.913090909091</text:p>
              </table:table-cell>
              <table:table-cell office:value-type="float" office:value="24774.4271746">
                <text:p>24774.42717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14727272727">
                <text:p>0.914727272727</text:p>
              </table:table-cell>
              <table:table-cell office:value-type="float" office:value="24921.2687838">
                <text:p>24921.26878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6363636364">
                <text:p>0.916363636364</text:p>
              </table:table-cell>
              <table:table-cell office:value-type="float" office:value="25010.7353419">
                <text:p>25010.73534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18">
                <text:p>0.918</text:p>
              </table:table-cell>
              <table:table-cell office:value-type="float" office:value="25071.7134393">
                <text:p>25071.71343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19636363636">
                <text:p>0.919636363636</text:p>
              </table:table-cell>
              <table:table-cell office:value-type="float" office:value="25136.7272905">
                <text:p>25136.72729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21272727273">
                <text:p>0.921272727273</text:p>
              </table:table-cell>
              <table:table-cell office:value-type="float" office:value="25258.3112394">
                <text:p>25258.31123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2909090909">
                <text:p>0.922909090909</text:p>
              </table:table-cell>
              <table:table-cell office:value-type="float" office:value="25514.094646">
                <text:p>25514.0946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24545454545">
                <text:p>0.924545454545</text:p>
              </table:table-cell>
              <table:table-cell office:value-type="float" office:value="26005.243021">
                <text:p>26005.2430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5">
                <text:p>0.925</text:p>
              </table:table-cell>
              <table:table-cell office:value-type="float" office:value="26141.8087979">
                <text:p>26141.80879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26636363636">
                <text:p>0.926636363636</text:p>
              </table:table-cell>
              <table:table-cell office:value-type="float" office:value="27085.9699807">
                <text:p>27085.96998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28272727273">
                <text:p>0.928272727273</text:p>
              </table:table-cell>
              <table:table-cell office:value-type="float" office:value="28359.4876903">
                <text:p>28359.48769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29909090909">
                <text:p>0.929909090909</text:p>
              </table:table-cell>
              <table:table-cell office:value-type="float" office:value="29938.528039">
                <text:p>29938.5280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31545454545">
                <text:p>0.931545454545</text:p>
              </table:table-cell>
              <table:table-cell office:value-type="float" office:value="31787.5481642">
                <text:p>31787.54816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33181818182">
                <text:p>0.933181818182</text:p>
              </table:table-cell>
              <table:table-cell office:value-type="float" office:value="33836.9182001">
                <text:p>33836.91820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4818181818">
                <text:p>0.934818181818</text:p>
              </table:table-cell>
              <table:table-cell office:value-type="float" office:value="36037.1120897">
                <text:p>36037.11208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6454545455">
                <text:p>0.936454545455</text:p>
              </table:table-cell>
              <table:table-cell office:value-type="float" office:value="38322.2027575">
                <text:p>38322.20275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38090909091">
                <text:p>0.938090909091</text:p>
              </table:table-cell>
              <table:table-cell office:value-type="float" office:value="40646.3236664">
                <text:p>40646.32366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39727272727">
                <text:p>0.939727272727</text:p>
              </table:table-cell>
              <table:table-cell office:value-type="float" office:value="42943.8258212">
                <text:p>42943.82582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41363636364">
                <text:p>0.941363636364</text:p>
              </table:table-cell>
              <table:table-cell office:value-type="float" office:value="45164.7284076">
                <text:p>45164.72840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43">
                <text:p>0.943</text:p>
              </table:table-cell>
              <table:table-cell office:value-type="float" office:value="47243.5181975">
                <text:p>47243.51819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44636363636">
                <text:p>0.944636363636</text:p>
              </table:table-cell>
              <table:table-cell office:value-type="float" office:value="49132.0592009">
                <text:p>49132.05920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46272727273">
                <text:p>0.946272727273</text:p>
              </table:table-cell>
              <table:table-cell office:value-type="float" office:value="50777.7593886">
                <text:p>50777.75938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47909090909">
                <text:p>0.947909090909</text:p>
              </table:table-cell>
              <table:table-cell office:value-type="float" office:value="52151.4348939">
                <text:p>52151.43489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49545454545">
                <text:p>0.949545454545</text:p>
              </table:table-cell>
              <table:table-cell office:value-type="float" office:value="53226.5168322">
                <text:p>53226.51683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5">
                <text:p>0.95</text:p>
              </table:table-cell>
              <table:table-cell office:value-type="float" office:value="53435.0246839">
                <text:p>53435.02468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51636363636">
                <text:p>0.951636363636</text:p>
              </table:table-cell>
              <table:table-cell office:value-type="float" office:value="54131.8210926">
                <text:p>54131.82109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53272727273">
                <text:p>0.953272727273</text:p>
              </table:table-cell>
              <table:table-cell office:value-type="float" office:value="54550.0953654">
                <text:p>54550.09536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4909090909">
                <text:p>0.954909090909</text:p>
              </table:table-cell>
              <table:table-cell office:value-type="float" office:value="54797.9044238">
                <text:p>54797.904423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56545454545">
                <text:p>0.956545454545</text:p>
              </table:table-cell>
              <table:table-cell office:value-type="float" office:value="54886.080207">
                <text:p>54886.0802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58181818182">
                <text:p>0.958181818182</text:p>
              </table:table-cell>
              <table:table-cell office:value-type="float" office:value="54887.3634871">
                <text:p>54887.36348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59818181818">
                <text:p>0.959818181818</text:p>
              </table:table-cell>
              <table:table-cell office:value-type="float" office:value="54878.9463354">
                <text:p>54878.94633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61454545455">
                <text:p>0.961454545455</text:p>
              </table:table-cell>
              <table:table-cell office:value-type="float" office:value="54869.7288952">
                <text:p>54869.72889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63090909091">
                <text:p>0.963090909091</text:p>
              </table:table-cell>
              <table:table-cell office:value-type="float" office:value="54861.0820428">
                <text:p>54861.08204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64727272727">
                <text:p>0.964727272727</text:p>
              </table:table-cell>
              <table:table-cell office:value-type="float" office:value="54852.4922437">
                <text:p>54852.49224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66363636364">
                <text:p>0.966363636364</text:p>
              </table:table-cell>
              <table:table-cell office:value-type="float" office:value="54843.4871904">
                <text:p>54843.4871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68">
                <text:p>0.968</text:p>
              </table:table-cell>
              <table:table-cell office:value-type="float" office:value="54833.4484959">
                <text:p>54833.44849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69636363636">
                <text:p>0.969636363636</text:p>
              </table:table-cell>
              <table:table-cell office:value-type="float" office:value="54823.5956166">
                <text:p>54823.59561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71272727273">
                <text:p>0.971272727273</text:p>
              </table:table-cell>
              <table:table-cell office:value-type="float" office:value="54811.6486998">
                <text:p>54811.64869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72909090909">
                <text:p>0.972909090909</text:p>
              </table:table-cell>
              <table:table-cell office:value-type="float" office:value="54800.9087281">
                <text:p>54800.90872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74545454545">
                <text:p>0.974545454545</text:p>
              </table:table-cell>
              <table:table-cell office:value-type="float" office:value="54787.8809382">
                <text:p>54787.88093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75">
                <text:p>0.975</text:p>
              </table:table-cell>
              <table:table-cell office:value-type="float" office:value="54777.2722722">
                <text:p>54777.27227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76636363636">
                <text:p>0.976636363636</text:p>
              </table:table-cell>
              <table:table-cell office:value-type="float" office:value="54764.4425643">
                <text:p>54764.44256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78272727273">
                <text:p>0.978272727273</text:p>
              </table:table-cell>
              <table:table-cell office:value-type="float" office:value="54753.3874085">
                <text:p>54753.38740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79909090909">
                <text:p>0.979909090909</text:p>
              </table:table-cell>
              <table:table-cell office:value-type="float" office:value="54740.6508278">
                <text:p>54740.65082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81545454545">
                <text:p>0.981545454545</text:p>
              </table:table-cell>
              <table:table-cell office:value-type="float" office:value="54728.5144127">
                <text:p>54728.51441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83181818182">
                <text:p>0.983181818182</text:p>
              </table:table-cell>
              <table:table-cell office:value-type="float" office:value="54715.6876738">
                <text:p>54715.68767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84818181818">
                <text:p>0.984818181818</text:p>
              </table:table-cell>
              <table:table-cell office:value-type="float" office:value="54702.5603573">
                <text:p>54702.56035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86454545455">
                <text:p>0.986454545455</text:p>
              </table:table-cell>
              <table:table-cell office:value-type="float" office:value="54689.8691473">
                <text:p>54689.86914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88090909091">
                <text:p>0.988090909091</text:p>
              </table:table-cell>
              <table:table-cell office:value-type="float" office:value="54676.0573276">
                <text:p>54676.05732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89727272727">
                <text:p>0.989727272727</text:p>
              </table:table-cell>
              <table:table-cell office:value-type="float" office:value="54663.6777927">
                <text:p>54663.67779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1363636364">
                <text:p>0.991363636364</text:p>
              </table:table-cell>
              <table:table-cell office:value-type="float" office:value="54649.3164762">
                <text:p>54649.31647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3">
                <text:p>0.993</text:p>
              </table:table-cell>
              <table:table-cell office:value-type="float" office:value="54637.2732556">
                <text:p>54637.27325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4636363636">
                <text:p>0.994636363636</text:p>
              </table:table-cell>
              <table:table-cell office:value-type="float" office:value="54622.3992166">
                <text:p>54622.39921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6272727273">
                <text:p>0.996272727273</text:p>
              </table:table-cell>
              <table:table-cell office:value-type="float" office:value="54610.6704575">
                <text:p>54610.67045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7909090909">
                <text:p>0.997909090909</text:p>
              </table:table-cell>
              <table:table-cell office:value-type="float" office:value="54595.2982298">
                <text:p>54595.29822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9545454545">
                <text:p>0.999545454545</text:p>
              </table:table-cell>
              <table:table-cell office:value-type="float" office:value="54583.8664176">
                <text:p>54583.8664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  <table:table-cell office:value-type="float" office:value="54571.2786692">
                <text:p>54571.27866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0163636364">
                <text:p>1.00163636364</text:p>
              </table:table-cell>
              <table:table-cell office:value-type="float" office:value="31342.9429439">
                <text:p>31342.94294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0327272727">
                <text:p>1.00327272727</text:p>
              </table:table-cell>
              <table:table-cell office:value-type="float" office:value="31436.2980706">
                <text:p>31436.29807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0490909091">
                <text:p>1.00490909091</text:p>
              </table:table-cell>
              <table:table-cell office:value-type="float" office:value="31543.5581352">
                <text:p>31543.55813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00654545455">
                <text:p>1.00654545455</text:p>
              </table:table-cell>
              <table:table-cell office:value-type="float" office:value="31633.3587332">
                <text:p>31633.3587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0818181818">
                <text:p>1.00818181818</text:p>
              </table:table-cell>
              <table:table-cell office:value-type="float" office:value="31689.0815015">
                <text:p>31689.08150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0981818182">
                <text:p>1.00981818182</text:p>
              </table:table-cell>
              <table:table-cell office:value-type="float" office:value="31714.4523588">
                <text:p>31714.45235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145454545">
                <text:p>1.01145454545</text:p>
              </table:table-cell>
              <table:table-cell office:value-type="float" office:value="31725.4791893">
                <text:p>31725.47918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1309090909">
                <text:p>1.01309090909</text:p>
              </table:table-cell>
              <table:table-cell office:value-type="float" office:value="31729.2077605">
                <text:p>31729.20776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1472727273">
                <text:p>1.01472727273</text:p>
              </table:table-cell>
              <table:table-cell office:value-type="float" office:value="31730.3742208">
                <text:p>31730.37422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01636363636">
                <text:p>1.01636363636</text:p>
              </table:table-cell>
              <table:table-cell office:value-type="float" office:value="31732.1887682">
                <text:p>31732.18876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18">
                <text:p>1.018</text:p>
              </table:table-cell>
              <table:table-cell office:value-type="float" office:value="31734.2852709">
                <text:p>31734.28527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01963636364">
                <text:p>1.01963636364</text:p>
              </table:table-cell>
              <table:table-cell office:value-type="float" office:value="31734.1114019">
                <text:p>31734.11140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02127272727">
                <text:p>1.02127272727</text:p>
              </table:table-cell>
              <table:table-cell office:value-type="float" office:value="31730.5694027">
                <text:p>31730.56940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02290909091">
                <text:p>1.02290909091</text:p>
              </table:table-cell>
              <table:table-cell office:value-type="float" office:value="31725.013614">
                <text:p>31725.0136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2454545455">
                <text:p>1.02454545455</text:p>
              </table:table-cell>
              <table:table-cell office:value-type="float" office:value="31720.060445">
                <text:p>31720.0604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25">
                <text:p>1.025</text:p>
              </table:table-cell>
              <table:table-cell office:value-type="float" office:value="31713.4529364">
                <text:p>31713.45293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02663636364">
                <text:p>1.02663636364</text:p>
              </table:table-cell>
              <table:table-cell office:value-type="float" office:value="31710.381303">
                <text:p>31710.3813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2827272727">
                <text:p>1.02827272727</text:p>
              </table:table-cell>
              <table:table-cell office:value-type="float" office:value="31712.7773453">
                <text:p>31712.77734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2990909091">
                <text:p>1.02990909091</text:p>
              </table:table-cell>
              <table:table-cell office:value-type="float" office:value="31718.8087903">
                <text:p>31718.80879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03154545455">
                <text:p>1.03154545455</text:p>
              </table:table-cell>
              <table:table-cell office:value-type="float" office:value="31723.3060372">
                <text:p>31723.30603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3318181818">
                <text:p>1.03318181818</text:p>
              </table:table-cell>
              <table:table-cell office:value-type="float" office:value="31721.2743487">
                <text:p>31721.27434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3481818182">
                <text:p>1.03481818182</text:p>
              </table:table-cell>
              <table:table-cell office:value-type="float" office:value="31713.7368311">
                <text:p>31713.73683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3645454545">
                <text:p>1.03645454545</text:p>
              </table:table-cell>
              <table:table-cell office:value-type="float" office:value="31704.0745021">
                <text:p>31704.07450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3809090909">
                <text:p>1.03809090909</text:p>
              </table:table-cell>
              <table:table-cell office:value-type="float" office:value="31694.8734283">
                <text:p>31694.87342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3972727273">
                <text:p>1.03972727273</text:p>
              </table:table-cell>
              <table:table-cell office:value-type="float" office:value="31685.6852359">
                <text:p>31685.68523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4136363636">
                <text:p>1.04136363636</text:p>
              </table:table-cell>
              <table:table-cell office:value-type="float" office:value="31675.7596532">
                <text:p>31675.75965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43">
                <text:p>1.043</text:p>
              </table:table-cell>
              <table:table-cell office:value-type="float" office:value="31671.4585084">
                <text:p>31671.45850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4463636364">
                <text:p>1.04463636364</text:p>
              </table:table-cell>
              <table:table-cell office:value-type="float" office:value="31681.0341907">
                <text:p>31681.0341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4627272727">
                <text:p>1.04627272727</text:p>
              </table:table-cell>
              <table:table-cell office:value-type="float" office:value="31703.4535214">
                <text:p>31703.45352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4790909091">
                <text:p>1.04790909091</text:p>
              </table:table-cell>
              <table:table-cell office:value-type="float" office:value="31719.5984251">
                <text:p>31719.59842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04954545455">
                <text:p>1.04954545455</text:p>
              </table:table-cell>
              <table:table-cell office:value-type="float" office:value="31696.6732732">
                <text:p>31696.67327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05">
                <text:p>1.05</text:p>
              </table:table-cell>
              <table:table-cell office:value-type="float" office:value="31669.6549754">
                <text:p>31669.65497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5163636364">
                <text:p>1.05163636364</text:p>
              </table:table-cell>
              <table:table-cell office:value-type="float" office:value="31559.360209">
                <text:p>31559.3602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05327272727">
                <text:p>1.05327272727</text:p>
              </table:table-cell>
              <table:table-cell office:value-type="float" office:value="31388.9744358">
                <text:p>31388.97443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5490909091">
                <text:p>1.05490909091</text:p>
              </table:table-cell>
              <table:table-cell office:value-type="float" office:value="31188.176341">
                <text:p>31188.1763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5654545455">
                <text:p>1.05654545455</text:p>
              </table:table-cell>
              <table:table-cell office:value-type="float" office:value="30997.8937015">
                <text:p>30997.89370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5818181818">
                <text:p>1.05818181818</text:p>
              </table:table-cell>
              <table:table-cell office:value-type="float" office:value="30858.0590925">
                <text:p>30858.05909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5981818182">
                <text:p>1.05981818182</text:p>
              </table:table-cell>
              <table:table-cell office:value-type="float" office:value="30787.7093657">
                <text:p>30787.70936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6145454545">
                <text:p>1.06145454545</text:p>
              </table:table-cell>
              <table:table-cell office:value-type="float" office:value="30772.5278603">
                <text:p>30772.52786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6309090909">
                <text:p>1.06309090909</text:p>
              </table:table-cell>
              <table:table-cell office:value-type="float" office:value="30763.6714743">
                <text:p>30763.67147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6472727273">
                <text:p>1.06472727273</text:p>
              </table:table-cell>
              <table:table-cell office:value-type="float" office:value="30707.2345444">
                <text:p>30707.23454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6636363636">
                <text:p>1.06636363636</text:p>
              </table:table-cell>
              <table:table-cell office:value-type="float" office:value="30615.9067378">
                <text:p>30615.90673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68">
                <text:p>1.068</text:p>
              </table:table-cell>
              <table:table-cell office:value-type="float" office:value="30587.0860553">
                <text:p>30587.08605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6963636364">
                <text:p>1.06963636364</text:p>
              </table:table-cell>
              <table:table-cell office:value-type="float" office:value="30732.2981431">
                <text:p>30732.29814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7127272727">
                <text:p>1.07127272727</text:p>
              </table:table-cell>
              <table:table-cell office:value-type="float" office:value="31132.0996707">
                <text:p>31132.09967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7290909091">
                <text:p>1.07290909091</text:p>
              </table:table-cell>
              <table:table-cell office:value-type="float" office:value="31855.5498342">
                <text:p>31855.54983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7454545455">
                <text:p>1.07454545455</text:p>
              </table:table-cell>
              <table:table-cell office:value-type="float" office:value="32870.6777398">
                <text:p>32870.67773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75">
                <text:p>1.075</text:p>
              </table:table-cell>
              <table:table-cell office:value-type="float" office:value="33173.2454995">
                <text:p>33173.24549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7663636364">
                <text:p>1.07663636364</text:p>
              </table:table-cell>
              <table:table-cell office:value-type="float" office:value="34280.8841374">
                <text:p>34280.88413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7827272727">
                <text:p>1.07827272727</text:p>
              </table:table-cell>
              <table:table-cell office:value-type="float" office:value="35131.9053436">
                <text:p>35131.90534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7990909091">
                <text:p>1.07990909091</text:p>
              </table:table-cell>
              <table:table-cell office:value-type="float" office:value="35416.0313431">
                <text:p>35416.03134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8154545455">
                <text:p>1.08154545455</text:p>
              </table:table-cell>
              <table:table-cell office:value-type="float" office:value="34952.4507226">
                <text:p>34952.45072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8318181818">
                <text:p>1.08318181818</text:p>
              </table:table-cell>
              <table:table-cell office:value-type="float" office:value="34000.3854541">
                <text:p>34000.38545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8481818182">
                <text:p>1.08481818182</text:p>
              </table:table-cell>
              <table:table-cell office:value-type="float" office:value="32976.5278432">
                <text:p>32976.52784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8645454545">
                <text:p>1.08645454545</text:p>
              </table:table-cell>
              <table:table-cell office:value-type="float" office:value="32192.0085758">
                <text:p>32192.00857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8809090909">
                <text:p>1.08809090909</text:p>
              </table:table-cell>
              <table:table-cell office:value-type="float" office:value="31789.7992859">
                <text:p>31789.79928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8972727273">
                <text:p>1.08972727273</text:p>
              </table:table-cell>
              <table:table-cell office:value-type="float" office:value="31704.3062545">
                <text:p>31704.30625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9136363636">
                <text:p>1.09136363636</text:p>
              </table:table-cell>
              <table:table-cell office:value-type="float" office:value="31705.2452917">
                <text:p>31705.24529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93">
                <text:p>1.093</text:p>
              </table:table-cell>
              <table:table-cell office:value-type="float" office:value="31726.6723353">
                <text:p>31726.67233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9463636364">
                <text:p>1.09463636364</text:p>
              </table:table-cell>
              <table:table-cell office:value-type="float" office:value="31752.606373">
                <text:p>31752.60637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9627272727">
                <text:p>1.09627272727</text:p>
              </table:table-cell>
              <table:table-cell office:value-type="float" office:value="31771.7046837">
                <text:p>31771.70468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9790909091">
                <text:p>1.09790909091</text:p>
              </table:table-cell>
              <table:table-cell office:value-type="float" office:value="31785.3505911">
                <text:p>31785.35059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09954545455">
                <text:p>1.09954545455</text:p>
              </table:table-cell>
              <table:table-cell office:value-type="float" office:value="31797.5603782">
                <text:p>31797.56037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">
                <text:p>1.1</text:p>
              </table:table-cell>
              <table:table-cell office:value-type="float" office:value="31789.4445283">
                <text:p>31789.44452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0163636364">
                <text:p>1.10163636364</text:p>
              </table:table-cell>
              <table:table-cell office:value-type="float" office:value="31801.0468572">
                <text:p>31801.0468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0327272727">
                <text:p>1.10327272727</text:p>
              </table:table-cell>
              <table:table-cell office:value-type="float" office:value="31810.9036642">
                <text:p>31810.90366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0490909091">
                <text:p>1.10490909091</text:p>
              </table:table-cell>
              <table:table-cell office:value-type="float" office:value="31821.2219007">
                <text:p>31821.22190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0654545455">
                <text:p>1.10654545455</text:p>
              </table:table-cell>
              <table:table-cell office:value-type="float" office:value="31833.3730333">
                <text:p>31833.37303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0818181818">
                <text:p>1.10818181818</text:p>
              </table:table-cell>
              <table:table-cell office:value-type="float" office:value="31848.7153119">
                <text:p>31848.71531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0981818182">
                <text:p>1.10981818182</text:p>
              </table:table-cell>
              <table:table-cell office:value-type="float" office:value="31868.3815789">
                <text:p>31868.38157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1145454545">
                <text:p>1.11145454545</text:p>
              </table:table-cell>
              <table:table-cell office:value-type="float" office:value="31893.2679253">
                <text:p>31893.26792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1309090909">
                <text:p>1.11309090909</text:p>
              </table:table-cell>
              <table:table-cell office:value-type="float" office:value="31924.4636636">
                <text:p>31924.46366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472727273">
                <text:p>1.11472727273</text:p>
              </table:table-cell>
              <table:table-cell office:value-type="float" office:value="31961.9363117">
                <text:p>31961.93631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1636363636">
                <text:p>1.11636363636</text:p>
              </table:table-cell>
              <table:table-cell office:value-type="float" office:value="32002.5969673">
                <text:p>32002.59696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18">
                <text:p>1.118</text:p>
              </table:table-cell>
              <table:table-cell office:value-type="float" office:value="32042.931628">
                <text:p>32042.9316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1963636364">
                <text:p>1.11963636364</text:p>
              </table:table-cell>
              <table:table-cell office:value-type="float" office:value="32079.2061774">
                <text:p>32079.20617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2127272727">
                <text:p>1.12127272727</text:p>
              </table:table-cell>
              <table:table-cell office:value-type="float" office:value="32110.4793418">
                <text:p>32110.47934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2290909091">
                <text:p>1.12290909091</text:p>
              </table:table-cell>
              <table:table-cell office:value-type="float" office:value="32135.7283138">
                <text:p>32135.72831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2454545455">
                <text:p>1.12454545455</text:p>
              </table:table-cell>
              <table:table-cell office:value-type="float" office:value="32152.6194533">
                <text:p>32152.61945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25">
                <text:p>1.125</text:p>
              </table:table-cell>
              <table:table-cell office:value-type="float" office:value="32148.3289366">
                <text:p>32148.32893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2663636364">
                <text:p>1.12663636364</text:p>
              </table:table-cell>
              <table:table-cell office:value-type="float" office:value="32158.6986417">
                <text:p>32158.69864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12827272727">
                <text:p>1.12827272727</text:p>
              </table:table-cell>
              <table:table-cell office:value-type="float" office:value="32166.3307246">
                <text:p>32166.33072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12990909091">
                <text:p>1.12990909091</text:p>
              </table:table-cell>
              <table:table-cell office:value-type="float" office:value="32172.2614561">
                <text:p>32172.261456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3154545455">
                <text:p>1.13154545455</text:p>
              </table:table-cell>
              <table:table-cell office:value-type="float" office:value="32177.6834744">
                <text:p>32177.683474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3318181818">
                <text:p>1.13318181818</text:p>
              </table:table-cell>
              <table:table-cell office:value-type="float" office:value="32182.5244153">
                <text:p>32182.5244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3481818182">
                <text:p>1.13481818182</text:p>
              </table:table-cell>
              <table:table-cell office:value-type="float" office:value="32187.17489">
                <text:p>32187.174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3645454545">
                <text:p>1.13645454545</text:p>
              </table:table-cell>
              <table:table-cell office:value-type="float" office:value="32192.4399024">
                <text:p>32192.43990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3809090909">
                <text:p>1.13809090909</text:p>
              </table:table-cell>
              <table:table-cell office:value-type="float" office:value="32201.3774641">
                <text:p>32201.37746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3972727273">
                <text:p>1.13972727273</text:p>
              </table:table-cell>
              <table:table-cell office:value-type="float" office:value="32219.4690015">
                <text:p>32219.46900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4136363636">
                <text:p>1.14136363636</text:p>
              </table:table-cell>
              <table:table-cell office:value-type="float" office:value="32256.0956744">
                <text:p>32256.09567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43">
                <text:p>1.143</text:p>
              </table:table-cell>
              <table:table-cell office:value-type="float" office:value="32321.1234295">
                <text:p>32321.12342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4463636364">
                <text:p>1.14463636364</text:p>
              </table:table-cell>
              <table:table-cell office:value-type="float" office:value="32422.1895428">
                <text:p>32422.18954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4627272727">
                <text:p>1.14627272727</text:p>
              </table:table-cell>
              <table:table-cell office:value-type="float" office:value="32562.112746">
                <text:p>32562.1127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4790909091">
                <text:p>1.14790909091</text:p>
              </table:table-cell>
              <table:table-cell office:value-type="float" office:value="32739.4861552">
                <text:p>32739.48615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4954545455">
                <text:p>1.14954545455</text:p>
              </table:table-cell>
              <table:table-cell office:value-type="float" office:value="32947.8931427">
                <text:p>32947.89314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5">
                <text:p>1.15</text:p>
              </table:table-cell>
              <table:table-cell office:value-type="float" office:value="32988.3365223">
                <text:p>32988.33652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5163636364">
                <text:p>1.15163636364</text:p>
              </table:table-cell>
              <table:table-cell office:value-type="float" office:value="33225.3159966">
                <text:p>33225.31599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5327272727">
                <text:p>1.15327272727</text:p>
              </table:table-cell>
              <table:table-cell office:value-type="float" office:value="33479.7295412">
                <text:p>33479.72954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5490909091">
                <text:p>1.15490909091</text:p>
              </table:table-cell>
              <table:table-cell office:value-type="float" office:value="33743.0099717">
                <text:p>33743.00997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5654545455">
                <text:p>1.15654545455</text:p>
              </table:table-cell>
              <table:table-cell office:value-type="float" office:value="34006.4334215">
                <text:p>34006.43342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5818181818">
                <text:p>1.15818181818</text:p>
              </table:table-cell>
              <table:table-cell office:value-type="float" office:value="34261.0489107">
                <text:p>34261.04891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5981818182">
                <text:p>1.15981818182</text:p>
              </table:table-cell>
              <table:table-cell office:value-type="float" office:value="34501.3716423">
                <text:p>34501.37164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6145454545">
                <text:p>1.16145454545</text:p>
              </table:table-cell>
              <table:table-cell office:value-type="float" office:value="34732.2125113">
                <text:p>34732.21251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6309090909">
                <text:p>1.16309090909</text:p>
              </table:table-cell>
              <table:table-cell office:value-type="float" office:value="34973.7988777">
                <text:p>34973.79887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16472727273">
                <text:p>1.16472727273</text:p>
              </table:table-cell>
              <table:table-cell office:value-type="float" office:value="35270.1200946">
                <text:p>35270.12009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16636363636">
                <text:p>1.16636363636</text:p>
              </table:table-cell>
              <table:table-cell office:value-type="float" office:value="35691.4178639">
                <text:p>35691.41786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68">
                <text:p>1.168</text:p>
              </table:table-cell>
              <table:table-cell office:value-type="float" office:value="36330.7584693">
                <text:p>36330.75846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6963636364">
                <text:p>1.16963636364</text:p>
              </table:table-cell>
              <table:table-cell office:value-type="float" office:value="37269.7162942">
                <text:p>37269.71629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7127272727">
                <text:p>1.17127272727</text:p>
              </table:table-cell>
              <table:table-cell office:value-type="float" office:value="38528.2473158">
                <text:p>38528.24731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17290909091">
                <text:p>1.17290909091</text:p>
              </table:table-cell>
              <table:table-cell office:value-type="float" office:value="40022.1865935">
                <text:p>40022.18659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7454545455">
                <text:p>1.17454545455</text:p>
              </table:table-cell>
              <table:table-cell office:value-type="float" office:value="41573.8814749">
                <text:p>41573.88147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75">
                <text:p>1.175</text:p>
              </table:table-cell>
              <table:table-cell office:value-type="float" office:value="41855.0578716">
                <text:p>41855.05787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7663636364">
                <text:p>1.17663636364</text:p>
              </table:table-cell>
              <table:table-cell office:value-type="float" office:value="43237.5458205">
                <text:p>43237.54582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7827272727">
                <text:p>1.17827272727</text:p>
              </table:table-cell>
              <table:table-cell office:value-type="float" office:value="44202.8771239">
                <text:p>44202.87712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7990909091">
                <text:p>1.17990909091</text:p>
              </table:table-cell>
              <table:table-cell office:value-type="float" office:value="44709.967674">
                <text:p>44709.9676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8154545455">
                <text:p>1.18154545455</text:p>
              </table:table-cell>
              <table:table-cell office:value-type="float" office:value="44794.2621709">
                <text:p>44794.26217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8318181818">
                <text:p>1.18318181818</text:p>
              </table:table-cell>
              <table:table-cell office:value-type="float" office:value="44924.6359681">
                <text:p>44924.63596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8481818182">
                <text:p>1.18481818182</text:p>
              </table:table-cell>
              <table:table-cell office:value-type="float" office:value="45416.1291901">
                <text:p>45416.12919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8645454545">
                <text:p>1.18645454545</text:p>
              </table:table-cell>
              <table:table-cell office:value-type="float" office:value="46774.6081332">
                <text:p>46774.60813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8809090909">
                <text:p>1.18809090909</text:p>
              </table:table-cell>
              <table:table-cell office:value-type="float" office:value="49448.3008081">
                <text:p>49448.300808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8972727273">
                <text:p>1.18972727273</text:p>
              </table:table-cell>
              <table:table-cell office:value-type="float" office:value="53819.3127582">
                <text:p>53819.31275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9136363636">
                <text:p>1.19136363636</text:p>
              </table:table-cell>
              <table:table-cell office:value-type="float" office:value="59863.647324">
                <text:p>59863.6473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93">
                <text:p>1.193</text:p>
              </table:table-cell>
              <table:table-cell office:value-type="float" office:value="67035.1189741">
                <text:p>67035.11897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9463636364">
                <text:p>1.19463636364</text:p>
              </table:table-cell>
              <table:table-cell office:value-type="float" office:value="74533.8423777">
                <text:p>74533.84237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9627272727">
                <text:p>1.19627272727</text:p>
              </table:table-cell>
              <table:table-cell office:value-type="float" office:value="81672.5776199">
                <text:p>81672.57761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9790909091">
                <text:p>1.19790909091</text:p>
              </table:table-cell>
              <table:table-cell office:value-type="float" office:value="87709.6333454">
                <text:p>87709.63334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19954545455">
                <text:p>1.19954545455</text:p>
              </table:table-cell>
              <table:table-cell office:value-type="float" office:value="92206.8934146">
                <text:p>92206.89341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">
                <text:p>1.2</text:p>
              </table:table-cell>
              <table:table-cell office:value-type="float" office:value="92866.3243552">
                <text:p>92866.32435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0163636364">
                <text:p>1.20163636364</text:p>
              </table:table-cell>
              <table:table-cell office:value-type="float" office:value="95049.8639172">
                <text:p>95049.86391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0327272727">
                <text:p>1.20327272727</text:p>
              </table:table-cell>
              <table:table-cell office:value-type="float" office:value="96068.2249802">
                <text:p>96068.22498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0490909091">
                <text:p>1.20490909091</text:p>
              </table:table-cell>
              <table:table-cell office:value-type="float" office:value="96013.3255218">
                <text:p>96013.32552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0654545455">
                <text:p>1.20654545455</text:p>
              </table:table-cell>
              <table:table-cell office:value-type="float" office:value="95822.3462563">
                <text:p>95822.34625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0818181818">
                <text:p>1.20818181818</text:p>
              </table:table-cell>
              <table:table-cell office:value-type="float" office:value="95578.6388763">
                <text:p>95578.63887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0981818182">
                <text:p>1.20981818182</text:p>
              </table:table-cell>
              <table:table-cell office:value-type="float" office:value="95380.9504524">
                <text:p>95380.95045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1145454545">
                <text:p>1.21145454545</text:p>
              </table:table-cell>
              <table:table-cell office:value-type="float" office:value="95149.6750293">
                <text:p>95149.67502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1309090909">
                <text:p>1.21309090909</text:p>
              </table:table-cell>
              <table:table-cell office:value-type="float" office:value="94963.4899288">
                <text:p>94963.48992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1472727273">
                <text:p>1.21472727273</text:p>
              </table:table-cell>
              <table:table-cell office:value-type="float" office:value="94732.4506958">
                <text:p>94732.45069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21636363636">
                <text:p>1.21636363636</text:p>
              </table:table-cell>
              <table:table-cell office:value-type="float" office:value="94548.6158521">
                <text:p>94548.61585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18">
                <text:p>1.218</text:p>
              </table:table-cell>
              <table:table-cell office:value-type="float" office:value="94311.779617">
                <text:p>94311.7796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21963636364">
                <text:p>1.21963636364</text:p>
              </table:table-cell>
              <table:table-cell office:value-type="float" office:value="94131.4116543">
                <text:p>94131.41165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2127272727">
                <text:p>1.22127272727</text:p>
              </table:table-cell>
              <table:table-cell office:value-type="float" office:value="93892.6198986">
                <text:p>93892.61989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2290909091">
                <text:p>1.22290909091</text:p>
              </table:table-cell>
              <table:table-cell office:value-type="float" office:value="93716.447682">
                <text:p>93716.4476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2454545455">
                <text:p>1.22454545455</text:p>
              </table:table-cell>
              <table:table-cell office:value-type="float" office:value="93478.4391573">
                <text:p>93478.43915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25">
                <text:p>1.225</text:p>
              </table:table-cell>
              <table:table-cell office:value-type="float" office:value="93350.7062248">
                <text:p>93350.70622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2663636364">
                <text:p>1.22663636364</text:p>
              </table:table-cell>
              <table:table-cell office:value-type="float" office:value="93150.3360423">
                <text:p>93150.33604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2827272727">
                <text:p>1.22827272727</text:p>
              </table:table-cell>
              <table:table-cell office:value-type="float" office:value="92942.4314703">
                <text:p>92942.43147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2990909091">
                <text:p>1.22990909091</text:p>
              </table:table-cell>
              <table:table-cell office:value-type="float" office:value="92757.6227329">
                <text:p>92757.62273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3154545455">
                <text:p>1.23154545455</text:p>
              </table:table-cell>
              <table:table-cell office:value-type="float" office:value="92547.7336973">
                <text:p>92547.73369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3318181818">
                <text:p>1.23318181818</text:p>
              </table:table-cell>
              <table:table-cell office:value-type="float" office:value="92370.314111">
                <text:p>92370.3141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3481818182">
                <text:p>1.23481818182</text:p>
              </table:table-cell>
              <table:table-cell office:value-type="float" office:value="92159.7093868">
                <text:p>92159.70938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3645454545">
                <text:p>1.23645454545</text:p>
              </table:table-cell>
              <table:table-cell office:value-type="float" office:value="91987.1956997">
                <text:p>91987.19569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3809090909">
                <text:p>1.23809090909</text:p>
              </table:table-cell>
              <table:table-cell office:value-type="float" office:value="91776.192556">
                <text:p>91776.1925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3972727273">
                <text:p>1.23972727273</text:p>
              </table:table-cell>
              <table:table-cell office:value-type="float" office:value="91607.3342607">
                <text:p>91607.33426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4136363636">
                <text:p>1.24136363636</text:p>
              </table:table-cell>
              <table:table-cell office:value-type="float" office:value="91396.8303108">
                <text:p>91396.83031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43">
                <text:p>1.243</text:p>
              </table:table-cell>
              <table:table-cell office:value-type="float" office:value="91230.6696602">
                <text:p>91230.66966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4463636364">
                <text:p>1.24463636364</text:p>
              </table:table-cell>
              <table:table-cell office:value-type="float" office:value="91021.5366399">
                <text:p>91021.53663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4627272727">
                <text:p>1.24627272727</text:p>
              </table:table-cell>
              <table:table-cell office:value-type="float" office:value="90857.600597">
                <text:p>90857.6005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4790909091">
                <text:p>1.24790909091</text:p>
              </table:table-cell>
              <table:table-cell office:value-type="float" office:value="90650.5729984">
                <text:p>90650.57299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4954545455">
                <text:p>1.24954545455</text:p>
              </table:table-cell>
              <table:table-cell office:value-type="float" office:value="90488.5906873">
                <text:p>90488.59068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5">
                <text:p>1.25</text:p>
              </table:table-cell>
              <table:table-cell office:value-type="float" office:value="90348.7747316">
                <text:p>90348.77473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5163636364">
                <text:p>1.25163636364</text:p>
              </table:table-cell>
              <table:table-cell office:value-type="float" office:value="90172.1223266">
                <text:p>90172.12232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5327272727">
                <text:p>1.25327272727</text:p>
              </table:table-cell>
              <table:table-cell office:value-type="float" office:value="51872.6828403">
                <text:p>51872.68284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5490909091">
                <text:p>1.25490909091</text:p>
              </table:table-cell>
              <table:table-cell office:value-type="float" office:value="52129.904801">
                <text:p>52129.9048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5654545455">
                <text:p>1.25654545455</text:p>
              </table:table-cell>
              <table:table-cell office:value-type="float" office:value="52275.4085435">
                <text:p>52275.408543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5818181818">
                <text:p>1.25818181818</text:p>
              </table:table-cell>
              <table:table-cell office:value-type="float" office:value="52300.9048686">
                <text:p>52300.90486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5981818182">
                <text:p>1.25981818182</text:p>
              </table:table-cell>
              <table:table-cell office:value-type="float" office:value="52264.5622747">
                <text:p>52264.562274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6145454545">
                <text:p>1.26145454545</text:p>
              </table:table-cell>
              <table:table-cell office:value-type="float" office:value="52208.9694392">
                <text:p>52208.96943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6309090909">
                <text:p>1.26309090909</text:p>
              </table:table-cell>
              <table:table-cell office:value-type="float" office:value="52155.3455841">
                <text:p>52155.34558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6472727273">
                <text:p>1.26472727273</text:p>
              </table:table-cell>
              <table:table-cell office:value-type="float" office:value="52096.8542797">
                <text:p>52096.85427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6636363636">
                <text:p>1.26636363636</text:p>
              </table:table-cell>
              <table:table-cell office:value-type="float" office:value="52037.6770787">
                <text:p>52037.677078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268">
                <text:p>1.268</text:p>
              </table:table-cell>
              <table:table-cell office:value-type="float" office:value="51988.1223027">
                <text:p>51988.12230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26963636364">
                <text:p>1.26963636364</text:p>
              </table:table-cell>
              <table:table-cell office:value-type="float" office:value="51945.573638">
                <text:p>51945.5736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7127272727">
                <text:p>1.27127272727</text:p>
              </table:table-cell>
              <table:table-cell office:value-type="float" office:value="51905.6170096">
                <text:p>51905.6170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7290909091">
                <text:p>1.27290909091</text:p>
              </table:table-cell>
              <table:table-cell office:value-type="float" office:value="51868.5161637">
                <text:p>51868.51616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7454545455">
                <text:p>1.27454545455</text:p>
              </table:table-cell>
              <table:table-cell office:value-type="float" office:value="51834.9857712">
                <text:p>51834.98577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75">
                <text:p>1.275</text:p>
              </table:table-cell>
              <table:table-cell office:value-type="float" office:value="51749.2383539">
                <text:p>51749.23835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7663636364">
                <text:p>1.27663636364</text:p>
              </table:table-cell>
              <table:table-cell office:value-type="float" office:value="51722.7605181">
                <text:p>51722.76051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7827272727">
                <text:p>1.27827272727</text:p>
              </table:table-cell>
              <table:table-cell office:value-type="float" office:value="51716.8889821">
                <text:p>51716.88898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27990909091">
                <text:p>1.27990909091</text:p>
              </table:table-cell>
              <table:table-cell office:value-type="float" office:value="51749.6065722">
                <text:p>51749.60657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28154545455">
                <text:p>1.28154545455</text:p>
              </table:table-cell>
              <table:table-cell office:value-type="float" office:value="51831.3700514">
                <text:p>51831.37005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8318181818">
                <text:p>1.28318181818</text:p>
              </table:table-cell>
              <table:table-cell office:value-type="float" office:value="51928.5738173">
                <text:p>51928.573817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28481818182">
                <text:p>1.28481818182</text:p>
              </table:table-cell>
              <table:table-cell office:value-type="float" office:value="51981.3750925">
                <text:p>51981.37509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28645454545">
                <text:p>1.28645454545</text:p>
              </table:table-cell>
              <table:table-cell office:value-type="float" office:value="51953.4459854">
                <text:p>51953.44598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8809090909">
                <text:p>1.28809090909</text:p>
              </table:table-cell>
              <table:table-cell office:value-type="float" office:value="51871.9465339">
                <text:p>51871.94653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8972727273">
                <text:p>1.28972727273</text:p>
              </table:table-cell>
              <table:table-cell office:value-type="float" office:value="51785.8637231">
                <text:p>51785.86372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9136363636">
                <text:p>1.29136363636</text:p>
              </table:table-cell>
              <table:table-cell office:value-type="float" office:value="51736.7813247">
                <text:p>51736.781324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93">
                <text:p>1.293</text:p>
              </table:table-cell>
              <table:table-cell office:value-type="float" office:value="51734.5292086">
                <text:p>51734.52920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9463636364">
                <text:p>1.29463636364</text:p>
              </table:table-cell>
              <table:table-cell office:value-type="float" office:value="51738.958069">
                <text:p>51738.95806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9627272727">
                <text:p>1.29627272727</text:p>
              </table:table-cell>
              <table:table-cell office:value-type="float" office:value="51722.3616789">
                <text:p>51722.36167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9790909091">
                <text:p>1.29790909091</text:p>
              </table:table-cell>
              <table:table-cell office:value-type="float" office:value="51703.1478899">
                <text:p>51703.14788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9954545455">
                <text:p>1.29954545455</text:p>
              </table:table-cell>
              <table:table-cell office:value-type="float" office:value="51707.3107399">
                <text:p>51707.31073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">
                <text:p>1.3</text:p>
              </table:table-cell>
              <table:table-cell office:value-type="float" office:value="51618.3713561">
                <text:p>51618.37135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0163636364">
                <text:p>1.30163636364</text:p>
              </table:table-cell>
              <table:table-cell office:value-type="float" office:value="51629.7343164">
                <text:p>51629.73431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30327272727">
                <text:p>1.30327272727</text:p>
              </table:table-cell>
              <table:table-cell office:value-type="float" office:value="51628.2563058">
                <text:p>51628.25630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0490909091">
                <text:p>1.30490909091</text:p>
              </table:table-cell>
              <table:table-cell office:value-type="float" office:value="51582.3727345">
                <text:p>51582.3727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30654545455">
                <text:p>1.30654545455</text:p>
              </table:table-cell>
              <table:table-cell office:value-type="float" office:value="51467.2247229">
                <text:p>51467.22472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30818181818">
                <text:p>1.30818181818</text:p>
              </table:table-cell>
              <table:table-cell office:value-type="float" office:value="51271.0409809">
                <text:p>51271.04098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0981818182">
                <text:p>1.30981818182</text:p>
              </table:table-cell>
              <table:table-cell office:value-type="float" office:value="51031.5757019">
                <text:p>51031.57570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31145454545">
                <text:p>1.31145454545</text:p>
              </table:table-cell>
              <table:table-cell office:value-type="float" office:value="50893.6293717">
                <text:p>50893.62937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1309090909">
                <text:p>1.31309090909</text:p>
              </table:table-cell>
              <table:table-cell office:value-type="float" office:value="51024.0007177">
                <text:p>51024.00071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1472727273">
                <text:p>1.31472727273</text:p>
              </table:table-cell>
              <table:table-cell office:value-type="float" office:value="51368.6923551">
                <text:p>51368.69235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31636363636">
                <text:p>1.31636363636</text:p>
              </table:table-cell>
              <table:table-cell office:value-type="float" office:value="51642.5446729">
                <text:p>51642.54467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18">
                <text:p>1.318</text:p>
              </table:table-cell>
              <table:table-cell office:value-type="float" office:value="51651.0407221">
                <text:p>51651.04072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1963636364">
                <text:p>1.31963636364</text:p>
              </table:table-cell>
              <table:table-cell office:value-type="float" office:value="51428.5258037">
                <text:p>51428.525803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2127272727">
                <text:p>1.32127272727</text:p>
              </table:table-cell>
              <table:table-cell office:value-type="float" office:value="51047.9168934">
                <text:p>51047.91689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2290909091">
                <text:p>1.32290909091</text:p>
              </table:table-cell>
              <table:table-cell office:value-type="float" office:value="50476.6813845">
                <text:p>50476.68138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2454545455">
                <text:p>1.32454545455</text:p>
              </table:table-cell>
              <table:table-cell office:value-type="float" office:value="49627.7291176">
                <text:p>49627.7291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25">
                <text:p>1.325</text:p>
              </table:table-cell>
              <table:table-cell office:value-type="float" office:value="49247.2395546">
                <text:p>49247.23955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2663636364">
                <text:p>1.32663636364</text:p>
              </table:table-cell>
              <table:table-cell office:value-type="float" office:value="48233.5219103">
                <text:p>48233.52191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2827272727">
                <text:p>1.32827272727</text:p>
              </table:table-cell>
              <table:table-cell office:value-type="float" office:value="47645.4773141">
                <text:p>47645.47731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2990909091">
                <text:p>1.32990909091</text:p>
              </table:table-cell>
              <table:table-cell office:value-type="float" office:value="48173.3678201">
                <text:p>48173.36782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33154545455">
                <text:p>1.33154545455</text:p>
              </table:table-cell>
              <table:table-cell office:value-type="float" office:value="49473.9185696">
                <text:p>49473.91856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3318181818">
                <text:p>1.33318181818</text:p>
              </table:table-cell>
              <table:table-cell office:value-type="float" office:value="50391.7726937">
                <text:p>50391.77269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3481818182">
                <text:p>1.33481818182</text:p>
              </table:table-cell>
              <table:table-cell office:value-type="float" office:value="50577.3726054">
                <text:p>50577.37260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33645454545">
                <text:p>1.33645454545</text:p>
              </table:table-cell>
              <table:table-cell office:value-type="float" office:value="50436.8203188">
                <text:p>50436.82031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3809090909">
                <text:p>1.33809090909</text:p>
              </table:table-cell>
              <table:table-cell office:value-type="float" office:value="50202.7737048">
                <text:p>50202.77370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3972727273">
                <text:p>1.33972727273</text:p>
              </table:table-cell>
              <table:table-cell office:value-type="float" office:value="50114.9258546">
                <text:p>50114.92585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34136363636">
                <text:p>1.34136363636</text:p>
              </table:table-cell>
              <table:table-cell office:value-type="float" office:value="50161.9302246">
                <text:p>50161.930224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343">
                <text:p>1.343</text:p>
              </table:table-cell>
              <table:table-cell office:value-type="float" office:value="50214.4682235">
                <text:p>50214.46822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34463636364">
                <text:p>1.34463636364</text:p>
              </table:table-cell>
              <table:table-cell office:value-type="float" office:value="50229.7242871">
                <text:p>50229.72428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34627272727">
                <text:p>1.34627272727</text:p>
              </table:table-cell>
              <table:table-cell office:value-type="float" office:value="50214.4220398">
                <text:p>50214.42203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34790909091">
                <text:p>1.34790909091</text:p>
              </table:table-cell>
              <table:table-cell office:value-type="float" office:value="50189.4422286">
                <text:p>50189.44222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34954545455">
                <text:p>1.34954545455</text:p>
              </table:table-cell>
              <table:table-cell office:value-type="float" office:value="50164.6803361">
                <text:p>50164.68033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5">
                <text:p>1.35</text:p>
              </table:table-cell>
              <table:table-cell office:value-type="float" office:value="50059.4061378">
                <text:p>50059.40613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5163636364">
                <text:p>1.35163636364</text:p>
              </table:table-cell>
              <table:table-cell office:value-type="float" office:value="50030.8618807">
                <text:p>50030.86188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5327272727">
                <text:p>1.35327272727</text:p>
              </table:table-cell>
              <table:table-cell office:value-type="float" office:value="50003.3038866">
                <text:p>50003.30388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35490909091">
                <text:p>1.35490909091</text:p>
              </table:table-cell>
              <table:table-cell office:value-type="float" office:value="49974.1405995">
                <text:p>49974.14059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5654545455">
                <text:p>1.35654545455</text:p>
              </table:table-cell>
              <table:table-cell office:value-type="float" office:value="49944.5790054">
                <text:p>49944.57900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5818181818">
                <text:p>1.35818181818</text:p>
              </table:table-cell>
              <table:table-cell office:value-type="float" office:value="49921.5479465">
                <text:p>49921.54794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35981818182">
                <text:p>1.35981818182</text:p>
              </table:table-cell>
              <table:table-cell office:value-type="float" office:value="49915.7932788">
                <text:p>49915.79327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6145454545">
                <text:p>1.36145454545</text:p>
              </table:table-cell>
              <table:table-cell office:value-type="float" office:value="49925.631469">
                <text:p>49925.63146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6309090909">
                <text:p>1.36309090909</text:p>
              </table:table-cell>
              <table:table-cell office:value-type="float" office:value="49944.4590011">
                <text:p>49944.45900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6472727273">
                <text:p>1.36472727273</text:p>
              </table:table-cell>
              <table:table-cell office:value-type="float" office:value="49957.8350675">
                <text:p>49957.83506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6636363636">
                <text:p>1.36636363636</text:p>
              </table:table-cell>
              <table:table-cell office:value-type="float" office:value="49948.34305">
                <text:p>49948.343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68">
                <text:p>1.368</text:p>
              </table:table-cell>
              <table:table-cell office:value-type="float" office:value="49934.5129311">
                <text:p>49934.51293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36963636364">
                <text:p>1.36963636364</text:p>
              </table:table-cell>
              <table:table-cell office:value-type="float" office:value="49915.8081984">
                <text:p>49915.80819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7127272727">
                <text:p>1.37127272727</text:p>
              </table:table-cell>
              <table:table-cell office:value-type="float" office:value="49890.1948007">
                <text:p>49890.19480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7290909091">
                <text:p>1.37290909091</text:p>
              </table:table-cell>
              <table:table-cell office:value-type="float" office:value="49858.082915">
                <text:p>49858.0829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7454545455">
                <text:p>1.37454545455</text:p>
              </table:table-cell>
              <table:table-cell office:value-type="float" office:value="49824.3799878">
                <text:p>49824.37998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75">
                <text:p>1.375</text:p>
              </table:table-cell>
              <table:table-cell office:value-type="float" office:value="49740.0181698">
                <text:p>49740.01816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7663636364">
                <text:p>1.37663636364</text:p>
              </table:table-cell>
              <table:table-cell office:value-type="float" office:value="49708.1047456">
                <text:p>49708.10474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827272727">
                <text:p>1.37827272727</text:p>
              </table:table-cell>
              <table:table-cell office:value-type="float" office:value="49675.5614085">
                <text:p>49675.56140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7990909091">
                <text:p>1.37990909091</text:p>
              </table:table-cell>
              <table:table-cell office:value-type="float" office:value="49646.7344422">
                <text:p>49646.73444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38154545455">
                <text:p>1.38154545455</text:p>
              </table:table-cell>
              <table:table-cell office:value-type="float" office:value="49621.7331391">
                <text:p>49621.7331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38318181818">
                <text:p>1.38318181818</text:p>
              </table:table-cell>
              <table:table-cell office:value-type="float" office:value="49600.198129">
                <text:p>49600.1981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38481818182">
                <text:p>1.38481818182</text:p>
              </table:table-cell>
              <table:table-cell office:value-type="float" office:value="49578.5556956">
                <text:p>49578.55569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38645454545">
                <text:p>1.38645454545</text:p>
              </table:table-cell>
              <table:table-cell office:value-type="float" office:value="49555.9472401">
                <text:p>49555.94724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38809090909">
                <text:p>1.38809090909</text:p>
              </table:table-cell>
              <table:table-cell office:value-type="float" office:value="49535.3327512">
                <text:p>49535.33275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8972727273">
                <text:p>1.38972727273</text:p>
              </table:table-cell>
              <table:table-cell office:value-type="float" office:value="49515.0183795">
                <text:p>49515.01837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9136363636">
                <text:p>1.39136363636</text:p>
              </table:table-cell>
              <table:table-cell office:value-type="float" office:value="49493.3494535">
                <text:p>49493.34945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93">
                <text:p>1.393</text:p>
              </table:table-cell>
              <table:table-cell office:value-type="float" office:value="49472.0538861">
                <text:p>49472.05388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9463636364">
                <text:p>1.39463636364</text:p>
              </table:table-cell>
              <table:table-cell office:value-type="float" office:value="49454.1590947">
                <text:p>49454.15909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9627272727">
                <text:p>1.39627272727</text:p>
              </table:table-cell>
              <table:table-cell office:value-type="float" office:value="49450.2677761">
                <text:p>49450.26777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9790909091">
                <text:p>1.39790909091</text:p>
              </table:table-cell>
              <table:table-cell office:value-type="float" office:value="49464.191644">
                <text:p>49464.1916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9954545455">
                <text:p>1.39954545455</text:p>
              </table:table-cell>
              <table:table-cell office:value-type="float" office:value="49496.5544987">
                <text:p>49496.55449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">
                <text:p>1.4</text:p>
              </table:table-cell>
              <table:table-cell office:value-type="float" office:value="49421.6803818">
                <text:p>49421.68038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0163636364">
                <text:p>1.40163636364</text:p>
              </table:table-cell>
              <table:table-cell office:value-type="float" office:value="49464.7462709">
                <text:p>49464.74627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0327272727">
                <text:p>1.40327272727</text:p>
              </table:table-cell>
              <table:table-cell office:value-type="float" office:value="49530.5066984">
                <text:p>49530.50669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490909091">
                <text:p>1.40490909091</text:p>
              </table:table-cell>
              <table:table-cell office:value-type="float" office:value="49613.2907605">
                <text:p>49613.29076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0654545455">
                <text:p>1.40654545455</text:p>
              </table:table-cell>
              <table:table-cell office:value-type="float" office:value="49697.0257154">
                <text:p>49697.02571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0818181818">
                <text:p>1.40818181818</text:p>
              </table:table-cell>
              <table:table-cell office:value-type="float" office:value="49764.656425">
                <text:p>49764.6564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0981818182">
                <text:p>1.40981818182</text:p>
              </table:table-cell>
              <table:table-cell office:value-type="float" office:value="49806.7015083">
                <text:p>49806.70150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1145454545">
                <text:p>1.41145454545</text:p>
              </table:table-cell>
              <table:table-cell office:value-type="float" office:value="49821.4422992">
                <text:p>49821.44229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1309090909">
                <text:p>1.41309090909</text:p>
              </table:table-cell>
              <table:table-cell office:value-type="float" office:value="49820.6375463">
                <text:p>49820.63754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41472727273">
                <text:p>1.41472727273</text:p>
              </table:table-cell>
              <table:table-cell office:value-type="float" office:value="49817.634855">
                <text:p>49817.6348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1636363636">
                <text:p>1.41636363636</text:p>
              </table:table-cell>
              <table:table-cell office:value-type="float" office:value="49832.3115315">
                <text:p>49832.31153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418">
                <text:p>1.418</text:p>
              </table:table-cell>
              <table:table-cell office:value-type="float" office:value="49892.5134986">
                <text:p>49892.51349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41963636364">
                <text:p>1.41963636364</text:p>
              </table:table-cell>
              <table:table-cell office:value-type="float" office:value="50034.1152261">
                <text:p>50034.115226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2127272727">
                <text:p>1.42127272727</text:p>
              </table:table-cell>
              <table:table-cell office:value-type="float" office:value="50290.6827113">
                <text:p>50290.68271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42290909091">
                <text:p>1.42290909091</text:p>
              </table:table-cell>
              <table:table-cell office:value-type="float" office:value="50677.3279322">
                <text:p>50677.32793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42454545455">
                <text:p>1.42454545455</text:p>
              </table:table-cell>
              <table:table-cell office:value-type="float" office:value="51195.4390237">
                <text:p>51195.43902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425">
                <text:p>1.425</text:p>
              </table:table-cell>
              <table:table-cell office:value-type="float" office:value="51236.7397782">
                <text:p>51236.73977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42663636364">
                <text:p>1.42663636364</text:p>
              </table:table-cell>
              <table:table-cell office:value-type="float" office:value="51919.9424157">
                <text:p>51919.942415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42827272727">
                <text:p>1.42827272727</text:p>
              </table:table-cell>
              <table:table-cell office:value-type="float" office:value="52788.7479246">
                <text:p>52788.74792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42990909091">
                <text:p>1.42990909091</text:p>
              </table:table-cell>
              <table:table-cell office:value-type="float" office:value="53958.1886258">
                <text:p>53958.18862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43154545455">
                <text:p>1.43154545455</text:p>
              </table:table-cell>
              <table:table-cell office:value-type="float" office:value="55626.7717422">
                <text:p>55626.77174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3318181818">
                <text:p>1.43318181818</text:p>
              </table:table-cell>
              <table:table-cell office:value-type="float" office:value="58011.91096">
                <text:p>58011.910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43481818182">
                <text:p>1.43481818182</text:p>
              </table:table-cell>
              <table:table-cell office:value-type="float" office:value="61208.1427135">
                <text:p>61208.14271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645454545">
                <text:p>1.43645454545</text:p>
              </table:table-cell>
              <table:table-cell office:value-type="float" office:value="64746.2975005">
                <text:p>64746.29750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3809090909">
                <text:p>1.43809090909</text:p>
              </table:table-cell>
              <table:table-cell office:value-type="float" office:value="67718.5622298">
                <text:p>67718.56222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43972727273">
                <text:p>1.43972727273</text:p>
              </table:table-cell>
              <table:table-cell office:value-type="float" office:value="69110.8015726">
                <text:p>69110.80157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4136363636">
                <text:p>1.44136363636</text:p>
              </table:table-cell>
              <table:table-cell office:value-type="float" office:value="68417.0331693">
                <text:p>68417.033169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43">
                <text:p>1.443</text:p>
              </table:table-cell>
              <table:table-cell office:value-type="float" office:value="66783.4607419">
                <text:p>66783.46074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4463636364">
                <text:p>1.44463636364</text:p>
              </table:table-cell>
              <table:table-cell office:value-type="float" office:value="65624.6519244">
                <text:p>65624.65192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4627272727">
                <text:p>1.44627272727</text:p>
              </table:table-cell>
              <table:table-cell office:value-type="float" office:value="69411.9325995">
                <text:p>69411.93259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4790909091">
                <text:p>1.44790909091</text:p>
              </table:table-cell>
              <table:table-cell office:value-type="float" office:value="81229.3129797">
                <text:p>81229.31297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4954545455">
                <text:p>1.44954545455</text:p>
              </table:table-cell>
              <table:table-cell office:value-type="float" office:value="101155.095215">
                <text:p>101155.0952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5">
                <text:p>1.45</text:p>
              </table:table-cell>
              <table:table-cell office:value-type="float" office:value="107452.99785">
                <text:p>107452.997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5163636364">
                <text:p>1.45163636364</text:p>
              </table:table-cell>
              <table:table-cell office:value-type="float" office:value="127427.63565">
                <text:p>127427.635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5327272727">
                <text:p>1.45327272727</text:p>
              </table:table-cell>
              <table:table-cell office:value-type="float" office:value="138256.155007">
                <text:p>138256.1550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45490909091">
                <text:p>1.45490909091</text:p>
              </table:table-cell>
              <table:table-cell office:value-type="float" office:value="138076.019461">
                <text:p>138076.01946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5654545455">
                <text:p>1.45654545455</text:p>
              </table:table-cell>
              <table:table-cell office:value-type="float" office:value="136641.66937">
                <text:p>136641.669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5818181818">
                <text:p>1.45818181818</text:p>
              </table:table-cell>
              <table:table-cell office:value-type="float" office:value="134691.28508">
                <text:p>134691.285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5981818182">
                <text:p>1.45981818182</text:p>
              </table:table-cell>
              <table:table-cell office:value-type="float" office:value="133229.460408">
                <text:p>133229.460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6145454545">
                <text:p>1.46145454545</text:p>
              </table:table-cell>
              <table:table-cell office:value-type="float" office:value="131485.677962">
                <text:p>131485.6779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6309090909">
                <text:p>1.46309090909</text:p>
              </table:table-cell>
              <table:table-cell office:value-type="float" office:value="130137.622624">
                <text:p>130137.6226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6472727273">
                <text:p>1.46472727273</text:p>
              </table:table-cell>
              <table:table-cell office:value-type="float" office:value="128588.343321">
                <text:p>128588.3433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6636363636">
                <text:p>1.46636363636</text:p>
              </table:table-cell>
              <table:table-cell office:value-type="float" office:value="127341.545396">
                <text:p>127341.5453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68">
                <text:p>1.468</text:p>
              </table:table-cell>
              <table:table-cell office:value-type="float" office:value="125952.903941">
                <text:p>125952.9039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6963636364">
                <text:p>1.46963636364</text:p>
              </table:table-cell>
              <table:table-cell office:value-type="float" office:value="124801.341188">
                <text:p>124801.3411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7127272727">
                <text:p>1.47127272727</text:p>
              </table:table-cell>
              <table:table-cell office:value-type="float" office:value="123558.066823">
                <text:p>123558.0668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7290909091">
                <text:p>1.47290909091</text:p>
              </table:table-cell>
              <table:table-cell office:value-type="float" office:value="122499.034944">
                <text:p>122499.0349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47454545455">
                <text:p>1.47454545455</text:p>
              </table:table-cell>
              <table:table-cell office:value-type="float" office:value="121371.783292">
                <text:p>121371.7832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475">
                <text:p>1.475</text:p>
              </table:table-cell>
              <table:table-cell office:value-type="float" office:value="120740.819134">
                <text:p>120740.8191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7663636364">
                <text:p>1.47663636364</text:p>
              </table:table-cell>
              <table:table-cell office:value-type="float" office:value="119803.931466">
                <text:p>119803.9314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7827272727">
                <text:p>1.47827272727</text:p>
              </table:table-cell>
              <table:table-cell office:value-type="float" office:value="118787.210385">
                <text:p>118787.2103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7990909091">
                <text:p>1.47990909091</text:p>
              </table:table-cell>
              <table:table-cell office:value-type="float" office:value="117930.986209">
                <text:p>117930.9862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8154545455">
                <text:p>1.48154545455</text:p>
              </table:table-cell>
              <table:table-cell office:value-type="float" office:value="116987.214913">
                <text:p>116987.2149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8318181818">
                <text:p>1.48318181818</text:p>
              </table:table-cell>
              <table:table-cell office:value-type="float" office:value="116191.398777">
                <text:p>116191.3987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8481818182">
                <text:p>1.48481818182</text:p>
              </table:table-cell>
              <table:table-cell office:value-type="float" office:value="115309.8703">
                <text:p>115309.87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48645454545">
                <text:p>1.48645454545</text:p>
              </table:table-cell>
              <table:table-cell office:value-type="float" office:value="114572.554122">
                <text:p>114572.5541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48809090909">
                <text:p>1.48809090909</text:p>
              </table:table-cell>
              <table:table-cell office:value-type="float" office:value="113743.717571">
                <text:p>113743.7175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48972727273">
                <text:p>1.48972727273</text:p>
              </table:table-cell>
              <table:table-cell office:value-type="float" office:value="113057.265703">
                <text:p>113057.2657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49136363636">
                <text:p>1.49136363636</text:p>
              </table:table-cell>
              <table:table-cell office:value-type="float" office:value="112268.122456">
                <text:p>112268.1224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493">
                <text:p>1.493</text:p>
              </table:table-cell>
              <table:table-cell office:value-type="float" office:value="111625.45653">
                <text:p>111625.456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9463636364">
                <text:p>1.49463636364</text:p>
              </table:table-cell>
              <table:table-cell office:value-type="float" office:value="110868.920426">
                <text:p>110868.9204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9627272727">
                <text:p>1.49627272727</text:p>
              </table:table-cell>
              <table:table-cell office:value-type="float" office:value="110265.624115">
                <text:p>110265.6241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9790909091">
                <text:p>1.49790909091</text:p>
              </table:table-cell>
              <table:table-cell office:value-type="float" office:value="109538.8086">
                <text:p>109538.80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49954545455">
                <text:p>1.49954545455</text:p>
              </table:table-cell>
              <table:table-cell office:value-type="float" office:value="108971.450729">
                <text:p>108971.45072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">
                <text:p>1.5</text:p>
              </table:table-cell>
              <table:table-cell office:value-type="float" office:value="108522.044875">
                <text:p>108522.0448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0163636364">
                <text:p>1.50163636364</text:p>
              </table:table-cell>
              <table:table-cell office:value-type="float" office:value="62450.4273566">
                <text:p>62450.42735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0327272727">
                <text:p>1.50327272727</text:p>
              </table:table-cell>
              <table:table-cell office:value-type="float" office:value="62753.5419345">
                <text:p>62753.54193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0490909091">
                <text:p>1.50490909091</text:p>
              </table:table-cell>
              <table:table-cell office:value-type="float" office:value="62779.5880854">
                <text:p>62779.58808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0654545455">
                <text:p>1.50654545455</text:p>
              </table:table-cell>
              <table:table-cell office:value-type="float" office:value="62605.4868206">
                <text:p>62605.48682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0818181818">
                <text:p>1.50818181818</text:p>
              </table:table-cell>
              <table:table-cell office:value-type="float" office:value="62372.0949049">
                <text:p>62372.09490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0981818182">
                <text:p>1.50981818182</text:p>
              </table:table-cell>
              <table:table-cell office:value-type="float" office:value="62179.429142">
                <text:p>62179.4291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1145454545">
                <text:p>1.51145454545</text:p>
              </table:table-cell>
              <table:table-cell office:value-type="float" office:value="62026.2399865">
                <text:p>62026.23998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1309090909">
                <text:p>1.51309090909</text:p>
              </table:table-cell>
              <table:table-cell office:value-type="float" office:value="61887.9840682">
                <text:p>61887.984068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1472727273">
                <text:p>1.51472727273</text:p>
              </table:table-cell>
              <table:table-cell office:value-type="float" office:value="61757.5870831">
                <text:p>61757.58708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1636363636">
                <text:p>1.51636363636</text:p>
              </table:table-cell>
              <table:table-cell office:value-type="float" office:value="61628.5991772">
                <text:p>61628.59917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518">
                <text:p>1.518</text:p>
              </table:table-cell>
              <table:table-cell office:value-type="float" office:value="61503.3176362">
                <text:p>61503.31763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51963636364">
                <text:p>1.51963636364</text:p>
              </table:table-cell>
              <table:table-cell office:value-type="float" office:value="61388.1853364">
                <text:p>61388.18533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52127272727">
                <text:p>1.52127272727</text:p>
              </table:table-cell>
              <table:table-cell office:value-type="float" office:value="61275.7319196">
                <text:p>61275.73191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52290909091">
                <text:p>1.52290909091</text:p>
              </table:table-cell>
              <table:table-cell office:value-type="float" office:value="61161.6359788">
                <text:p>61161.63597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52454545455">
                <text:p>1.52454545455</text:p>
              </table:table-cell>
              <table:table-cell office:value-type="float" office:value="61048.5911309">
                <text:p>61048.59113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525">
                <text:p>1.525</text:p>
              </table:table-cell>
              <table:table-cell office:value-type="float" office:value="60801.6361322">
                <text:p>60801.63613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52663636364">
                <text:p>1.52663636364</text:p>
              </table:table-cell>
              <table:table-cell office:value-type="float" office:value="60683.9837419">
                <text:p>60683.98374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52827272727">
                <text:p>1.52827272727</text:p>
              </table:table-cell>
              <table:table-cell office:value-type="float" office:value="60568.8179008">
                <text:p>60568.81790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2990909091">
                <text:p>1.52990909091</text:p>
              </table:table-cell>
              <table:table-cell office:value-type="float" office:value="60455.2794284">
                <text:p>60455.27942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154545455">
                <text:p>1.53154545455</text:p>
              </table:table-cell>
              <table:table-cell office:value-type="float" office:value="60371.4430925">
                <text:p>60371.44309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53318181818">
                <text:p>1.53318181818</text:p>
              </table:table-cell>
              <table:table-cell office:value-type="float" office:value="60371.5683336">
                <text:p>60371.56833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53481818182">
                <text:p>1.53481818182</text:p>
              </table:table-cell>
              <table:table-cell office:value-type="float" office:value="60434.3103327">
                <text:p>60434.31033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53645454545">
                <text:p>1.53645454545</text:p>
              </table:table-cell>
              <table:table-cell office:value-type="float" office:value="60552.9907121">
                <text:p>60552.99071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53809090909">
                <text:p>1.53809090909</text:p>
              </table:table-cell>
              <table:table-cell office:value-type="float" office:value="60609.7720199">
                <text:p>60609.77201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53972727273">
                <text:p>1.53972727273</text:p>
              </table:table-cell>
              <table:table-cell office:value-type="float" office:value="60528.693307">
                <text:p>60528.6933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4136363636">
                <text:p>1.54136363636</text:p>
              </table:table-cell>
              <table:table-cell office:value-type="float" office:value="60363.1975886">
                <text:p>60363.19758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43">
                <text:p>1.543</text:p>
              </table:table-cell>
              <table:table-cell office:value-type="float" office:value="60160.320425">
                <text:p>60160.3204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54463636364">
                <text:p>1.54463636364</text:p>
              </table:table-cell>
              <table:table-cell office:value-type="float" office:value="59918.813154">
                <text:p>59918.8131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54627272727">
                <text:p>1.54627272727</text:p>
              </table:table-cell>
              <table:table-cell office:value-type="float" office:value="59709.141333">
                <text:p>59709.141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54790909091">
                <text:p>1.54790909091</text:p>
              </table:table-cell>
              <table:table-cell office:value-type="float" office:value="59561.382896">
                <text:p>59561.3828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54954545455">
                <text:p>1.54954545455</text:p>
              </table:table-cell>
              <table:table-cell office:value-type="float" office:value="59454.70233">
                <text:p>59454.702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5">
                <text:p>1.55</text:p>
              </table:table-cell>
              <table:table-cell office:value-type="float" office:value="59202.5489397">
                <text:p>59202.5489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5163636364">
                <text:p>1.55163636364</text:p>
              </table:table-cell>
              <table:table-cell office:value-type="float" office:value="59087.6942005">
                <text:p>59087.69420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55327272727">
                <text:p>1.55327272727</text:p>
              </table:table-cell>
              <table:table-cell office:value-type="float" office:value="58993.975192">
                <text:p>58993.9751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55490909091">
                <text:p>1.55490909091</text:p>
              </table:table-cell>
              <table:table-cell office:value-type="float" office:value="58908.3379694">
                <text:p>58908.33796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5654545455">
                <text:p>1.55654545455</text:p>
              </table:table-cell>
              <table:table-cell office:value-type="float" office:value="58736.8391065">
                <text:p>58736.839106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5818181818">
                <text:p>1.55818181818</text:p>
              </table:table-cell>
              <table:table-cell office:value-type="float" office:value="58414.8800234">
                <text:p>58414.88002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5981818182">
                <text:p>1.55981818182</text:p>
              </table:table-cell>
              <table:table-cell office:value-type="float" office:value="58021.807512">
                <text:p>58021.8075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56145454545">
                <text:p>1.56145454545</text:p>
              </table:table-cell>
              <table:table-cell office:value-type="float" office:value="57796.2271284">
                <text:p>57796.227128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6309090909">
                <text:p>1.56309090909</text:p>
              </table:table-cell>
              <table:table-cell office:value-type="float" office:value="57915.6998007">
                <text:p>57915.69980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56472727273">
                <text:p>1.56472727273</text:p>
              </table:table-cell>
              <table:table-cell office:value-type="float" office:value="58155.0218169">
                <text:p>58155.02181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56636363636">
                <text:p>1.56636363636</text:p>
              </table:table-cell>
              <table:table-cell office:value-type="float" office:value="58305.6139865">
                <text:p>58305.613986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568">
                <text:p>1.568</text:p>
              </table:table-cell>
              <table:table-cell office:value-type="float" office:value="58296.2883542">
                <text:p>58296.288354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56963636364">
                <text:p>1.56963636364</text:p>
              </table:table-cell>
              <table:table-cell office:value-type="float" office:value="58133.6904291">
                <text:p>58133.69042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57127272727">
                <text:p>1.57127272727</text:p>
              </table:table-cell>
              <table:table-cell office:value-type="float" office:value="57918.4962811">
                <text:p>57918.496281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57290909091">
                <text:p>1.57290909091</text:p>
              </table:table-cell>
              <table:table-cell office:value-type="float" office:value="57719.9316781">
                <text:p>57719.931678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57454545455">
                <text:p>1.57454545455</text:p>
              </table:table-cell>
              <table:table-cell office:value-type="float" office:value="57418.9771946">
                <text:p>57418.977194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575">
                <text:p>1.575</text:p>
              </table:table-cell>
              <table:table-cell office:value-type="float" office:value="57046.337951">
                <text:p>57046.33795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7663636364">
                <text:p>1.57663636364</text:p>
              </table:table-cell>
              <table:table-cell office:value-type="float" office:value="56193.1936681">
                <text:p>56193.193668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57827272727">
                <text:p>1.57827272727</text:p>
              </table:table-cell>
              <table:table-cell office:value-type="float" office:value="54846.6783572">
                <text:p>54846.678357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57990909091">
                <text:p>1.57990909091</text:p>
              </table:table-cell>
              <table:table-cell office:value-type="float" office:value="54325.2596824">
                <text:p>54325.25968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58154545455">
                <text:p>1.58154545455</text:p>
              </table:table-cell>
              <table:table-cell office:value-type="float" office:value="56110.0574766">
                <text:p>56110.05747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8318181818">
                <text:p>1.58318181818</text:p>
              </table:table-cell>
              <table:table-cell office:value-type="float" office:value="59620.9792089">
                <text:p>59620.97920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58481818182">
                <text:p>1.58481818182</text:p>
              </table:table-cell>
              <table:table-cell office:value-type="float" office:value="62738.1194586">
                <text:p>62738.119458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58645454545">
                <text:p>1.58645454545</text:p>
              </table:table-cell>
              <table:table-cell office:value-type="float" office:value="62105.9222076">
                <text:p>62105.92220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58809090909">
                <text:p>1.58809090909</text:p>
              </table:table-cell>
              <table:table-cell office:value-type="float" office:value="58669.2768145">
                <text:p>58669.276814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58972727273">
                <text:p>1.58972727273</text:p>
              </table:table-cell>
              <table:table-cell office:value-type="float" office:value="56983.1483689">
                <text:p>56983.14836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59136363636">
                <text:p>1.59136363636</text:p>
              </table:table-cell>
              <table:table-cell office:value-type="float" office:value="56787.5263497">
                <text:p>56787.526349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593">
                <text:p>1.593</text:p>
              </table:table-cell>
              <table:table-cell office:value-type="float" office:value="56718.1733208">
                <text:p>56718.17332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59463636364">
                <text:p>1.59463636364</text:p>
              </table:table-cell>
              <table:table-cell office:value-type="float" office:value="56664.0417401">
                <text:p>56664.041740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59627272727">
                <text:p>1.59627272727</text:p>
              </table:table-cell>
              <table:table-cell office:value-type="float" office:value="56593.1314041">
                <text:p>56593.13140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59790909091">
                <text:p>1.59790909091</text:p>
              </table:table-cell>
              <table:table-cell office:value-type="float" office:value="56515.7246805">
                <text:p>56515.72468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59954545455">
                <text:p>1.59954545455</text:p>
              </table:table-cell>
              <table:table-cell office:value-type="float" office:value="56450.4846799">
                <text:p>56450.48467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6">
                <text:p>1.6</text:p>
              </table:table-cell>
              <table:table-cell office:value-type="float" office:value="56217.8166953">
                <text:p>56217.81669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60163636364">
                <text:p>1.60163636364</text:p>
              </table:table-cell>
              <table:table-cell office:value-type="float" office:value="56138.9390961">
                <text:p>56138.939096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60327272727">
                <text:p>1.60327272727</text:p>
              </table:table-cell>
              <table:table-cell office:value-type="float" office:value="56068.6834988">
                <text:p>56068.683498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60490909091">
                <text:p>1.60490909091</text:p>
              </table:table-cell>
              <table:table-cell office:value-type="float" office:value="56012.0275147">
                <text:p>56012.02751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60654545455">
                <text:p>1.60654545455</text:p>
              </table:table-cell>
              <table:table-cell office:value-type="float" office:value="55971.3029178">
                <text:p>55971.302917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60818181818">
                <text:p>1.60818181818</text:p>
              </table:table-cell>
              <table:table-cell office:value-type="float" office:value="55939.2954189">
                <text:p>55939.29541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60981818182">
                <text:p>1.60981818182</text:p>
              </table:table-cell>
              <table:table-cell office:value-type="float" office:value="55900.9005915">
                <text:p>55900.90059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61145454545">
                <text:p>1.61145454545</text:p>
              </table:table-cell>
              <table:table-cell office:value-type="float" office:value="55851.3864143">
                <text:p>55851.386414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1309090909">
                <text:p>1.61309090909</text:p>
              </table:table-cell>
              <table:table-cell office:value-type="float" office:value="55803.7781996">
                <text:p>55803.778199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61472727273">
                <text:p>1.61472727273</text:p>
              </table:table-cell>
              <table:table-cell office:value-type="float" office:value="55763.0701036">
                <text:p>55763.070103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61636363636">
                <text:p>1.61636363636</text:p>
              </table:table-cell>
              <table:table-cell office:value-type="float" office:value="55719.3827134">
                <text:p>55719.38271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618">
                <text:p>1.618</text:p>
              </table:table-cell>
              <table:table-cell office:value-type="float" office:value="55666.1856578">
                <text:p>55666.185657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61963636364">
                <text:p>1.61963636364</text:p>
              </table:table-cell>
              <table:table-cell office:value-type="float" office:value="55611.8358993">
                <text:p>55611.835899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62127272727">
                <text:p>1.62127272727</text:p>
              </table:table-cell>
              <table:table-cell office:value-type="float" office:value="55548.6272433">
                <text:p>55548.62724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62290909091">
                <text:p>1.62290909091</text:p>
              </table:table-cell>
              <table:table-cell office:value-type="float" office:value="55478.0080057">
                <text:p>55478.008005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62454545455">
                <text:p>1.62454545455</text:p>
              </table:table-cell>
              <table:table-cell office:value-type="float" office:value="55401.2487297">
                <text:p>55401.248729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625">
                <text:p>1.625</text:p>
              </table:table-cell>
              <table:table-cell office:value-type="float" office:value="55198.142114">
                <text:p>55198.14211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62663636364">
                <text:p>1.62663636364</text:p>
              </table:table-cell>
              <table:table-cell office:value-type="float" office:value="55119.7957842">
                <text:p>55119.79578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62827272727">
                <text:p>1.62827272727</text:p>
              </table:table-cell>
              <table:table-cell office:value-type="float" office:value="55039.5430829">
                <text:p>55039.543082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62990909091">
                <text:p>1.62990909091</text:p>
              </table:table-cell>
              <table:table-cell office:value-type="float" office:value="54957.9309755">
                <text:p>54957.93097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63154545455">
                <text:p>1.63154545455</text:p>
              </table:table-cell>
              <table:table-cell office:value-type="float" office:value="54883.078121">
                <text:p>54883.0781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63318181818">
                <text:p>1.63318181818</text:p>
              </table:table-cell>
              <table:table-cell office:value-type="float" office:value="54815.4293395">
                <text:p>54815.429339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63481818182">
                <text:p>1.63481818182</text:p>
              </table:table-cell>
              <table:table-cell office:value-type="float" office:value="54751.7576674">
                <text:p>54751.757667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63645454545">
                <text:p>1.63645454545</text:p>
              </table:table-cell>
              <table:table-cell office:value-type="float" office:value="54687.5130755">
                <text:p>54687.51307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63809090909">
                <text:p>1.63809090909</text:p>
              </table:table-cell>
              <table:table-cell office:value-type="float" office:value="54625.0425165">
                <text:p>54625.042516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63972727273">
                <text:p>1.63972727273</text:p>
              </table:table-cell>
              <table:table-cell office:value-type="float" office:value="54569.7060863">
                <text:p>54569.70608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64136363636">
                <text:p>1.64136363636</text:p>
              </table:table-cell>
              <table:table-cell office:value-type="float" office:value="54515.8083744">
                <text:p>54515.80837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643">
                <text:p>1.643</text:p>
              </table:table-cell>
              <table:table-cell office:value-type="float" office:value="54460.0334641">
                <text:p>54460.033464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64463636364">
                <text:p>1.64463636364</text:p>
              </table:table-cell>
              <table:table-cell office:value-type="float" office:value="54400.0931823">
                <text:p>54400.0931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64627272727">
                <text:p>1.64627272727</text:p>
              </table:table-cell>
              <table:table-cell office:value-type="float" office:value="54338.9470916">
                <text:p>54338.94709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64790909091">
                <text:p>1.64790909091</text:p>
              </table:table-cell>
              <table:table-cell office:value-type="float" office:value="54290.1498187">
                <text:p>54290.14981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64954545455">
                <text:p>1.64954545455</text:p>
              </table:table-cell>
              <table:table-cell office:value-type="float" office:value="54255.4925824">
                <text:p>54255.492582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65">
                <text:p>1.65</text:p>
              </table:table-cell>
              <table:table-cell office:value-type="float" office:value="54079.9885273">
                <text:p>54079.98852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65163636364">
                <text:p>1.65163636364</text:p>
              </table:table-cell>
              <table:table-cell office:value-type="float" office:value="54039.2613807">
                <text:p>54039.261380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65327272727">
                <text:p>1.65327272727</text:p>
              </table:table-cell>
              <table:table-cell office:value-type="float" office:value="54006.9866472">
                <text:p>54006.986647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65490909091">
                <text:p>1.65490909091</text:p>
              </table:table-cell>
              <table:table-cell office:value-type="float" office:value="53986.8271275">
                <text:p>53986.82712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65654545455">
                <text:p>1.65654545455</text:p>
              </table:table-cell>
              <table:table-cell office:value-type="float" office:value="53966.7341722">
                <text:p>53966.73417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65818181818">
                <text:p>1.65818181818</text:p>
              </table:table-cell>
              <table:table-cell office:value-type="float" office:value="53944.505627">
                <text:p>53944.50562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65981818182">
                <text:p>1.65981818182</text:p>
              </table:table-cell>
              <table:table-cell office:value-type="float" office:value="53917.4746065">
                <text:p>53917.47460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66145454545">
                <text:p>1.66145454545</text:p>
              </table:table-cell>
              <table:table-cell office:value-type="float" office:value="53888.0321749">
                <text:p>53888.03217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66309090909">
                <text:p>1.66309090909</text:p>
              </table:table-cell>
              <table:table-cell office:value-type="float" office:value="53853.213905">
                <text:p>53853.2139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66472727273">
                <text:p>1.66472727273</text:p>
              </table:table-cell>
              <table:table-cell office:value-type="float" office:value="53811.6418236">
                <text:p>53811.64182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66636363636">
                <text:p>1.66636363636</text:p>
              </table:table-cell>
              <table:table-cell office:value-type="float" office:value="53761.7033691">
                <text:p>53761.70336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68">
                <text:p>1.668</text:p>
              </table:table-cell>
              <table:table-cell office:value-type="float" office:value="53717.2401919">
                <text:p>53717.240191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66963636364">
                <text:p>1.66963636364</text:p>
              </table:table-cell>
              <table:table-cell office:value-type="float" office:value="53693.3990591">
                <text:p>53693.39905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67127272727">
                <text:p>1.67127272727</text:p>
              </table:table-cell>
              <table:table-cell office:value-type="float" office:value="53705.534685">
                <text:p>53705.5346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67290909091">
                <text:p>1.67290909091</text:p>
              </table:table-cell>
              <table:table-cell office:value-type="float" office:value="53765.8947203">
                <text:p>53765.89472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67454545455">
                <text:p>1.67454545455</text:p>
              </table:table-cell>
              <table:table-cell office:value-type="float" office:value="53882.5676401">
                <text:p>53882.567640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675">
                <text:p>1.675</text:p>
              </table:table-cell>
              <table:table-cell office:value-type="float" office:value="53760.3366224">
                <text:p>53760.336622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7663636364">
                <text:p>1.67663636364</text:p>
              </table:table-cell>
              <table:table-cell office:value-type="float" office:value="53896.901333">
                <text:p>53896.9013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67827272727">
                <text:p>1.67827272727</text:p>
              </table:table-cell>
              <table:table-cell office:value-type="float" office:value="54034.4456592">
                <text:p>54034.445659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67990909091">
                <text:p>1.67990909091</text:p>
              </table:table-cell>
              <table:table-cell office:value-type="float" office:value="54152.7689138">
                <text:p>54152.768913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68154545455">
                <text:p>1.68154545455</text:p>
              </table:table-cell>
              <table:table-cell office:value-type="float" office:value="54242.1274993">
                <text:p>54242.127499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68318181818">
                <text:p>1.68318181818</text:p>
              </table:table-cell>
              <table:table-cell office:value-type="float" office:value="54326.8962941">
                <text:p>54326.896294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68481818182">
                <text:p>1.68481818182</text:p>
              </table:table-cell>
              <table:table-cell office:value-type="float" office:value="54541.4216576">
                <text:p>54541.42165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68645454545">
                <text:p>1.68645454545</text:p>
              </table:table-cell>
              <table:table-cell office:value-type="float" office:value="55326.2258884">
                <text:p>55326.22588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68809090909">
                <text:p>1.68809090909</text:p>
              </table:table-cell>
              <table:table-cell office:value-type="float" office:value="57714.2293915">
                <text:p>57714.229391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68972727273">
                <text:p>1.68972727273</text:p>
              </table:table-cell>
              <table:table-cell office:value-type="float" office:value="63228.3387066">
                <text:p>63228.33870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69136363636">
                <text:p>1.69136363636</text:p>
              </table:table-cell>
              <table:table-cell office:value-type="float" office:value="71684.8212409">
                <text:p>71684.821240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693">
                <text:p>1.693</text:p>
              </table:table-cell>
              <table:table-cell office:value-type="float" office:value="77691.9656105">
                <text:p>77691.965610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69463636364">
                <text:p>1.69463636364</text:p>
              </table:table-cell>
              <table:table-cell office:value-type="float" office:value="81745.7623378">
                <text:p>81745.76233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69627272727">
                <text:p>1.69627272727</text:p>
              </table:table-cell>
              <table:table-cell office:value-type="float" office:value="87355.4324656">
                <text:p>87355.432465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69790909091">
                <text:p>1.69790909091</text:p>
              </table:table-cell>
              <table:table-cell office:value-type="float" office:value="95076.4217927">
                <text:p>95076.42179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69954545455">
                <text:p>1.69954545455</text:p>
              </table:table-cell>
              <table:table-cell office:value-type="float" office:value="104076.943457">
                <text:p>104076.94345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">
                <text:p>1.7</text:p>
              </table:table-cell>
              <table:table-cell office:value-type="float" office:value="106153.499042">
                <text:p>106153.4990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70163636364">
                <text:p>1.70163636364</text:p>
              </table:table-cell>
              <table:table-cell office:value-type="float" office:value="118591.219617">
                <text:p>118591.2196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0327272727">
                <text:p>1.70327272727</text:p>
              </table:table-cell>
              <table:table-cell office:value-type="float" office:value="133013.224238">
                <text:p>133013.2242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70490909091">
                <text:p>1.70490909091</text:p>
              </table:table-cell>
              <table:table-cell office:value-type="float" office:value="140824.160788">
                <text:p>140824.1607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70654545455">
                <text:p>1.70654545455</text:p>
              </table:table-cell>
              <table:table-cell office:value-type="float" office:value="138686.553685">
                <text:p>138686.55368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0818181818">
                <text:p>1.70818181818</text:p>
              </table:table-cell>
              <table:table-cell office:value-type="float" office:value="135942.526305">
                <text:p>135942.52630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0981818182">
                <text:p>1.70981818182</text:p>
              </table:table-cell>
              <table:table-cell office:value-type="float" office:value="133040.176936">
                <text:p>133040.17693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1145454545">
                <text:p>1.71145454545</text:p>
              </table:table-cell>
              <table:table-cell office:value-type="float" office:value="130662.183651">
                <text:p>130662.1836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1309090909">
                <text:p>1.71309090909</text:p>
              </table:table-cell>
              <table:table-cell office:value-type="float" office:value="128245.86794">
                <text:p>128245.8679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71472727273">
                <text:p>1.71472727273</text:p>
              </table:table-cell>
              <table:table-cell office:value-type="float" office:value="126208.34093">
                <text:p>126208.3409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71636363636">
                <text:p>1.71636363636</text:p>
              </table:table-cell>
              <table:table-cell office:value-type="float" office:value="124123.721828">
                <text:p>124123.72182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718">
                <text:p>1.718</text:p>
              </table:table-cell>
              <table:table-cell office:value-type="float" office:value="122326.605814">
                <text:p>122326.60581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71963636364">
                <text:p>1.71963636364</text:p>
              </table:table-cell>
              <table:table-cell office:value-type="float" office:value="120504.019988">
                <text:p>120504.01998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2127272727">
                <text:p>1.72127272727</text:p>
              </table:table-cell>
              <table:table-cell office:value-type="float" office:value="118901.638759">
                <text:p>118901.63875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72290909091">
                <text:p>1.72290909091</text:p>
              </table:table-cell>
              <table:table-cell office:value-type="float" office:value="117306.471134">
                <text:p>117306.47113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72454545455">
                <text:p>1.72454545455</text:p>
              </table:table-cell>
              <table:table-cell office:value-type="float" office:value="115875.236953">
                <text:p>115875.23695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25">
                <text:p>1.725</text:p>
              </table:table-cell>
              <table:table-cell office:value-type="float" office:value="115169.514315">
                <text:p>115169.5143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2663636364">
                <text:p>1.72663636364</text:p>
              </table:table-cell>
              <table:table-cell office:value-type="float" office:value="113633.938434">
                <text:p>113633.93843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72827272727">
                <text:p>1.72827272727</text:p>
              </table:table-cell>
              <table:table-cell office:value-type="float" office:value="112518.853203">
                <text:p>112518.8532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72990909091">
                <text:p>1.72990909091</text:p>
              </table:table-cell>
              <table:table-cell office:value-type="float" office:value="111146.545323">
                <text:p>111146.5453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73154545455">
                <text:p>1.73154545455</text:p>
              </table:table-cell>
              <table:table-cell office:value-type="float" office:value="110113.931875">
                <text:p>110113.93187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73318181818">
                <text:p>1.73318181818</text:p>
              </table:table-cell>
              <table:table-cell office:value-type="float" office:value="108886.444661">
                <text:p>108886.44466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73481818182">
                <text:p>1.73481818182</text:p>
              </table:table-cell>
              <table:table-cell office:value-type="float" office:value="107940.293771">
                <text:p>107940.29377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73645454545">
                <text:p>1.73645454545</text:p>
              </table:table-cell>
              <table:table-cell office:value-type="float" office:value="106835.899651">
                <text:p>106835.89965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73809090909">
                <text:p>1.73809090909</text:p>
              </table:table-cell>
              <table:table-cell office:value-type="float" office:value="105968.560256">
                <text:p>105968.56025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3972727273">
                <text:p>1.73972727273</text:p>
              </table:table-cell>
              <table:table-cell office:value-type="float" office:value="104961.658456">
                <text:p>104961.65845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74136363636">
                <text:p>1.74136363636</text:p>
              </table:table-cell>
              <table:table-cell office:value-type="float" office:value="104151.385366">
                <text:p>104151.38536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743">
                <text:p>1.743</text:p>
              </table:table-cell>
              <table:table-cell office:value-type="float" office:value="103220.505282">
                <text:p>103220.50528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74463636364">
                <text:p>1.74463636364</text:p>
              </table:table-cell>
              <table:table-cell office:value-type="float" office:value="102454.937779">
                <text:p>102454.93777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4627272727">
                <text:p>1.74627272727</text:p>
              </table:table-cell>
              <table:table-cell office:value-type="float" office:value="101588.625032">
                <text:p>101588.6250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74790909091">
                <text:p>1.74790909091</text:p>
              </table:table-cell>
              <table:table-cell office:value-type="float" office:value="100862.937743">
                <text:p>100862.93774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4954545455">
                <text:p>1.74954545455</text:p>
              </table:table-cell>
              <table:table-cell office:value-type="float" office:value="100055.015201">
                <text:p>100055.0152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75">
                <text:p>1.75</text:p>
              </table:table-cell>
              <table:table-cell office:value-type="float" office:value="99602.4769805">
                <text:p>99602.47698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75163636364">
                <text:p>1.75163636364</text:p>
              </table:table-cell>
              <table:table-cell office:value-type="float" office:value="98964.681134">
                <text:p>98964.6811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75327272727">
                <text:p>1.75327272727</text:p>
              </table:table-cell>
              <table:table-cell office:value-type="float" office:value="56863.5512576">
                <text:p>56863.551257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75490909091">
                <text:p>1.75490909091</text:p>
              </table:table-cell>
              <table:table-cell office:value-type="float" office:value="57136.0596803">
                <text:p>57136.059680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5654545455">
                <text:p>1.75654545455</text:p>
              </table:table-cell>
              <table:table-cell office:value-type="float" office:value="57145.4393001">
                <text:p>57145.43930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5818181818">
                <text:p>1.75818181818</text:p>
              </table:table-cell>
              <table:table-cell office:value-type="float" office:value="56962.1389053">
                <text:p>56962.13890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75981818182">
                <text:p>1.75981818182</text:p>
              </table:table-cell>
              <table:table-cell office:value-type="float" office:value="56763.1957128">
                <text:p>56763.19571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76145454545">
                <text:p>1.76145454545</text:p>
              </table:table-cell>
              <table:table-cell office:value-type="float" office:value="56617.1925892">
                <text:p>56617.19258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6309090909">
                <text:p>1.76309090909</text:p>
              </table:table-cell>
              <table:table-cell office:value-type="float" office:value="56494.8875191">
                <text:p>56494.88751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76472727273">
                <text:p>1.76472727273</text:p>
              </table:table-cell>
              <table:table-cell office:value-type="float" office:value="56370.8875634">
                <text:p>56370.88756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76636363636">
                <text:p>1.76636363636</text:p>
              </table:table-cell>
              <table:table-cell office:value-type="float" office:value="56234.4246781">
                <text:p>56234.42467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768">
                <text:p>1.768</text:p>
              </table:table-cell>
              <table:table-cell office:value-type="float" office:value="56079.9687241">
                <text:p>56079.96872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76963636364">
                <text:p>1.76963636364</text:p>
              </table:table-cell>
              <table:table-cell office:value-type="float" office:value="55924.9943975">
                <text:p>55924.99439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77127272727">
                <text:p>1.77127272727</text:p>
              </table:table-cell>
              <table:table-cell office:value-type="float" office:value="55770.9326246">
                <text:p>55770.932624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7290909091">
                <text:p>1.77290909091</text:p>
              </table:table-cell>
              <table:table-cell office:value-type="float" office:value="55613.3897776">
                <text:p>55613.389777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77454545455">
                <text:p>1.77454545455</text:p>
              </table:table-cell>
              <table:table-cell office:value-type="float" office:value="55457.578907">
                <text:p>55457.5789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775">
                <text:p>1.775</text:p>
              </table:table-cell>
              <table:table-cell office:value-type="float" office:value="55148.2539308">
                <text:p>55148.25393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77663636364">
                <text:p>1.77663636364</text:p>
              </table:table-cell>
              <table:table-cell office:value-type="float" office:value="55008.5322207">
                <text:p>55008.532220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7827272727">
                <text:p>1.77827272727</text:p>
              </table:table-cell>
              <table:table-cell office:value-type="float" office:value="54926.7991373">
                <text:p>54926.799137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77990909091">
                <text:p>1.77990909091</text:p>
              </table:table-cell>
              <table:table-cell office:value-type="float" office:value="54900.2325757">
                <text:p>54900.232575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78154545455">
                <text:p>1.78154545455</text:p>
              </table:table-cell>
              <table:table-cell office:value-type="float" office:value="54887.8334398">
                <text:p>54887.83343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78318181818">
                <text:p>1.78318181818</text:p>
              </table:table-cell>
              <table:table-cell office:value-type="float" office:value="54836.2299693">
                <text:p>54836.22996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78481818182">
                <text:p>1.78481818182</text:p>
              </table:table-cell>
              <table:table-cell office:value-type="float" office:value="54753.5849997">
                <text:p>54753.58499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78645454545">
                <text:p>1.78645454545</text:p>
              </table:table-cell>
              <table:table-cell office:value-type="float" office:value="54700.1317762">
                <text:p>54700.131776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78809090909">
                <text:p>1.78809090909</text:p>
              </table:table-cell>
              <table:table-cell office:value-type="float" office:value="54759.4621701">
                <text:p>54759.46217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8972727273">
                <text:p>1.78972727273</text:p>
              </table:table-cell>
              <table:table-cell office:value-type="float" office:value="54944.8946208">
                <text:p>54944.894620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79136363636">
                <text:p>1.79136363636</text:p>
              </table:table-cell>
              <table:table-cell office:value-type="float" office:value="55094.1002712">
                <text:p>55094.10027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793">
                <text:p>1.793</text:p>
              </table:table-cell>
              <table:table-cell office:value-type="float" office:value="54965.7240093">
                <text:p>54965.724009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9463636364">
                <text:p>1.79463636364</text:p>
              </table:table-cell>
              <table:table-cell office:value-type="float" office:value="54617.0395369">
                <text:p>54617.03953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9627272727">
                <text:p>1.79627272727</text:p>
              </table:table-cell>
              <table:table-cell office:value-type="float" office:value="54323.5791872">
                <text:p>54323.579187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79790909091">
                <text:p>1.79790909091</text:p>
              </table:table-cell>
              <table:table-cell office:value-type="float" office:value="54156.7993213">
                <text:p>54156.79932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79954545455">
                <text:p>1.79954545455</text:p>
              </table:table-cell>
              <table:table-cell office:value-type="float" office:value="53986.9389779">
                <text:p>53986.93897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8">
                <text:p>1.8</text:p>
              </table:table-cell>
              <table:table-cell office:value-type="float" office:value="53711.5962754">
                <text:p>53711.596275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80163636364">
                <text:p>1.80163636364</text:p>
              </table:table-cell>
              <table:table-cell office:value-type="float" office:value="53529.4973668">
                <text:p>53529.497366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80327272727">
                <text:p>1.80327272727</text:p>
              </table:table-cell>
              <table:table-cell office:value-type="float" office:value="53386.8520679">
                <text:p>53386.852067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80490909091">
                <text:p>1.80490909091</text:p>
              </table:table-cell>
              <table:table-cell office:value-type="float" office:value="53286.3558663">
                <text:p>53286.35586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80654545455">
                <text:p>1.80654545455</text:p>
              </table:table-cell>
              <table:table-cell office:value-type="float" office:value="53168.6095361">
                <text:p>53168.609536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80818181818">
                <text:p>1.80818181818</text:p>
              </table:table-cell>
              <table:table-cell office:value-type="float" office:value="52902.7655721">
                <text:p>52902.765572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80981818182">
                <text:p>1.80981818182</text:p>
              </table:table-cell>
              <table:table-cell office:value-type="float" office:value="52520.7668543">
                <text:p>52520.76685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81145454545">
                <text:p>1.81145454545</text:p>
              </table:table-cell>
              <table:table-cell office:value-type="float" office:value="52286.5014887">
                <text:p>52286.501488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81309090909">
                <text:p>1.81309090909</text:p>
              </table:table-cell>
              <table:table-cell office:value-type="float" office:value="52394.9379425">
                <text:p>52394.93794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1472727273">
                <text:p>1.81472727273</text:p>
              </table:table-cell>
              <table:table-cell office:value-type="float" office:value="52656.2153292">
                <text:p>52656.215329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81636363636">
                <text:p>1.81636363636</text:p>
              </table:table-cell>
              <table:table-cell office:value-type="float" office:value="52780.2488661">
                <text:p>52780.248866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818">
                <text:p>1.818</text:p>
              </table:table-cell>
              <table:table-cell office:value-type="float" office:value="52867.4540719">
                <text:p>52867.45407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81963636364">
                <text:p>1.81963636364</text:p>
              </table:table-cell>
              <table:table-cell office:value-type="float" office:value="53003.3049201">
                <text:p>53003.304920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82127272727">
                <text:p>1.82127272727</text:p>
              </table:table-cell>
              <table:table-cell office:value-type="float" office:value="53121.2354811">
                <text:p>53121.23548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82290909091">
                <text:p>1.82290909091</text:p>
              </table:table-cell>
              <table:table-cell office:value-type="float" office:value="53184.2132533">
                <text:p>53184.21325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82454545455">
                <text:p>1.82454545455</text:p>
              </table:table-cell>
              <table:table-cell office:value-type="float" office:value="53169.8735159">
                <text:p>53169.873515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825">
                <text:p>1.825</text:p>
              </table:table-cell>
              <table:table-cell office:value-type="float" office:value="52963.2503136">
                <text:p>52963.250313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82663636364">
                <text:p>1.82663636364</text:p>
              </table:table-cell>
              <table:table-cell office:value-type="float" office:value="52958.0727849">
                <text:p>52958.072784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82827272727">
                <text:p>1.82827272727</text:p>
              </table:table-cell>
              <table:table-cell office:value-type="float" office:value="53085.1567432">
                <text:p>53085.15674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82990909091">
                <text:p>1.82990909091</text:p>
              </table:table-cell>
              <table:table-cell office:value-type="float" office:value="52864.3110238">
                <text:p>52864.311023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83154545455">
                <text:p>1.83154545455</text:p>
              </table:table-cell>
              <table:table-cell office:value-type="float" office:value="51507.3802525">
                <text:p>51507.38025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83318181818">
                <text:p>1.83318181818</text:p>
              </table:table-cell>
              <table:table-cell office:value-type="float" office:value="49390.273783">
                <text:p>49390.27378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83481818182">
                <text:p>1.83481818182</text:p>
              </table:table-cell>
              <table:table-cell office:value-type="float" office:value="48193.1776307">
                <text:p>48193.17763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83645454545">
                <text:p>1.83645454545</text:p>
              </table:table-cell>
              <table:table-cell office:value-type="float" office:value="48814.6835217">
                <text:p>48814.68352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83809090909">
                <text:p>1.83809090909</text:p>
              </table:table-cell>
              <table:table-cell office:value-type="float" office:value="50315.074174">
                <text:p>50315.07417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83972727273">
                <text:p>1.83972727273</text:p>
              </table:table-cell>
              <table:table-cell office:value-type="float" office:value="50962.7025839">
                <text:p>50962.70258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84136363636">
                <text:p>1.84136363636</text:p>
              </table:table-cell>
              <table:table-cell office:value-type="float" office:value="51058.7471057">
                <text:p>51058.74710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843">
                <text:p>1.843</text:p>
              </table:table-cell>
              <table:table-cell office:value-type="float" office:value="51014.8758946">
                <text:p>51014.87589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84463636364">
                <text:p>1.84463636364</text:p>
              </table:table-cell>
              <table:table-cell office:value-type="float" office:value="50926.331157">
                <text:p>50926.33115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4627272727">
                <text:p>1.84627272727</text:p>
              </table:table-cell>
              <table:table-cell office:value-type="float" office:value="50848.7414392">
                <text:p>50848.741439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4790909091">
                <text:p>1.84790909091</text:p>
              </table:table-cell>
              <table:table-cell office:value-type="float" office:value="50783.6796691">
                <text:p>50783.67966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84954545455">
                <text:p>1.84954545455</text:p>
              </table:table-cell>
              <table:table-cell office:value-type="float" office:value="50731.5103028">
                <text:p>50731.510302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5">
                <text:p>1.85</text:p>
              </table:table-cell>
              <table:table-cell office:value-type="float" office:value="50513.4748237">
                <text:p>50513.474823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5163636364">
                <text:p>1.85163636364</text:p>
              </table:table-cell>
              <table:table-cell office:value-type="float" office:value="50438.5829634">
                <text:p>50438.58296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5327272727">
                <text:p>1.85327272727</text:p>
              </table:table-cell>
              <table:table-cell office:value-type="float" office:value="50386.3363607">
                <text:p>50386.33636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5490909091">
                <text:p>1.85490909091</text:p>
              </table:table-cell>
              <table:table-cell office:value-type="float" office:value="50350.6668382">
                <text:p>50350.666838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5654545455">
                <text:p>1.85654545455</text:p>
              </table:table-cell>
              <table:table-cell office:value-type="float" office:value="50320.966105">
                <text:p>50320.9661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85818181818">
                <text:p>1.85818181818</text:p>
              </table:table-cell>
              <table:table-cell office:value-type="float" office:value="50285.5224426">
                <text:p>50285.522442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85981818182">
                <text:p>1.85981818182</text:p>
              </table:table-cell>
              <table:table-cell office:value-type="float" office:value="50252.4043106">
                <text:p>50252.404310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86145454545">
                <text:p>1.86145454545</text:p>
              </table:table-cell>
              <table:table-cell office:value-type="float" office:value="50229.8152759">
                <text:p>50229.81527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86309090909">
                <text:p>1.86309090909</text:p>
              </table:table-cell>
              <table:table-cell office:value-type="float" office:value="50213.4573594">
                <text:p>50213.457359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86472727273">
                <text:p>1.86472727273</text:p>
              </table:table-cell>
              <table:table-cell office:value-type="float" office:value="50192.2628189">
                <text:p>50192.262818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86636363636">
                <text:p>1.86636363636</text:p>
              </table:table-cell>
              <table:table-cell office:value-type="float" office:value="50161.5829919">
                <text:p>50161.582991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868">
                <text:p>1.868</text:p>
              </table:table-cell>
              <table:table-cell office:value-type="float" office:value="50117.1303989">
                <text:p>50117.130398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86963636364">
                <text:p>1.86963636364</text:p>
              </table:table-cell>
              <table:table-cell office:value-type="float" office:value="50059.3630048">
                <text:p>50059.363004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87127272727">
                <text:p>1.87127272727</text:p>
              </table:table-cell>
              <table:table-cell office:value-type="float" office:value="49992.032877">
                <text:p>49992.03287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87290909091">
                <text:p>1.87290909091</text:p>
              </table:table-cell>
              <table:table-cell office:value-type="float" office:value="49919.2691539">
                <text:p>49919.269153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87454545455">
                <text:p>1.87454545455</text:p>
              </table:table-cell>
              <table:table-cell office:value-type="float" office:value="49843.631645">
                <text:p>49843.63164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875">
                <text:p>1.875</text:p>
              </table:table-cell>
              <table:table-cell office:value-type="float" office:value="49610.5203313">
                <text:p>49610.520331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87663636364">
                <text:p>1.87663636364</text:p>
              </table:table-cell>
              <table:table-cell office:value-type="float" office:value="49534.8516435">
                <text:p>49534.851643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87827272727">
                <text:p>1.87827272727</text:p>
              </table:table-cell>
              <table:table-cell office:value-type="float" office:value="49458.3494425">
                <text:p>49458.349442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87990909091">
                <text:p>1.87990909091</text:p>
              </table:table-cell>
              <table:table-cell office:value-type="float" office:value="49378.1996717">
                <text:p>49378.199671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88154545455">
                <text:p>1.88154545455</text:p>
              </table:table-cell>
              <table:table-cell office:value-type="float" office:value="49296.9499921">
                <text:p>49296.94999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88318181818">
                <text:p>1.88318181818</text:p>
              </table:table-cell>
              <table:table-cell office:value-type="float" office:value="49219.0184534">
                <text:p>49219.01845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88481818182">
                <text:p>1.88481818182</text:p>
              </table:table-cell>
              <table:table-cell office:value-type="float" office:value="49144.3519182">
                <text:p>49144.351918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88645454545">
                <text:p>1.88645454545</text:p>
              </table:table-cell>
              <table:table-cell office:value-type="float" office:value="49073.1696018">
                <text:p>49073.169601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88809090909">
                <text:p>1.88809090909</text:p>
              </table:table-cell>
              <table:table-cell office:value-type="float" office:value="49009.8600086">
                <text:p>49009.860008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88972727273">
                <text:p>1.88972727273</text:p>
              </table:table-cell>
              <table:table-cell office:value-type="float" office:value="48954.4410913">
                <text:p>48954.441091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89136363636">
                <text:p>1.89136363636</text:p>
              </table:table-cell>
              <table:table-cell office:value-type="float" office:value="48900.2893411">
                <text:p>48900.28934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893">
                <text:p>1.893</text:p>
              </table:table-cell>
              <table:table-cell office:value-type="float" office:value="48842.7361708">
                <text:p>48842.736170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89463636364">
                <text:p>1.89463636364</text:p>
              </table:table-cell>
              <table:table-cell office:value-type="float" office:value="48778.45924">
                <text:p>48778.4592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89627272727">
                <text:p>1.89627272727</text:p>
              </table:table-cell>
              <table:table-cell office:value-type="float" office:value="48708.437191">
                <text:p>48708.4371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89790909091">
                <text:p>1.89790909091</text:p>
              </table:table-cell>
              <table:table-cell office:value-type="float" office:value="48646.5588587">
                <text:p>48646.558858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89954545455">
                <text:p>1.89954545455</text:p>
              </table:table-cell>
              <table:table-cell office:value-type="float" office:value="48605.8964561">
                <text:p>48605.896456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9">
                <text:p>1.9</text:p>
              </table:table-cell>
              <table:table-cell office:value-type="float" office:value="48431.5844767">
                <text:p>48431.584476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90163636364">
                <text:p>1.90163636364</text:p>
              </table:table-cell>
              <table:table-cell office:value-type="float" office:value="48411.6419419">
                <text:p>48411.641941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90327272727">
                <text:p>1.90327272727</text:p>
              </table:table-cell>
              <table:table-cell office:value-type="float" office:value="48411.4884406">
                <text:p>48411.488440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90490909091">
                <text:p>1.90490909091</text:p>
              </table:table-cell>
              <table:table-cell office:value-type="float" office:value="48386.6020562">
                <text:p>48386.60205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90654545455">
                <text:p>1.90654545455</text:p>
              </table:table-cell>
              <table:table-cell office:value-type="float" office:value="48345.7385938">
                <text:p>48345.73859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90818181818">
                <text:p>1.90818181818</text:p>
              </table:table-cell>
              <table:table-cell office:value-type="float" office:value="48294.7827184">
                <text:p>48294.782718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90981818182">
                <text:p>1.90981818182</text:p>
              </table:table-cell>
              <table:table-cell office:value-type="float" office:value="48239.0569976">
                <text:p>48239.05699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91145454545">
                <text:p>1.91145454545</text:p>
              </table:table-cell>
              <table:table-cell office:value-type="float" office:value="48181.5983909">
                <text:p>48181.598390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91309090909">
                <text:p>1.91309090909</text:p>
              </table:table-cell>
              <table:table-cell office:value-type="float" office:value="48124.0998546">
                <text:p>48124.099854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91472727273">
                <text:p>1.91472727273</text:p>
              </table:table-cell>
              <table:table-cell office:value-type="float" office:value="48066.2832746">
                <text:p>48066.28327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91636363636">
                <text:p>1.91636363636</text:p>
              </table:table-cell>
              <table:table-cell office:value-type="float" office:value="48003.3056097">
                <text:p>48003.305609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918">
                <text:p>1.918</text:p>
              </table:table-cell>
              <table:table-cell office:value-type="float" office:value="47939.5621111">
                <text:p>47939.56211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91963636364">
                <text:p>1.91963636364</text:p>
              </table:table-cell>
              <table:table-cell office:value-type="float" office:value="47886.3165937">
                <text:p>47886.316593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92127272727">
                <text:p>1.92127272727</text:p>
              </table:table-cell>
              <table:table-cell office:value-type="float" office:value="47853.6483382">
                <text:p>47853.648338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92290909091">
                <text:p>1.92290909091</text:p>
              </table:table-cell>
              <table:table-cell office:value-type="float" office:value="47851.0079648">
                <text:p>47851.00796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92454545455">
                <text:p>1.92454545455</text:p>
              </table:table-cell>
              <table:table-cell office:value-type="float" office:value="47874.0523187">
                <text:p>47874.052318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925">
                <text:p>1.925</text:p>
              </table:table-cell>
              <table:table-cell office:value-type="float" office:value="47727.0694058">
                <text:p>47727.069405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92663636364">
                <text:p>1.92663636364</text:p>
              </table:table-cell>
              <table:table-cell office:value-type="float" office:value="47733.9905336">
                <text:p>47733.990533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92827272727">
                <text:p>1.92827272727</text:p>
              </table:table-cell>
              <table:table-cell office:value-type="float" office:value="47746.8571106">
                <text:p>47746.857110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92990909091">
                <text:p>1.92990909091</text:p>
              </table:table-cell>
              <table:table-cell office:value-type="float" office:value="47751.2863582">
                <text:p>47751.286358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93154545455">
                <text:p>1.93154545455</text:p>
              </table:table-cell>
              <table:table-cell office:value-type="float" office:value="47740.9297214">
                <text:p>47740.92972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93318181818">
                <text:p>1.93318181818</text:p>
              </table:table-cell>
              <table:table-cell office:value-type="float" office:value="47710.1126165">
                <text:p>47710.11261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93481818182">
                <text:p>1.93481818182</text:p>
              </table:table-cell>
              <table:table-cell office:value-type="float" office:value="47677.7915346">
                <text:p>47677.791534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93645454545">
                <text:p>1.93645454545</text:p>
              </table:table-cell>
              <table:table-cell office:value-type="float" office:value="47675.2296763">
                <text:p>47675.229676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93809090909">
                <text:p>1.93809090909</text:p>
              </table:table-cell>
              <table:table-cell office:value-type="float" office:value="47817.1917102">
                <text:p>47817.191710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93972727273">
                <text:p>1.93972727273</text:p>
              </table:table-cell>
              <table:table-cell office:value-type="float" office:value="48344.6290485">
                <text:p>48344.629048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94136363636">
                <text:p>1.94136363636</text:p>
              </table:table-cell>
              <table:table-cell office:value-type="float" office:value="49489.4008126">
                <text:p>49489.40081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943">
                <text:p>1.943</text:p>
              </table:table-cell>
              <table:table-cell office:value-type="float" office:value="51246.1870602">
                <text:p>51246.187060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94463636364">
                <text:p>1.94463636364</text:p>
              </table:table-cell>
              <table:table-cell office:value-type="float" office:value="53634.7624001">
                <text:p>53634.762400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94627272727">
                <text:p>1.94627272727</text:p>
              </table:table-cell>
              <table:table-cell office:value-type="float" office:value="58705.7984012">
                <text:p>58705.79840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94790909091">
                <text:p>1.94790909091</text:p>
              </table:table-cell>
              <table:table-cell office:value-type="float" office:value="70325.3687985">
                <text:p>70325.368798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94954545455">
                <text:p>1.94954545455</text:p>
              </table:table-cell>
              <table:table-cell office:value-type="float" office:value="89179.5294187">
                <text:p>89179.529418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95">
                <text:p>1.95</text:p>
              </table:table-cell>
              <table:table-cell office:value-type="float" office:value="93327.0974995">
                <text:p>93327.097499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95163636364">
                <text:p>1.95163636364</text:p>
              </table:table-cell>
              <table:table-cell office:value-type="float" office:value="112156.759032">
                <text:p>112156.7590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95327272727">
                <text:p>1.95327272727</text:p>
              </table:table-cell>
              <table:table-cell office:value-type="float" office:value="121018.608005">
                <text:p>121018.6080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95490909091">
                <text:p>1.95490909091</text:p>
              </table:table-cell>
              <table:table-cell office:value-type="float" office:value="124205.958463">
                <text:p>124205.95846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95654545455">
                <text:p>1.95654545455</text:p>
              </table:table-cell>
              <table:table-cell office:value-type="float" office:value="124572.599539">
                <text:p>124572.59953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95818181818">
                <text:p>1.95818181818</text:p>
              </table:table-cell>
              <table:table-cell office:value-type="float" office:value="122393.792955">
                <text:p>122393.7929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95981818182">
                <text:p>1.95981818182</text:p>
              </table:table-cell>
              <table:table-cell office:value-type="float" office:value="119423.7658">
                <text:p>119423.76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96145454545">
                <text:p>1.96145454545</text:p>
              </table:table-cell>
              <table:table-cell office:value-type="float" office:value="117283.29128">
                <text:p>117283.2912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96309090909">
                <text:p>1.96309090909</text:p>
              </table:table-cell>
              <table:table-cell office:value-type="float" office:value="114800.945472">
                <text:p>114800.94547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96472727273">
                <text:p>1.96472727273</text:p>
              </table:table-cell>
              <table:table-cell office:value-type="float" office:value="113054.507653">
                <text:p>113054.50765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96636363636">
                <text:p>1.96636363636</text:p>
              </table:table-cell>
              <table:table-cell office:value-type="float" office:value="110994.243258">
                <text:p>110994.24325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968">
                <text:p>1.968</text:p>
              </table:table-cell>
              <table:table-cell office:value-type="float" office:value="109527.11173">
                <text:p>109527.1117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96963636364">
                <text:p>1.96963636364</text:p>
              </table:table-cell>
              <table:table-cell office:value-type="float" office:value="107800.238613">
                <text:p>107800.23861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97127272727">
                <text:p>1.97127272727</text:p>
              </table:table-cell>
              <table:table-cell office:value-type="float" office:value="106536.037269">
                <text:p>106536.03726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97290909091">
                <text:p>1.97290909091</text:p>
              </table:table-cell>
              <table:table-cell office:value-type="float" office:value="105073.665885">
                <text:p>105073.66588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97454545455">
                <text:p>1.97454545455</text:p>
              </table:table-cell>
              <table:table-cell office:value-type="float" office:value="103964.142119">
                <text:p>103964.1421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975">
                <text:p>1.975</text:p>
              </table:table-cell>
              <table:table-cell office:value-type="float" office:value="103217.50348">
                <text:p>103217.5034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97663636364">
                <text:p>1.97663636364</text:p>
              </table:table-cell>
              <table:table-cell office:value-type="float" office:value="102125.528074">
                <text:p>102125.52807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97827272727">
                <text:p>1.97827272727</text:p>
              </table:table-cell>
              <table:table-cell office:value-type="float" office:value="101090.648772">
                <text:p>101090.6487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97990909091">
                <text:p>1.97990909091</text:p>
              </table:table-cell>
              <table:table-cell office:value-type="float" office:value="100104.906622">
                <text:p>100104.90662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98154545455">
                <text:p>1.98154545455</text:p>
              </table:table-cell>
              <table:table-cell office:value-type="float" office:value="99167.3063711">
                <text:p>99167.30637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98318181818">
                <text:p>1.98318181818</text:p>
              </table:table-cell>
              <table:table-cell office:value-type="float" office:value="98291.3424325">
                <text:p>98291.34243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98481818182">
                <text:p>1.98481818182</text:p>
              </table:table-cell>
              <table:table-cell office:value-type="float" office:value="97436.945495">
                <text:p>97436.94549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98645454545">
                <text:p>1.98645454545</text:p>
              </table:table-cell>
              <table:table-cell office:value-type="float" office:value="96639.3923476">
                <text:p>96639.392347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98809090909">
                <text:p>1.98809090909</text:p>
              </table:table-cell>
              <table:table-cell office:value-type="float" office:value="95851.4671133">
                <text:p>95851.467113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98972727273">
                <text:p>1.98972727273</text:p>
              </table:table-cell>
              <table:table-cell office:value-type="float" office:value="95115.02806">
                <text:p>95115.0280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99136363636">
                <text:p>1.99136363636</text:p>
              </table:table-cell>
              <table:table-cell office:value-type="float" office:value="94389.1822864">
                <text:p>94389.182286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993">
                <text:p>1.993</text:p>
              </table:table-cell>
              <table:table-cell office:value-type="float" office:value="93702.7867269">
                <text:p>93702.78672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99463636364">
                <text:p>1.99463636364</text:p>
              </table:table-cell>
              <table:table-cell office:value-type="float" office:value="93035.2842566">
                <text:p>93035.28425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99627272727">
                <text:p>1.99627272727</text:p>
              </table:table-cell>
              <table:table-cell office:value-type="float" office:value="92389.3996988">
                <text:p>92389.39969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99790909091">
                <text:p>1.99790909091</text:p>
              </table:table-cell>
              <table:table-cell office:value-type="float" office:value="91774.9190741">
                <text:p>91774.919074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99954545455">
                <text:p>1.99954545455</text:p>
              </table:table-cell>
              <table:table-cell office:value-type="float" office:value="91165.0546911">
                <text:p>91165.05469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">
                <text:p>2</text:p>
              </table:table-cell>
              <table:table-cell office:value-type="float" office:value="90830.2601421">
                <text:p>90830.260142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00163636364">
                <text:p>2.00163636364</text:p>
              </table:table-cell>
              <table:table-cell office:value-type="float" office:value="52060.5362144">
                <text:p>52060.536214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00327272727">
                <text:p>2.00327272727</text:p>
              </table:table-cell>
              <table:table-cell office:value-type="float" office:value="52201.8782051">
                <text:p>52201.878205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00490909091">
                <text:p>2.00490909091</text:p>
              </table:table-cell>
              <table:table-cell office:value-type="float" office:value="52260.1255414">
                <text:p>52260.12554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00654545455">
                <text:p>2.00654545455</text:p>
              </table:table-cell>
              <table:table-cell office:value-type="float" office:value="52264.8438088">
                <text:p>52264.843808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00818181818">
                <text:p>2.00818181818</text:p>
              </table:table-cell>
              <table:table-cell office:value-type="float" office:value="52224.1661892">
                <text:p>52224.166189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00981818182">
                <text:p>2.00981818182</text:p>
              </table:table-cell>
              <table:table-cell office:value-type="float" office:value="52118.2690603">
                <text:p>52118.26906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01145454545">
                <text:p>2.01145454545</text:p>
              </table:table-cell>
              <table:table-cell office:value-type="float" office:value="51966.9258459">
                <text:p>51966.925845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01309090909">
                <text:p>2.01309090909</text:p>
              </table:table-cell>
              <table:table-cell office:value-type="float" office:value="51798.3174566">
                <text:p>51798.317456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01472727273">
                <text:p>2.01472727273</text:p>
              </table:table-cell>
              <table:table-cell office:value-type="float" office:value="51656.1648874">
                <text:p>51656.164887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01636363636">
                <text:p>2.01636363636</text:p>
              </table:table-cell>
              <table:table-cell office:value-type="float" office:value="51548.929029">
                <text:p>51548.9290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018">
                <text:p>2.018</text:p>
              </table:table-cell>
              <table:table-cell office:value-type="float" office:value="51455.4054745">
                <text:p>51455.405474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01963636364">
                <text:p>2.01963636364</text:p>
              </table:table-cell>
              <table:table-cell office:value-type="float" office:value="51365.3350188">
                <text:p>51365.335018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02127272727">
                <text:p>2.02127272727</text:p>
              </table:table-cell>
              <table:table-cell office:value-type="float" office:value="51279.5741386">
                <text:p>51279.574138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02290909091">
                <text:p>2.02290909091</text:p>
              </table:table-cell>
              <table:table-cell office:value-type="float" office:value="51203.6439634">
                <text:p>51203.643963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02454545455">
                <text:p>2.02454545455</text:p>
              </table:table-cell>
              <table:table-cell office:value-type="float" office:value="51145.5060222">
                <text:p>51145.506022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025">
                <text:p>2.025</text:p>
              </table:table-cell>
              <table:table-cell office:value-type="float" office:value="50904.0705557">
                <text:p>50904.070555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02663636364">
                <text:p>2.02663636364</text:p>
              </table:table-cell>
              <table:table-cell office:value-type="float" office:value="50848.4943373">
                <text:p>50848.494337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02827272727">
                <text:p>2.02827272727</text:p>
              </table:table-cell>
              <table:table-cell office:value-type="float" office:value="50787.3463239">
                <text:p>50787.346323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02990909091">
                <text:p>2.02990909091</text:p>
              </table:table-cell>
              <table:table-cell office:value-type="float" office:value="50724.6961938">
                <text:p>50724.69619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03154545455">
                <text:p>2.03154545455</text:p>
              </table:table-cell>
              <table:table-cell office:value-type="float" office:value="50667.5764026">
                <text:p>50667.57640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03318181818">
                <text:p>2.03318181818</text:p>
              </table:table-cell>
              <table:table-cell office:value-type="float" office:value="50636.4720007">
                <text:p>50636.472000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03481818182">
                <text:p>2.03481818182</text:p>
              </table:table-cell>
              <table:table-cell office:value-type="float" office:value="50651.7513836">
                <text:p>50651.751383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03645454545">
                <text:p>2.03645454545</text:p>
              </table:table-cell>
              <table:table-cell office:value-type="float" office:value="50707.4686117">
                <text:p>50707.468611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03809090909">
                <text:p>2.03809090909</text:p>
              </table:table-cell>
              <table:table-cell office:value-type="float" office:value="50752.9604228">
                <text:p>50752.96042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03972727273">
                <text:p>2.03972727273</text:p>
              </table:table-cell>
              <table:table-cell office:value-type="float" office:value="50827.129293">
                <text:p>50827.12929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04136363636">
                <text:p>2.04136363636</text:p>
              </table:table-cell>
              <table:table-cell office:value-type="float" office:value="50900.9201772">
                <text:p>50900.920177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043">
                <text:p>2.043</text:p>
              </table:table-cell>
              <table:table-cell office:value-type="float" office:value="50791.4338194">
                <text:p>50791.433819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04463636364">
                <text:p>2.04463636364</text:p>
              </table:table-cell>
              <table:table-cell office:value-type="float" office:value="50453.0867036">
                <text:p>50453.086703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04627272727">
                <text:p>2.04627272727</text:p>
              </table:table-cell>
              <table:table-cell office:value-type="float" office:value="50106.6849023">
                <text:p>50106.684902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04790909091">
                <text:p>2.04790909091</text:p>
              </table:table-cell>
              <table:table-cell office:value-type="float" office:value="49930.532542">
                <text:p>49930.53254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04954545455">
                <text:p>2.04954545455</text:p>
              </table:table-cell>
              <table:table-cell office:value-type="float" office:value="49844.6463511">
                <text:p>49844.646351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05">
                <text:p>2.05</text:p>
              </table:table-cell>
              <table:table-cell office:value-type="float" office:value="49633.7636317">
                <text:p>49633.763631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05163636364">
                <text:p>2.05163636364</text:p>
              </table:table-cell>
              <table:table-cell office:value-type="float" office:value="49605.1104873">
                <text:p>49605.110487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.05327272727">
                <text:p>2.05327272727</text:p>
              </table:table-cell>
              <table:table-cell office:value-type="float" office:value="49572.9239416">
                <text:p>49572.923941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05490909091">
                <text:p>2.05490909091</text:p>
              </table:table-cell>
              <table:table-cell office:value-type="float" office:value="49486.8397564">
                <text:p>49486.839756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05654545455">
                <text:p>2.05654545455</text:p>
              </table:table-cell>
              <table:table-cell office:value-type="float" office:value="49254.6668783">
                <text:p>49254.666878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05818181818">
                <text:p>2.05818181818</text:p>
              </table:table-cell>
              <table:table-cell office:value-type="float" office:value="48814.9020539">
                <text:p>48814.90205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05981818182">
                <text:p>2.05981818182</text:p>
              </table:table-cell>
              <table:table-cell office:value-type="float" office:value="48353.756486">
                <text:p>48353.75648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06145454545">
                <text:p>2.06145454545</text:p>
              </table:table-cell>
              <table:table-cell office:value-type="float" office:value="48248.724444">
                <text:p>48248.72444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06309090909">
                <text:p>2.06309090909</text:p>
              </table:table-cell>
              <table:table-cell office:value-type="float" office:value="48515.6527813">
                <text:p>48515.65278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06472727273">
                <text:p>2.06472727273</text:p>
              </table:table-cell>
              <table:table-cell office:value-type="float" office:value="48773.7440209">
                <text:p>48773.74402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.06636363636">
                <text:p>2.06636363636</text:p>
              </table:table-cell>
              <table:table-cell office:value-type="float" office:value="48836.1359544">
                <text:p>48836.135954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068">
                <text:p>2.068</text:p>
              </table:table-cell>
              <table:table-cell office:value-type="float" office:value="48840.2132461">
                <text:p>48840.213246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06963636364">
                <text:p>2.06963636364</text:p>
              </table:table-cell>
              <table:table-cell office:value-type="float" office:value="48906.3625737">
                <text:p>48906.36257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07127272727">
                <text:p>2.07127272727</text:p>
              </table:table-cell>
              <table:table-cell office:value-type="float" office:value="49036.7355489">
                <text:p>49036.73554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07290909091">
                <text:p>2.07290909091</text:p>
              </table:table-cell>
              <table:table-cell office:value-type="float" office:value="49083.0737366">
                <text:p>49083.073736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07454545455">
                <text:p>2.07454545455</text:p>
              </table:table-cell>
              <table:table-cell office:value-type="float" office:value="48822.2314918">
                <text:p>48822.23149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075">
                <text:p>2.075</text:p>
              </table:table-cell>
              <table:table-cell office:value-type="float" office:value="48513.0992616">
                <text:p>48513.099261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07663636364">
                <text:p>2.07663636364</text:p>
              </table:table-cell>
              <table:table-cell office:value-type="float" office:value="47911.8859959">
                <text:p>47911.885995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07827272727">
                <text:p>2.07827272727</text:p>
              </table:table-cell>
              <table:table-cell office:value-type="float" office:value="47453.9191114">
                <text:p>47453.91911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07990909091">
                <text:p>2.07990909091</text:p>
              </table:table-cell>
              <table:table-cell office:value-type="float" office:value="46968.0996695">
                <text:p>46968.09966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08154545455">
                <text:p>2.08154545455</text:p>
              </table:table-cell>
              <table:table-cell office:value-type="float" office:value="46288.9117983">
                <text:p>46288.911798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08318181818">
                <text:p>2.08318181818</text:p>
              </table:table-cell>
              <table:table-cell office:value-type="float" office:value="46432.20184">
                <text:p>46432.2018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08481818182">
                <text:p>2.08481818182</text:p>
              </table:table-cell>
              <table:table-cell office:value-type="float" office:value="48316.120293">
                <text:p>48316.12029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08645454545">
                <text:p>2.08645454545</text:p>
              </table:table-cell>
              <table:table-cell office:value-type="float" office:value="50586.2850611">
                <text:p>50586.285061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08809090909">
                <text:p>2.08809090909</text:p>
              </table:table-cell>
              <table:table-cell office:value-type="float" office:value="50979.8874306">
                <text:p>50979.887430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08972727273">
                <text:p>2.08972727273</text:p>
              </table:table-cell>
              <table:table-cell office:value-type="float" office:value="49195.5193374">
                <text:p>49195.519337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09136363636">
                <text:p>2.09136363636</text:p>
              </table:table-cell>
              <table:table-cell office:value-type="float" office:value="47811.6515024">
                <text:p>47811.651502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093">
                <text:p>2.093</text:p>
              </table:table-cell>
              <table:table-cell office:value-type="float" office:value="47568.7736748">
                <text:p>47568.773674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09463636364">
                <text:p>2.09463636364</text:p>
              </table:table-cell>
              <table:table-cell office:value-type="float" office:value="47491.1679594">
                <text:p>47491.167959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09627272727">
                <text:p>2.09627272727</text:p>
              </table:table-cell>
              <table:table-cell office:value-type="float" office:value="47448.7062541">
                <text:p>47448.706254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09790909091">
                <text:p>2.09790909091</text:p>
              </table:table-cell>
              <table:table-cell office:value-type="float" office:value="47416.4004925">
                <text:p>47416.400492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09954545455">
                <text:p>2.09954545455</text:p>
              </table:table-cell>
              <table:table-cell office:value-type="float" office:value="47376.0700701">
                <text:p>47376.070070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1">
                <text:p>2.1</text:p>
              </table:table-cell>
              <table:table-cell office:value-type="float" office:value="47181.2330057">
                <text:p>47181.233005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10163636364">
                <text:p>2.10163636364</text:p>
              </table:table-cell>
              <table:table-cell office:value-type="float" office:value="47114.4860625">
                <text:p>47114.48606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10327272727">
                <text:p>2.10327272727</text:p>
              </table:table-cell>
              <table:table-cell office:value-type="float" office:value="47053.3585605">
                <text:p>47053.358560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10490909091">
                <text:p>2.10490909091</text:p>
              </table:table-cell>
              <table:table-cell office:value-type="float" office:value="47004.2861122">
                <text:p>47004.286112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10654545455">
                <text:p>2.10654545455</text:p>
              </table:table-cell>
              <table:table-cell office:value-type="float" office:value="46971.5564499">
                <text:p>46971.55644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10818181818">
                <text:p>2.10818181818</text:p>
              </table:table-cell>
              <table:table-cell office:value-type="float" office:value="46958.5035226">
                <text:p>46958.503522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10981818182">
                <text:p>2.10981818182</text:p>
              </table:table-cell>
              <table:table-cell office:value-type="float" office:value="46967.1896967">
                <text:p>46967.189696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11145454545">
                <text:p>2.11145454545</text:p>
              </table:table-cell>
              <table:table-cell office:value-type="float" office:value="47005.6199966">
                <text:p>47005.619996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11309090909">
                <text:p>2.11309090909</text:p>
              </table:table-cell>
              <table:table-cell office:value-type="float" office:value="47052.9673355">
                <text:p>47052.96733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11472727273">
                <text:p>2.11472727273</text:p>
              </table:table-cell>
              <table:table-cell office:value-type="float" office:value="47076.9519223">
                <text:p>47076.951922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11636363636">
                <text:p>2.11636363636</text:p>
              </table:table-cell>
              <table:table-cell office:value-type="float" office:value="47065.2598733">
                <text:p>47065.259873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118">
                <text:p>2.118</text:p>
              </table:table-cell>
              <table:table-cell office:value-type="float" office:value="47022.790612">
                <text:p>47022.79061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1963636364">
                <text:p>2.11963636364</text:p>
              </table:table-cell>
              <table:table-cell office:value-type="float" office:value="46966.3934964">
                <text:p>46966.393496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12127272727">
                <text:p>2.12127272727</text:p>
              </table:table-cell>
              <table:table-cell office:value-type="float" office:value="46909.3271836">
                <text:p>46909.327183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2290909091">
                <text:p>2.12290909091</text:p>
              </table:table-cell>
              <table:table-cell office:value-type="float" office:value="46844.5093578">
                <text:p>46844.50935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12454545455">
                <text:p>2.12454545455</text:p>
              </table:table-cell>
              <table:table-cell office:value-type="float" office:value="46772.4882979">
                <text:p>46772.488297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125">
                <text:p>2.125</text:p>
              </table:table-cell>
              <table:table-cell office:value-type="float" office:value="46610.8763988">
                <text:p>46610.876398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12663636364">
                <text:p>2.12663636364</text:p>
              </table:table-cell>
              <table:table-cell office:value-type="float" office:value="46539.271913">
                <text:p>46539.27191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12827272727">
                <text:p>2.12827272727</text:p>
              </table:table-cell>
              <table:table-cell office:value-type="float" office:value="46467.4747568">
                <text:p>46467.474756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12990909091">
                <text:p>2.12990909091</text:p>
              </table:table-cell>
              <table:table-cell office:value-type="float" office:value="46394.1733572">
                <text:p>46394.173357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13154545455">
                <text:p>2.13154545455</text:p>
              </table:table-cell>
              <table:table-cell office:value-type="float" office:value="46331.540107">
                <text:p>46331.54010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13318181818">
                <text:p>2.13318181818</text:p>
              </table:table-cell>
              <table:table-cell office:value-type="float" office:value="46274.6821056">
                <text:p>46274.682105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13481818182">
                <text:p>2.13481818182</text:p>
              </table:table-cell>
              <table:table-cell office:value-type="float" office:value="46225.4680709">
                <text:p>46225.46807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13645454545">
                <text:p>2.13645454545</text:p>
              </table:table-cell>
              <table:table-cell office:value-type="float" office:value="46178.4290681">
                <text:p>46178.42906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13809090909">
                <text:p>2.13809090909</text:p>
              </table:table-cell>
              <table:table-cell office:value-type="float" office:value="46133.9934045">
                <text:p>46133.993404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13972727273">
                <text:p>2.13972727273</text:p>
              </table:table-cell>
              <table:table-cell office:value-type="float" office:value="46089.899748">
                <text:p>46089.89974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14136363636">
                <text:p>2.14136363636</text:p>
              </table:table-cell>
              <table:table-cell office:value-type="float" office:value="46045.7719602">
                <text:p>46045.771960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143">
                <text:p>2.143</text:p>
              </table:table-cell>
              <table:table-cell office:value-type="float" office:value="45995.9430734">
                <text:p>45995.943073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14463636364">
                <text:p>2.14463636364</text:p>
              </table:table-cell>
              <table:table-cell office:value-type="float" office:value="45950.7360717">
                <text:p>45950.736071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14627272727">
                <text:p>2.14627272727</text:p>
              </table:table-cell>
              <table:table-cell office:value-type="float" office:value="45911.532743">
                <text:p>45911.53274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14790909091">
                <text:p>2.14790909091</text:p>
              </table:table-cell>
              <table:table-cell office:value-type="float" office:value="45885.9978791">
                <text:p>45885.997879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14954545455">
                <text:p>2.14954545455</text:p>
              </table:table-cell>
              <table:table-cell office:value-type="float" office:value="45869.402235">
                <text:p>45869.4022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15">
                <text:p>2.15</text:p>
              </table:table-cell>
              <table:table-cell office:value-type="float" office:value="45746.6674056">
                <text:p>45746.667405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15163636364">
                <text:p>2.15163636364</text:p>
              </table:table-cell>
              <table:table-cell office:value-type="float" office:value="45742.8476342">
                <text:p>45742.847634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15327272727">
                <text:p>2.15327272727</text:p>
              </table:table-cell>
              <table:table-cell office:value-type="float" office:value="45786.8616597">
                <text:p>45786.861659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15490909091">
                <text:p>2.15490909091</text:p>
              </table:table-cell>
              <table:table-cell office:value-type="float" office:value="45864.0256348">
                <text:p>45864.025634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15654545455">
                <text:p>2.15654545455</text:p>
              </table:table-cell>
              <table:table-cell office:value-type="float" office:value="45907.988877">
                <text:p>45907.98887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15818181818">
                <text:p>2.15818181818</text:p>
              </table:table-cell>
              <table:table-cell office:value-type="float" office:value="45870.6178595">
                <text:p>45870.617859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15981818182">
                <text:p>2.15981818182</text:p>
              </table:table-cell>
              <table:table-cell office:value-type="float" office:value="45811.1276194">
                <text:p>45811.127619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16145454545">
                <text:p>2.16145454545</text:p>
              </table:table-cell>
              <table:table-cell office:value-type="float" office:value="45755.6005396">
                <text:p>45755.600539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16309090909">
                <text:p>2.16309090909</text:p>
              </table:table-cell>
              <table:table-cell office:value-type="float" office:value="45697.8220824">
                <text:p>45697.822082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16472727273">
                <text:p>2.16472727273</text:p>
              </table:table-cell>
              <table:table-cell office:value-type="float" office:value="45637.668865">
                <text:p>45637.66886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6636363636">
                <text:p>2.16636363636</text:p>
              </table:table-cell>
              <table:table-cell office:value-type="float" office:value="45576.0290241">
                <text:p>45576.029024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168">
                <text:p>2.168</text:p>
              </table:table-cell>
              <table:table-cell office:value-type="float" office:value="45527.2319598">
                <text:p>45527.231959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16963636364">
                <text:p>2.16963636364</text:p>
              </table:table-cell>
              <table:table-cell office:value-type="float" office:value="45492.2902297">
                <text:p>45492.290229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17127272727">
                <text:p>2.17127272727</text:p>
              </table:table-cell>
              <table:table-cell office:value-type="float" office:value="45478.6074554">
                <text:p>45478.607455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17290909091">
                <text:p>2.17290909091</text:p>
              </table:table-cell>
              <table:table-cell office:value-type="float" office:value="45482.8007548">
                <text:p>45482.800754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17454545455">
                <text:p>2.17454545455</text:p>
              </table:table-cell>
              <table:table-cell office:value-type="float" office:value="45496.24841">
                <text:p>45496.2484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175">
                <text:p>2.175</text:p>
              </table:table-cell>
              <table:table-cell office:value-type="float" office:value="45361.9224306">
                <text:p>45361.92243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17663636364">
                <text:p>2.17663636364</text:p>
              </table:table-cell>
              <table:table-cell office:value-type="float" office:value="45351.8533278">
                <text:p>45351.853327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17827272727">
                <text:p>2.17827272727</text:p>
              </table:table-cell>
              <table:table-cell office:value-type="float" office:value="45315.9607592">
                <text:p>45315.960759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17990909091">
                <text:p>2.17990909091</text:p>
              </table:table-cell>
              <table:table-cell office:value-type="float" office:value="45262.4201373">
                <text:p>45262.42013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18154545455">
                <text:p>2.18154545455</text:p>
              </table:table-cell>
              <table:table-cell office:value-type="float" office:value="45208.9953297">
                <text:p>45208.995329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18318181818">
                <text:p>2.18318181818</text:p>
              </table:table-cell>
              <table:table-cell office:value-type="float" office:value="45142.8691769">
                <text:p>45142.86917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18481818182">
                <text:p>2.18481818182</text:p>
              </table:table-cell>
              <table:table-cell office:value-type="float" office:value="45074.2568024">
                <text:p>45074.256802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18645454545">
                <text:p>2.18645454545</text:p>
              </table:table-cell>
              <table:table-cell office:value-type="float" office:value="45056.401119">
                <text:p>45056.40111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.18809090909">
                <text:p>2.18809090909</text:p>
              </table:table-cell>
              <table:table-cell office:value-type="float" office:value="45160.3842336">
                <text:p>45160.38423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.18972727273">
                <text:p>2.18972727273</text:p>
              </table:table-cell>
              <table:table-cell office:value-type="float" office:value="45517.0971611">
                <text:p>45517.09716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19136363636">
                <text:p>2.19136363636</text:p>
              </table:table-cell>
              <table:table-cell office:value-type="float" office:value="46526.5923389">
                <text:p>46526.592338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193">
                <text:p>2.193</text:p>
              </table:table-cell>
              <table:table-cell office:value-type="float" office:value="49516.2510879">
                <text:p>49516.251087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19463636364">
                <text:p>2.19463636364</text:p>
              </table:table-cell>
              <table:table-cell office:value-type="float" office:value="55639.8256402">
                <text:p>55639.825640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19627272727">
                <text:p>2.19627272727</text:p>
              </table:table-cell>
              <table:table-cell office:value-type="float" office:value="66186.846637">
                <text:p>66186.84663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19790909091">
                <text:p>2.19790909091</text:p>
              </table:table-cell>
              <table:table-cell office:value-type="float" office:value="81044.2087407">
                <text:p>81044.20874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19954545455">
                <text:p>2.19954545455</text:p>
              </table:table-cell>
              <table:table-cell office:value-type="float" office:value="97948.3436803">
                <text:p>97948.343680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2">
                <text:p>2.2</text:p>
              </table:table-cell>
              <table:table-cell office:value-type="float" office:value="99868.8708057">
                <text:p>99868.870805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20163636364">
                <text:p>2.20163636364</text:p>
              </table:table-cell>
              <table:table-cell office:value-type="float" office:value="113191.221609">
                <text:p>113191.22160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20327272727">
                <text:p>2.20327272727</text:p>
              </table:table-cell>
              <table:table-cell office:value-type="float" office:value="119732.478844">
                <text:p>119732.4788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20490909091">
                <text:p>2.20490909091</text:p>
              </table:table-cell>
              <table:table-cell office:value-type="float" office:value="120495.11799">
                <text:p>120495.1179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20654545455">
                <text:p>2.20654545455</text:p>
              </table:table-cell>
              <table:table-cell office:value-type="float" office:value="120513.713353">
                <text:p>120513.71335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20818181818">
                <text:p>2.20818181818</text:p>
              </table:table-cell>
              <table:table-cell office:value-type="float" office:value="118735.166947">
                <text:p>118735.16694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.20981818182">
                <text:p>2.20981818182</text:p>
              </table:table-cell>
              <table:table-cell office:value-type="float" office:value="116408.204177">
                <text:p>116408.20417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21145454545">
                <text:p>2.21145454545</text:p>
              </table:table-cell>
              <table:table-cell office:value-type="float" office:value="114350.399884">
                <text:p>114350.39988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21309090909">
                <text:p>2.21309090909</text:p>
              </table:table-cell>
              <table:table-cell office:value-type="float" office:value="112334.654582">
                <text:p>112334.65458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.21472727273">
                <text:p>2.21472727273</text:p>
              </table:table-cell>
              <table:table-cell office:value-type="float" office:value="110598.140951">
                <text:p>110598.14095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21636363636">
                <text:p>2.21636363636</text:p>
              </table:table-cell>
              <table:table-cell office:value-type="float" office:value="108893.933514">
                <text:p>108893.93351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218">
                <text:p>2.218</text:p>
              </table:table-cell>
              <table:table-cell office:value-type="float" office:value="107398.759788">
                <text:p>107398.75978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21963636364">
                <text:p>2.21963636364</text:p>
              </table:table-cell>
              <table:table-cell office:value-type="float" office:value="105931.891607">
                <text:p>105931.89160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22127272727">
                <text:p>2.22127272727</text:p>
              </table:table-cell>
              <table:table-cell office:value-type="float" office:value="104608.999394">
                <text:p>104608.99939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22290909091">
                <text:p>2.22290909091</text:p>
              </table:table-cell>
              <table:table-cell office:value-type="float" office:value="103306.297331">
                <text:p>103306.29733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22454545455">
                <text:p>2.22454545455</text:p>
              </table:table-cell>
              <table:table-cell office:value-type="float" office:value="102118.514221">
                <text:p>102118.51422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225">
                <text:p>2.225</text:p>
              </table:table-cell>
              <table:table-cell office:value-type="float" office:value="101364.776111">
                <text:p>101364.7761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22663636364">
                <text:p>2.22663636364</text:p>
              </table:table-cell>
              <table:table-cell office:value-type="float" office:value="100317.940124">
                <text:p>100317.94012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22827272727">
                <text:p>2.22827272727</text:p>
              </table:table-cell>
              <table:table-cell office:value-type="float" office:value="99213.8203413">
                <text:p>99213.82034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22990909091">
                <text:p>2.22990909091</text:p>
              </table:table-cell>
              <table:table-cell office:value-type="float" office:value="98225.8224608">
                <text:p>98225.822460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23154545455">
                <text:p>2.23154545455</text:p>
              </table:table-cell>
              <table:table-cell office:value-type="float" office:value="97201.7277253">
                <text:p>97201.727725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23318181818">
                <text:p>2.23318181818</text:p>
              </table:table-cell>
              <table:table-cell office:value-type="float" office:value="96288.1758158">
                <text:p>96288.175815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23481818182">
                <text:p>2.23481818182</text:p>
              </table:table-cell>
              <table:table-cell office:value-type="float" office:value="95342.9832428">
                <text:p>95342.983242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23645454545">
                <text:p>2.23645454545</text:p>
              </table:table-cell>
              <table:table-cell office:value-type="float" office:value="94494.0710533">
                <text:p>94494.071053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23809090909">
                <text:p>2.23809090909</text:p>
              </table:table-cell>
              <table:table-cell office:value-type="float" office:value="93620.1314917">
                <text:p>93620.131491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23972727273">
                <text:p>2.23972727273</text:p>
              </table:table-cell>
              <table:table-cell office:value-type="float" office:value="92823.9176353">
                <text:p>92823.917635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24136363636">
                <text:p>2.24136363636</text:p>
              </table:table-cell>
              <table:table-cell office:value-type="float" office:value="92016.4315632">
                <text:p>92016.43156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243">
                <text:p>2.243</text:p>
              </table:table-cell>
              <table:table-cell office:value-type="float" office:value="91267.0294251">
                <text:p>91267.029425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24463636364">
                <text:p>2.24463636364</text:p>
              </table:table-cell>
              <table:table-cell office:value-type="float" office:value="90521.7233937">
                <text:p>90521.723393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24627272727">
                <text:p>2.24627272727</text:p>
              </table:table-cell>
              <table:table-cell office:value-type="float" office:value="89815.2377954">
                <text:p>89815.23779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24790909091">
                <text:p>2.24790909091</text:p>
              </table:table-cell>
              <table:table-cell office:value-type="float" office:value="89127.0519474">
                <text:p>89127.051947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24954545455">
                <text:p>2.24954545455</text:p>
              </table:table-cell>
              <table:table-cell office:value-type="float" office:value="88460.775584">
                <text:p>88460.77558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25">
                <text:p>2.25</text:p>
              </table:table-cell>
              <table:table-cell office:value-type="float" office:value="88067.9329129">
                <text:p>88067.932912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25163636364">
                <text:p>2.25163636364</text:p>
              </table:table-cell>
              <table:table-cell office:value-type="float" office:value="87461.2194162">
                <text:p>87461.21941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25327272727">
                <text:p>2.25327272727</text:p>
              </table:table-cell>
              <table:table-cell office:value-type="float" office:value="50157.5835676">
                <text:p>50157.583567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25490909091">
                <text:p>2.25490909091</text:p>
              </table:table-cell>
              <table:table-cell office:value-type="float" office:value="50211.8132574">
                <text:p>50211.813257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25654545455">
                <text:p>2.25654545455</text:p>
              </table:table-cell>
              <table:table-cell office:value-type="float" office:value="50109.2591917">
                <text:p>50109.259191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25818181818">
                <text:p>2.25818181818</text:p>
              </table:table-cell>
              <table:table-cell office:value-type="float" office:value="50036.7309589">
                <text:p>50036.730958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25981818182">
                <text:p>2.25981818182</text:p>
              </table:table-cell>
              <table:table-cell office:value-type="float" office:value="50025.1634792">
                <text:p>50025.16347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26145454545">
                <text:p>2.26145454545</text:p>
              </table:table-cell>
              <table:table-cell office:value-type="float" office:value="49978.1658865">
                <text:p>49978.165886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26309090909">
                <text:p>2.26309090909</text:p>
              </table:table-cell>
              <table:table-cell office:value-type="float" office:value="49885.101963">
                <text:p>49885.10196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26472727273">
                <text:p>2.26472727273</text:p>
              </table:table-cell>
              <table:table-cell office:value-type="float" office:value="49775.037991">
                <text:p>49775.03799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26636363636">
                <text:p>2.26636363636</text:p>
              </table:table-cell>
              <table:table-cell office:value-type="float" office:value="49649.9924287">
                <text:p>49649.99242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268">
                <text:p>2.268</text:p>
              </table:table-cell>
              <table:table-cell office:value-type="float" office:value="49510.8854019">
                <text:p>49510.885401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26963636364">
                <text:p>2.26963636364</text:p>
              </table:table-cell>
              <table:table-cell office:value-type="float" office:value="49370.5062589">
                <text:p>49370.506258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27127272727">
                <text:p>2.27127272727</text:p>
              </table:table-cell>
              <table:table-cell office:value-type="float" office:value="49231.9092145">
                <text:p>49231.909214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27290909091">
                <text:p>2.27290909091</text:p>
              </table:table-cell>
              <table:table-cell office:value-type="float" office:value="49085.0071095">
                <text:p>49085.007109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27454545455">
                <text:p>2.27454545455</text:p>
              </table:table-cell>
              <table:table-cell office:value-type="float" office:value="48935.8221311">
                <text:p>48935.822131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275">
                <text:p>2.275</text:p>
              </table:table-cell>
              <table:table-cell office:value-type="float" office:value="48708.1929413">
                <text:p>48708.192941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27663636364">
                <text:p>2.27663636364</text:p>
              </table:table-cell>
              <table:table-cell office:value-type="float" office:value="48556.4655455">
                <text:p>48556.465545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27827272727">
                <text:p>2.27827272727</text:p>
              </table:table-cell>
              <table:table-cell office:value-type="float" office:value="48459.4748266">
                <text:p>48459.474826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27990909091">
                <text:p>2.27990909091</text:p>
              </table:table-cell>
              <table:table-cell office:value-type="float" office:value="48424.2826449">
                <text:p>48424.282644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28154545455">
                <text:p>2.28154545455</text:p>
              </table:table-cell>
              <table:table-cell office:value-type="float" office:value="48432.7686491">
                <text:p>48432.76864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28318181818">
                <text:p>2.28318181818</text:p>
              </table:table-cell>
              <table:table-cell office:value-type="float" office:value="48440.3406081">
                <text:p>48440.340608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28481818182">
                <text:p>2.28481818182</text:p>
              </table:table-cell>
              <table:table-cell office:value-type="float" office:value="48450.0995161">
                <text:p>48450.099516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28645454545">
                <text:p>2.28645454545</text:p>
              </table:table-cell>
              <table:table-cell office:value-type="float" office:value="48508.4224333">
                <text:p>48508.422433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28809090909">
                <text:p>2.28809090909</text:p>
              </table:table-cell>
              <table:table-cell office:value-type="float" office:value="48630.5485485">
                <text:p>48630.548548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28972727273">
                <text:p>2.28972727273</text:p>
              </table:table-cell>
              <table:table-cell office:value-type="float" office:value="48736.9636092">
                <text:p>48736.963609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29136363636">
                <text:p>2.29136363636</text:p>
              </table:table-cell>
              <table:table-cell office:value-type="float" office:value="48684.8517239">
                <text:p>48684.851723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293">
                <text:p>2.293</text:p>
              </table:table-cell>
              <table:table-cell office:value-type="float" office:value="48428.9488972">
                <text:p>48428.948897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29463636364">
                <text:p>2.29463636364</text:p>
              </table:table-cell>
              <table:table-cell office:value-type="float" office:value="48106.5351773">
                <text:p>48106.535177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29627272727">
                <text:p>2.29627272727</text:p>
              </table:table-cell>
              <table:table-cell office:value-type="float" office:value="47861.0113844">
                <text:p>47861.011384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29790909091">
                <text:p>2.29790909091</text:p>
              </table:table-cell>
              <table:table-cell office:value-type="float" office:value="47737.1343838">
                <text:p>47737.134383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29954545455">
                <text:p>2.29954545455</text:p>
              </table:table-cell>
              <table:table-cell office:value-type="float" office:value="47654.6879987">
                <text:p>47654.687998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3">
                <text:p>2.3</text:p>
              </table:table-cell>
              <table:table-cell office:value-type="float" office:value="47392.4832658">
                <text:p>47392.483265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30163636364">
                <text:p>2.30163636364</text:p>
              </table:table-cell>
              <table:table-cell office:value-type="float" office:value="47248.1751901">
                <text:p>47248.17519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30327272727">
                <text:p>2.30327272727</text:p>
              </table:table-cell>
              <table:table-cell office:value-type="float" office:value="47117.1792155">
                <text:p>47117.179215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30490909091">
                <text:p>2.30490909091</text:p>
              </table:table-cell>
              <table:table-cell office:value-type="float" office:value="47042.2512159">
                <text:p>47042.251215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30654545455">
                <text:p>2.30654545455</text:p>
              </table:table-cell>
              <table:table-cell office:value-type="float" office:value="46980.0574101">
                <text:p>46980.057410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30818181818">
                <text:p>2.30818181818</text:p>
              </table:table-cell>
              <table:table-cell office:value-type="float" office:value="46767.3900815">
                <text:p>46767.390081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30981818182">
                <text:p>2.30981818182</text:p>
              </table:table-cell>
              <table:table-cell office:value-type="float" office:value="46289.6859832">
                <text:p>46289.685983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31145454545">
                <text:p>2.31145454545</text:p>
              </table:table-cell>
              <table:table-cell office:value-type="float" office:value="45823.4460007">
                <text:p>45823.446000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31309090909">
                <text:p>2.31309090909</text:p>
              </table:table-cell>
              <table:table-cell office:value-type="float" office:value="45832.5585733">
                <text:p>45832.55857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31472727273">
                <text:p>2.31472727273</text:p>
              </table:table-cell>
              <table:table-cell office:value-type="float" office:value="46221.2117503">
                <text:p>46221.211750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1636363636">
                <text:p>2.31636363636</text:p>
              </table:table-cell>
              <table:table-cell office:value-type="float" office:value="46452.9306542">
                <text:p>46452.930654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318">
                <text:p>2.318</text:p>
              </table:table-cell>
              <table:table-cell office:value-type="float" office:value="46453.371129">
                <text:p>46453.37112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.31963636364">
                <text:p>2.31963636364</text:p>
              </table:table-cell>
              <table:table-cell office:value-type="float" office:value="46526.082344">
                <text:p>46526.08234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32127272727">
                <text:p>2.32127272727</text:p>
              </table:table-cell>
              <table:table-cell office:value-type="float" office:value="46758.7904311">
                <text:p>46758.790431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32290909091">
                <text:p>2.32290909091</text:p>
              </table:table-cell>
              <table:table-cell office:value-type="float" office:value="47031.0731169">
                <text:p>47031.07311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32454545455">
                <text:p>2.32454545455</text:p>
              </table:table-cell>
              <table:table-cell office:value-type="float" office:value="46895.4365831">
                <text:p>46895.436583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325">
                <text:p>2.325</text:p>
              </table:table-cell>
              <table:table-cell office:value-type="float" office:value="46527.3216201">
                <text:p>46527.321620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.32663636364">
                <text:p>2.32663636364</text:p>
              </table:table-cell>
              <table:table-cell office:value-type="float" office:value="45893.1301055">
                <text:p>45893.130105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32827272727">
                <text:p>2.32827272727</text:p>
              </table:table-cell>
              <table:table-cell office:value-type="float" office:value="45409.0135457">
                <text:p>45409.013545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32990909091">
                <text:p>2.32990909091</text:p>
              </table:table-cell>
              <table:table-cell office:value-type="float" office:value="45423.2906597">
                <text:p>45423.290659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33154545455">
                <text:p>2.33154545455</text:p>
              </table:table-cell>
              <table:table-cell office:value-type="float" office:value="46192.388283">
                <text:p>46192.38828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.33318181818">
                <text:p>2.33318181818</text:p>
              </table:table-cell>
              <table:table-cell office:value-type="float" office:value="46774.3157874">
                <text:p>46774.315787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.33481818182">
                <text:p>2.33481818182</text:p>
              </table:table-cell>
              <table:table-cell office:value-type="float" office:value="45765.6197009">
                <text:p>45765.619700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.33645454545">
                <text:p>2.33645454545</text:p>
              </table:table-cell>
              <table:table-cell office:value-type="float" office:value="43731.1382329">
                <text:p>43731.138232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.33809090909">
                <text:p>2.33809090909</text:p>
              </table:table-cell>
              <table:table-cell office:value-type="float" office:value="42895.8099703">
                <text:p>42895.809970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.33972727273">
                <text:p>2.33972727273</text:p>
              </table:table-cell>
              <table:table-cell office:value-type="float" office:value="43909.3406427">
                <text:p>43909.340642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.34136363636">
                <text:p>2.34136363636</text:p>
              </table:table-cell>
              <table:table-cell office:value-type="float" office:value="44933.8112538">
                <text:p>44933.811253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.343">
                <text:p>2.343</text:p>
              </table:table-cell>
              <table:table-cell office:value-type="float" office:value="45035.905758">
                <text:p>45035.90575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.34463636364">
                <text:p>2.34463636364</text:p>
              </table:table-cell>
              <table:table-cell office:value-type="float" office:value="44963.9248453">
                <text:p>44963.924845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.34627272727">
                <text:p>2.34627272727</text:p>
              </table:table-cell>
              <table:table-cell office:value-type="float" office:value="44873.7653008">
                <text:p>44873.765300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34790909091">
                <text:p>2.34790909091</text:p>
              </table:table-cell>
              <table:table-cell office:value-type="float" office:value="44781.2279701">
                <text:p>44781.227970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34954545455">
                <text:p>2.34954545455</text:p>
              </table:table-cell>
              <table:table-cell office:value-type="float" office:value="44695.1661171">
                <text:p>44695.166117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35">
                <text:p>2.35</text:p>
              </table:table-cell>
              <table:table-cell office:value-type="float" office:value="44534.9738571">
                <text:p>44534.973857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35163636364">
                <text:p>2.35163636364</text:p>
              </table:table-cell>
              <table:table-cell office:value-type="float" office:value="44449.7654321">
                <text:p>44449.765432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35327272727">
                <text:p>2.35327272727</text:p>
              </table:table-cell>
              <table:table-cell office:value-type="float" office:value="44376.7038708">
                <text:p>44376.703870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35490909091">
                <text:p>2.35490909091</text:p>
              </table:table-cell>
              <table:table-cell office:value-type="float" office:value="44333.6146095">
                <text:p>44333.614609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35654545455">
                <text:p>2.35654545455</text:p>
              </table:table-cell>
              <table:table-cell office:value-type="float" office:value="44326.9623931">
                <text:p>44326.96239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.35818181818">
                <text:p>2.35818181818</text:p>
              </table:table-cell>
              <table:table-cell office:value-type="float" office:value="44347.0101724">
                <text:p>44347.010172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.35981818182">
                <text:p>2.35981818182</text:p>
              </table:table-cell>
              <table:table-cell office:value-type="float" office:value="44383.8324159">
                <text:p>44383.832415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.36145454545">
                <text:p>2.36145454545</text:p>
              </table:table-cell>
              <table:table-cell office:value-type="float" office:value="44421.8562261">
                <text:p>44421.856226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36309090909">
                <text:p>2.36309090909</text:p>
              </table:table-cell>
              <table:table-cell office:value-type="float" office:value="44446.1741178">
                <text:p>44446.174117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.36472727273">
                <text:p>2.36472727273</text:p>
              </table:table-cell>
              <table:table-cell office:value-type="float" office:value="44439.3608276">
                <text:p>44439.360827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36636363636">
                <text:p>2.36636363636</text:p>
              </table:table-cell>
              <table:table-cell office:value-type="float" office:value="44396.435998">
                <text:p>44396.43599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.368">
                <text:p>2.368</text:p>
              </table:table-cell>
              <table:table-cell office:value-type="float" office:value="44326.0767567">
                <text:p>44326.076756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.36963636364">
                <text:p>2.36963636364</text:p>
              </table:table-cell>
              <table:table-cell office:value-type="float" office:value="44244.7895582">
                <text:p>44244.789558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37127272727">
                <text:p>2.37127272727</text:p>
              </table:table-cell>
              <table:table-cell office:value-type="float" office:value="44179.2890024">
                <text:p>44179.289002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37290909091">
                <text:p>2.37290909091</text:p>
              </table:table-cell>
              <table:table-cell office:value-type="float" office:value="44120.8366895">
                <text:p>44120.836689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.37454545455">
                <text:p>2.37454545455</text:p>
              </table:table-cell>
              <table:table-cell office:value-type="float" office:value="44064.0273394">
                <text:p>44064.027339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.375">
                <text:p>2.375</text:p>
              </table:table-cell>
              <table:table-cell office:value-type="float" office:value="43878.4020967">
                <text:p>43878.40209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.37663636364">
                <text:p>2.37663636364</text:p>
              </table:table-cell>
              <table:table-cell office:value-type="float" office:value="43794.98552">
                <text:p>43794.9855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37827272727">
                <text:p>2.37827272727</text:p>
              </table:table-cell>
              <table:table-cell office:value-type="float" office:value="43726.1729113">
                <text:p>43726.17291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37990909091">
                <text:p>2.37990909091</text:p>
              </table:table-cell>
              <table:table-cell office:value-type="float" office:value="43665.6638501">
                <text:p>43665.663850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38154545455">
                <text:p>2.38154545455</text:p>
              </table:table-cell>
              <table:table-cell office:value-type="float" office:value="43609.0015173">
                <text:p>43609.001517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.38318181818">
                <text:p>2.38318181818</text:p>
              </table:table-cell>
              <table:table-cell office:value-type="float" office:value="43549.3486048">
                <text:p>43549.348604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.38481818182">
                <text:p>2.38481818182</text:p>
              </table:table-cell>
              <table:table-cell office:value-type="float" office:value="43482.9525898">
                <text:p>43482.952589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.38645454545">
                <text:p>2.38645454545</text:p>
              </table:table-cell>
              <table:table-cell office:value-type="float" office:value="43408.275832">
                <text:p>43408.27583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.38809090909">
                <text:p>2.38809090909</text:p>
              </table:table-cell>
              <table:table-cell office:value-type="float" office:value="43331.986759">
                <text:p>43331.9867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.38972727273">
                <text:p>2.38972727273</text:p>
              </table:table-cell>
              <table:table-cell office:value-type="float" office:value="43258.8493572">
                <text:p>43258.849357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.39136363636">
                <text:p>2.39136363636</text:p>
              </table:table-cell>
              <table:table-cell office:value-type="float" office:value="43196.7414577">
                <text:p>43196.741457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.393">
                <text:p>2.393</text:p>
              </table:table-cell>
              <table:table-cell office:value-type="float" office:value="43143.482091">
                <text:p>43143.48209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.39463636364">
                <text:p>2.39463636364</text:p>
              </table:table-cell>
              <table:table-cell office:value-type="float" office:value="43100.4958885">
                <text:p>43100.49588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.39627272727">
                <text:p>2.39627272727</text:p>
              </table:table-cell>
              <table:table-cell office:value-type="float" office:value="43072.2995875">
                <text:p>43072.299587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39790909091">
                <text:p>2.39790909091</text:p>
              </table:table-cell>
              <table:table-cell office:value-type="float" office:value="43057.4738475">
                <text:p>43057.473847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39954545455">
                <text:p>2.39954545455</text:p>
              </table:table-cell>
              <table:table-cell office:value-type="float" office:value="43053.254865">
                <text:p>43053.25486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4">
                <text:p>2.4</text:p>
              </table:table-cell>
              <table:table-cell office:value-type="float" office:value="42874.5550767">
                <text:p>42874.555076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40163636364">
                <text:p>2.40163636364</text:p>
              </table:table-cell>
              <table:table-cell office:value-type="float" office:value="42889.8281672">
                <text:p>42889.828167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.40327272727">
                <text:p>2.40327272727</text:p>
              </table:table-cell>
              <table:table-cell office:value-type="float" office:value="42915.5119647">
                <text:p>42915.511964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40490909091">
                <text:p>2.40490909091</text:p>
              </table:table-cell>
              <table:table-cell office:value-type="float" office:value="42933.1224208">
                <text:p>42933.122420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40654545455">
                <text:p>2.40654545455</text:p>
              </table:table-cell>
              <table:table-cell office:value-type="float" office:value="42920.9582466">
                <text:p>42920.958246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40818181818">
                <text:p>2.40818181818</text:p>
              </table:table-cell>
              <table:table-cell office:value-type="float" office:value="42878.9146375">
                <text:p>42878.914637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40981818182">
                <text:p>2.40981818182</text:p>
              </table:table-cell>
              <table:table-cell office:value-type="float" office:value="42811.8445984">
                <text:p>42811.844598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.41145454545">
                <text:p>2.41145454545</text:p>
              </table:table-cell>
              <table:table-cell office:value-type="float" office:value="42751.541462">
                <text:p>42751.54146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41309090909">
                <text:p>2.41309090909</text:p>
              </table:table-cell>
              <table:table-cell office:value-type="float" office:value="42700.3619463">
                <text:p>42700.361946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41472727273">
                <text:p>2.41472727273</text:p>
              </table:table-cell>
              <table:table-cell office:value-type="float" office:value="42659.018432">
                <text:p>42659.01843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41636363636">
                <text:p>2.41636363636</text:p>
              </table:table-cell>
              <table:table-cell office:value-type="float" office:value="42617.3921681">
                <text:p>42617.392168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418">
                <text:p>2.418</text:p>
              </table:table-cell>
              <table:table-cell office:value-type="float" office:value="42568.398366">
                <text:p>42568.39836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41963636364">
                <text:p>2.41963636364</text:p>
              </table:table-cell>
              <table:table-cell office:value-type="float" office:value="42520.466329">
                <text:p>42520.46632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42127272727">
                <text:p>2.42127272727</text:p>
              </table:table-cell>
              <table:table-cell office:value-type="float" office:value="42492.6001283">
                <text:p>42492.600128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42290909091">
                <text:p>2.42290909091</text:p>
              </table:table-cell>
              <table:table-cell office:value-type="float" office:value="42505.6213657">
                <text:p>42505.621365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42454545455">
                <text:p>2.42454545455</text:p>
              </table:table-cell>
              <table:table-cell office:value-type="float" office:value="42572.7818239">
                <text:p>42572.781823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425">
                <text:p>2.425</text:p>
              </table:table-cell>
              <table:table-cell office:value-type="float" office:value="42497.60699">
                <text:p>42497.6069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42663636364">
                <text:p>2.42663636364</text:p>
              </table:table-cell>
              <table:table-cell office:value-type="float" office:value="42574.6930361">
                <text:p>42574.693036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42827272727">
                <text:p>2.42827272727</text:p>
              </table:table-cell>
              <table:table-cell office:value-type="float" office:value="42588.6576061">
                <text:p>42588.657606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42990909091">
                <text:p>2.42990909091</text:p>
              </table:table-cell>
              <table:table-cell office:value-type="float" office:value="42526.8906916">
                <text:p>42526.890691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43154545455">
                <text:p>2.43154545455</text:p>
              </table:table-cell>
              <table:table-cell office:value-type="float" office:value="42455.1645383">
                <text:p>42455.164538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43318181818">
                <text:p>2.43318181818</text:p>
              </table:table-cell>
              <table:table-cell office:value-type="float" office:value="42404.7697811">
                <text:p>42404.769781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43481818182">
                <text:p>2.43481818182</text:p>
              </table:table-cell>
              <table:table-cell office:value-type="float" office:value="42361.2657539">
                <text:p>42361.265753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43645454545">
                <text:p>2.43645454545</text:p>
              </table:table-cell>
              <table:table-cell office:value-type="float" office:value="42319.7984469">
                <text:p>42319.798446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43809090909">
                <text:p>2.43809090909</text:p>
              </table:table-cell>
              <table:table-cell office:value-type="float" office:value="42284.9887511">
                <text:p>42284.988751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43972727273">
                <text:p>2.43972727273</text:p>
              </table:table-cell>
              <table:table-cell office:value-type="float" office:value="42245.0861767">
                <text:p>42245.08617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44136363636">
                <text:p>2.44136363636</text:p>
              </table:table-cell>
              <table:table-cell office:value-type="float" office:value="42207.6839289">
                <text:p>42207.683928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443">
                <text:p>2.443</text:p>
              </table:table-cell>
              <table:table-cell office:value-type="float" office:value="42342.4697374">
                <text:p>42342.469737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44463636364">
                <text:p>2.44463636364</text:p>
              </table:table-cell>
              <table:table-cell office:value-type="float" office:value="43224.2545579">
                <text:p>43224.254557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44627272727">
                <text:p>2.44627272727</text:p>
              </table:table-cell>
              <table:table-cell office:value-type="float" office:value="45968.0933146">
                <text:p>45968.093314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44790909091">
                <text:p>2.44790909091</text:p>
              </table:table-cell>
              <table:table-cell office:value-type="float" office:value="51021.6019275">
                <text:p>51021.601927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44954545455">
                <text:p>2.44954545455</text:p>
              </table:table-cell>
              <table:table-cell office:value-type="float" office:value="57970.0758051">
                <text:p>57970.075805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45">
                <text:p>2.45</text:p>
              </table:table-cell>
              <table:table-cell office:value-type="float" office:value="60019.5245714">
                <text:p>60019.524571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45163636364">
                <text:p>2.45163636364</text:p>
              </table:table-cell>
              <table:table-cell office:value-type="float" office:value="70777.5382084">
                <text:p>70777.538208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45327272727">
                <text:p>2.45327272727</text:p>
              </table:table-cell>
              <table:table-cell office:value-type="float" office:value="83502.9190325">
                <text:p>83502.919032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45490909091">
                <text:p>2.45490909091</text:p>
              </table:table-cell>
              <table:table-cell office:value-type="float" office:value="101305.846312">
                <text:p>101305.84631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45654545455">
                <text:p>2.45654545455</text:p>
              </table:table-cell>
              <table:table-cell office:value-type="float" office:value="109898.658256">
                <text:p>109898.65825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45818181818">
                <text:p>2.45818181818</text:p>
              </table:table-cell>
              <table:table-cell office:value-type="float" office:value="109152.901181">
                <text:p>109152.9011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45981818182">
                <text:p>2.45981818182</text:p>
              </table:table-cell>
              <table:table-cell office:value-type="float" office:value="107125.543089">
                <text:p>107125.54308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.46145454545">
                <text:p>2.46145454545</text:p>
              </table:table-cell>
              <table:table-cell office:value-type="float" office:value="104887.425984">
                <text:p>104887.42598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46309090909">
                <text:p>2.46309090909</text:p>
              </table:table-cell>
              <table:table-cell office:value-type="float" office:value="103096.674787">
                <text:p>103096.67478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46472727273">
                <text:p>2.46472727273</text:p>
              </table:table-cell>
              <table:table-cell office:value-type="float" office:value="101291.450659">
                <text:p>101291.45065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.46636363636">
                <text:p>2.46636363636</text:p>
              </table:table-cell>
              <table:table-cell office:value-type="float" office:value="99807.6834878">
                <text:p>99807.683487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468">
                <text:p>2.468</text:p>
              </table:table-cell>
              <table:table-cell office:value-type="float" office:value="98319.031469">
                <text:p>98319.03146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46963636364">
                <text:p>2.46963636364</text:p>
              </table:table-cell>
              <table:table-cell office:value-type="float" office:value="97040.5375615">
                <text:p>97040.537561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47127272727">
                <text:p>2.47127272727</text:p>
              </table:table-cell>
              <table:table-cell office:value-type="float" office:value="95778.9941219">
                <text:p>95778.994121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47290909091">
                <text:p>2.47290909091</text:p>
              </table:table-cell>
              <table:table-cell office:value-type="float" office:value="94651.012429">
                <text:p>94651.01242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47454545455">
                <text:p>2.47454545455</text:p>
              </table:table-cell>
              <table:table-cell office:value-type="float" office:value="93567.4672598">
                <text:p>93567.467259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475">
                <text:p>2.475</text:p>
              </table:table-cell>
              <table:table-cell office:value-type="float" office:value="92908.2925508">
                <text:p>92908.292550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47663636364">
                <text:p>2.47663636364</text:p>
              </table:table-cell>
              <table:table-cell office:value-type="float" office:value="92004.1216177">
                <text:p>92004.121617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47827272727">
                <text:p>2.47827272727</text:p>
              </table:table-cell>
              <table:table-cell office:value-type="float" office:value="91057.0181482">
                <text:p>91057.018148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47990909091">
                <text:p>2.47990909091</text:p>
              </table:table-cell>
              <table:table-cell office:value-type="float" office:value="90221.2111081">
                <text:p>90221.211108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48154545455">
                <text:p>2.48154545455</text:p>
              </table:table-cell>
              <table:table-cell office:value-type="float" office:value="89377.2741691">
                <text:p>89377.274169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48318181818">
                <text:p>2.48318181818</text:p>
              </table:table-cell>
              <table:table-cell office:value-type="float" office:value="88616.5463109">
                <text:p>88616.546310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48481818182">
                <text:p>2.48481818182</text:p>
              </table:table-cell>
              <table:table-cell office:value-type="float" office:value="87858.9636359">
                <text:p>87858.963635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48645454545">
                <text:p>2.48645454545</text:p>
              </table:table-cell>
              <table:table-cell office:value-type="float" office:value="87163.315046">
                <text:p>87163.3150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48809090909">
                <text:p>2.48809090909</text:p>
              </table:table-cell>
              <table:table-cell office:value-type="float" office:value="86481.4394718">
                <text:p>86481.439471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48972727273">
                <text:p>2.48972727273</text:p>
              </table:table-cell>
              <table:table-cell office:value-type="float" office:value="85843.3809481">
                <text:p>85843.38094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49136363636">
                <text:p>2.49136363636</text:p>
              </table:table-cell>
              <table:table-cell office:value-type="float" office:value="85228.42632">
                <text:p>85228.4263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493">
                <text:p>2.493</text:p>
              </table:table-cell>
              <table:table-cell office:value-type="float" office:value="84644.6399784">
                <text:p>84644.639978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49463636364">
                <text:p>2.49463636364</text:p>
              </table:table-cell>
              <table:table-cell office:value-type="float" office:value="84090.0826212">
                <text:p>84090.08262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49627272727">
                <text:p>2.49627272727</text:p>
              </table:table-cell>
              <table:table-cell office:value-type="float" office:value="83556.9167053">
                <text:p>83556.916705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49790909091">
                <text:p>2.49790909091</text:p>
              </table:table-cell>
              <table:table-cell office:value-type="float" office:value="83054.5863741">
                <text:p>83054.586374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.49954545455">
                <text:p>2.49954545455</text:p>
              </table:table-cell>
              <table:table-cell office:value-type="float" office:value="82566.5654895">
                <text:p>82566.5654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